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2.micro_1_1</text:p>
          </table:table-cell>
          <table:table-cell office:value-type="string" calcext:value-type="string">
            <text:p>t2.micro_1_2</text:p>
          </table:table-cell>
          <table:table-cell office:value-type="string" calcext:value-type="string">
            <text:p>t2.large_1_1</text:p>
          </table:table-cell>
          <table:table-cell office:value-type="string" calcext:value-type="string">
            <text:p>t2.large_1_2</text:p>
          </table:table-cell>
          <table:table-cell office:value-type="string" calcext:value-type="string">
            <text:p>t2.large_2_2</text:p>
          </table:table-cell>
          <table:table-cell office:value-type="string" calcext:value-type="string">
            <text:p>t2.large_1_4</text:p>
          </table:table-cell>
          <table:table-cell office:value-type="string" calcext:value-type="string">
            <text:p>t2.large_2_4</text:p>
          </table:table-cell>
          <table:table-cell office:value-type="string" calcext:value-type="string">
            <text:p>t2.large_1_8</text:p>
          </table:table-cell>
          <table:table-cell office:value-type="string" calcext:value-type="string">
            <text:p>t3.large_1_1</text:p>
          </table:table-cell>
          <table:table-cell office:value-type="string" calcext:value-type="string">
            <text:p>t3.large_1_2</text:p>
          </table:table-cell>
          <table:table-cell office:value-type="string" calcext:value-type="string">
            <text:p>t3.large_2_2</text:p>
          </table:table-cell>
          <table:table-cell office:value-type="string" calcext:value-type="string">
            <text:p>t3.large_1_4</text:p>
          </table:table-cell>
          <table:table-cell office:value-type="string" calcext:value-type="string">
            <text:p>t3.large_2_4</text:p>
          </table:table-cell>
          <table:table-cell office:value-type="string" calcext:value-type="string">
            <text:p>t3.large_1_8</text:p>
          </table:table-cell>
        </table:table-row>
        <table:table-row table:style-name="ro1">
          <table:table-cell office:value-type="float" office:value="0.778331" calcext:value-type="float">
            <text:p>0.778331</text:p>
          </table:table-cell>
          <table:table-cell office:value-type="float" office:value="11.337338" calcext:value-type="float">
            <text:p>11.337338</text:p>
          </table:table-cell>
          <table:table-cell office:value-type="float" office:value="0.727172" calcext:value-type="float">
            <text:p>0.727172</text:p>
          </table:table-cell>
          <table:table-cell office:value-type="float" office:value="0.589234" calcext:value-type="float">
            <text:p>0.589234</text:p>
          </table:table-cell>
          <table:table-cell office:value-type="float" office:value="0.636532" calcext:value-type="float">
            <text:p>0.636532</text:p>
          </table:table-cell>
          <table:table-cell office:value-type="float" office:value="11.105623" calcext:value-type="float">
            <text:p>11.105623</text:p>
          </table:table-cell>
          <table:table-cell office:value-type="float" office:value="14.832033" calcext:value-type="float">
            <text:p>14.832033</text:p>
          </table:table-cell>
          <table:table-cell office:value-type="float" office:value="34.390042" calcext:value-type="float">
            <text:p>34.390042</text:p>
          </table:table-cell>
          <table:table-cell office:value-type="float" office:value="0.930221" calcext:value-type="float">
            <text:p>0.930221</text:p>
          </table:table-cell>
          <table:table-cell office:value-type="float" office:value="3.326306" calcext:value-type="float">
            <text:p>3.326306</text:p>
          </table:table-cell>
          <table:table-cell office:value-type="float" office:value="3.115312" calcext:value-type="float">
            <text:p>3.115312</text:p>
          </table:table-cell>
          <table:table-cell office:value-type="float" office:value="5.782247" calcext:value-type="float">
            <text:p>5.782247</text:p>
          </table:table-cell>
          <table:table-cell office:value-type="float" office:value="6.614716" calcext:value-type="float">
            <text:p>6.614716</text:p>
          </table:table-cell>
          <table:table-cell office:value-type="float" office:value="11.880855" calcext:value-type="float">
            <text:p>11.880855</text:p>
          </table:table-cell>
        </table:table-row>
        <table:table-row table:style-name="ro1">
          <table:table-cell office:value-type="float" office:value="0.778336" calcext:value-type="float">
            <text:p>0.778336</text:p>
          </table:table-cell>
          <table:table-cell office:value-type="float" office:value="11.512873" calcext:value-type="float">
            <text:p>11.512873</text:p>
          </table:table-cell>
          <table:table-cell office:value-type="float" office:value="0.733024" calcext:value-type="float">
            <text:p>0.733024</text:p>
          </table:table-cell>
          <table:table-cell office:value-type="float" office:value="0.590564" calcext:value-type="float">
            <text:p>0.590564</text:p>
          </table:table-cell>
          <table:table-cell office:value-type="float" office:value="0.603511" calcext:value-type="float">
            <text:p>0.603511</text:p>
          </table:table-cell>
          <table:table-cell office:value-type="float" office:value="11.154032" calcext:value-type="float">
            <text:p>11.154032</text:p>
          </table:table-cell>
          <table:table-cell office:value-type="float" office:value="15.400673" calcext:value-type="float">
            <text:p>15.400673</text:p>
          </table:table-cell>
          <table:table-cell office:value-type="float" office:value="36.735136" calcext:value-type="float">
            <text:p>36.735136</text:p>
          </table:table-cell>
          <table:table-cell office:value-type="float" office:value="0.935301" calcext:value-type="float">
            <text:p>0.935301</text:p>
          </table:table-cell>
          <table:table-cell office:value-type="float" office:value="3.339118" calcext:value-type="float">
            <text:p>3.339118</text:p>
          </table:table-cell>
          <table:table-cell office:value-type="float" office:value="3.20866" calcext:value-type="float">
            <text:p>3.20866</text:p>
          </table:table-cell>
          <table:table-cell office:value-type="float" office:value="5.785625" calcext:value-type="float">
            <text:p>5.785625</text:p>
          </table:table-cell>
          <table:table-cell office:value-type="float" office:value="6.668995" calcext:value-type="float">
            <text:p>6.668995</text:p>
          </table:table-cell>
          <table:table-cell office:value-type="float" office:value="11.964986" calcext:value-type="float">
            <text:p>11.964986</text:p>
          </table:table-cell>
        </table:table-row>
        <table:table-row table:style-name="ro1">
          <table:table-cell office:value-type="float" office:value="0.778521" calcext:value-type="float">
            <text:p>0.778521</text:p>
          </table:table-cell>
          <table:table-cell office:value-type="float" office:value="14.657132" calcext:value-type="float">
            <text:p>14.657132</text:p>
          </table:table-cell>
          <table:table-cell office:value-type="float" office:value="0.733398" calcext:value-type="float">
            <text:p>0.733398</text:p>
          </table:table-cell>
          <table:table-cell office:value-type="float" office:value="0.59071" calcext:value-type="float">
            <text:p>0.59071</text:p>
          </table:table-cell>
          <table:table-cell office:value-type="float" office:value="0.603286" calcext:value-type="float">
            <text:p>0.603286</text:p>
          </table:table-cell>
          <table:table-cell office:value-type="float" office:value="11.175372" calcext:value-type="float">
            <text:p>11.175372</text:p>
          </table:table-cell>
          <table:table-cell office:value-type="float" office:value="15.532092" calcext:value-type="float">
            <text:p>15.532092</text:p>
          </table:table-cell>
          <table:table-cell office:value-type="float" office:value="37.872304" calcext:value-type="float">
            <text:p>37.872304</text:p>
          </table:table-cell>
          <table:table-cell office:value-type="float" office:value="0.935718" calcext:value-type="float">
            <text:p>0.935718</text:p>
          </table:table-cell>
          <table:table-cell office:value-type="float" office:value="3.355565" calcext:value-type="float">
            <text:p>3.355565</text:p>
          </table:table-cell>
          <table:table-cell office:value-type="float" office:value="3.211831" calcext:value-type="float">
            <text:p>3.211831</text:p>
          </table:table-cell>
          <table:table-cell office:value-type="float" office:value="5.804216" calcext:value-type="float">
            <text:p>5.804216</text:p>
          </table:table-cell>
          <table:table-cell office:value-type="float" office:value="6.699101" calcext:value-type="float">
            <text:p>6.699101</text:p>
          </table:table-cell>
          <table:table-cell office:value-type="float" office:value="12.110932" calcext:value-type="float">
            <text:p>12.110932</text:p>
          </table:table-cell>
        </table:table-row>
        <table:table-row table:style-name="ro1">
          <table:table-cell office:value-type="float" office:value="0.780484" calcext:value-type="float">
            <text:p>0.780484</text:p>
          </table:table-cell>
          <table:table-cell office:value-type="float" office:value="14.748255" calcext:value-type="float">
            <text:p>14.748255</text:p>
          </table:table-cell>
          <table:table-cell office:value-type="float" office:value="0.734599" calcext:value-type="float">
            <text:p>0.734599</text:p>
          </table:table-cell>
          <table:table-cell office:value-type="float" office:value="0.590875" calcext:value-type="float">
            <text:p>0.590875</text:p>
          </table:table-cell>
          <table:table-cell office:value-type="float" office:value="0.610547" calcext:value-type="float">
            <text:p>0.610547</text:p>
          </table:table-cell>
          <table:table-cell office:value-type="float" office:value="11.189803" calcext:value-type="float">
            <text:p>11.189803</text:p>
          </table:table-cell>
          <table:table-cell office:value-type="float" office:value="15.614671" calcext:value-type="float">
            <text:p>15.614671</text:p>
          </table:table-cell>
          <table:table-cell office:value-type="float" office:value="39.31113" calcext:value-type="float">
            <text:p>39.31113</text:p>
          </table:table-cell>
          <table:table-cell office:value-type="float" office:value="0.937315" calcext:value-type="float">
            <text:p>0.937315</text:p>
          </table:table-cell>
          <table:table-cell office:value-type="float" office:value="3.370635" calcext:value-type="float">
            <text:p>3.370635</text:p>
          </table:table-cell>
          <table:table-cell office:value-type="float" office:value="3.23376" calcext:value-type="float">
            <text:p>3.23376</text:p>
          </table:table-cell>
          <table:table-cell office:value-type="float" office:value="5.816749" calcext:value-type="float">
            <text:p>5.816749</text:p>
          </table:table-cell>
          <table:table-cell office:value-type="float" office:value="6.716781" calcext:value-type="float">
            <text:p>6.716781</text:p>
          </table:table-cell>
          <table:table-cell office:value-type="float" office:value="12.162491" calcext:value-type="float">
            <text:p>12.162491</text:p>
          </table:table-cell>
        </table:table-row>
        <table:table-row table:style-name="ro1">
          <table:table-cell office:value-type="float" office:value="0.780979" calcext:value-type="float">
            <text:p>0.780979</text:p>
          </table:table-cell>
          <table:table-cell office:value-type="float" office:value="14.757136" calcext:value-type="float">
            <text:p>14.757136</text:p>
          </table:table-cell>
          <table:table-cell office:value-type="float" office:value="0.735178" calcext:value-type="float">
            <text:p>0.735178</text:p>
          </table:table-cell>
          <table:table-cell office:value-type="float" office:value="0.59088" calcext:value-type="float">
            <text:p>0.59088</text:p>
          </table:table-cell>
          <table:table-cell office:value-type="float" office:value="0.606782" calcext:value-type="float">
            <text:p>0.606782</text:p>
          </table:table-cell>
          <table:table-cell office:value-type="float" office:value="11.216956" calcext:value-type="float">
            <text:p>11.216956</text:p>
          </table:table-cell>
          <table:table-cell office:value-type="float" office:value="15.667655" calcext:value-type="float">
            <text:p>15.667655</text:p>
          </table:table-cell>
          <table:table-cell office:value-type="float" office:value="39.320679" calcext:value-type="float">
            <text:p>39.320679</text:p>
          </table:table-cell>
          <table:table-cell office:value-type="float" office:value="0.937632" calcext:value-type="float">
            <text:p>0.937632</text:p>
          </table:table-cell>
          <table:table-cell office:value-type="float" office:value="3.371605" calcext:value-type="float">
            <text:p>3.371605</text:p>
          </table:table-cell>
          <table:table-cell office:value-type="float" office:value="3.23677" calcext:value-type="float">
            <text:p>3.23677</text:p>
          </table:table-cell>
          <table:table-cell office:value-type="float" office:value="5.822618" calcext:value-type="float">
            <text:p>5.822618</text:p>
          </table:table-cell>
          <table:table-cell office:value-type="float" office:value="6.723442" calcext:value-type="float">
            <text:p>6.723442</text:p>
          </table:table-cell>
          <table:table-cell office:value-type="float" office:value="12.171819" calcext:value-type="float">
            <text:p>12.171819</text:p>
          </table:table-cell>
        </table:table-row>
        <table:table-row table:style-name="ro1">
          <table:table-cell office:value-type="float" office:value="0.781258" calcext:value-type="float">
            <text:p>0.781258</text:p>
          </table:table-cell>
          <table:table-cell office:value-type="float" office:value="15.005964" calcext:value-type="float">
            <text:p>15.005964</text:p>
          </table:table-cell>
          <table:table-cell office:value-type="float" office:value="0.73533" calcext:value-type="float">
            <text:p>0.73533</text:p>
          </table:table-cell>
          <table:table-cell office:value-type="float" office:value="0.591232" calcext:value-type="float">
            <text:p>0.591232</text:p>
          </table:table-cell>
          <table:table-cell office:value-type="float" office:value="0.602466" calcext:value-type="float">
            <text:p>0.602466</text:p>
          </table:table-cell>
          <table:table-cell office:value-type="float" office:value="11.218133" calcext:value-type="float">
            <text:p>11.218133</text:p>
          </table:table-cell>
          <table:table-cell office:value-type="float" office:value="15.693287" calcext:value-type="float">
            <text:p>15.693287</text:p>
          </table:table-cell>
          <table:table-cell office:value-type="float" office:value="39.532477" calcext:value-type="float">
            <text:p>39.532477</text:p>
          </table:table-cell>
          <table:table-cell office:value-type="float" office:value="0.938271" calcext:value-type="float">
            <text:p>0.938271</text:p>
          </table:table-cell>
          <table:table-cell office:value-type="float" office:value="3.371855" calcext:value-type="float">
            <text:p>3.371855</text:p>
          </table:table-cell>
          <table:table-cell office:value-type="float" office:value="3.239506" calcext:value-type="float">
            <text:p>3.239506</text:p>
          </table:table-cell>
          <table:table-cell office:value-type="float" office:value="5.830402" calcext:value-type="float">
            <text:p>5.830402</text:p>
          </table:table-cell>
          <table:table-cell office:value-type="float" office:value="6.749156" calcext:value-type="float">
            <text:p>6.749156</text:p>
          </table:table-cell>
          <table:table-cell office:value-type="float" office:value="12.318194" calcext:value-type="float">
            <text:p>12.318194</text:p>
          </table:table-cell>
        </table:table-row>
        <table:table-row table:style-name="ro1">
          <table:table-cell office:value-type="float" office:value="0.781841" calcext:value-type="float">
            <text:p>0.781841</text:p>
          </table:table-cell>
          <table:table-cell office:value-type="float" office:value="15.256078" calcext:value-type="float">
            <text:p>15.256078</text:p>
          </table:table-cell>
          <table:table-cell office:value-type="float" office:value="0.737067" calcext:value-type="float">
            <text:p>0.737067</text:p>
          </table:table-cell>
          <table:table-cell office:value-type="float" office:value="0.591481" calcext:value-type="float">
            <text:p>0.591481</text:p>
          </table:table-cell>
          <table:table-cell office:value-type="float" office:value="0.60577" calcext:value-type="float">
            <text:p>0.60577</text:p>
          </table:table-cell>
          <table:table-cell office:value-type="float" office:value="11.21998" calcext:value-type="float">
            <text:p>11.21998</text:p>
          </table:table-cell>
          <table:table-cell office:value-type="float" office:value="15.774946" calcext:value-type="float">
            <text:p>15.774946</text:p>
          </table:table-cell>
          <table:table-cell office:value-type="float" office:value="39.835444" calcext:value-type="float">
            <text:p>39.835444</text:p>
          </table:table-cell>
          <table:table-cell office:value-type="float" office:value="0.938398" calcext:value-type="float">
            <text:p>0.938398</text:p>
          </table:table-cell>
          <table:table-cell office:value-type="float" office:value="3.380529" calcext:value-type="float">
            <text:p>3.380529</text:p>
          </table:table-cell>
          <table:table-cell office:value-type="float" office:value="3.245903" calcext:value-type="float">
            <text:p>3.245903</text:p>
          </table:table-cell>
          <table:table-cell office:value-type="float" office:value="5.834051" calcext:value-type="float">
            <text:p>5.834051</text:p>
          </table:table-cell>
          <table:table-cell office:value-type="float" office:value="6.750144" calcext:value-type="float">
            <text:p>6.750144</text:p>
          </table:table-cell>
          <table:table-cell office:value-type="float" office:value="12.34834" calcext:value-type="float">
            <text:p>12.34834</text:p>
          </table:table-cell>
        </table:table-row>
        <table:table-row table:style-name="ro1">
          <table:table-cell office:value-type="float" office:value="0.782004" calcext:value-type="float">
            <text:p>0.782004</text:p>
          </table:table-cell>
          <table:table-cell office:value-type="float" office:value="15.535747" calcext:value-type="float">
            <text:p>15.535747</text:p>
          </table:table-cell>
          <table:table-cell office:value-type="float" office:value="0.737583" calcext:value-type="float">
            <text:p>0.737583</text:p>
          </table:table-cell>
          <table:table-cell office:value-type="float" office:value="0.591534" calcext:value-type="float">
            <text:p>0.591534</text:p>
          </table:table-cell>
          <table:table-cell office:value-type="float" office:value="0.605923" calcext:value-type="float">
            <text:p>0.605923</text:p>
          </table:table-cell>
          <table:table-cell office:value-type="float" office:value="11.240991" calcext:value-type="float">
            <text:p>11.240991</text:p>
          </table:table-cell>
          <table:table-cell office:value-type="float" office:value="15.794873" calcext:value-type="float">
            <text:p>15.794873</text:p>
          </table:table-cell>
          <table:table-cell office:value-type="float" office:value="40.026055" calcext:value-type="float">
            <text:p>40.026055</text:p>
          </table:table-cell>
          <table:table-cell office:value-type="float" office:value="0.93848" calcext:value-type="float">
            <text:p>0.93848</text:p>
          </table:table-cell>
          <table:table-cell office:value-type="float" office:value="3.394913" calcext:value-type="float">
            <text:p>3.394913</text:p>
          </table:table-cell>
          <table:table-cell office:value-type="float" office:value="3.251417" calcext:value-type="float">
            <text:p>3.251417</text:p>
          </table:table-cell>
          <table:table-cell office:value-type="float" office:value="5.838876" calcext:value-type="float">
            <text:p>5.838876</text:p>
          </table:table-cell>
          <table:table-cell office:value-type="float" office:value="6.764178" calcext:value-type="float">
            <text:p>6.764178</text:p>
          </table:table-cell>
          <table:table-cell office:value-type="float" office:value="12.566619" calcext:value-type="float">
            <text:p>12.566619</text:p>
          </table:table-cell>
        </table:table-row>
        <table:table-row table:style-name="ro1">
          <table:table-cell office:value-type="float" office:value="0.783152" calcext:value-type="float">
            <text:p>0.783152</text:p>
          </table:table-cell>
          <table:table-cell office:value-type="float" office:value="15.700617" calcext:value-type="float">
            <text:p>15.700617</text:p>
          </table:table-cell>
          <table:table-cell office:value-type="float" office:value="0.73786" calcext:value-type="float">
            <text:p>0.73786</text:p>
          </table:table-cell>
          <table:table-cell office:value-type="float" office:value="0.592312" calcext:value-type="float">
            <text:p>0.592312</text:p>
          </table:table-cell>
          <table:table-cell office:value-type="float" office:value="0.603382" calcext:value-type="float">
            <text:p>0.603382</text:p>
          </table:table-cell>
          <table:table-cell office:value-type="float" office:value="11.341429" calcext:value-type="float">
            <text:p>11.341429</text:p>
          </table:table-cell>
          <table:table-cell office:value-type="float" office:value="15.950891" calcext:value-type="float">
            <text:p>15.950891</text:p>
          </table:table-cell>
          <table:table-cell office:value-type="float" office:value="40.079024" calcext:value-type="float">
            <text:p>40.079024</text:p>
          </table:table-cell>
          <table:table-cell office:value-type="float" office:value="0.938572" calcext:value-type="float">
            <text:p>0.938572</text:p>
          </table:table-cell>
          <table:table-cell office:value-type="float" office:value="3.401374" calcext:value-type="float">
            <text:p>3.401374</text:p>
          </table:table-cell>
          <table:table-cell office:value-type="float" office:value="3.253405" calcext:value-type="float">
            <text:p>3.253405</text:p>
          </table:table-cell>
          <table:table-cell office:value-type="float" office:value="5.850503" calcext:value-type="float">
            <text:p>5.850503</text:p>
          </table:table-cell>
          <table:table-cell office:value-type="float" office:value="6.765447" calcext:value-type="float">
            <text:p>6.765447</text:p>
          </table:table-cell>
          <table:table-cell office:value-type="float" office:value="12.640994" calcext:value-type="float">
            <text:p>12.640994</text:p>
          </table:table-cell>
        </table:table-row>
        <table:table-row table:style-name="ro1">
          <table:table-cell office:value-type="float" office:value="0.783249" calcext:value-type="float">
            <text:p>0.783249</text:p>
          </table:table-cell>
          <table:table-cell office:value-type="float" office:value="16.014734" calcext:value-type="float">
            <text:p>16.014734</text:p>
          </table:table-cell>
          <table:table-cell office:value-type="float" office:value="0.738611" calcext:value-type="float">
            <text:p>0.738611</text:p>
          </table:table-cell>
          <table:table-cell office:value-type="float" office:value="0.593872" calcext:value-type="float">
            <text:p>0.593872</text:p>
          </table:table-cell>
          <table:table-cell office:value-type="float" office:value="0.60418" calcext:value-type="float">
            <text:p>0.60418</text:p>
          </table:table-cell>
          <table:table-cell office:value-type="float" office:value="11.402968" calcext:value-type="float">
            <text:p>11.402968</text:p>
          </table:table-cell>
          <table:table-cell office:value-type="float" office:value="16.082291" calcext:value-type="float">
            <text:p>16.082291</text:p>
          </table:table-cell>
          <table:table-cell office:value-type="float" office:value="40.084857" calcext:value-type="float">
            <text:p>40.084857</text:p>
          </table:table-cell>
          <table:table-cell office:value-type="float" office:value="0.939636" calcext:value-type="float">
            <text:p>0.939636</text:p>
          </table:table-cell>
          <table:table-cell office:value-type="float" office:value="3.420379" calcext:value-type="float">
            <text:p>3.420379</text:p>
          </table:table-cell>
          <table:table-cell office:value-type="float" office:value="3.261236" calcext:value-type="float">
            <text:p>3.261236</text:p>
          </table:table-cell>
          <table:table-cell office:value-type="float" office:value="5.884593" calcext:value-type="float">
            <text:p>5.884593</text:p>
          </table:table-cell>
          <table:table-cell office:value-type="float" office:value="6.777509" calcext:value-type="float">
            <text:p>6.777509</text:p>
          </table:table-cell>
          <table:table-cell office:value-type="float" office:value="12.746058" calcext:value-type="float">
            <text:p>12.746058</text:p>
          </table:table-cell>
        </table:table-row>
        <table:table-row table:style-name="ro1">
          <table:table-cell office:value-type="float" office:value="0.783726" calcext:value-type="float">
            <text:p>0.783726</text:p>
          </table:table-cell>
          <table:table-cell office:value-type="float" office:value="16.131089" calcext:value-type="float">
            <text:p>16.131089</text:p>
          </table:table-cell>
          <table:table-cell office:value-type="float" office:value="0.738914" calcext:value-type="float">
            <text:p>0.738914</text:p>
          </table:table-cell>
          <table:table-cell office:value-type="float" office:value="0.594443" calcext:value-type="float">
            <text:p>0.594443</text:p>
          </table:table-cell>
          <table:table-cell office:value-type="float" office:value="0.600128" calcext:value-type="float">
            <text:p>0.600128</text:p>
          </table:table-cell>
          <table:table-cell office:value-type="float" office:value="11.489191" calcext:value-type="float">
            <text:p>11.489191</text:p>
          </table:table-cell>
          <table:table-cell office:value-type="float" office:value="16.319084" calcext:value-type="float">
            <text:p>16.319084</text:p>
          </table:table-cell>
          <table:table-cell office:value-type="float" office:value="40.4754" calcext:value-type="float">
            <text:p>40.4754</text:p>
          </table:table-cell>
          <table:table-cell office:value-type="float" office:value="0.942398" calcext:value-type="float">
            <text:p>0.942398</text:p>
          </table:table-cell>
          <table:table-cell office:value-type="float" office:value="3.423934" calcext:value-type="float">
            <text:p>3.423934</text:p>
          </table:table-cell>
          <table:table-cell office:value-type="float" office:value="3.261297" calcext:value-type="float">
            <text:p>3.261297</text:p>
          </table:table-cell>
          <table:table-cell office:value-type="float" office:value="5.888702" calcext:value-type="float">
            <text:p>5.888702</text:p>
          </table:table-cell>
          <table:table-cell office:value-type="float" office:value="6.777869" calcext:value-type="float">
            <text:p>6.777869</text:p>
          </table:table-cell>
          <table:table-cell office:value-type="float" office:value="12.772928" calcext:value-type="float">
            <text:p>12.772928</text:p>
          </table:table-cell>
        </table:table-row>
        <table:table-row table:style-name="ro1">
          <table:table-cell office:value-type="float" office:value="0.785302" calcext:value-type="float">
            <text:p>0.785302</text:p>
          </table:table-cell>
          <table:table-cell office:value-type="float" office:value="16.181132" calcext:value-type="float">
            <text:p>16.181132</text:p>
          </table:table-cell>
          <table:table-cell office:value-type="float" office:value="0.73939" calcext:value-type="float">
            <text:p>0.73939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07023" calcext:value-type="float">
            <text:p>0.607023</text:p>
          </table:table-cell>
          <table:table-cell office:value-type="float" office:value="11.507744" calcext:value-type="float">
            <text:p>11.507744</text:p>
          </table:table-cell>
          <table:table-cell office:value-type="float" office:value="16.468334" calcext:value-type="float">
            <text:p>16.468334</text:p>
          </table:table-cell>
          <table:table-cell office:value-type="float" office:value="40.938878" calcext:value-type="float">
            <text:p>40.938878</text:p>
          </table:table-cell>
          <table:table-cell office:value-type="float" office:value="0.945099" calcext:value-type="float">
            <text:p>0.945099</text:p>
          </table:table-cell>
          <table:table-cell office:value-type="float" office:value="3.424401" calcext:value-type="float">
            <text:p>3.424401</text:p>
          </table:table-cell>
          <table:table-cell office:value-type="float" office:value="3.263493" calcext:value-type="float">
            <text:p>3.263493</text:p>
          </table:table-cell>
          <table:table-cell office:value-type="float" office:value="5.8893" calcext:value-type="float">
            <text:p>5.8893</text:p>
          </table:table-cell>
          <table:table-cell office:value-type="float" office:value="6.77898" calcext:value-type="float">
            <text:p>6.77898</text:p>
          </table:table-cell>
          <table:table-cell office:value-type="float" office:value="12.977727" calcext:value-type="float">
            <text:p>12.977727</text:p>
          </table:table-cell>
        </table:table-row>
        <table:table-row table:style-name="ro1">
          <table:table-cell office:value-type="float" office:value="0.786145" calcext:value-type="float">
            <text:p>0.786145</text:p>
          </table:table-cell>
          <table:table-cell office:value-type="float" office:value="16.919959" calcext:value-type="float">
            <text:p>16.919959</text:p>
          </table:table-cell>
          <table:table-cell office:value-type="float" office:value="0.741117" calcext:value-type="float">
            <text:p>0.741117</text:p>
          </table:table-cell>
          <table:table-cell office:value-type="float" office:value="0.595183" calcext:value-type="float">
            <text:p>0.595183</text:p>
          </table:table-cell>
          <table:table-cell office:value-type="float" office:value="0.601579" calcext:value-type="float">
            <text:p>0.601579</text:p>
          </table:table-cell>
          <table:table-cell office:value-type="float" office:value="11.583587" calcext:value-type="float">
            <text:p>11.583587</text:p>
          </table:table-cell>
          <table:table-cell office:value-type="float" office:value="16.58608" calcext:value-type="float">
            <text:p>16.58608</text:p>
          </table:table-cell>
          <table:table-cell office:value-type="float" office:value="41.237186" calcext:value-type="float">
            <text:p>41.237186</text:p>
          </table:table-cell>
          <table:table-cell office:value-type="float" office:value="0.947324" calcext:value-type="float">
            <text:p>0.947324</text:p>
          </table:table-cell>
          <table:table-cell office:value-type="float" office:value="3.43025" calcext:value-type="float">
            <text:p>3.43025</text:p>
          </table:table-cell>
          <table:table-cell office:value-type="float" office:value="3.269105" calcext:value-type="float">
            <text:p>3.269105</text:p>
          </table:table-cell>
          <table:table-cell office:value-type="float" office:value="5.896008" calcext:value-type="float">
            <text:p>5.896008</text:p>
          </table:table-cell>
          <table:table-cell office:value-type="float" office:value="6.786408" calcext:value-type="float">
            <text:p>6.786408</text:p>
          </table:table-cell>
          <table:table-cell office:value-type="float" office:value="13.011803" calcext:value-type="float">
            <text:p>13.011803</text:p>
          </table:table-cell>
        </table:table-row>
        <table:table-row table:style-name="ro1">
          <table:table-cell office:value-type="float" office:value="0.787466" calcext:value-type="float">
            <text:p>0.787466</text:p>
          </table:table-cell>
          <table:table-cell office:value-type="float" office:value="17.653656" calcext:value-type="float">
            <text:p>17.653656</text:p>
          </table:table-cell>
          <table:table-cell office:value-type="float" office:value="0.742373" calcext:value-type="float">
            <text:p>0.742373</text:p>
          </table:table-cell>
          <table:table-cell office:value-type="float" office:value="0.59552" calcext:value-type="float">
            <text:p>0.59552</text:p>
          </table:table-cell>
          <table:table-cell office:value-type="float" office:value="0.606249" calcext:value-type="float">
            <text:p>0.606249</text:p>
          </table:table-cell>
          <table:table-cell office:value-type="float" office:value="11.59198" calcext:value-type="float">
            <text:p>11.59198</text:p>
          </table:table-cell>
          <table:table-cell office:value-type="float" office:value="16.595899" calcext:value-type="float">
            <text:p>16.595899</text:p>
          </table:table-cell>
          <table:table-cell office:value-type="float" office:value="41.403137" calcext:value-type="float">
            <text:p>41.403137</text:p>
          </table:table-cell>
          <table:table-cell office:value-type="float" office:value="0.947536" calcext:value-type="float">
            <text:p>0.947536</text:p>
          </table:table-cell>
          <table:table-cell office:value-type="float" office:value="3.432658" calcext:value-type="float">
            <text:p>3.432658</text:p>
          </table:table-cell>
          <table:table-cell office:value-type="float" office:value="3.269191" calcext:value-type="float">
            <text:p>3.269191</text:p>
          </table:table-cell>
          <table:table-cell office:value-type="float" office:value="5.902813" calcext:value-type="float">
            <text:p>5.902813</text:p>
          </table:table-cell>
          <table:table-cell office:value-type="float" office:value="6.789082" calcext:value-type="float">
            <text:p>6.789082</text:p>
          </table:table-cell>
          <table:table-cell office:value-type="float" office:value="13.039071" calcext:value-type="float">
            <text:p>13.039071</text:p>
          </table:table-cell>
        </table:table-row>
        <table:table-row table:style-name="ro1">
          <table:table-cell office:value-type="float" office:value="0.788917" calcext:value-type="float">
            <text:p>0.788917</text:p>
          </table:table-cell>
          <table:table-cell/>
          <table:table-cell office:value-type="float" office:value="0.743366" calcext:value-type="float">
            <text:p>0.743366</text:p>
          </table:table-cell>
          <table:table-cell office:value-type="float" office:value="0.595775" calcext:value-type="float">
            <text:p>0.595775</text:p>
          </table:table-cell>
          <table:table-cell office:value-type="float" office:value="0.601787" calcext:value-type="float">
            <text:p>0.601787</text:p>
          </table:table-cell>
          <table:table-cell office:value-type="float" office:value="11.610425" calcext:value-type="float">
            <text:p>11.610425</text:p>
          </table:table-cell>
          <table:table-cell office:value-type="float" office:value="16.623367" calcext:value-type="float">
            <text:p>16.623367</text:p>
          </table:table-cell>
          <table:table-cell office:value-type="float" office:value="41.670474" calcext:value-type="float">
            <text:p>41.670474</text:p>
          </table:table-cell>
          <table:table-cell office:value-type="float" office:value="0.948846" calcext:value-type="float">
            <text:p>0.948846</text:p>
          </table:table-cell>
          <table:table-cell office:value-type="float" office:value="3.442968" calcext:value-type="float">
            <text:p>3.442968</text:p>
          </table:table-cell>
          <table:table-cell office:value-type="float" office:value="3.273957" calcext:value-type="float">
            <text:p>3.273957</text:p>
          </table:table-cell>
          <table:table-cell office:value-type="float" office:value="5.924563" calcext:value-type="float">
            <text:p>5.924563</text:p>
          </table:table-cell>
          <table:table-cell office:value-type="float" office:value="6.801333" calcext:value-type="float">
            <text:p>6.801333</text:p>
          </table:table-cell>
          <table:table-cell office:value-type="float" office:value="13.090176" calcext:value-type="float">
            <text:p>13.090176</text:p>
          </table:table-cell>
        </table:table-row>
        <table:table-row table:style-name="ro1">
          <table:table-cell office:value-type="float" office:value="0.78981" calcext:value-type="float">
            <text:p>0.78981</text:p>
          </table:table-cell>
          <table:table-cell/>
          <table:table-cell office:value-type="float" office:value="0.744999" calcext:value-type="float">
            <text:p>0.744999</text:p>
          </table:table-cell>
          <table:table-cell office:value-type="float" office:value="0.597098" calcext:value-type="float">
            <text:p>0.597098</text:p>
          </table:table-cell>
          <table:table-cell office:value-type="float" office:value="0.603142" calcext:value-type="float">
            <text:p>0.603142</text:p>
          </table:table-cell>
          <table:table-cell office:value-type="float" office:value="11.710081" calcext:value-type="float">
            <text:p>11.710081</text:p>
          </table:table-cell>
          <table:table-cell office:value-type="float" office:value="16.705732" calcext:value-type="float">
            <text:p>16.705732</text:p>
          </table:table-cell>
          <table:table-cell office:value-type="float" office:value="41.801678" calcext:value-type="float">
            <text:p>41.801678</text:p>
          </table:table-cell>
          <table:table-cell office:value-type="float" office:value="0.949616" calcext:value-type="float">
            <text:p>0.949616</text:p>
          </table:table-cell>
          <table:table-cell office:value-type="float" office:value="3.448808" calcext:value-type="float">
            <text:p>3.448808</text:p>
          </table:table-cell>
          <table:table-cell office:value-type="float" office:value="3.278574" calcext:value-type="float">
            <text:p>3.278574</text:p>
          </table:table-cell>
          <table:table-cell office:value-type="float" office:value="5.926976" calcext:value-type="float">
            <text:p>5.926976</text:p>
          </table:table-cell>
          <table:table-cell office:value-type="float" office:value="6.802463" calcext:value-type="float">
            <text:p>6.802463</text:p>
          </table:table-cell>
          <table:table-cell office:value-type="float" office:value="13.116715" calcext:value-type="float">
            <text:p>13.116715</text:p>
          </table:table-cell>
        </table:table-row>
        <table:table-row table:style-name="ro1">
          <table:table-cell office:value-type="float" office:value="0.790239" calcext:value-type="float">
            <text:p>0.790239</text:p>
          </table:table-cell>
          <table:table-cell/>
          <table:table-cell office:value-type="float" office:value="0.745478" calcext:value-type="float">
            <text:p>0.745478</text:p>
          </table:table-cell>
          <table:table-cell office:value-type="float" office:value="0.597209" calcext:value-type="float">
            <text:p>0.597209</text:p>
          </table:table-cell>
          <table:table-cell office:value-type="float" office:value="0.605759" calcext:value-type="float">
            <text:p>0.605759</text:p>
          </table:table-cell>
          <table:table-cell office:value-type="float" office:value="11.719217" calcext:value-type="float">
            <text:p>11.719217</text:p>
          </table:table-cell>
          <table:table-cell office:value-type="float" office:value="16.837924" calcext:value-type="float">
            <text:p>16.837924</text:p>
          </table:table-cell>
          <table:table-cell office:value-type="float" office:value="42.5113" calcext:value-type="float">
            <text:p>42.5113</text:p>
          </table:table-cell>
          <table:table-cell office:value-type="float" office:value="0.949797" calcext:value-type="float">
            <text:p>0.949797</text:p>
          </table:table-cell>
          <table:table-cell office:value-type="float" office:value="3.47082" calcext:value-type="float">
            <text:p>3.47082</text:p>
          </table:table-cell>
          <table:table-cell office:value-type="float" office:value="3.281323" calcext:value-type="float">
            <text:p>3.281323</text:p>
          </table:table-cell>
          <table:table-cell office:value-type="float" office:value="5.929914" calcext:value-type="float">
            <text:p>5.929914</text:p>
          </table:table-cell>
          <table:table-cell office:value-type="float" office:value="6.80496" calcext:value-type="float">
            <text:p>6.80496</text:p>
          </table:table-cell>
          <table:table-cell office:value-type="float" office:value="13.132433" calcext:value-type="float">
            <text:p>13.132433</text:p>
          </table:table-cell>
        </table:table-row>
        <table:table-row table:style-name="ro1">
          <table:table-cell office:value-type="float" office:value="0.790918" calcext:value-type="float">
            <text:p>0.790918</text:p>
          </table:table-cell>
          <table:table-cell/>
          <table:table-cell office:value-type="float" office:value="0.745677" calcext:value-type="float">
            <text:p>0.745677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636218" calcext:value-type="float">
            <text:p>0.636218</text:p>
          </table:table-cell>
          <table:table-cell office:value-type="float" office:value="11.923881" calcext:value-type="float">
            <text:p>11.923881</text:p>
          </table:table-cell>
          <table:table-cell office:value-type="float" office:value="16.877009" calcext:value-type="float">
            <text:p>16.877009</text:p>
          </table:table-cell>
          <table:table-cell office:value-type="float" office:value="42.825658" calcext:value-type="float">
            <text:p>42.825658</text:p>
          </table:table-cell>
          <table:table-cell office:value-type="float" office:value="0.949807" calcext:value-type="float">
            <text:p>0.949807</text:p>
          </table:table-cell>
          <table:table-cell office:value-type="float" office:value="3.476932" calcext:value-type="float">
            <text:p>3.476932</text:p>
          </table:table-cell>
          <table:table-cell office:value-type="float" office:value="3.286507" calcext:value-type="float">
            <text:p>3.286507</text:p>
          </table:table-cell>
          <table:table-cell office:value-type="float" office:value="5.939575" calcext:value-type="float">
            <text:p>5.939575</text:p>
          </table:table-cell>
          <table:table-cell office:value-type="float" office:value="6.812131" calcext:value-type="float">
            <text:p>6.812131</text:p>
          </table:table-cell>
          <table:table-cell office:value-type="float" office:value="13.150687" calcext:value-type="float">
            <text:p>13.150687</text:p>
          </table:table-cell>
        </table:table-row>
        <table:table-row table:style-name="ro1">
          <table:table-cell office:value-type="float" office:value="0.790938" calcext:value-type="float">
            <text:p>0.790938</text:p>
          </table:table-cell>
          <table:table-cell/>
          <table:table-cell office:value-type="float" office:value="0.745827" calcext:value-type="float">
            <text:p>0.745827</text:p>
          </table:table-cell>
          <table:table-cell office:value-type="float" office:value="0.598216" calcext:value-type="float">
            <text:p>0.598216</text:p>
          </table:table-cell>
          <table:table-cell office:value-type="float" office:value="0.601611" calcext:value-type="float">
            <text:p>0.601611</text:p>
          </table:table-cell>
          <table:table-cell office:value-type="float" office:value="12.038083" calcext:value-type="float">
            <text:p>12.038083</text:p>
          </table:table-cell>
          <table:table-cell office:value-type="float" office:value="16.953371" calcext:value-type="float">
            <text:p>16.953371</text:p>
          </table:table-cell>
          <table:table-cell office:value-type="float" office:value="42.856666" calcext:value-type="float">
            <text:p>42.856666</text:p>
          </table:table-cell>
          <table:table-cell office:value-type="float" office:value="0.95009" calcext:value-type="float">
            <text:p>0.95009</text:p>
          </table:table-cell>
          <table:table-cell office:value-type="float" office:value="3.49046" calcext:value-type="float">
            <text:p>3.49046</text:p>
          </table:table-cell>
          <table:table-cell office:value-type="float" office:value="3.289224" calcext:value-type="float">
            <text:p>3.289224</text:p>
          </table:table-cell>
          <table:table-cell office:value-type="float" office:value="5.943953" calcext:value-type="float">
            <text:p>5.943953</text:p>
          </table:table-cell>
          <table:table-cell office:value-type="float" office:value="6.813531" calcext:value-type="float">
            <text:p>6.813531</text:p>
          </table:table-cell>
          <table:table-cell office:value-type="float" office:value="13.363921" calcext:value-type="float">
            <text:p>13.363921</text:p>
          </table:table-cell>
        </table:table-row>
        <table:table-row table:style-name="ro1">
          <table:table-cell office:value-type="float" office:value="0.791036" calcext:value-type="float">
            <text:p>0.791036</text:p>
          </table:table-cell>
          <table:table-cell/>
          <table:table-cell office:value-type="float" office:value="0.746717" calcext:value-type="float">
            <text:p>0.746717</text:p>
          </table:table-cell>
          <table:table-cell office:value-type="float" office:value="0.598867" calcext:value-type="float">
            <text:p>0.598867</text:p>
          </table:table-cell>
          <table:table-cell office:value-type="float" office:value="0.605446" calcext:value-type="float">
            <text:p>0.605446</text:p>
          </table:table-cell>
          <table:table-cell office:value-type="float" office:value="12.406359" calcext:value-type="float">
            <text:p>12.406359</text:p>
          </table:table-cell>
          <table:table-cell office:value-type="float" office:value="16.962427" calcext:value-type="float">
            <text:p>16.962427</text:p>
          </table:table-cell>
          <table:table-cell office:value-type="float" office:value="43.1453" calcext:value-type="float">
            <text:p>43.1453</text:p>
          </table:table-cell>
          <table:table-cell office:value-type="float" office:value="0.950154" calcext:value-type="float">
            <text:p>0.950154</text:p>
          </table:table-cell>
          <table:table-cell office:value-type="float" office:value="3.495844" calcext:value-type="float">
            <text:p>3.495844</text:p>
          </table:table-cell>
          <table:table-cell office:value-type="float" office:value="3.293417" calcext:value-type="float">
            <text:p>3.293417</text:p>
          </table:table-cell>
          <table:table-cell office:value-type="float" office:value="5.96204" calcext:value-type="float">
            <text:p>5.96204</text:p>
          </table:table-cell>
          <table:table-cell office:value-type="float" office:value="6.815626" calcext:value-type="float">
            <text:p>6.815626</text:p>
          </table:table-cell>
          <table:table-cell office:value-type="float" office:value="13.50404" calcext:value-type="float">
            <text:p>13.50404</text:p>
          </table:table-cell>
        </table:table-row>
        <table:table-row table:style-name="ro1">
          <table:table-cell office:value-type="float" office:value="0.791126" calcext:value-type="float">
            <text:p>0.791126</text:p>
          </table:table-cell>
          <table:table-cell/>
          <table:table-cell office:value-type="float" office:value="0.746987" calcext:value-type="float">
            <text:p>0.746987</text:p>
          </table:table-cell>
          <table:table-cell office:value-type="float" office:value="0.598979" calcext:value-type="float">
            <text:p>0.598979</text:p>
          </table:table-cell>
          <table:table-cell office:value-type="float" office:value="0.599973" calcext:value-type="float">
            <text:p>0.599973</text:p>
          </table:table-cell>
          <table:table-cell office:value-type="float" office:value="12.421661" calcext:value-type="float">
            <text:p>12.421661</text:p>
          </table:table-cell>
          <table:table-cell office:value-type="float" office:value="17.04152" calcext:value-type="float">
            <text:p>17.04152</text:p>
          </table:table-cell>
          <table:table-cell office:value-type="float" office:value="43.17809" calcext:value-type="float">
            <text:p>43.17809</text:p>
          </table:table-cell>
          <table:table-cell office:value-type="float" office:value="0.950415" calcext:value-type="float">
            <text:p>0.950415</text:p>
          </table:table-cell>
          <table:table-cell office:value-type="float" office:value="3.503522" calcext:value-type="float">
            <text:p>3.503522</text:p>
          </table:table-cell>
          <table:table-cell office:value-type="float" office:value="3.294085" calcext:value-type="float">
            <text:p>3.294085</text:p>
          </table:table-cell>
          <table:table-cell office:value-type="float" office:value="5.972793" calcext:value-type="float">
            <text:p>5.972793</text:p>
          </table:table-cell>
          <table:table-cell office:value-type="float" office:value="6.821528" calcext:value-type="float">
            <text:p>6.821528</text:p>
          </table:table-cell>
          <table:table-cell office:value-type="float" office:value="13.554737" calcext:value-type="float">
            <text:p>13.554737</text:p>
          </table:table-cell>
        </table:table-row>
        <table:table-row table:style-name="ro1">
          <table:table-cell office:value-type="float" office:value="0.791499" calcext:value-type="float">
            <text:p>0.791499</text:p>
          </table:table-cell>
          <table:table-cell/>
          <table:table-cell office:value-type="float" office:value="0.74974" calcext:value-type="float">
            <text:p>0.74974</text:p>
          </table:table-cell>
          <table:table-cell office:value-type="float" office:value="0.599083" calcext:value-type="float">
            <text:p>0.599083</text:p>
          </table:table-cell>
          <table:table-cell office:value-type="float" office:value="0.601615" calcext:value-type="float">
            <text:p>0.601615</text:p>
          </table:table-cell>
          <table:table-cell office:value-type="float" office:value="12.736951" calcext:value-type="float">
            <text:p>12.736951</text:p>
          </table:table-cell>
          <table:table-cell office:value-type="float" office:value="17.476643" calcext:value-type="float">
            <text:p>17.476643</text:p>
          </table:table-cell>
          <table:table-cell office:value-type="float" office:value="43.252117" calcext:value-type="float">
            <text:p>43.252117</text:p>
          </table:table-cell>
          <table:table-cell office:value-type="float" office:value="0.951669" calcext:value-type="float">
            <text:p>0.951669</text:p>
          </table:table-cell>
          <table:table-cell office:value-type="float" office:value="3.50653" calcext:value-type="float">
            <text:p>3.50653</text:p>
          </table:table-cell>
          <table:table-cell office:value-type="float" office:value="3.2992" calcext:value-type="float">
            <text:p>3.2992</text:p>
          </table:table-cell>
          <table:table-cell office:value-type="float" office:value="5.976807" calcext:value-type="float">
            <text:p>5.976807</text:p>
          </table:table-cell>
          <table:table-cell office:value-type="float" office:value="6.852205" calcext:value-type="float">
            <text:p>6.852205</text:p>
          </table:table-cell>
          <table:table-cell office:value-type="float" office:value="13.786251" calcext:value-type="float">
            <text:p>13.786251</text:p>
          </table:table-cell>
        </table:table-row>
        <table:table-row table:style-name="ro1">
          <table:table-cell office:value-type="float" office:value="0.792037" calcext:value-type="float">
            <text:p>0.792037</text:p>
          </table:table-cell>
          <table:table-cell/>
          <table:table-cell office:value-type="float" office:value="0.75043" calcext:value-type="float">
            <text:p>0.75043</text:p>
          </table:table-cell>
          <table:table-cell office:value-type="float" office:value="0.600522" calcext:value-type="float">
            <text:p>0.600522</text:p>
          </table:table-cell>
          <table:table-cell office:value-type="float" office:value="0.608783" calcext:value-type="float">
            <text:p>0.608783</text:p>
          </table:table-cell>
          <table:table-cell office:value-type="float" office:value="12.807593" calcext:value-type="float">
            <text:p>12.807593</text:p>
          </table:table-cell>
          <table:table-cell office:value-type="float" office:value="17.546013" calcext:value-type="float">
            <text:p>17.546013</text:p>
          </table:table-cell>
          <table:table-cell office:value-type="float" office:value="43.355079" calcext:value-type="float">
            <text:p>43.355079</text:p>
          </table:table-cell>
          <table:table-cell office:value-type="float" office:value="0.956667" calcext:value-type="float">
            <text:p>0.956667</text:p>
          </table:table-cell>
          <table:table-cell office:value-type="float" office:value="3.529762" calcext:value-type="float">
            <text:p>3.529762</text:p>
          </table:table-cell>
          <table:table-cell office:value-type="float" office:value="3.300501" calcext:value-type="float">
            <text:p>3.300501</text:p>
          </table:table-cell>
          <table:table-cell office:value-type="float" office:value="6.006346" calcext:value-type="float">
            <text:p>6.006346</text:p>
          </table:table-cell>
          <table:table-cell office:value-type="float" office:value="6.867888" calcext:value-type="float">
            <text:p>6.867888</text:p>
          </table:table-cell>
          <table:table-cell office:value-type="float" office:value="14.158778" calcext:value-type="float">
            <text:p>14.158778</text:p>
          </table:table-cell>
        </table:table-row>
        <table:table-row table:style-name="ro1">
          <table:table-cell office:value-type="float" office:value="0.79233" calcext:value-type="float">
            <text:p>0.79233</text:p>
          </table:table-cell>
          <table:table-cell/>
          <table:table-cell office:value-type="float" office:value="0.751515" calcext:value-type="float">
            <text:p>0.751515</text:p>
          </table:table-cell>
          <table:table-cell office:value-type="float" office:value="0.600886" calcext:value-type="float">
            <text:p>0.600886</text:p>
          </table:table-cell>
          <table:table-cell office:value-type="float" office:value="0.60125" calcext:value-type="float">
            <text:p>0.60125</text:p>
          </table:table-cell>
          <table:table-cell office:value-type="float" office:value="13.086828" calcext:value-type="float">
            <text:p>13.086828</text:p>
          </table:table-cell>
          <table:table-cell office:value-type="float" office:value="17.590614" calcext:value-type="float">
            <text:p>17.590614</text:p>
          </table:table-cell>
          <table:table-cell office:value-type="float" office:value="43.755148" calcext:value-type="float">
            <text:p>43.755148</text:p>
          </table:table-cell>
          <table:table-cell office:value-type="float" office:value="0.957531" calcext:value-type="float">
            <text:p>0.957531</text:p>
          </table:table-cell>
          <table:table-cell office:value-type="float" office:value="3.533209" calcext:value-type="float">
            <text:p>3.533209</text:p>
          </table:table-cell>
          <table:table-cell office:value-type="float" office:value="3.301143" calcext:value-type="float">
            <text:p>3.301143</text:p>
          </table:table-cell>
          <table:table-cell office:value-type="float" office:value="6.013303" calcext:value-type="float">
            <text:p>6.013303</text:p>
          </table:table-cell>
          <table:table-cell office:value-type="float" office:value="6.874819" calcext:value-type="float">
            <text:p>6.874819</text:p>
          </table:table-cell>
          <table:table-cell office:value-type="float" office:value="14.34493" calcext:value-type="float">
            <text:p>14.34493</text:p>
          </table:table-cell>
        </table:table-row>
        <table:table-row table:style-name="ro1">
          <table:table-cell office:value-type="float" office:value="0.793102" calcext:value-type="float">
            <text:p>0.793102</text:p>
          </table:table-cell>
          <table:table-cell/>
          <table:table-cell office:value-type="float" office:value="0.752248" calcext:value-type="float">
            <text:p>0.752248</text:p>
          </table:table-cell>
          <table:table-cell office:value-type="float" office:value="0.601614" calcext:value-type="float">
            <text:p>0.601614</text:p>
          </table:table-cell>
          <table:table-cell office:value-type="float" office:value="0.633917" calcext:value-type="float">
            <text:p>0.633917</text:p>
          </table:table-cell>
          <table:table-cell office:value-type="float" office:value="13.164353" calcext:value-type="float">
            <text:p>13.164353</text:p>
          </table:table-cell>
          <table:table-cell office:value-type="float" office:value="17.933365" calcext:value-type="float">
            <text:p>17.933365</text:p>
          </table:table-cell>
          <table:table-cell office:value-type="float" office:value="43.774138" calcext:value-type="float">
            <text:p>43.774138</text:p>
          </table:table-cell>
          <table:table-cell office:value-type="float" office:value="0.965283" calcext:value-type="float">
            <text:p>0.965283</text:p>
          </table:table-cell>
          <table:table-cell office:value-type="float" office:value="3.552392" calcext:value-type="float">
            <text:p>3.552392</text:p>
          </table:table-cell>
          <table:table-cell office:value-type="float" office:value="3.301677" calcext:value-type="float">
            <text:p>3.301677</text:p>
          </table:table-cell>
          <table:table-cell office:value-type="float" office:value="6.024784" calcext:value-type="float">
            <text:p>6.024784</text:p>
          </table:table-cell>
          <table:table-cell office:value-type="float" office:value="7.034073" calcext:value-type="float">
            <text:p>7.034073</text:p>
          </table:table-cell>
          <table:table-cell office:value-type="float" office:value="14.376829" calcext:value-type="float">
            <text:p>14.376829</text:p>
          </table:table-cell>
        </table:table-row>
        <table:table-row table:style-name="ro1">
          <table:table-cell office:value-type="float" office:value="0.794534" calcext:value-type="float">
            <text:p>0.794534</text:p>
          </table:table-cell>
          <table:table-cell/>
          <table:table-cell office:value-type="float" office:value="0.753664" calcext:value-type="float">
            <text:p>0.753664</text:p>
          </table:table-cell>
          <table:table-cell office:value-type="float" office:value="0.604523" calcext:value-type="float">
            <text:p>0.604523</text:p>
          </table:table-cell>
          <table:table-cell office:value-type="float" office:value="0.603405" calcext:value-type="float">
            <text:p>0.603405</text:p>
          </table:table-cell>
          <table:table-cell office:value-type="float" office:value="13.4043" calcext:value-type="float">
            <text:p>13.4043</text:p>
          </table:table-cell>
          <table:table-cell office:value-type="float" office:value="18.815905" calcext:value-type="float">
            <text:p>18.815905</text:p>
          </table:table-cell>
          <table:table-cell office:value-type="float" office:value="44.555885" calcext:value-type="float">
            <text:p>44.555885</text:p>
          </table:table-cell>
          <table:table-cell office:value-type="float" office:value="0.967244" calcext:value-type="float">
            <text:p>0.967244</text:p>
          </table:table-cell>
          <table:table-cell office:value-type="float" office:value="3.617443" calcext:value-type="float">
            <text:p>3.617443</text:p>
          </table:table-cell>
          <table:table-cell office:value-type="float" office:value="3.311293" calcext:value-type="float">
            <text:p>3.311293</text:p>
          </table:table-cell>
          <table:table-cell office:value-type="float" office:value="6.028525" calcext:value-type="float">
            <text:p>6.028525</text:p>
          </table:table-cell>
          <table:table-cell office:value-type="float" office:value="7.049781" calcext:value-type="float">
            <text:p>7.049781</text:p>
          </table:table-cell>
          <table:table-cell office:value-type="float" office:value="14.51753" calcext:value-type="float">
            <text:p>14.51753</text:p>
          </table:table-cell>
        </table:table-row>
        <table:table-row table:style-name="ro1">
          <table:table-cell office:value-type="float" office:value="0.795923" calcext:value-type="float">
            <text:p>0.795923</text:p>
          </table:table-cell>
          <table:table-cell/>
          <table:table-cell office:value-type="float" office:value="0.754967" calcext:value-type="float">
            <text:p>0.754967</text:p>
          </table:table-cell>
          <table:table-cell office:value-type="float" office:value="0.621342" calcext:value-type="float">
            <text:p>0.621342</text:p>
          </table:table-cell>
          <table:table-cell office:value-type="float" office:value="0.605567" calcext:value-type="float">
            <text:p>0.605567</text:p>
          </table:table-cell>
          <table:table-cell office:value-type="float" office:value="14.169461" calcext:value-type="float">
            <text:p>14.169461</text:p>
          </table:table-cell>
          <table:table-cell office:value-type="float" office:value="18.864794" calcext:value-type="float">
            <text:p>18.864794</text:p>
          </table:table-cell>
          <table:table-cell office:value-type="float" office:value="44.6672" calcext:value-type="float">
            <text:p>44.6672</text:p>
          </table:table-cell>
          <table:table-cell office:value-type="float" office:value="0.96871" calcext:value-type="float">
            <text:p>0.96871</text:p>
          </table:table-cell>
          <table:table-cell office:value-type="float" office:value="3.633746" calcext:value-type="float">
            <text:p>3.633746</text:p>
          </table:table-cell>
          <table:table-cell office:value-type="float" office:value="3.311653" calcext:value-type="float">
            <text:p>3.311653</text:p>
          </table:table-cell>
          <table:table-cell office:value-type="float" office:value="6.030176" calcext:value-type="float">
            <text:p>6.030176</text:p>
          </table:table-cell>
          <table:table-cell office:value-type="float" office:value="7.11856" calcext:value-type="float">
            <text:p>7.11856</text:p>
          </table:table-cell>
          <table:table-cell office:value-type="float" office:value="14.537015" calcext:value-type="float">
            <text:p>14.537015</text:p>
          </table:table-cell>
        </table:table-row>
        <table:table-row table:style-name="ro1">
          <table:table-cell office:value-type="float" office:value="0.798577" calcext:value-type="float">
            <text:p>0.798577</text:p>
          </table:table-cell>
          <table:table-cell/>
          <table:table-cell office:value-type="float" office:value="0.756269" calcext:value-type="float">
            <text:p>0.756269</text:p>
          </table:table-cell>
          <table:table-cell office:value-type="float" office:value="0.625177" calcext:value-type="float">
            <text:p>0.625177</text:p>
          </table:table-cell>
          <table:table-cell office:value-type="float" office:value="0.603869" calcext:value-type="float">
            <text:p>0.603869</text:p>
          </table:table-cell>
          <table:table-cell office:value-type="float" office:value="16.371627" calcext:value-type="float">
            <text:p>16.371627</text:p>
          </table:table-cell>
          <table:table-cell office:value-type="float" office:value="86.4508" calcext:value-type="float">
            <text:p>86.4508</text:p>
          </table:table-cell>
          <table:table-cell office:value-type="float" office:value="48.59447" calcext:value-type="float">
            <text:p>48.59447</text:p>
          </table:table-cell>
          <table:table-cell office:value-type="float" office:value="0.969264" calcext:value-type="float">
            <text:p>0.969264</text:p>
          </table:table-cell>
          <table:table-cell office:value-type="float" office:value="3.638918" calcext:value-type="float">
            <text:p>3.638918</text:p>
          </table:table-cell>
          <table:table-cell office:value-type="float" office:value="3.317193" calcext:value-type="float">
            <text:p>3.317193</text:p>
          </table:table-cell>
          <table:table-cell office:value-type="float" office:value="6.068827" calcext:value-type="float">
            <text:p>6.068827</text:p>
          </table:table-cell>
          <table:table-cell office:value-type="float" office:value="7.253489" calcext:value-type="float">
            <text:p>7.253489</text:p>
          </table:table-cell>
          <table:table-cell office:value-type="float" office:value="14.593311" calcext:value-type="float">
            <text:p>14.593311</text:p>
          </table:table-cell>
        </table:table-row>
        <table:table-row table:style-name="ro1">
          <table:table-cell office:value-type="float" office:value="0.798875" calcext:value-type="float">
            <text:p>0.798875</text:p>
          </table:table-cell>
          <table:table-cell/>
          <table:table-cell office:value-type="float" office:value="0.758881" calcext:value-type="float">
            <text:p>0.758881</text:p>
          </table:table-cell>
          <table:table-cell office:value-type="float" office:value="0.625551" calcext:value-type="float">
            <text:p>0.625551</text:p>
          </table:table-cell>
          <table:table-cell office:value-type="float" office:value="0.595099" calcext:value-type="float">
            <text:p>0.595099</text:p>
          </table:table-cell>
          <table:table-cell office:value-type="float" office:value="125.6726" calcext:value-type="float">
            <text:p>125.6726</text:p>
          </table:table-cell>
          <table:table-cell office:value-type="float" office:value="132.01813" calcext:value-type="float">
            <text:p>132.01813</text:p>
          </table:table-cell>
          <table:table-cell office:value-type="float" office:value="54.219722" calcext:value-type="float">
            <text:p>54.219722</text:p>
          </table:table-cell>
          <table:table-cell office:value-type="float" office:value="0.969778" calcext:value-type="float">
            <text:p>0.969778</text:p>
          </table:table-cell>
          <table:table-cell office:value-type="float" office:value="3.718393" calcext:value-type="float">
            <text:p>3.718393</text:p>
          </table:table-cell>
          <table:table-cell office:value-type="float" office:value="3.324132" calcext:value-type="float">
            <text:p>3.324132</text:p>
          </table:table-cell>
          <table:table-cell office:value-type="float" office:value="6.074742" calcext:value-type="float">
            <text:p>6.074742</text:p>
          </table:table-cell>
          <table:table-cell office:value-type="float" office:value="7.374282" calcext:value-type="float">
            <text:p>7.374282</text:p>
          </table:table-cell>
          <table:table-cell office:value-type="float" office:value="14.885385" calcext:value-type="float">
            <text:p>14.885385</text:p>
          </table:table-cell>
        </table:table-row>
        <table:table-row table:style-name="ro1">
          <table:table-cell office:value-type="float" office:value="0.801219" calcext:value-type="float">
            <text:p>0.801219</text:p>
          </table:table-cell>
          <table:table-cell/>
          <table:table-cell office:value-type="float" office:value="0.759448" calcext:value-type="float">
            <text:p>0.759448</text:p>
          </table:table-cell>
          <table:table-cell office:value-type="float" office:value="0.625775" calcext:value-type="float">
            <text:p>0.625775</text:p>
          </table:table-cell>
          <table:table-cell office:value-type="float" office:value="0.601474" calcext:value-type="float">
            <text:p>0.601474</text:p>
          </table:table-cell>
          <table:table-cell office:value-type="float" office:value="232.19875" calcext:value-type="float">
            <text:p>232.19875</text:p>
          </table:table-cell>
          <table:table-cell office:value-type="float" office:value="240.32306" calcext:value-type="float">
            <text:p>240.32306</text:p>
          </table:table-cell>
          <table:table-cell office:value-type="float" office:value="67.0646" calcext:value-type="float">
            <text:p>67.0646</text:p>
          </table:table-cell>
          <table:table-cell office:value-type="float" office:value="0.975413" calcext:value-type="float">
            <text:p>0.975413</text:p>
          </table:table-cell>
          <table:table-cell office:value-type="float" office:value="3.756049" calcext:value-type="float">
            <text:p>3.756049</text:p>
          </table:table-cell>
          <table:table-cell office:value-type="float" office:value="3.354459" calcext:value-type="float">
            <text:p>3.354459</text:p>
          </table:table-cell>
          <table:table-cell office:value-type="float" office:value="6.379067" calcext:value-type="float">
            <text:p>6.379067</text:p>
          </table:table-cell>
          <table:table-cell office:value-type="float" office:value="7.525812" calcext:value-type="float">
            <text:p>7.525812</text:p>
          </table:table-cell>
          <table:table-cell office:value-type="float" office:value="15.162741" calcext:value-type="float">
            <text:p>15.162741</text:p>
          </table:table-cell>
        </table:table-row>
        <table:table-row table:style-name="ro1">
          <table:table-cell table:style-name="ce1" table:formula="of:=1.04692766666667-0.2588652" office:value-type="float" office:value="0.78806246666667" calcext:value-type="float">
            <text:p>0.78806246666667</text:p>
          </table:table-cell>
          <table:table-cell table:style-name="ce1" table:formula="of:=AVERAGE([.B2:.B31])" office:value-type="float" office:value="15.1008364285714" calcext:value-type="float">
            <text:p>15.1008364285714</text:p>
          </table:table-cell>
          <table:table-cell table:style-name="ce1" table:formula="of:=0.934136433333333-0.1902088" office:value-type="float" office:value="0.743927633333333" calcext:value-type="float">
            <text:p>0.743927633333333</text:p>
          </table:table-cell>
          <table:table-cell table:style-name="ce1" table:formula="of:=0.8586605-0.259311533333333" office:value-type="float" office:value="0.599348966666667" calcext:value-type="float">
            <text:p>0.599348966666667</text:p>
          </table:table-cell>
          <table:table-cell table:style-name="ce1" table:formula="of:=AVERAGE([.E2:.E31])" office:value-type="float" office:value="0.606875766666667" calcext:value-type="float">
            <text:p>0.606875766666667</text:p>
          </table:table-cell>
          <table:table-cell table:style-name="ce1" table:formula="of:=AVERAGE([.F2:.F31])" office:value-type="float" office:value="23.1959986333333" calcext:value-type="float">
            <text:p>23.1959986333333</text:p>
          </table:table-cell>
          <table:table-cell table:style-name="ce1" table:formula="of:=AVERAGE([.G2:.G31])" office:value-type="float" office:value="30.2444494333333" calcext:value-type="float">
            <text:p>30.2444494333333</text:p>
          </table:table-cell>
          <table:table-cell table:style-name="ce1" table:formula="of:=AVERAGE([.H2:.H31])" office:value-type="float" office:value="42.7489758" calcext:value-type="float">
            <text:p>42.7489758</text:p>
          </table:table-cell>
          <table:table-cell table:style-name="ce1" table:formula="of:=AVERAGE([.I2:.I31])" office:value-type="float" office:value="0.949406166666667" calcext:value-type="float">
            <text:p>0.949406166666667</text:p>
          </table:table-cell>
          <table:table-cell table:style-name="ce1" table:formula="of:=AVERAGE([.J2:.J31])" office:value-type="float" office:value="3.4753106" calcext:value-type="float">
            <text:p>3.4753106</text:p>
          </table:table-cell>
          <table:table-cell table:style-name="ce1" table:formula="of:=AVERAGE([.K2:.K31])" office:value-type="float" office:value="3.27130746666667" calcext:value-type="float">
            <text:p>3.27130746666667</text:p>
          </table:table-cell>
          <table:table-cell table:style-name="ce1" table:formula="of:=AVERAGE([.L2:.L31])" office:value-type="float" office:value="5.93430313333333" calcext:value-type="float">
            <text:p>5.93430313333333</text:p>
          </table:table-cell>
          <table:table-cell table:style-name="ce1" table:formula="of:=AVERAGE([.M2:.M31])" office:value-type="float" office:value="6.86614296666667" calcext:value-type="float">
            <text:p>6.86614296666667</text:p>
          </table:table-cell>
          <table:table-cell table:style-name="ce1" table:formula="of:=AVERAGE([.N2:.N31])" office:value-type="float" office:value="13.2662765333333" calcext:value-type="float">
            <text:p>13.2662765333333</text:p>
          </table:table-cell>
        </table:table-row>
        <table:table-row table:style-name="ro1">
          <table:table-cell table:style-name="ce1" table:formula="of:=STDEVPA([.A2:.A31])" office:value-type="float" office:value="0.00634040504349333" calcext:value-type="float">
            <text:p>0.006340405043493</text:p>
          </table:table-cell>
          <table:table-cell table:style-name="ce1" table:formula="of:=STDEVPA([.B2:.B31])" office:value-type="float" office:value="1.71023110938124" calcext:value-type="float">
            <text:p>1.71023110938124</text:p>
          </table:table-cell>
          <table:table-cell table:style-name="ce1" table:formula="of:=STDEVPA([.C2:.C31])" office:value-type="float" office:value="0.00820661491514957" calcext:value-type="float">
            <text:p>0.00820661491515</text:p>
          </table:table-cell>
          <table:table-cell table:style-name="ce1" table:formula="of:=STDEVPA([.D2:.D31])" office:value-type="float" office:value="0.0105578347290321" calcext:value-type="float">
            <text:p>0.010557834729032</text:p>
          </table:table-cell>
          <table:table-cell table:style-name="ce1" table:formula="of:=STDEVPA([.E2:.E31])" office:value-type="float" office:value="0.0099942684897673" calcext:value-type="float">
            <text:p>0.009994268489767</text:p>
          </table:table-cell>
          <table:table-cell table:style-name="ce1" table:formula="of:=STDEVPA([.F2:.F31])" office:value-type="float" office:value="43.850320792017" calcext:value-type="float">
            <text:p>43.850320792017</text:p>
          </table:table-cell>
          <table:table-cell table:style-name="ce1" table:formula="of:=STDEVPA([.G2:.G31])" office:value-type="float" office:value="45.7139280369422" calcext:value-type="float">
            <text:p>45.7139280369422</text:p>
          </table:table-cell>
          <table:table-cell table:style-name="ce1" table:formula="of:=STDEVPA([.H2:.H31])" office:value-type="float" office:value="5.70237039363246" calcext:value-type="float">
            <text:p>5.70237039363246</text:p>
          </table:table-cell>
          <table:table-cell table:style-name="ce1" table:formula="of:=STDEVPA([.I2:.I31])" office:value-type="float" office:value="0.0118985660651003" calcext:value-type="float">
            <text:p>0.0118985660651</text:p>
          </table:table-cell>
          <table:table-cell table:style-name="ce1" table:formula="of:=STDEVPA([.J2:.J31])" office:value-type="float" office:value="0.107539551638331" calcext:value-type="float">
            <text:p>0.107539551638331</text:p>
          </table:table-cell>
          <table:table-cell table:style-name="ce1" table:formula="of:=STDEVPA([.K2:.K31])" office:value-type="float" office:value="0.0436819974877015" calcext:value-type="float">
            <text:p>0.043681997487702</text:p>
          </table:table-cell>
          <table:table-cell table:style-name="ce1" table:formula="of:=STDEVPA([.L2:.L31])" office:value-type="float" office:value="0.117206122114485" calcext:value-type="float">
            <text:p>0.117206122114485</text:p>
          </table:table-cell>
          <table:table-cell table:style-name="ce1" table:formula="of:=STDEVPA([.M2:.M31])" office:value-type="float" office:value="0.203913445875692" calcext:value-type="float">
            <text:p>0.203913445875692</text:p>
          </table:table-cell>
          <table:table-cell table:style-name="ce1" table:formula="of:=STDEVPA([.N2:.N31])" office:value-type="float" office:value="0.922976744004121" calcext:value-type="float">
            <text:p>0.922976744004121</text:p>
          </table:table-cell>
        </table:table-row>
        <table:table-row table:style-name="ro1">
          <table:table-cell table:style-name="ce1" office:value-type="float" office:value="0.0116" calcext:value-type="float">
            <text:p>0.0116</text:p>
          </table:table-cell>
          <table:table-cell table:style-name="ce1" table:formula="of:=0.0116*2" office:value-type="float" office:value="0.0232" calcext:value-type="float">
            <text:p>0.0232</text:p>
          </table:table-cell>
          <table:table-cell table:style-name="ce1" office:value-type="float" office:value="0.0928" calcext:value-type="float">
            <text:p>0.0928</text:p>
          </table:table-cell>
          <table:table-cell table:style-name="ce1" table:formula="of:=0.0928*2" office:value-type="float" office:value="0.1856" calcext:value-type="float">
            <text:p>0.1856</text:p>
          </table:table-cell>
          <table:table-cell table:style-name="ce1" table:formula="of:=0.0928*2" office:value-type="float" office:value="0.1856" calcext:value-type="float">
            <text:p>0.1856</text:p>
          </table:table-cell>
          <table:table-cell table:style-name="ce1" table:formula="of:=0.0928*4" office:value-type="float" office:value="0.3712" calcext:value-type="float">
            <text:p>0.3712</text:p>
          </table:table-cell>
          <table:table-cell table:style-name="ce1" table:formula="of:=0.0928*4" office:value-type="float" office:value="0.3712" calcext:value-type="float">
            <text:p>0.3712</text:p>
          </table:table-cell>
          <table:table-cell table:style-name="ce1" table:formula="of:=0.0928*8" office:value-type="float" office:value="0.7424" calcext:value-type="float">
            <text:p>0.7424</text:p>
          </table:table-cell>
          <table:table-cell table:style-name="ce1" office:value-type="float" office:value="0.0832" calcext:value-type="float">
            <text:p>0.0832</text:p>
          </table:table-cell>
          <table:table-cell table:style-name="ce1" table:formula="of:=0.0832*2" office:value-type="float" office:value="0.1664" calcext:value-type="float">
            <text:p>0.1664</text:p>
          </table:table-cell>
          <table:table-cell table:style-name="ce1" table:formula="of:=0.0832*2" office:value-type="float" office:value="0.1664" calcext:value-type="float">
            <text:p>0.1664</text:p>
          </table:table-cell>
          <table:table-cell table:style-name="ce1" table:formula="of:=0.0832*4" office:value-type="float" office:value="0.3328" calcext:value-type="float">
            <text:p>0.3328</text:p>
          </table:table-cell>
          <table:table-cell table:style-name="ce1" table:formula="of:=0.0832*4" office:value-type="float" office:value="0.3328" calcext:value-type="float">
            <text:p>0.3328</text:p>
          </table:table-cell>
          <table:table-cell table:style-name="ce1" table:formula="of:=0.0832*8" office:value-type="float" office:value="0.6656" calcext:value-type="float">
            <text:p>0.665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5.large_1_1</text:p>
          </table:table-cell>
          <table:table-cell office:value-type="string" calcext:value-type="string">
            <text:p>c5.large_1_2</text:p>
          </table:table-cell>
          <table:table-cell office:value-type="string" calcext:value-type="string">
            <text:p>c5.large_2_2</text:p>
          </table:table-cell>
          <table:table-cell office:value-type="string" calcext:value-type="string">
            <text:p>c5.large_1_4</text:p>
          </table:table-cell>
          <table:table-cell office:value-type="string" calcext:value-type="string">
            <text:p>c5.large_2_4</text:p>
          </table:table-cell>
          <table:table-cell office:value-type="string" calcext:value-type="string">
            <text:p>c5.large_1_8</text:p>
          </table:table-cell>
          <table:table-cell office:value-type="string" calcext:value-type="string">
            <text:p>c5.large_2_8</text:p>
          </table:table-cell>
          <table:table-cell office:value-type="string" calcext:value-type="string">
            <text:p>c5.xlarge_1_1</text:p>
          </table:table-cell>
          <table:table-cell office:value-type="string" calcext:value-type="string">
            <text:p>c5.xlarge_1_2</text:p>
          </table:table-cell>
          <table:table-cell office:value-type="string" calcext:value-type="string">
            <text:p>c5.xlarge_2_2</text:p>
          </table:table-cell>
          <table:table-cell office:value-type="string" calcext:value-type="string">
            <text:p>c5.xlarge_1_4</text:p>
          </table:table-cell>
          <table:table-cell office:value-type="string" calcext:value-type="string">
            <text:p>c5.xlarge_2_4</text:p>
          </table:table-cell>
          <table:table-cell office:value-type="string" calcext:value-type="string">
            <text:p>c5.xlarge_4_4</text:p>
          </table:table-cell>
          <table:table-cell office:value-type="string" calcext:value-type="string">
            <text:p>c5.xlarge_1_8</text:p>
          </table:table-cell>
        </table:table-row>
        <table:table-row table:style-name="ro1">
          <table:table-cell office:value-type="float" office:value="0.645676" calcext:value-type="float">
            <text:p>0.645676</text:p>
          </table:table-cell>
          <table:table-cell office:value-type="float" office:value="4.623998" calcext:value-type="float">
            <text:p>4.623998</text:p>
          </table:table-cell>
          <table:table-cell office:value-type="float" office:value="7.532264" calcext:value-type="float">
            <text:p>7.532264</text:p>
          </table:table-cell>
          <table:table-cell office:value-type="float" office:value="6.654346" calcext:value-type="float">
            <text:p>6.654346</text:p>
          </table:table-cell>
          <table:table-cell office:value-type="float" office:value="18.46651" calcext:value-type="float">
            <text:p>18.46651</text:p>
          </table:table-cell>
          <table:table-cell office:value-type="float" office:value="13.031467" calcext:value-type="float">
            <text:p>13.031467</text:p>
          </table:table-cell>
          <table:table-cell office:value-type="float" office:value="26.2818" calcext:value-type="float">
            <text:p>26.2818</text:p>
          </table:table-cell>
          <table:table-cell office:value-type="float" office:value="0.6008872" calcext:value-type="float">
            <text:p>0.6008872</text:p>
          </table:table-cell>
          <table:table-cell office:value-type="float" office:value="0.497022" calcext:value-type="float">
            <text:p>0.497022</text:p>
          </table:table-cell>
          <table:table-cell office:value-type="float" office:value="0.501046" calcext:value-type="float">
            <text:p>0.501046</text:p>
          </table:table-cell>
          <table:table-cell office:value-type="float" office:value="8.13479" calcext:value-type="float">
            <text:p>8.13479</text:p>
          </table:table-cell>
          <table:table-cell office:value-type="float" office:value="9.163971" calcext:value-type="float">
            <text:p>9.163971</text:p>
          </table:table-cell>
          <table:table-cell office:value-type="float" office:value="12.337873" calcext:value-type="float">
            <text:p>12.337873</text:p>
          </table:table-cell>
          <table:table-cell office:value-type="float" office:value="6.727688" calcext:value-type="float">
            <text:p>6.727688</text:p>
          </table:table-cell>
        </table:table-row>
        <table:table-row table:style-name="ro1">
          <table:table-cell office:value-type="float" office:value="0.648402" calcext:value-type="float">
            <text:p>0.648402</text:p>
          </table:table-cell>
          <table:table-cell office:value-type="float" office:value="4.853444" calcext:value-type="float">
            <text:p>4.853444</text:p>
          </table:table-cell>
          <table:table-cell office:value-type="float" office:value="7.549071" calcext:value-type="float">
            <text:p>7.549071</text:p>
          </table:table-cell>
          <table:table-cell office:value-type="float" office:value="6.755535" calcext:value-type="float">
            <text:p>6.755535</text:p>
          </table:table-cell>
          <table:table-cell office:value-type="float" office:value="18.73816" calcext:value-type="float">
            <text:p>18.73816</text:p>
          </table:table-cell>
          <table:table-cell office:value-type="float" office:value="13.683797" calcext:value-type="float">
            <text:p>13.683797</text:p>
          </table:table-cell>
          <table:table-cell office:value-type="float" office:value="26.46173" calcext:value-type="float">
            <text:p>26.46173</text:p>
          </table:table-cell>
          <table:table-cell office:value-type="float" office:value="0.5317354" calcext:value-type="float">
            <text:p>0.5317354</text:p>
          </table:table-cell>
          <table:table-cell office:value-type="float" office:value="0.498663" calcext:value-type="float">
            <text:p>0.498663</text:p>
          </table:table-cell>
          <table:table-cell office:value-type="float" office:value="0.502344" calcext:value-type="float">
            <text:p>0.502344</text:p>
          </table:table-cell>
          <table:table-cell office:value-type="float" office:value="8.17323" calcext:value-type="float">
            <text:p>8.17323</text:p>
          </table:table-cell>
          <table:table-cell office:value-type="float" office:value="8.558435" calcext:value-type="float">
            <text:p>8.558435</text:p>
          </table:table-cell>
          <table:table-cell office:value-type="float" office:value="13.361788" calcext:value-type="float">
            <text:p>13.361788</text:p>
          </table:table-cell>
          <table:table-cell office:value-type="float" office:value="7.063796" calcext:value-type="float">
            <text:p>7.063796</text:p>
          </table:table-cell>
        </table:table-row>
        <table:table-row table:style-name="ro1">
          <table:table-cell office:value-type="float" office:value="0.648571" calcext:value-type="float">
            <text:p>0.648571</text:p>
          </table:table-cell>
          <table:table-cell office:value-type="float" office:value="4.913619" calcext:value-type="float">
            <text:p>4.913619</text:p>
          </table:table-cell>
          <table:table-cell office:value-type="float" office:value="7.575291" calcext:value-type="float">
            <text:p>7.575291</text:p>
          </table:table-cell>
          <table:table-cell office:value-type="float" office:value="6.926283" calcext:value-type="float">
            <text:p>6.926283</text:p>
          </table:table-cell>
          <table:table-cell office:value-type="float" office:value="18.75262" calcext:value-type="float">
            <text:p>18.75262</text:p>
          </table:table-cell>
          <table:table-cell office:value-type="float" office:value="13.005666" calcext:value-type="float">
            <text:p>13.005666</text:p>
          </table:table-cell>
          <table:table-cell office:value-type="float" office:value="26.47311" calcext:value-type="float">
            <text:p>26.47311</text:p>
          </table:table-cell>
          <table:table-cell office:value-type="float" office:value="0.6001089" calcext:value-type="float">
            <text:p>0.6001089</text:p>
          </table:table-cell>
          <table:table-cell office:value-type="float" office:value="0.499383" calcext:value-type="float">
            <text:p>0.499383</text:p>
          </table:table-cell>
          <table:table-cell office:value-type="float" office:value="0.502665" calcext:value-type="float">
            <text:p>0.502665</text:p>
          </table:table-cell>
          <table:table-cell office:value-type="float" office:value="8.345596" calcext:value-type="float">
            <text:p>8.345596</text:p>
          </table:table-cell>
          <table:table-cell office:value-type="float" office:value="9.256802" calcext:value-type="float">
            <text:p>9.256802</text:p>
          </table:table-cell>
          <table:table-cell office:value-type="float" office:value="12.785083" calcext:value-type="float">
            <text:p>12.785083</text:p>
          </table:table-cell>
          <table:table-cell office:value-type="float" office:value="6.772135" calcext:value-type="float">
            <text:p>6.772135</text:p>
          </table:table-cell>
        </table:table-row>
        <table:table-row table:style-name="ro1">
          <table:table-cell office:value-type="float" office:value="0.65044" calcext:value-type="float">
            <text:p>0.65044</text:p>
          </table:table-cell>
          <table:table-cell office:value-type="float" office:value="4.923963" calcext:value-type="float">
            <text:p>4.923963</text:p>
          </table:table-cell>
          <table:table-cell office:value-type="float" office:value="7.59399" calcext:value-type="float">
            <text:p>7.59399</text:p>
          </table:table-cell>
          <table:table-cell office:value-type="float" office:value="6.962729" calcext:value-type="float">
            <text:p>6.962729</text:p>
          </table:table-cell>
          <table:table-cell office:value-type="float" office:value="18.79791" calcext:value-type="float">
            <text:p>18.79791</text:p>
          </table:table-cell>
          <table:table-cell office:value-type="float" office:value="13.647755" calcext:value-type="float">
            <text:p>13.647755</text:p>
          </table:table-cell>
          <table:table-cell office:value-type="float" office:value="26.51742" calcext:value-type="float">
            <text:p>26.51742</text:p>
          </table:table-cell>
          <table:table-cell office:value-type="float" office:value="0.5588242" calcext:value-type="float">
            <text:p>0.5588242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502689" calcext:value-type="float">
            <text:p>0.502689</text:p>
          </table:table-cell>
          <table:table-cell office:value-type="float" office:value="8.366752" calcext:value-type="float">
            <text:p>8.366752</text:p>
          </table:table-cell>
          <table:table-cell office:value-type="float" office:value="9.849539" calcext:value-type="float">
            <text:p>9.849539</text:p>
          </table:table-cell>
          <table:table-cell office:value-type="float" office:value="13.404975" calcext:value-type="float">
            <text:p>13.404975</text:p>
          </table:table-cell>
          <table:table-cell office:value-type="float" office:value="6.975273" calcext:value-type="float">
            <text:p>6.975273</text:p>
          </table:table-cell>
        </table:table-row>
        <table:table-row table:style-name="ro1">
          <table:table-cell office:value-type="float" office:value="0.651071" calcext:value-type="float">
            <text:p>0.651071</text:p>
          </table:table-cell>
          <table:table-cell office:value-type="float" office:value="4.925186" calcext:value-type="float">
            <text:p>4.925186</text:p>
          </table:table-cell>
          <table:table-cell office:value-type="float" office:value="7.608302" calcext:value-type="float">
            <text:p>7.608302</text:p>
          </table:table-cell>
          <table:table-cell office:value-type="float" office:value="6.982813" calcext:value-type="float">
            <text:p>6.982813</text:p>
          </table:table-cell>
          <table:table-cell office:value-type="float" office:value="18.81366" calcext:value-type="float">
            <text:p>18.81366</text:p>
          </table:table-cell>
          <table:table-cell office:value-type="float" office:value="13.737269" calcext:value-type="float">
            <text:p>13.737269</text:p>
          </table:table-cell>
          <table:table-cell office:value-type="float" office:value="26.57359" calcext:value-type="float">
            <text:p>26.57359</text:p>
          </table:table-cell>
          <table:table-cell office:value-type="float" office:value="0.6028157" calcext:value-type="float">
            <text:p>0.6028157</text:p>
          </table:table-cell>
          <table:table-cell office:value-type="float" office:value="0.501279" calcext:value-type="float">
            <text:p>0.501279</text:p>
          </table:table-cell>
          <table:table-cell office:value-type="float" office:value="0.503148" calcext:value-type="float">
            <text:p>0.503148</text:p>
          </table:table-cell>
          <table:table-cell office:value-type="float" office:value="8.564069" calcext:value-type="float">
            <text:p>8.564069</text:p>
          </table:table-cell>
          <table:table-cell office:value-type="float" office:value="9.423099" calcext:value-type="float">
            <text:p>9.423099</text:p>
          </table:table-cell>
          <table:table-cell office:value-type="float" office:value="12.242943" calcext:value-type="float">
            <text:p>12.242943</text:p>
          </table:table-cell>
          <table:table-cell office:value-type="float" office:value="7.494627" calcext:value-type="float">
            <text:p>7.494627</text:p>
          </table:table-cell>
        </table:table-row>
        <table:table-row table:style-name="ro1">
          <table:table-cell office:value-type="float" office:value="0.652291" calcext:value-type="float">
            <text:p>0.652291</text:p>
          </table:table-cell>
          <table:table-cell office:value-type="float" office:value="4.937477" calcext:value-type="float">
            <text:p>4.937477</text:p>
          </table:table-cell>
          <table:table-cell office:value-type="float" office:value="7.643295" calcext:value-type="float">
            <text:p>7.643295</text:p>
          </table:table-cell>
          <table:table-cell office:value-type="float" office:value="7.074825" calcext:value-type="float">
            <text:p>7.074825</text:p>
          </table:table-cell>
          <table:table-cell office:value-type="float" office:value="18.9018" calcext:value-type="float">
            <text:p>18.9018</text:p>
          </table:table-cell>
          <table:table-cell office:value-type="float" office:value="13.759351" calcext:value-type="float">
            <text:p>13.759351</text:p>
          </table:table-cell>
          <table:table-cell office:value-type="float" office:value="26.58112" calcext:value-type="float">
            <text:p>26.58112</text:p>
          </table:table-cell>
          <table:table-cell office:value-type="float" office:value="0.604429" calcext:value-type="float">
            <text:p>0.604429</text:p>
          </table:table-cell>
          <table:table-cell office:value-type="float" office:value="0.501857" calcext:value-type="float">
            <text:p>0.501857</text:p>
          </table:table-cell>
          <table:table-cell office:value-type="float" office:value="0.503564" calcext:value-type="float">
            <text:p>0.503564</text:p>
          </table:table-cell>
          <table:table-cell office:value-type="float" office:value="8.581774" calcext:value-type="float">
            <text:p>8.581774</text:p>
          </table:table-cell>
          <table:table-cell office:value-type="float" office:value="8.977407" calcext:value-type="float">
            <text:p>8.977407</text:p>
          </table:table-cell>
          <table:table-cell office:value-type="float" office:value="13.831123" calcext:value-type="float">
            <text:p>13.831123</text:p>
          </table:table-cell>
          <table:table-cell office:value-type="float" office:value="7.100406" calcext:value-type="float">
            <text:p>7.100406</text:p>
          </table:table-cell>
        </table:table-row>
        <table:table-row table:style-name="ro1">
          <table:table-cell office:value-type="float" office:value="0.652433" calcext:value-type="float">
            <text:p>0.652433</text:p>
          </table:table-cell>
          <table:table-cell office:value-type="float" office:value="4.946347" calcext:value-type="float">
            <text:p>4.946347</text:p>
          </table:table-cell>
          <table:table-cell office:value-type="float" office:value="7.683774" calcext:value-type="float">
            <text:p>7.683774</text:p>
          </table:table-cell>
          <table:table-cell office:value-type="float" office:value="7.102832" calcext:value-type="float">
            <text:p>7.102832</text:p>
          </table:table-cell>
          <table:table-cell office:value-type="float" office:value="18.91683" calcext:value-type="float">
            <text:p>18.91683</text:p>
          </table:table-cell>
          <table:table-cell office:value-type="float" office:value="13.319958" calcext:value-type="float">
            <text:p>13.319958</text:p>
          </table:table-cell>
          <table:table-cell office:value-type="float" office:value="26.59109" calcext:value-type="float">
            <text:p>26.59109</text:p>
          </table:table-cell>
          <table:table-cell office:value-type="float" office:value="0.5271185" calcext:value-type="float">
            <text:p>0.5271185</text:p>
          </table:table-cell>
          <table:table-cell office:value-type="float" office:value="0.502107" calcext:value-type="float">
            <text:p>0.502107</text:p>
          </table:table-cell>
          <table:table-cell office:value-type="float" office:value="0.505137" calcext:value-type="float">
            <text:p>0.505137</text:p>
          </table:table-cell>
          <table:table-cell office:value-type="float" office:value="8.628517" calcext:value-type="float">
            <text:p>8.628517</text:p>
          </table:table-cell>
          <table:table-cell office:value-type="float" office:value="9.202813" calcext:value-type="float">
            <text:p>9.202813</text:p>
          </table:table-cell>
          <table:table-cell office:value-type="float" office:value="13.274809" calcext:value-type="float">
            <text:p>13.274809</text:p>
          </table:table-cell>
          <table:table-cell office:value-type="float" office:value="7.509582" calcext:value-type="float">
            <text:p>7.509582</text:p>
          </table:table-cell>
        </table:table-row>
        <table:table-row table:style-name="ro1">
          <table:table-cell office:value-type="float" office:value="0.652998" calcext:value-type="float">
            <text:p>0.652998</text:p>
          </table:table-cell>
          <table:table-cell office:value-type="float" office:value="4.961176" calcext:value-type="float">
            <text:p>4.961176</text:p>
          </table:table-cell>
          <table:table-cell office:value-type="float" office:value="7.686361" calcext:value-type="float">
            <text:p>7.686361</text:p>
          </table:table-cell>
          <table:table-cell office:value-type="float" office:value="7.105336" calcext:value-type="float">
            <text:p>7.105336</text:p>
          </table:table-cell>
          <table:table-cell office:value-type="float" office:value="19.02024" calcext:value-type="float">
            <text:p>19.02024</text:p>
          </table:table-cell>
          <table:table-cell office:value-type="float" office:value="13.504316" calcext:value-type="float">
            <text:p>13.504316</text:p>
          </table:table-cell>
          <table:table-cell office:value-type="float" office:value="26.62544" calcext:value-type="float">
            <text:p>26.62544</text:p>
          </table:table-cell>
          <table:table-cell office:value-type="float" office:value="0.602945" calcext:value-type="float">
            <text:p>0.602945</text:p>
          </table:table-cell>
          <table:table-cell office:value-type="float" office:value="0.502137" calcext:value-type="float">
            <text:p>0.502137</text:p>
          </table:table-cell>
          <table:table-cell office:value-type="float" office:value="0.505259" calcext:value-type="float">
            <text:p>0.505259</text:p>
          </table:table-cell>
          <table:table-cell office:value-type="float" office:value="8.677267" calcext:value-type="float">
            <text:p>8.677267</text:p>
          </table:table-cell>
          <table:table-cell office:value-type="float" office:value="9.000514" calcext:value-type="float">
            <text:p>9.000514</text:p>
          </table:table-cell>
          <table:table-cell office:value-type="float" office:value="13.498325" calcext:value-type="float">
            <text:p>13.498325</text:p>
          </table:table-cell>
          <table:table-cell office:value-type="float" office:value="6.923491" calcext:value-type="float">
            <text:p>6.923491</text:p>
          </table:table-cell>
        </table:table-row>
        <table:table-row table:style-name="ro1">
          <table:table-cell office:value-type="float" office:value="0.653543" calcext:value-type="float">
            <text:p>0.653543</text:p>
          </table:table-cell>
          <table:table-cell office:value-type="float" office:value="5.26883" calcext:value-type="float">
            <text:p>5.26883</text:p>
          </table:table-cell>
          <table:table-cell office:value-type="float" office:value="7.689639" calcext:value-type="float">
            <text:p>7.689639</text:p>
          </table:table-cell>
          <table:table-cell office:value-type="float" office:value="7.14248" calcext:value-type="float">
            <text:p>7.14248</text:p>
          </table:table-cell>
          <table:table-cell office:value-type="float" office:value="19.0288" calcext:value-type="float">
            <text:p>19.0288</text:p>
          </table:table-cell>
          <table:table-cell office:value-type="float" office:value="12.835985" calcext:value-type="float">
            <text:p>12.835985</text:p>
          </table:table-cell>
          <table:table-cell office:value-type="float" office:value="26.65827" calcext:value-type="float">
            <text:p>26.65827</text:p>
          </table:table-cell>
          <table:table-cell office:value-type="float" office:value="0.5985192" calcext:value-type="float">
            <text:p>0.5985192</text:p>
          </table:table-cell>
          <table:table-cell office:value-type="float" office:value="0.505731" calcext:value-type="float">
            <text:p>0.505731</text:p>
          </table:table-cell>
          <table:table-cell office:value-type="float" office:value="0.505761" calcext:value-type="float">
            <text:p>0.505761</text:p>
          </table:table-cell>
          <table:table-cell office:value-type="float" office:value="8.764916" calcext:value-type="float">
            <text:p>8.764916</text:p>
          </table:table-cell>
          <table:table-cell office:value-type="float" office:value="8.686251" calcext:value-type="float">
            <text:p>8.686251</text:p>
          </table:table-cell>
          <table:table-cell office:value-type="float" office:value="14.127935" calcext:value-type="float">
            <text:p>14.127935</text:p>
          </table:table-cell>
          <table:table-cell office:value-type="float" office:value="7.305014" calcext:value-type="float">
            <text:p>7.305014</text:p>
          </table:table-cell>
        </table:table-row>
        <table:table-row table:style-name="ro1">
          <table:table-cell office:value-type="float" office:value="0.653757" calcext:value-type="float">
            <text:p>0.653757</text:p>
          </table:table-cell>
          <table:table-cell office:value-type="float" office:value="5.293396" calcext:value-type="float">
            <text:p>5.293396</text:p>
          </table:table-cell>
          <table:table-cell office:value-type="float" office:value="7.694739" calcext:value-type="float">
            <text:p>7.694739</text:p>
          </table:table-cell>
          <table:table-cell office:value-type="float" office:value="7.14931" calcext:value-type="float">
            <text:p>7.14931</text:p>
          </table:table-cell>
          <table:table-cell office:value-type="float" office:value="19.03346" calcext:value-type="float">
            <text:p>19.03346</text:p>
          </table:table-cell>
          <table:table-cell office:value-type="float" office:value="12.909382" calcext:value-type="float">
            <text:p>12.909382</text:p>
          </table:table-cell>
          <table:table-cell office:value-type="float" office:value="26.69186" calcext:value-type="float">
            <text:p>26.69186</text:p>
          </table:table-cell>
          <table:table-cell office:value-type="float" office:value="0.5275615" calcext:value-type="float">
            <text:p>0.5275615</text:p>
          </table:table-cell>
          <table:table-cell office:value-type="float" office:value="0.505837" calcext:value-type="float">
            <text:p>0.505837</text:p>
          </table:table-cell>
          <table:table-cell office:value-type="float" office:value="0.50757" calcext:value-type="float">
            <text:p>0.50757</text:p>
          </table:table-cell>
          <table:table-cell office:value-type="float" office:value="8.786257" calcext:value-type="float">
            <text:p>8.786257</text:p>
          </table:table-cell>
          <table:table-cell office:value-type="float" office:value="8.894782" calcext:value-type="float">
            <text:p>8.894782</text:p>
          </table:table-cell>
          <table:table-cell office:value-type="float" office:value="13.105655" calcext:value-type="float">
            <text:p>13.105655</text:p>
          </table:table-cell>
          <table:table-cell office:value-type="float" office:value="7.048192" calcext:value-type="float">
            <text:p>7.048192</text:p>
          </table:table-cell>
        </table:table-row>
        <table:table-row table:style-name="ro1">
          <table:table-cell office:value-type="float" office:value="0.655394" calcext:value-type="float">
            <text:p>0.655394</text:p>
          </table:table-cell>
          <table:table-cell office:value-type="float" office:value="5.301041" calcext:value-type="float">
            <text:p>5.301041</text:p>
          </table:table-cell>
          <table:table-cell office:value-type="float" office:value="7.71681" calcext:value-type="float">
            <text:p>7.71681</text:p>
          </table:table-cell>
          <table:table-cell office:value-type="float" office:value="7.17039" calcext:value-type="float">
            <text:p>7.17039</text:p>
          </table:table-cell>
          <table:table-cell office:value-type="float" office:value="19.0664" calcext:value-type="float">
            <text:p>19.0664</text:p>
          </table:table-cell>
          <table:table-cell office:value-type="float" office:value="13.282673" calcext:value-type="float">
            <text:p>13.282673</text:p>
          </table:table-cell>
          <table:table-cell office:value-type="float" office:value="26.70815" calcext:value-type="float">
            <text:p>26.70815</text:p>
          </table:table-cell>
          <table:table-cell office:value-type="float" office:value="0.5235104" calcext:value-type="float">
            <text:p>0.5235104</text:p>
          </table:table-cell>
          <table:table-cell office:value-type="float" office:value="0.50609" calcext:value-type="float">
            <text:p>0.50609</text:p>
          </table:table-cell>
          <table:table-cell office:value-type="float" office:value="0.50761" calcext:value-type="float">
            <text:p>0.50761</text:p>
          </table:table-cell>
          <table:table-cell office:value-type="float" office:value="8.851884" calcext:value-type="float">
            <text:p>8.851884</text:p>
          </table:table-cell>
          <table:table-cell office:value-type="float" office:value="8.808878" calcext:value-type="float">
            <text:p>8.808878</text:p>
          </table:table-cell>
          <table:table-cell office:value-type="float" office:value="13.028223" calcext:value-type="float">
            <text:p>13.028223</text:p>
          </table:table-cell>
          <table:table-cell office:value-type="float" office:value="7.142571" calcext:value-type="float">
            <text:p>7.142571</text:p>
          </table:table-cell>
        </table:table-row>
        <table:table-row table:style-name="ro1">
          <table:table-cell office:value-type="float" office:value="0.655556" calcext:value-type="float">
            <text:p>0.655556</text:p>
          </table:table-cell>
          <table:table-cell office:value-type="float" office:value="5.321784" calcext:value-type="float">
            <text:p>5.321784</text:p>
          </table:table-cell>
          <table:table-cell office:value-type="float" office:value="7.746605" calcext:value-type="float">
            <text:p>7.746605</text:p>
          </table:table-cell>
          <table:table-cell office:value-type="float" office:value="7.22829" calcext:value-type="float">
            <text:p>7.22829</text:p>
          </table:table-cell>
          <table:table-cell office:value-type="float" office:value="19.10195" calcext:value-type="float">
            <text:p>19.10195</text:p>
          </table:table-cell>
          <table:table-cell office:value-type="float" office:value="12.075298" calcext:value-type="float">
            <text:p>12.075298</text:p>
          </table:table-cell>
          <table:table-cell office:value-type="float" office:value="26.79688" calcext:value-type="float">
            <text:p>26.79688</text:p>
          </table:table-cell>
          <table:table-cell office:value-type="float" office:value="0.5424845" calcext:value-type="float">
            <text:p>0.5424845</text:p>
          </table:table-cell>
          <table:table-cell office:value-type="float" office:value="0.506346" calcext:value-type="float">
            <text:p>0.506346</text:p>
          </table:table-cell>
          <table:table-cell office:value-type="float" office:value="0.507707" calcext:value-type="float">
            <text:p>0.507707</text:p>
          </table:table-cell>
          <table:table-cell office:value-type="float" office:value="8.858341" calcext:value-type="float">
            <text:p>8.858341</text:p>
          </table:table-cell>
          <table:table-cell office:value-type="float" office:value="8.678236" calcext:value-type="float">
            <text:p>8.678236</text:p>
          </table:table-cell>
          <table:table-cell office:value-type="float" office:value="13.626047" calcext:value-type="float">
            <text:p>13.626047</text:p>
          </table:table-cell>
          <table:table-cell office:value-type="float" office:value="6.98541" calcext:value-type="float">
            <text:p>6.98541</text:p>
          </table:table-cell>
        </table:table-row>
        <table:table-row table:style-name="ro1">
          <table:table-cell office:value-type="float" office:value="0.655556" calcext:value-type="float">
            <text:p>0.655556</text:p>
          </table:table-cell>
          <table:table-cell office:value-type="float" office:value="5.374205" calcext:value-type="float">
            <text:p>5.374205</text:p>
          </table:table-cell>
          <table:table-cell office:value-type="float" office:value="7.763898" calcext:value-type="float">
            <text:p>7.763898</text:p>
          </table:table-cell>
          <table:table-cell office:value-type="float" office:value="7.253107" calcext:value-type="float">
            <text:p>7.253107</text:p>
          </table:table-cell>
          <table:table-cell office:value-type="float" office:value="19.33004" calcext:value-type="float">
            <text:p>19.33004</text:p>
          </table:table-cell>
          <table:table-cell office:value-type="float" office:value="12.554808" calcext:value-type="float">
            <text:p>12.554808</text:p>
          </table:table-cell>
          <table:table-cell office:value-type="float" office:value="26.89109" calcext:value-type="float">
            <text:p>26.89109</text:p>
          </table:table-cell>
          <table:table-cell office:value-type="float" office:value="0.5410687" calcext:value-type="float">
            <text:p>0.5410687</text:p>
          </table:table-cell>
          <table:table-cell office:value-type="float" office:value="0.506505" calcext:value-type="float">
            <text:p>0.506505</text:p>
          </table:table-cell>
          <table:table-cell office:value-type="float" office:value="0.511563" calcext:value-type="float">
            <text:p>0.511563</text:p>
          </table:table-cell>
          <table:table-cell office:value-type="float" office:value="9.013824" calcext:value-type="float">
            <text:p>9.013824</text:p>
          </table:table-cell>
          <table:table-cell office:value-type="float" office:value="8.757594" calcext:value-type="float">
            <text:p>8.757594</text:p>
          </table:table-cell>
          <table:table-cell office:value-type="float" office:value="13.900996" calcext:value-type="float">
            <text:p>13.900996</text:p>
          </table:table-cell>
          <table:table-cell office:value-type="float" office:value="7.455403" calcext:value-type="float">
            <text:p>7.455403</text:p>
          </table:table-cell>
        </table:table-row>
        <table:table-row table:style-name="ro1">
          <table:table-cell office:value-type="float" office:value="0.655727" calcext:value-type="float">
            <text:p>0.655727</text:p>
          </table:table-cell>
          <table:table-cell office:value-type="float" office:value="5.402422" calcext:value-type="float">
            <text:p>5.402422</text:p>
          </table:table-cell>
          <table:table-cell office:value-type="float" office:value="7.770539" calcext:value-type="float">
            <text:p>7.770539</text:p>
          </table:table-cell>
          <table:table-cell office:value-type="float" office:value="7.347575" calcext:value-type="float">
            <text:p>7.347575</text:p>
          </table:table-cell>
          <table:table-cell office:value-type="float" office:value="19.36174" calcext:value-type="float">
            <text:p>19.36174</text:p>
          </table:table-cell>
          <table:table-cell office:value-type="float" office:value="13.683572" calcext:value-type="float">
            <text:p>13.683572</text:p>
          </table:table-cell>
          <table:table-cell office:value-type="float" office:value="26.91462" calcext:value-type="float">
            <text:p>26.91462</text:p>
          </table:table-cell>
          <table:table-cell office:value-type="float" office:value="0.6007573" calcext:value-type="float">
            <text:p>0.6007573</text:p>
          </table:table-cell>
          <table:table-cell office:value-type="float" office:value="0.506808" calcext:value-type="float">
            <text:p>0.506808</text:p>
          </table:table-cell>
          <table:table-cell office:value-type="float" office:value="0.514502" calcext:value-type="float">
            <text:p>0.514502</text:p>
          </table:table-cell>
          <table:table-cell office:value-type="float" office:value="9.052423" calcext:value-type="float">
            <text:p>9.052423</text:p>
          </table:table-cell>
          <table:table-cell office:value-type="float" office:value="8.730084" calcext:value-type="float">
            <text:p>8.730084</text:p>
          </table:table-cell>
          <table:table-cell office:value-type="float" office:value="13.301253" calcext:value-type="float">
            <text:p>13.301253</text:p>
          </table:table-cell>
          <table:table-cell office:value-type="float" office:value="6.499349" calcext:value-type="float">
            <text:p>6.499349</text:p>
          </table:table-cell>
        </table:table-row>
        <table:table-row table:style-name="ro1">
          <table:table-cell office:value-type="float" office:value="0.656888" calcext:value-type="float">
            <text:p>0.656888</text:p>
          </table:table-cell>
          <table:table-cell office:value-type="float" office:value="5.417648" calcext:value-type="float">
            <text:p>5.417648</text:p>
          </table:table-cell>
          <table:table-cell office:value-type="float" office:value="7.779813" calcext:value-type="float">
            <text:p>7.779813</text:p>
          </table:table-cell>
          <table:table-cell office:value-type="float" office:value="7.377309" calcext:value-type="float">
            <text:p>7.377309</text:p>
          </table:table-cell>
          <table:table-cell office:value-type="float" office:value="19.4024" calcext:value-type="float">
            <text:p>19.4024</text:p>
          </table:table-cell>
          <table:table-cell office:value-type="float" office:value="13.724391" calcext:value-type="float">
            <text:p>13.724391</text:p>
          </table:table-cell>
          <table:table-cell office:value-type="float" office:value="26.95902" calcext:value-type="float">
            <text:p>26.95902</text:p>
          </table:table-cell>
          <table:table-cell office:value-type="float" office:value="0.6107749" calcext:value-type="float">
            <text:p>0.6107749</text:p>
          </table:table-cell>
          <table:table-cell office:value-type="float" office:value="0.506875" calcext:value-type="float">
            <text:p>0.506875</text:p>
          </table:table-cell>
          <table:table-cell office:value-type="float" office:value="0.516928" calcext:value-type="float">
            <text:p>0.516928</text:p>
          </table:table-cell>
          <table:table-cell office:value-type="float" office:value="9.059523" calcext:value-type="float">
            <text:p>9.059523</text:p>
          </table:table-cell>
          <table:table-cell office:value-type="float" office:value="9.328693" calcext:value-type="float">
            <text:p>9.328693</text:p>
          </table:table-cell>
          <table:table-cell office:value-type="float" office:value="13.676233" calcext:value-type="float">
            <text:p>13.676233</text:p>
          </table:table-cell>
          <table:table-cell office:value-type="float" office:value="6.922229" calcext:value-type="float">
            <text:p>6.922229</text:p>
          </table:table-cell>
        </table:table-row>
        <table:table-row table:style-name="ro1">
          <table:table-cell office:value-type="float" office:value="0.656944" calcext:value-type="float">
            <text:p>0.656944</text:p>
          </table:table-cell>
          <table:table-cell office:value-type="float" office:value="5.501397" calcext:value-type="float">
            <text:p>5.501397</text:p>
          </table:table-cell>
          <table:table-cell office:value-type="float" office:value="7.798124" calcext:value-type="float">
            <text:p>7.798124</text:p>
          </table:table-cell>
          <table:table-cell office:value-type="float" office:value="7.404419" calcext:value-type="float">
            <text:p>7.404419</text:p>
          </table:table-cell>
          <table:table-cell office:value-type="float" office:value="19.40674" calcext:value-type="float">
            <text:p>19.40674</text:p>
          </table:table-cell>
          <table:table-cell office:value-type="float" office:value="13.710022" calcext:value-type="float">
            <text:p>13.710022</text:p>
          </table:table-cell>
          <table:table-cell office:value-type="float" office:value="27.00357" calcext:value-type="float">
            <text:p>27.00357</text:p>
          </table:table-cell>
          <table:table-cell office:value-type="float" office:value="0.6023917" calcext:value-type="float">
            <text:p>0.6023917</text:p>
          </table:table-cell>
          <table:table-cell office:value-type="float" office:value="0.506887" calcext:value-type="float">
            <text:p>0.506887</text:p>
          </table:table-cell>
          <table:table-cell office:value-type="float" office:value="0.517493" calcext:value-type="float">
            <text:p>0.517493</text:p>
          </table:table-cell>
          <table:table-cell office:value-type="float" office:value="9.094681" calcext:value-type="float">
            <text:p>9.094681</text:p>
          </table:table-cell>
          <table:table-cell office:value-type="float" office:value="9.744959" calcext:value-type="float">
            <text:p>9.744959</text:p>
          </table:table-cell>
          <table:table-cell office:value-type="float" office:value="13.963249" calcext:value-type="float">
            <text:p>13.963249</text:p>
          </table:table-cell>
          <table:table-cell office:value-type="float" office:value="6.749166" calcext:value-type="float">
            <text:p>6.749166</text:p>
          </table:table-cell>
        </table:table-row>
        <table:table-row table:style-name="ro1">
          <table:table-cell office:value-type="float" office:value="0.657565" calcext:value-type="float">
            <text:p>0.657565</text:p>
          </table:table-cell>
          <table:table-cell office:value-type="float" office:value="5.680646" calcext:value-type="float">
            <text:p>5.680646</text:p>
          </table:table-cell>
          <table:table-cell office:value-type="float" office:value="7.865043" calcext:value-type="float">
            <text:p>7.865043</text:p>
          </table:table-cell>
          <table:table-cell office:value-type="float" office:value="7.429038" calcext:value-type="float">
            <text:p>7.429038</text:p>
          </table:table-cell>
          <table:table-cell office:value-type="float" office:value="19.4763" calcext:value-type="float">
            <text:p>19.4763</text:p>
          </table:table-cell>
          <table:table-cell office:value-type="float" office:value="13.301899" calcext:value-type="float">
            <text:p>13.301899</text:p>
          </table:table-cell>
          <table:table-cell office:value-type="float" office:value="27.0102" calcext:value-type="float">
            <text:p>27.0102</text:p>
          </table:table-cell>
          <table:table-cell office:value-type="float" office:value="0.5266321" calcext:value-type="float">
            <text:p>0.5266321</text:p>
          </table:table-cell>
          <table:table-cell office:value-type="float" office:value="0.50752" calcext:value-type="float">
            <text:p>0.50752</text:p>
          </table:table-cell>
          <table:table-cell office:value-type="float" office:value="0.519332" calcext:value-type="float">
            <text:p>0.519332</text:p>
          </table:table-cell>
          <table:table-cell office:value-type="float" office:value="9.148269" calcext:value-type="float">
            <text:p>9.148269</text:p>
          </table:table-cell>
          <table:table-cell office:value-type="float" office:value="9.102223" calcext:value-type="float">
            <text:p>9.102223</text:p>
          </table:table-cell>
          <table:table-cell office:value-type="float" office:value="12.970476" calcext:value-type="float">
            <text:p>12.970476</text:p>
          </table:table-cell>
          <table:table-cell office:value-type="float" office:value="7.117585" calcext:value-type="float">
            <text:p>7.117585</text:p>
          </table:table-cell>
        </table:table-row>
        <table:table-row table:style-name="ro1">
          <table:table-cell office:value-type="float" office:value="0.657674" calcext:value-type="float">
            <text:p>0.657674</text:p>
          </table:table-cell>
          <table:table-cell office:value-type="float" office:value="5.69136" calcext:value-type="float">
            <text:p>5.69136</text:p>
          </table:table-cell>
          <table:table-cell office:value-type="float" office:value="7.886673" calcext:value-type="float">
            <text:p>7.886673</text:p>
          </table:table-cell>
          <table:table-cell office:value-type="float" office:value="7.465278" calcext:value-type="float">
            <text:p>7.465278</text:p>
          </table:table-cell>
          <table:table-cell office:value-type="float" office:value="19.49363" calcext:value-type="float">
            <text:p>19.49363</text:p>
          </table:table-cell>
          <table:table-cell office:value-type="float" office:value="13.609285" calcext:value-type="float">
            <text:p>13.609285</text:p>
          </table:table-cell>
          <table:table-cell office:value-type="float" office:value="27.14527" calcext:value-type="float">
            <text:p>27.14527</text:p>
          </table:table-cell>
          <table:table-cell office:value-type="float" office:value="0.6016929" calcext:value-type="float">
            <text:p>0.6016929</text:p>
          </table:table-cell>
          <table:table-cell office:value-type="float" office:value="0.509946" calcext:value-type="float">
            <text:p>0.509946</text:p>
          </table:table-cell>
          <table:table-cell office:value-type="float" office:value="0.521386" calcext:value-type="float">
            <text:p>0.521386</text:p>
          </table:table-cell>
          <table:table-cell office:value-type="float" office:value="9.23289" calcext:value-type="float">
            <text:p>9.23289</text:p>
          </table:table-cell>
          <table:table-cell office:value-type="float" office:value="8.878655" calcext:value-type="float">
            <text:p>8.878655</text:p>
          </table:table-cell>
          <table:table-cell office:value-type="float" office:value="12.964706" calcext:value-type="float">
            <text:p>12.964706</text:p>
          </table:table-cell>
          <table:table-cell office:value-type="float" office:value="6.774788" calcext:value-type="float">
            <text:p>6.774788</text:p>
          </table:table-cell>
        </table:table-row>
        <table:table-row table:style-name="ro1">
          <table:table-cell office:value-type="float" office:value="0.657736" calcext:value-type="float">
            <text:p>0.657736</text:p>
          </table:table-cell>
          <table:table-cell office:value-type="float" office:value="5.695688" calcext:value-type="float">
            <text:p>5.695688</text:p>
          </table:table-cell>
          <table:table-cell office:value-type="float" office:value="7.903174" calcext:value-type="float">
            <text:p>7.903174</text:p>
          </table:table-cell>
          <table:table-cell office:value-type="float" office:value="7.476716" calcext:value-type="float">
            <text:p>7.476716</text:p>
          </table:table-cell>
          <table:table-cell office:value-type="float" office:value="19.55951" calcext:value-type="float">
            <text:p>19.55951</text:p>
          </table:table-cell>
          <table:table-cell office:value-type="float" office:value="13.213191" calcext:value-type="float">
            <text:p>13.213191</text:p>
          </table:table-cell>
          <table:table-cell office:value-type="float" office:value="27.16751" calcext:value-type="float">
            <text:p>27.16751</text:p>
          </table:table-cell>
          <table:table-cell office:value-type="float" office:value="0.5996723" calcext:value-type="float">
            <text:p>0.5996723</text:p>
          </table:table-cell>
          <table:table-cell office:value-type="float" office:value="0.511182" calcext:value-type="float">
            <text:p>0.511182</text:p>
          </table:table-cell>
          <table:table-cell office:value-type="float" office:value="0.524626" calcext:value-type="float">
            <text:p>0.524626</text:p>
          </table:table-cell>
          <table:table-cell office:value-type="float" office:value="9.374635" calcext:value-type="float">
            <text:p>9.374635</text:p>
          </table:table-cell>
          <table:table-cell office:value-type="float" office:value="9.563857" calcext:value-type="float">
            <text:p>9.563857</text:p>
          </table:table-cell>
          <table:table-cell office:value-type="float" office:value="13.091905" calcext:value-type="float">
            <text:p>13.091905</text:p>
          </table:table-cell>
          <table:table-cell office:value-type="float" office:value="7.453285" calcext:value-type="float">
            <text:p>7.453285</text:p>
          </table:table-cell>
        </table:table-row>
        <table:table-row table:style-name="ro1">
          <table:table-cell office:value-type="float" office:value="0.657852" calcext:value-type="float">
            <text:p>0.657852</text:p>
          </table:table-cell>
          <table:table-cell office:value-type="float" office:value="5.702793" calcext:value-type="float">
            <text:p>5.702793</text:p>
          </table:table-cell>
          <table:table-cell office:value-type="float" office:value="7.912469" calcext:value-type="float">
            <text:p>7.912469</text:p>
          </table:table-cell>
          <table:table-cell office:value-type="float" office:value="7.485624" calcext:value-type="float">
            <text:p>7.485624</text:p>
          </table:table-cell>
          <table:table-cell office:value-type="float" office:value="19.61515" calcext:value-type="float">
            <text:p>19.61515</text:p>
          </table:table-cell>
          <table:table-cell office:value-type="float" office:value="13.072555" calcext:value-type="float">
            <text:p>13.072555</text:p>
          </table:table-cell>
          <table:table-cell office:value-type="float" office:value="27.27772" calcext:value-type="float">
            <text:p>27.27772</text:p>
          </table:table-cell>
          <table:table-cell office:value-type="float" office:value="0.5325048" calcext:value-type="float">
            <text:p>0.5325048</text:p>
          </table:table-cell>
          <table:table-cell office:value-type="float" office:value="0.51992" calcext:value-type="float">
            <text:p>0.51992</text:p>
          </table:table-cell>
          <table:table-cell office:value-type="float" office:value="0.526873" calcext:value-type="float">
            <text:p>0.526873</text:p>
          </table:table-cell>
          <table:table-cell office:value-type="float" office:value="9.379098" calcext:value-type="float">
            <text:p>9.379098</text:p>
          </table:table-cell>
          <table:table-cell office:value-type="float" office:value="8.762818" calcext:value-type="float">
            <text:p>8.762818</text:p>
          </table:table-cell>
          <table:table-cell office:value-type="float" office:value="13.106218" calcext:value-type="float">
            <text:p>13.106218</text:p>
          </table:table-cell>
          <table:table-cell office:value-type="float" office:value="6.643259" calcext:value-type="float">
            <text:p>6.643259</text:p>
          </table:table-cell>
        </table:table-row>
        <table:table-row table:style-name="ro1">
          <table:table-cell office:value-type="float" office:value="0.657961" calcext:value-type="float">
            <text:p>0.657961</text:p>
          </table:table-cell>
          <table:table-cell office:value-type="float" office:value="5.712638" calcext:value-type="float">
            <text:p>5.712638</text:p>
          </table:table-cell>
          <table:table-cell office:value-type="float" office:value="7.988463" calcext:value-type="float">
            <text:p>7.988463</text:p>
          </table:table-cell>
          <table:table-cell office:value-type="float" office:value="7.485872" calcext:value-type="float">
            <text:p>7.485872</text:p>
          </table:table-cell>
          <table:table-cell office:value-type="float" office:value="19.68731" calcext:value-type="float">
            <text:p>19.68731</text:p>
          </table:table-cell>
          <table:table-cell office:value-type="float" office:value="13.436244" calcext:value-type="float">
            <text:p>13.436244</text:p>
          </table:table-cell>
          <table:table-cell office:value-type="float" office:value="27.69072" calcext:value-type="float">
            <text:p>27.69072</text:p>
          </table:table-cell>
          <table:table-cell office:value-type="float" office:value="0.6029213" calcext:value-type="float">
            <text:p>0.6029213</text:p>
          </table:table-cell>
          <table:table-cell office:value-type="float" office:value="0.523689" calcext:value-type="float">
            <text:p>0.523689</text:p>
          </table:table-cell>
          <table:table-cell office:value-type="float" office:value="0.531639" calcext:value-type="float">
            <text:p>0.531639</text:p>
          </table:table-cell>
          <table:table-cell office:value-type="float" office:value="9.502352" calcext:value-type="float">
            <text:p>9.502352</text:p>
          </table:table-cell>
          <table:table-cell office:value-type="float" office:value="9.447158" calcext:value-type="float">
            <text:p>9.447158</text:p>
          </table:table-cell>
          <table:table-cell office:value-type="float" office:value="13.665459" calcext:value-type="float">
            <text:p>13.665459</text:p>
          </table:table-cell>
          <table:table-cell office:value-type="float" office:value="6.676762" calcext:value-type="float">
            <text:p>6.676762</text:p>
          </table:table-cell>
        </table:table-row>
        <table:table-row table:style-name="ro1">
          <table:table-cell office:value-type="float" office:value="0.658227" calcext:value-type="float">
            <text:p>0.658227</text:p>
          </table:table-cell>
          <table:table-cell office:value-type="float" office:value="5.735872" calcext:value-type="float">
            <text:p>5.735872</text:p>
          </table:table-cell>
          <table:table-cell office:value-type="float" office:value="7.989348" calcext:value-type="float">
            <text:p>7.989348</text:p>
          </table:table-cell>
          <table:table-cell office:value-type="float" office:value="7.494429" calcext:value-type="float">
            <text:p>7.494429</text:p>
          </table:table-cell>
          <table:table-cell office:value-type="float" office:value="19.78318" calcext:value-type="float">
            <text:p>19.78318</text:p>
          </table:table-cell>
          <table:table-cell office:value-type="float" office:value="12.679815" calcext:value-type="float">
            <text:p>12.679815</text:p>
          </table:table-cell>
          <table:table-cell office:value-type="float" office:value="27.73394" calcext:value-type="float">
            <text:p>27.73394</text:p>
          </table:table-cell>
          <table:table-cell office:value-type="float" office:value="0.5349972" calcext:value-type="float">
            <text:p>0.5349972</text:p>
          </table:table-cell>
          <table:table-cell office:value-type="float" office:value="0.525173" calcext:value-type="float">
            <text:p>0.525173</text:p>
          </table:table-cell>
          <table:table-cell office:value-type="float" office:value="0.532135" calcext:value-type="float">
            <text:p>0.532135</text:p>
          </table:table-cell>
          <table:table-cell office:value-type="float" office:value="9.516825" calcext:value-type="float">
            <text:p>9.516825</text:p>
          </table:table-cell>
          <table:table-cell office:value-type="float" office:value="9.193288" calcext:value-type="float">
            <text:p>9.193288</text:p>
          </table:table-cell>
          <table:table-cell office:value-type="float" office:value="13.142101" calcext:value-type="float">
            <text:p>13.142101</text:p>
          </table:table-cell>
          <table:table-cell office:value-type="float" office:value="7.012403" calcext:value-type="float">
            <text:p>7.012403</text:p>
          </table:table-cell>
        </table:table-row>
        <table:table-row table:style-name="ro1">
          <table:table-cell office:value-type="float" office:value="0.659104" calcext:value-type="float">
            <text:p>0.659104</text:p>
          </table:table-cell>
          <table:table-cell office:value-type="float" office:value="5.759403" calcext:value-type="float">
            <text:p>5.759403</text:p>
          </table:table-cell>
          <table:table-cell office:value-type="float" office:value="8.030998" calcext:value-type="float">
            <text:p>8.030998</text:p>
          </table:table-cell>
          <table:table-cell office:value-type="float" office:value="7.525082" calcext:value-type="float">
            <text:p>7.525082</text:p>
          </table:table-cell>
          <table:table-cell office:value-type="float" office:value="19.88481" calcext:value-type="float">
            <text:p>19.88481</text:p>
          </table:table-cell>
          <table:table-cell office:value-type="float" office:value="13.424355" calcext:value-type="float">
            <text:p>13.424355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0.6036241" calcext:value-type="float">
            <text:p>0.6036241</text:p>
          </table:table-cell>
          <table:table-cell office:value-type="float" office:value="0.527708" calcext:value-type="float">
            <text:p>0.527708</text:p>
          </table:table-cell>
          <table:table-cell office:value-type="float" office:value="0.532759" calcext:value-type="float">
            <text:p>0.532759</text:p>
          </table:table-cell>
          <table:table-cell office:value-type="float" office:value="9.541233" calcext:value-type="float">
            <text:p>9.541233</text:p>
          </table:table-cell>
          <table:table-cell office:value-type="float" office:value="8.711677" calcext:value-type="float">
            <text:p>8.711677</text:p>
          </table:table-cell>
          <table:table-cell office:value-type="float" office:value="13.502086" calcext:value-type="float">
            <text:p>13.502086</text:p>
          </table:table-cell>
          <table:table-cell office:value-type="float" office:value="7.12161" calcext:value-type="float">
            <text:p>7.12161</text:p>
          </table:table-cell>
        </table:table-row>
        <table:table-row table:style-name="ro1">
          <table:table-cell office:value-type="float" office:value="0.659311" calcext:value-type="float">
            <text:p>0.659311</text:p>
          </table:table-cell>
          <table:table-cell office:value-type="float" office:value="5.780477" calcext:value-type="float">
            <text:p>5.780477</text:p>
          </table:table-cell>
          <table:table-cell office:value-type="float" office:value="8.037737" calcext:value-type="float">
            <text:p>8.037737</text:p>
          </table:table-cell>
          <table:table-cell office:value-type="float" office:value="7.710123" calcext:value-type="float">
            <text:p>7.710123</text:p>
          </table:table-cell>
          <table:table-cell office:value-type="float" office:value="20.03404" calcext:value-type="float">
            <text:p>20.03404</text:p>
          </table:table-cell>
          <table:table-cell office:value-type="float" office:value="12.704623" calcext:value-type="float">
            <text:p>12.704623</text:p>
          </table:table-cell>
          <table:table-cell office:value-type="float" office:value="28.20499" calcext:value-type="float">
            <text:p>28.20499</text:p>
          </table:table-cell>
          <table:table-cell office:value-type="float" office:value="0.6205921" calcext:value-type="float">
            <text:p>0.6205921</text:p>
          </table:table-cell>
          <table:table-cell office:value-type="float" office:value="0.529983" calcext:value-type="float">
            <text:p>0.529983</text:p>
          </table:table-cell>
          <table:table-cell office:value-type="float" office:value="0.533933" calcext:value-type="float">
            <text:p>0.533933</text:p>
          </table:table-cell>
          <table:table-cell office:value-type="float" office:value="9.57102" calcext:value-type="float">
            <text:p>9.57102</text:p>
          </table:table-cell>
          <table:table-cell office:value-type="float" office:value="8.693841" calcext:value-type="float">
            <text:p>8.693841</text:p>
          </table:table-cell>
          <table:table-cell office:value-type="float" office:value="13.224827" calcext:value-type="float">
            <text:p>13.224827</text:p>
          </table:table-cell>
          <table:table-cell office:value-type="float" office:value="7.336011" calcext:value-type="float">
            <text:p>7.336011</text:p>
          </table:table-cell>
        </table:table-row>
        <table:table-row table:style-name="ro1">
          <table:table-cell office:value-type="float" office:value="0.66032" calcext:value-type="float">
            <text:p>0.66032</text:p>
          </table:table-cell>
          <table:table-cell office:value-type="float" office:value="5.813161" calcext:value-type="float">
            <text:p>5.813161</text:p>
          </table:table-cell>
          <table:table-cell office:value-type="float" office:value="8.090808" calcext:value-type="float">
            <text:p>8.090808</text:p>
          </table:table-cell>
          <table:table-cell office:value-type="float" office:value="7.792281" calcext:value-type="float">
            <text:p>7.792281</text:p>
          </table:table-cell>
          <table:table-cell office:value-type="float" office:value="20.10643" calcext:value-type="float">
            <text:p>20.10643</text:p>
          </table:table-cell>
          <table:table-cell office:value-type="float" office:value="13.400747" calcext:value-type="float">
            <text:p>13.400747</text:p>
          </table:table-cell>
          <table:table-cell office:value-type="float" office:value="28.23099" calcext:value-type="float">
            <text:p>28.23099</text:p>
          </table:table-cell>
          <table:table-cell office:value-type="float" office:value="0.6039606" calcext:value-type="float">
            <text:p>0.6039606</text:p>
          </table:table-cell>
          <table:table-cell office:value-type="float" office:value="0.532368" calcext:value-type="float">
            <text:p>0.532368</text:p>
          </table:table-cell>
          <table:table-cell office:value-type="float" office:value="0.536199" calcext:value-type="float">
            <text:p>0.536199</text:p>
          </table:table-cell>
          <table:table-cell office:value-type="float" office:value="9.581061" calcext:value-type="float">
            <text:p>9.581061</text:p>
          </table:table-cell>
          <table:table-cell office:value-type="float" office:value="9.876179" calcext:value-type="float">
            <text:p>9.876179</text:p>
          </table:table-cell>
          <table:table-cell office:value-type="float" office:value="13.467234" calcext:value-type="float">
            <text:p>13.467234</text:p>
          </table:table-cell>
          <table:table-cell office:value-type="float" office:value="6.665594" calcext:value-type="float">
            <text:p>6.665594</text:p>
          </table:table-cell>
        </table:table-row>
        <table:table-row table:style-name="ro1">
          <table:table-cell office:value-type="float" office:value="0.661312" calcext:value-type="float">
            <text:p>0.661312</text:p>
          </table:table-cell>
          <table:table-cell office:value-type="float" office:value="5.83848" calcext:value-type="float">
            <text:p>5.83848</text:p>
          </table:table-cell>
          <table:table-cell office:value-type="float" office:value="8.156593" calcext:value-type="float">
            <text:p>8.156593</text:p>
          </table:table-cell>
          <table:table-cell office:value-type="float" office:value="7.815261" calcext:value-type="float">
            <text:p>7.815261</text:p>
          </table:table-cell>
          <table:table-cell office:value-type="float" office:value="20.14121" calcext:value-type="float">
            <text:p>20.14121</text:p>
          </table:table-cell>
          <table:table-cell office:value-type="float" office:value="12.988549" calcext:value-type="float">
            <text:p>12.988549</text:p>
          </table:table-cell>
          <table:table-cell office:value-type="float" office:value="28.2742" calcext:value-type="float">
            <text:p>28.2742</text:p>
          </table:table-cell>
          <table:table-cell office:value-type="float" office:value="0.5989186" calcext:value-type="float">
            <text:p>0.5989186</text:p>
          </table:table-cell>
          <table:table-cell office:value-type="float" office:value="0.537126" calcext:value-type="float">
            <text:p>0.537126</text:p>
          </table:table-cell>
          <table:table-cell office:value-type="float" office:value="0.536748" calcext:value-type="float">
            <text:p>0.536748</text:p>
          </table:table-cell>
          <table:table-cell office:value-type="float" office:value="9.581606" calcext:value-type="float">
            <text:p>9.581606</text:p>
          </table:table-cell>
          <table:table-cell office:value-type="float" office:value="9.876819" calcext:value-type="float">
            <text:p>9.876819</text:p>
          </table:table-cell>
          <table:table-cell office:value-type="float" office:value="13.730215" calcext:value-type="float">
            <text:p>13.730215</text:p>
          </table:table-cell>
          <table:table-cell office:value-type="float" office:value="7.161521" calcext:value-type="float">
            <text:p>7.161521</text:p>
          </table:table-cell>
        </table:table-row>
        <table:table-row table:style-name="ro1">
          <table:table-cell office:value-type="float" office:value="0.663089" calcext:value-type="float">
            <text:p>0.663089</text:p>
          </table:table-cell>
          <table:table-cell office:value-type="float" office:value="6.062827" calcext:value-type="float">
            <text:p>6.062827</text:p>
          </table:table-cell>
          <table:table-cell office:value-type="float" office:value="8.198704" calcext:value-type="float">
            <text:p>8.198704</text:p>
          </table:table-cell>
          <table:table-cell office:value-type="float" office:value="7.826847" calcext:value-type="float">
            <text:p>7.826847</text:p>
          </table:table-cell>
          <table:table-cell office:value-type="float" office:value="20.33297" calcext:value-type="float">
            <text:p>20.33297</text:p>
          </table:table-cell>
          <table:table-cell office:value-type="float" office:value="12.888291" calcext:value-type="float">
            <text:p>12.888291</text:p>
          </table:table-cell>
          <table:table-cell office:value-type="float" office:value="28.587475" calcext:value-type="float">
            <text:p>28.587475</text:p>
          </table:table-cell>
          <table:table-cell office:value-type="float" office:value="0.6113097" calcext:value-type="float">
            <text:p>0.6113097</text:p>
          </table:table-cell>
          <table:table-cell office:value-type="float" office:value="0.537522" calcext:value-type="float">
            <text:p>0.537522</text:p>
          </table:table-cell>
          <table:table-cell office:value-type="float" office:value="0.5397" calcext:value-type="float">
            <text:p>0.5397</text:p>
          </table:table-cell>
          <table:table-cell office:value-type="float" office:value="9.616075" calcext:value-type="float">
            <text:p>9.616075</text:p>
          </table:table-cell>
          <table:table-cell office:value-type="float" office:value="9.6818" calcext:value-type="float">
            <text:p>9.6818</text:p>
          </table:table-cell>
          <table:table-cell office:value-type="float" office:value="12.671137" calcext:value-type="float">
            <text:p>12.671137</text:p>
          </table:table-cell>
          <table:table-cell office:value-type="float" office:value="7.095644" calcext:value-type="float">
            <text:p>7.095644</text:p>
          </table:table-cell>
        </table:table-row>
        <table:table-row table:style-name="ro1">
          <table:table-cell office:value-type="float" office:value="0.663173" calcext:value-type="float">
            <text:p>0.663173</text:p>
          </table:table-cell>
          <table:table-cell office:value-type="float" office:value="6.144322" calcext:value-type="float">
            <text:p>6.144322</text:p>
          </table:table-cell>
          <table:table-cell office:value-type="float" office:value="8.199211" calcext:value-type="float">
            <text:p>8.199211</text:p>
          </table:table-cell>
          <table:table-cell office:value-type="float" office:value="7.828503" calcext:value-type="float">
            <text:p>7.828503</text:p>
          </table:table-cell>
          <table:table-cell office:value-type="float" office:value="20.89569" calcext:value-type="float">
            <text:p>20.89569</text:p>
          </table:table-cell>
          <table:table-cell office:value-type="float" office:value="13.218868" calcext:value-type="float">
            <text:p>13.218868</text:p>
          </table:table-cell>
          <table:table-cell office:value-type="float" office:value="29.051408" calcext:value-type="float">
            <text:p>29.051408</text:p>
          </table:table-cell>
          <table:table-cell office:value-type="float" office:value="0.5969497" calcext:value-type="float">
            <text:p>0.5969497</text:p>
          </table:table-cell>
          <table:table-cell office:value-type="float" office:value="0.548278" calcext:value-type="float">
            <text:p>0.548278</text:p>
          </table:table-cell>
          <table:table-cell office:value-type="float" office:value="0.551805" calcext:value-type="float">
            <text:p>0.551805</text:p>
          </table:table-cell>
          <table:table-cell office:value-type="float" office:value="9.700353" calcext:value-type="float">
            <text:p>9.700353</text:p>
          </table:table-cell>
          <table:table-cell office:value-type="float" office:value="9.48199" calcext:value-type="float">
            <text:p>9.48199</text:p>
          </table:table-cell>
          <table:table-cell office:value-type="float" office:value="13.456112" calcext:value-type="float">
            <text:p>13.456112</text:p>
          </table:table-cell>
          <table:table-cell office:value-type="float" office:value="7.144253" calcext:value-type="float">
            <text:p>7.144253</text:p>
          </table:table-cell>
        </table:table-row>
        <table:table-row table:style-name="ro1">
          <table:table-cell office:value-type="float" office:value="0.665057" calcext:value-type="float">
            <text:p>0.665057</text:p>
          </table:table-cell>
          <table:table-cell office:value-type="float" office:value="6.236125" calcext:value-type="float">
            <text:p>6.236125</text:p>
          </table:table-cell>
          <table:table-cell office:value-type="float" office:value="8.201333" calcext:value-type="float">
            <text:p>8.201333</text:p>
          </table:table-cell>
          <table:table-cell office:value-type="float" office:value="7.859644" calcext:value-type="float">
            <text:p>7.859644</text:p>
          </table:table-cell>
          <table:table-cell office:value-type="float" office:value="21.631202" calcext:value-type="float">
            <text:p>21.631202</text:p>
          </table:table-cell>
          <table:table-cell office:value-type="float" office:value="13.090903" calcext:value-type="float">
            <text:p>13.090903</text:p>
          </table:table-cell>
          <table:table-cell office:value-type="float" office:value="29.493375" calcext:value-type="float">
            <text:p>29.493375</text:p>
          </table:table-cell>
          <table:table-cell office:value-type="float" office:value="0.6081593" calcext:value-type="float">
            <text:p>0.6081593</text:p>
          </table:table-cell>
          <table:table-cell office:value-type="float" office:value="0.558248" calcext:value-type="float">
            <text:p>0.558248</text:p>
          </table:table-cell>
          <table:table-cell office:value-type="float" office:value="0.556925" calcext:value-type="float">
            <text:p>0.556925</text:p>
          </table:table-cell>
          <table:table-cell office:value-type="float" office:value="9.750222" calcext:value-type="float">
            <text:p>9.750222</text:p>
          </table:table-cell>
          <table:table-cell office:value-type="float" office:value="8.246134" calcext:value-type="float">
            <text:p>8.246134</text:p>
          </table:table-cell>
          <table:table-cell office:value-type="float" office:value="12.220902" calcext:value-type="float">
            <text:p>12.220902</text:p>
          </table:table-cell>
          <table:table-cell office:value-type="float" office:value="7.212058" calcext:value-type="float">
            <text:p>7.212058</text:p>
          </table:table-cell>
        </table:table-row>
        <table:table-row table:style-name="ro1">
          <table:table-cell office:value-type="float" office:value="0.667377" calcext:value-type="float">
            <text:p>0.667377</text:p>
          </table:table-cell>
          <table:table-cell office:value-type="float" office:value="6.26164" calcext:value-type="float">
            <text:p>6.26164</text:p>
          </table:table-cell>
          <table:table-cell office:value-type="float" office:value="8.291651" calcext:value-type="float">
            <text:p>8.291651</text:p>
          </table:table-cell>
          <table:table-cell office:value-type="float" office:value="7.939978" calcext:value-type="float">
            <text:p>7.939978</text:p>
          </table:table-cell>
          <table:table-cell office:value-type="float" office:value="22.020696" calcext:value-type="float">
            <text:p>22.020696</text:p>
          </table:table-cell>
          <table:table-cell office:value-type="float" office:value="13.773249" calcext:value-type="float">
            <text:p>13.773249</text:p>
          </table:table-cell>
          <table:table-cell office:value-type="float" office:value="30.967507" calcext:value-type="float">
            <text:p>30.967507</text:p>
          </table:table-cell>
          <table:table-cell office:value-type="float" office:value="0.5975319" calcext:value-type="float">
            <text:p>0.5975319</text:p>
          </table:table-cell>
          <table:table-cell office:value-type="float" office:value="0.621446" calcext:value-type="float">
            <text:p>0.621446</text:p>
          </table:table-cell>
          <table:table-cell office:value-type="float" office:value="0.639807" calcext:value-type="float">
            <text:p>0.639807</text:p>
          </table:table-cell>
          <table:table-cell office:value-type="float" office:value="10.92106" calcext:value-type="float">
            <text:p>10.92106</text:p>
          </table:table-cell>
          <table:table-cell office:value-type="float" office:value="8.2914" calcext:value-type="float">
            <text:p>8.2914</text:p>
          </table:table-cell>
          <table:table-cell office:value-type="float" office:value="13.204085" calcext:value-type="float">
            <text:p>13.204085</text:p>
          </table:table-cell>
          <table:table-cell office:value-type="float" office:value="6.754095" calcext:value-type="float">
            <text:p>6.754095</text:p>
          </table:table-cell>
        </table:table-row>
        <table:table-row table:style-name="ro1">
          <table:table-cell table:style-name="ce1" table:formula="of:=AVERAGE([.A37:.A66])" office:value-type="float" office:value="0.656366833333333" calcext:value-type="float">
            <text:p>0.656366833333333</text:p>
          </table:table-cell>
          <table:table-cell table:style-name="ce1" table:formula="of:=AVERAGE([.B37:.B66])" office:value-type="float" office:value="5.46937883333333" calcext:value-type="float">
            <text:p>5.46937883333333</text:p>
          </table:table-cell>
          <table:table-cell table:style-name="ce1" table:formula="of:=AVERAGE([.C37:.C66])" office:value-type="float" office:value="7.852824" calcext:value-type="float">
            <text:p>7.852824</text:p>
          </table:table-cell>
          <table:table-cell table:style-name="ce1" table:formula="of:=AVERAGE([.D37:.D66])" office:value-type="float" office:value="7.35907516666667" calcext:value-type="float">
            <text:p>7.35907516666667</text:p>
          </table:table-cell>
          <table:table-cell table:style-name="ce1" table:formula="of:=AVERAGE([.E37:.E66])" office:value-type="float" office:value="19.5600462666667" calcext:value-type="float">
            <text:p>19.5600462666667</text:p>
          </table:table-cell>
          <table:table-cell table:style-name="ce1" table:formula="of:=AVERAGE([.F37:.F66])" office:value-type="float" office:value="13.2422761333333" calcext:value-type="float">
            <text:p>13.2422761333333</text:p>
          </table:table-cell>
          <table:table-cell table:style-name="ce1" table:formula="of:=AVERAGE([.G37:.G66])" office:value-type="float" office:value="27.3849351666667" calcext:value-type="float">
            <text:p>27.3849351666667</text:p>
          </table:table-cell>
          <table:table-cell table:style-name="ce1" table:formula="of:=AVERAGE([.H37:.H66])" office:value-type="float" office:value="0.58051329" calcext:value-type="float">
            <text:p>0.58051329</text:p>
          </table:table-cell>
          <table:table-cell table:style-name="ce1" table:formula="of:=AVERAGE([.I37:.I66])" office:value-type="float" office:value="0.518104533333333" calcext:value-type="float">
            <text:p>0.518104533333333</text:p>
          </table:table-cell>
          <table:table-cell table:style-name="ce1" table:formula="of:=AVERAGE([.J37:.J66])" office:value-type="float" office:value="0.5232951" calcext:value-type="float">
            <text:p>0.5232951</text:p>
          </table:table-cell>
          <table:table-cell table:style-name="ce1" table:formula="of:=AVERAGE([.K37:.K66])" office:value-type="float" office:value="9.11235143333334" calcext:value-type="float">
            <text:p>9.11235143333334</text:p>
          </table:table-cell>
          <table:table-cell table:style-name="ce1" table:formula="of:=AVERAGE([.L37:.L66])" office:value-type="float" office:value="9.0956632" calcext:value-type="float">
            <text:p>9.0956632</text:p>
          </table:table-cell>
          <table:table-cell table:style-name="ce1" table:formula="of:=AVERAGE([.M37:.M66])" office:value-type="float" office:value="13.2627991" calcext:value-type="float">
            <text:p>13.2627991</text:p>
          </table:table-cell>
          <table:table-cell table:style-name="ce1" table:formula="of:=AVERAGE([.N37:.N66])" office:value-type="float" office:value="7.02810666666667" calcext:value-type="float">
            <text:p>7.02810666666667</text:p>
          </table:table-cell>
        </table:table-row>
        <table:table-row table:style-name="ro1">
          <table:table-cell table:style-name="ce1" table:formula="of:=STDEVPA([.A37:.A66])" office:value-type="float" office:value="0.00490204280603733" calcext:value-type="float">
            <text:p>0.004902042806037</text:p>
          </table:table-cell>
          <table:table-cell table:style-name="ce1" table:formula="of:=STDEVPA([.B37:.B66])" office:value-type="float" office:value="0.437350712169237" calcext:value-type="float">
            <text:p>0.437350712169237</text:p>
          </table:table-cell>
          <table:table-cell table:style-name="ce1" table:formula="of:=STDEVPA([.C37:.C66])" office:value-type="float" office:value="0.217282390044384" calcext:value-type="float">
            <text:p>0.217282390044384</text:p>
          </table:table-cell>
          <table:table-cell table:style-name="ce1" table:formula="of:=STDEVPA([.D37:.D66])" office:value-type="float" office:value="0.335125467363004" calcext:value-type="float">
            <text:p>0.335125467363004</text:p>
          </table:table-cell>
          <table:table-cell table:style-name="ce1" table:formula="of:=STDEVPA([.E37:.E66])" office:value-type="float" office:value="0.810883395602226" calcext:value-type="float">
            <text:p>0.810883395602226</text:p>
          </table:table-cell>
          <table:table-cell table:style-name="ce1" table:formula="of:=STDEVPA([.F37:.F66])" office:value-type="float" office:value="0.415094358615784" calcext:value-type="float">
            <text:p>0.415094358615784</text:p>
          </table:table-cell>
          <table:table-cell table:style-name="ce1" table:formula="of:=STDEVPA([.G37:.G66])" office:value-type="float" office:value="1.05328509110247" calcext:value-type="float">
            <text:p>1.05328509110247</text:p>
          </table:table-cell>
          <table:table-cell table:style-name="ce1" table:formula="of:=STDEVPA([.H37:.H66])" office:value-type="float" office:value="0.0332440532384099" calcext:value-type="float">
            <text:p>0.03324405323841</text:p>
          </table:table-cell>
          <table:table-cell table:style-name="ce1" table:formula="of:=STDEVPA([.I37:.I66])" office:value-type="float" office:value="0.0247422183008898" calcext:value-type="float">
            <text:p>0.02474221830089</text:p>
          </table:table-cell>
          <table:table-cell table:style-name="ce1" table:formula="of:=STDEVPA([.J37:.J66])" office:value-type="float" office:value="0.0265123620528865" calcext:value-type="float">
            <text:p>0.026512362052887</text:p>
          </table:table-cell>
          <table:table-cell table:style-name="ce1" table:formula="of:=STDEVPA([.K37:.K66])" office:value-type="float" office:value="0.575795180470549" calcext:value-type="float">
            <text:p>0.575795180470549</text:p>
          </table:table-cell>
          <table:table-cell table:style-name="ce1" table:formula="of:=STDEVPA([.L37:.L66])" office:value-type="float" office:value="0.451569973278738" calcext:value-type="float">
            <text:p>0.451569973278738</text:p>
          </table:table-cell>
          <table:table-cell table:style-name="ce1" table:formula="of:=STDEVPA([.M37:.M66])" office:value-type="float" office:value="0.474799252619487" calcext:value-type="float">
            <text:p>0.474799252619487</text:p>
          </table:table-cell>
          <table:table-cell table:style-name="ce1" table:formula="of:=STDEVPA([.N37:.N66])" office:value-type="float" office:value="0.269143430517303" calcext:value-type="float">
            <text:p>0.269143430517303</text:p>
          </table:table-cell>
        </table:table-row>
        <table:table-row table:style-name="ro1">
          <table:table-cell table:style-name="ce1" office:value-type="float" office:value="0.085" calcext:value-type="float">
            <text:p>0.085</text:p>
          </table:table-cell>
          <table:table-cell table:style-name="ce1" table:formula="of:=0.085*2" office:value-type="float" office:value="0.17" calcext:value-type="float">
            <text:p>0.17</text:p>
          </table:table-cell>
          <table:table-cell table:style-name="ce1" table:formula="of:=0.085*2" office:value-type="float" office:value="0.17" calcext:value-type="float">
            <text:p>0.17</text:p>
          </table:table-cell>
          <table:table-cell table:style-name="ce1" table:formula="of:=0.085*4" office:value-type="float" office:value="0.34" calcext:value-type="float">
            <text:p>0.34</text:p>
          </table:table-cell>
          <table:table-cell table:style-name="ce1" table:formula="of:=0.085*4" office:value-type="float" office:value="0.34" calcext:value-type="float">
            <text:p>0.34</text:p>
          </table:table-cell>
          <table:table-cell table:style-name="ce1" table:formula="of:=0.085*8" office:value-type="float" office:value="0.68" calcext:value-type="float">
            <text:p>0.68</text:p>
          </table:table-cell>
          <table:table-cell table:style-name="ce1" table:formula="of:=0.085*8" office:value-type="float" office:value="0.68" calcext:value-type="float">
            <text:p>0.6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table:formula="of:=0.17*2" office:value-type="float" office:value="0.34" calcext:value-type="float">
            <text:p>0.34</text:p>
          </table:table-cell>
          <table:table-cell table:style-name="ce1" table:formula="of:=0.17*2" office:value-type="float" office:value="0.34" calcext:value-type="float">
            <text:p>0.34</text:p>
          </table:table-cell>
          <table:table-cell table:style-name="ce1" table:formula="of:=0.17*4" office:value-type="float" office:value="0.68" calcext:value-type="float">
            <text:p>0.68</text:p>
          </table:table-cell>
          <table:table-cell table:style-name="ce1" table:formula="of:=0.17*4" office:value-type="float" office:value="0.68" calcext:value-type="float">
            <text:p>0.68</text:p>
          </table:table-cell>
          <table:table-cell table:style-name="ce1" table:formula="of:=0.17*4" office:value-type="float" office:value="0.68" calcext:value-type="float">
            <text:p>0.68</text:p>
          </table:table-cell>
          <table:table-cell table:style-name="ce1" table:formula="of:=0.17*8" office:value-type="float" office:value="1.36" calcext:value-type="float">
            <text:p>1.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5.xlarge_2_8</text:p>
          </table:table-cell>
          <table:table-cell office:value-type="string" calcext:value-type="string">
            <text:p>c5.xlarge_4_8</text:p>
          </table:table-cell>
          <table:table-cell office:value-type="string" calcext:value-type="string">
            <text:p>c5.2xlarge_1_1</text:p>
          </table:table-cell>
          <table:table-cell office:value-type="string" calcext:value-type="string">
            <text:p>c5.2xlarge_1_2</text:p>
          </table:table-cell>
          <table:table-cell office:value-type="string" calcext:value-type="string">
            <text:p>c5.2xlarge_2_2</text:p>
          </table:table-cell>
          <table:table-cell office:value-type="string" calcext:value-type="string">
            <text:p>c5.2xlarge_1_4</text:p>
          </table:table-cell>
          <table:table-cell office:value-type="string" calcext:value-type="string">
            <text:p>c5.2xlarge_2_4</text:p>
          </table:table-cell>
          <table:table-cell office:value-type="string" calcext:value-type="string">
            <text:p>c5.2xlarge_4_4</text:p>
          </table:table-cell>
          <table:table-cell office:value-type="string" calcext:value-type="string">
            <text:p>c5.2xlarge_1_8</text:p>
          </table:table-cell>
          <table:table-cell office:value-type="string" calcext:value-type="string">
            <text:p>c5.2xlarge_2_8</text:p>
          </table:table-cell>
          <table:table-cell office:value-type="string" calcext:value-type="string">
            <text:p>c5.2xlarge_4_8</text:p>
          </table:table-cell>
          <table:table-cell office:value-type="string" calcext:value-type="string">
            <text:p>c5.xlarge_8_8</text:p>
          </table:table-cell>
          <table:table-cell office:value-type="string" calcext:value-type="string">
            <text:p>c5.4xlarge_1_1</text:p>
          </table:table-cell>
          <table:table-cell office:value-type="string" calcext:value-type="string">
            <text:p>c5.4xlarge_1_2</text:p>
          </table:table-cell>
        </table:table-row>
        <table:table-row table:style-name="ro1">
          <table:table-cell office:value-type="float" office:value="6.677821" calcext:value-type="float">
            <text:p>6.677821</text:p>
          </table:table-cell>
          <table:table-cell office:value-type="float" office:value="20.00227" calcext:value-type="float">
            <text:p>20.00227</text:p>
          </table:table-cell>
          <table:table-cell office:value-type="float" office:value="0.5211048" calcext:value-type="float">
            <text:p>0.5211048</text:p>
          </table:table-cell>
          <table:table-cell office:value-type="float" office:value="0.485528" calcext:value-type="float">
            <text:p>0.485528</text:p>
          </table:table-cell>
          <table:table-cell office:value-type="float" office:value="0.485939" calcext:value-type="float">
            <text:p>0.485939</text:p>
          </table:table-cell>
          <table:table-cell office:value-type="float" office:value="0.501072" calcext:value-type="float">
            <text:p>0.501072</text:p>
          </table:table-cell>
          <table:table-cell office:value-type="float" office:value="3.6710628" calcext:value-type="float">
            <text:p>3.6710628</text:p>
          </table:table-cell>
          <table:table-cell office:value-type="float" office:value="0.531538" calcext:value-type="float">
            <text:p>0.531538</text:p>
          </table:table-cell>
          <table:table-cell office:value-type="float" office:value="7.02002" calcext:value-type="float">
            <text:p>7.02002</text:p>
          </table:table-cell>
          <table:table-cell office:value-type="float" office:value="13.145738" calcext:value-type="float">
            <text:p>13.145738</text:p>
          </table:table-cell>
          <table:table-cell office:value-type="float" office:value="6.595958" calcext:value-type="float">
            <text:p>6.595958</text:p>
          </table:table-cell>
          <table:table-cell office:value-type="float" office:value="6.571871" calcext:value-type="float">
            <text:p>6.571871</text:p>
          </table:table-cell>
          <table:table-cell office:value-type="float" office:value="0.5174554" calcext:value-type="float">
            <text:p>0.5174554</text:p>
          </table:table-cell>
          <table:table-cell office:value-type="float" office:value="0.50504" calcext:value-type="float">
            <text:p>0.50504</text:p>
          </table:table-cell>
        </table:table-row>
        <table:table-row table:style-name="ro1">
          <table:table-cell office:value-type="float" office:value="6.68162" calcext:value-type="float">
            <text:p>6.68162</text:p>
          </table:table-cell>
          <table:table-cell office:value-type="float" office:value="20.05381" calcext:value-type="float">
            <text:p>20.05381</text:p>
          </table:table-cell>
          <table:table-cell office:value-type="float" office:value="0.5225908" calcext:value-type="float">
            <text:p>0.5225908</text:p>
          </table:table-cell>
          <table:table-cell office:value-type="float" office:value="0.488276" calcext:value-type="float">
            <text:p>0.488276</text:p>
          </table:table-cell>
          <table:table-cell office:value-type="float" office:value="0.493298" calcext:value-type="float">
            <text:p>0.493298</text:p>
          </table:table-cell>
          <table:table-cell office:value-type="float" office:value="0.527719" calcext:value-type="float">
            <text:p>0.527719</text:p>
          </table:table-cell>
          <table:table-cell office:value-type="float" office:value="3.71407" calcext:value-type="float">
            <text:p>3.71407</text:p>
          </table:table-cell>
          <table:table-cell office:value-type="float" office:value="0.534221" calcext:value-type="float">
            <text:p>0.534221</text:p>
          </table:table-cell>
          <table:table-cell office:value-type="float" office:value="7.126121" calcext:value-type="float">
            <text:p>7.126121</text:p>
          </table:table-cell>
          <table:table-cell office:value-type="float" office:value="12.234128" calcext:value-type="float">
            <text:p>12.234128</text:p>
          </table:table-cell>
          <table:table-cell office:value-type="float" office:value="6.651237" calcext:value-type="float">
            <text:p>6.651237</text:p>
          </table:table-cell>
          <table:table-cell office:value-type="float" office:value="6.583721" calcext:value-type="float">
            <text:p>6.583721</text:p>
          </table:table-cell>
          <table:table-cell office:value-type="float" office:value="0.5180172" calcext:value-type="float">
            <text:p>0.5180172</text:p>
          </table:table-cell>
          <table:table-cell office:value-type="float" office:value="0.505079" calcext:value-type="float">
            <text:p>0.505079</text:p>
          </table:table-cell>
        </table:table-row>
        <table:table-row table:style-name="ro1">
          <table:table-cell office:value-type="float" office:value="6.683239" calcext:value-type="float">
            <text:p>6.683239</text:p>
          </table:table-cell>
          <table:table-cell office:value-type="float" office:value="20.10092" calcext:value-type="float">
            <text:p>20.10092</text:p>
          </table:table-cell>
          <table:table-cell office:value-type="float" office:value="0.5265575" calcext:value-type="float">
            <text:p>0.5265575</text:p>
          </table:table-cell>
          <table:table-cell office:value-type="float" office:value="0.491514" calcext:value-type="float">
            <text:p>0.491514</text:p>
          </table:table-cell>
          <table:table-cell office:value-type="float" office:value="0.493675" calcext:value-type="float">
            <text:p>0.493675</text:p>
          </table:table-cell>
          <table:table-cell office:value-type="float" office:value="0.528064" calcext:value-type="float">
            <text:p>0.528064</text:p>
          </table:table-cell>
          <table:table-cell office:value-type="float" office:value="3.730804" calcext:value-type="float">
            <text:p>3.730804</text:p>
          </table:table-cell>
          <table:table-cell office:value-type="float" office:value="0.541689" calcext:value-type="float">
            <text:p>0.541689</text:p>
          </table:table-cell>
          <table:table-cell office:value-type="float" office:value="6.793011" calcext:value-type="float">
            <text:p>6.793011</text:p>
          </table:table-cell>
          <table:table-cell office:value-type="float" office:value="12.124532" calcext:value-type="float">
            <text:p>12.124532</text:p>
          </table:table-cell>
          <table:table-cell office:value-type="float" office:value="6.66768" calcext:value-type="float">
            <text:p>6.66768</text:p>
          </table:table-cell>
          <table:table-cell office:value-type="float" office:value="6.612868" calcext:value-type="float">
            <text:p>6.612868</text:p>
          </table:table-cell>
          <table:table-cell office:value-type="float" office:value="0.5182434" calcext:value-type="float">
            <text:p>0.5182434</text:p>
          </table:table-cell>
          <table:table-cell office:value-type="float" office:value="0.510823" calcext:value-type="float">
            <text:p>0.510823</text:p>
          </table:table-cell>
        </table:table-row>
        <table:table-row table:style-name="ro1">
          <table:table-cell office:value-type="float" office:value="6.708758" calcext:value-type="float">
            <text:p>6.708758</text:p>
          </table:table-cell>
          <table:table-cell office:value-type="float" office:value="20.42914" calcext:value-type="float">
            <text:p>20.42914</text:p>
          </table:table-cell>
          <table:table-cell office:value-type="float" office:value="0.5275383" calcext:value-type="float">
            <text:p>0.5275383</text:p>
          </table:table-cell>
          <table:table-cell office:value-type="float" office:value="0.49235" calcext:value-type="float">
            <text:p>0.49235</text:p>
          </table:table-cell>
          <table:table-cell office:value-type="float" office:value="0.493859" calcext:value-type="float">
            <text:p>0.493859</text:p>
          </table:table-cell>
          <table:table-cell office:value-type="float" office:value="0.533244" calcext:value-type="float">
            <text:p>0.533244</text:p>
          </table:table-cell>
          <table:table-cell office:value-type="float" office:value="3.7479175" calcext:value-type="float">
            <text:p>3.7479175</text:p>
          </table:table-cell>
          <table:table-cell office:value-type="float" office:value="0.556713" calcext:value-type="float">
            <text:p>0.556713</text:p>
          </table:table-cell>
          <table:table-cell office:value-type="float" office:value="6.903811" calcext:value-type="float">
            <text:p>6.903811</text:p>
          </table:table-cell>
          <table:table-cell office:value-type="float" office:value="12.309103" calcext:value-type="float">
            <text:p>12.309103</text:p>
          </table:table-cell>
          <table:table-cell office:value-type="float" office:value="6.689894" calcext:value-type="float">
            <text:p>6.689894</text:p>
          </table:table-cell>
          <table:table-cell office:value-type="float" office:value="6.660251" calcext:value-type="float">
            <text:p>6.660251</text:p>
          </table:table-cell>
          <table:table-cell office:value-type="float" office:value="0.5188415" calcext:value-type="float">
            <text:p>0.5188415</text:p>
          </table:table-cell>
          <table:table-cell office:value-type="float" office:value="0.510994" calcext:value-type="float">
            <text:p>0.510994</text:p>
          </table:table-cell>
        </table:table-row>
        <table:table-row table:style-name="ro1">
          <table:table-cell office:value-type="float" office:value="6.749139" calcext:value-type="float">
            <text:p>6.749139</text:p>
          </table:table-cell>
          <table:table-cell office:value-type="float" office:value="20.443373" calcext:value-type="float">
            <text:p>20.443373</text:p>
          </table:table-cell>
          <table:table-cell office:value-type="float" office:value="0.5279202" calcext:value-type="float">
            <text:p>0.5279202</text:p>
          </table:table-cell>
          <table:table-cell office:value-type="float" office:value="0.494074" calcext:value-type="float">
            <text:p>0.494074</text:p>
          </table:table-cell>
          <table:table-cell office:value-type="float" office:value="0.494553" calcext:value-type="float">
            <text:p>0.494553</text:p>
          </table:table-cell>
          <table:table-cell office:value-type="float" office:value="0.541214" calcext:value-type="float">
            <text:p>0.541214</text:p>
          </table:table-cell>
          <table:table-cell office:value-type="float" office:value="3.7737001" calcext:value-type="float">
            <text:p>3.7737001</text:p>
          </table:table-cell>
          <table:table-cell office:value-type="float" office:value="0.559555" calcext:value-type="float">
            <text:p>0.559555</text:p>
          </table:table-cell>
          <table:table-cell office:value-type="float" office:value="6.900043" calcext:value-type="float">
            <text:p>6.900043</text:p>
          </table:table-cell>
          <table:table-cell office:value-type="float" office:value="12.322762" calcext:value-type="float">
            <text:p>12.322762</text:p>
          </table:table-cell>
          <table:table-cell office:value-type="float" office:value="6.696608" calcext:value-type="float">
            <text:p>6.696608</text:p>
          </table:table-cell>
          <table:table-cell office:value-type="float" office:value="6.664702" calcext:value-type="float">
            <text:p>6.664702</text:p>
          </table:table-cell>
          <table:table-cell office:value-type="float" office:value="0.5206897" calcext:value-type="float">
            <text:p>0.5206897</text:p>
          </table:table-cell>
          <table:table-cell office:value-type="float" office:value="0.511091" calcext:value-type="float">
            <text:p>0.511091</text:p>
          </table:table-cell>
        </table:table-row>
        <table:table-row table:style-name="ro1">
          <table:table-cell office:value-type="float" office:value="6.761442" calcext:value-type="float">
            <text:p>6.761442</text:p>
          </table:table-cell>
          <table:table-cell office:value-type="float" office:value="20.676338" calcext:value-type="float">
            <text:p>20.676338</text:p>
          </table:table-cell>
          <table:table-cell office:value-type="float" office:value="0.5281448" calcext:value-type="float">
            <text:p>0.5281448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495142" calcext:value-type="float">
            <text:p>0.495142</text:p>
          </table:table-cell>
          <table:table-cell office:value-type="float" office:value="0.544649" calcext:value-type="float">
            <text:p>0.544649</text:p>
          </table:table-cell>
          <table:table-cell office:value-type="float" office:value="3.78543" calcext:value-type="float">
            <text:p>3.78543</text:p>
          </table:table-cell>
          <table:table-cell office:value-type="float" office:value="0.559695" calcext:value-type="float">
            <text:p>0.559695</text:p>
          </table:table-cell>
          <table:table-cell office:value-type="float" office:value="6.930015" calcext:value-type="float">
            <text:p>6.930015</text:p>
          </table:table-cell>
          <table:table-cell office:value-type="float" office:value="12.391835" calcext:value-type="float">
            <text:p>12.391835</text:p>
          </table:table-cell>
          <table:table-cell office:value-type="float" office:value="6.720925" calcext:value-type="float">
            <text:p>6.720925</text:p>
          </table:table-cell>
          <table:table-cell office:value-type="float" office:value="6.688169" calcext:value-type="float">
            <text:p>6.688169</text:p>
          </table:table-cell>
          <table:table-cell office:value-type="float" office:value="0.520754" calcext:value-type="float">
            <text:p>0.520754</text:p>
          </table:table-cell>
          <table:table-cell office:value-type="float" office:value="0.511173" calcext:value-type="float">
            <text:p>0.511173</text:p>
          </table:table-cell>
        </table:table-row>
        <table:table-row table:style-name="ro1">
          <table:table-cell office:value-type="float" office:value="6.765451" calcext:value-type="float">
            <text:p>6.765451</text:p>
          </table:table-cell>
          <table:table-cell office:value-type="float" office:value="20.76229" calcext:value-type="float">
            <text:p>20.76229</text:p>
          </table:table-cell>
          <table:table-cell office:value-type="float" office:value="0.5282788" calcext:value-type="float">
            <text:p>0.5282788</text:p>
          </table:table-cell>
          <table:table-cell office:value-type="float" office:value="0.494141" calcext:value-type="float">
            <text:p>0.494141</text:p>
          </table:table-cell>
          <table:table-cell office:value-type="float" office:value="0.495311" calcext:value-type="float">
            <text:p>0.495311</text:p>
          </table:table-cell>
          <table:table-cell office:value-type="float" office:value="0.54555" calcext:value-type="float">
            <text:p>0.54555</text:p>
          </table:table-cell>
          <table:table-cell office:value-type="float" office:value="3.7913973" calcext:value-type="float">
            <text:p>3.7913973</text:p>
          </table:table-cell>
          <table:table-cell office:value-type="float" office:value="0.56165" calcext:value-type="float">
            <text:p>0.56165</text:p>
          </table:table-cell>
          <table:table-cell office:value-type="float" office:value="7.118997" calcext:value-type="float">
            <text:p>7.118997</text:p>
          </table:table-cell>
          <table:table-cell office:value-type="float" office:value="12.417426" calcext:value-type="float">
            <text:p>12.417426</text:p>
          </table:table-cell>
          <table:table-cell office:value-type="float" office:value="6.723144" calcext:value-type="float">
            <text:p>6.723144</text:p>
          </table:table-cell>
          <table:table-cell office:value-type="float" office:value="6.693449" calcext:value-type="float">
            <text:p>6.693449</text:p>
          </table:table-cell>
          <table:table-cell office:value-type="float" office:value="0.5210601" calcext:value-type="float">
            <text:p>0.5210601</text:p>
          </table:table-cell>
          <table:table-cell office:value-type="float" office:value="0.512547" calcext:value-type="float">
            <text:p>0.512547</text:p>
          </table:table-cell>
        </table:table-row>
        <table:table-row table:style-name="ro1">
          <table:table-cell office:value-type="float" office:value="6.766776" calcext:value-type="float">
            <text:p>6.766776</text:p>
          </table:table-cell>
          <table:table-cell office:value-type="float" office:value="20.78699" calcext:value-type="float">
            <text:p>20.78699</text:p>
          </table:table-cell>
          <table:table-cell office:value-type="float" office:value="0.5288982" calcext:value-type="float">
            <text:p>0.5288982</text:p>
          </table:table-cell>
          <table:table-cell office:value-type="float" office:value="0.494488" calcext:value-type="float">
            <text:p>0.494488</text:p>
          </table:table-cell>
          <table:table-cell office:value-type="float" office:value="0.496049" calcext:value-type="float">
            <text:p>0.496049</text:p>
          </table:table-cell>
          <table:table-cell office:value-type="float" office:value="0.554749" calcext:value-type="float">
            <text:p>0.554749</text:p>
          </table:table-cell>
          <table:table-cell office:value-type="float" office:value="3.8016937" calcext:value-type="float">
            <text:p>3.8016937</text:p>
          </table:table-cell>
          <table:table-cell office:value-type="float" office:value="0.566981" calcext:value-type="float">
            <text:p>0.566981</text:p>
          </table:table-cell>
          <table:table-cell office:value-type="float" office:value="6.780497" calcext:value-type="float">
            <text:p>6.780497</text:p>
          </table:table-cell>
          <table:table-cell office:value-type="float" office:value="12.488463" calcext:value-type="float">
            <text:p>12.488463</text:p>
          </table:table-cell>
          <table:table-cell office:value-type="float" office:value="6.729771" calcext:value-type="float">
            <text:p>6.729771</text:p>
          </table:table-cell>
          <table:table-cell office:value-type="float" office:value="6.696533" calcext:value-type="float">
            <text:p>6.696533</text:p>
          </table:table-cell>
          <table:table-cell office:value-type="float" office:value="0.5212703" calcext:value-type="float">
            <text:p>0.5212703</text:p>
          </table:table-cell>
          <table:table-cell office:value-type="float" office:value="0.513975" calcext:value-type="float">
            <text:p>0.513975</text:p>
          </table:table-cell>
        </table:table-row>
        <table:table-row table:style-name="ro1">
          <table:table-cell office:value-type="float" office:value="6.777364" calcext:value-type="float">
            <text:p>6.777364</text:p>
          </table:table-cell>
          <table:table-cell office:value-type="float" office:value="20.834081" calcext:value-type="float">
            <text:p>20.834081</text:p>
          </table:table-cell>
          <table:table-cell office:value-type="float" office:value="0.5292557" calcext:value-type="float">
            <text:p>0.5292557</text:p>
          </table:table-cell>
          <table:table-cell office:value-type="float" office:value="0.49519" calcext:value-type="float">
            <text:p>0.49519</text:p>
          </table:table-cell>
          <table:table-cell office:value-type="float" office:value="0.496262" calcext:value-type="float">
            <text:p>0.496262</text:p>
          </table:table-cell>
          <table:table-cell office:value-type="float" office:value="0.560535" calcext:value-type="float">
            <text:p>0.560535</text:p>
          </table:table-cell>
          <table:table-cell office:value-type="float" office:value="3.804205" calcext:value-type="float">
            <text:p>3.804205</text:p>
          </table:table-cell>
          <table:table-cell office:value-type="float" office:value="0.572231" calcext:value-type="float">
            <text:p>0.572231</text:p>
          </table:table-cell>
          <table:table-cell office:value-type="float" office:value="7.313877" calcext:value-type="float">
            <text:p>7.313877</text:p>
          </table:table-cell>
          <table:table-cell office:value-type="float" office:value="12.507019" calcext:value-type="float">
            <text:p>12.507019</text:p>
          </table:table-cell>
          <table:table-cell office:value-type="float" office:value="6.735451" calcext:value-type="float">
            <text:p>6.735451</text:p>
          </table:table-cell>
          <table:table-cell office:value-type="float" office:value="6.698281" calcext:value-type="float">
            <text:p>6.698281</text:p>
          </table:table-cell>
          <table:table-cell office:value-type="float" office:value="0.5216924" calcext:value-type="float">
            <text:p>0.5216924</text:p>
          </table:table-cell>
          <table:table-cell office:value-type="float" office:value="0.51446" calcext:value-type="float">
            <text:p>0.51446</text:p>
          </table:table-cell>
        </table:table-row>
        <table:table-row table:style-name="ro1">
          <table:table-cell office:value-type="float" office:value="6.812319" calcext:value-type="float">
            <text:p>6.812319</text:p>
          </table:table-cell>
          <table:table-cell office:value-type="float" office:value="20.9069" calcext:value-type="float">
            <text:p>20.9069</text:p>
          </table:table-cell>
          <table:table-cell office:value-type="float" office:value="0.5295738" calcext:value-type="float">
            <text:p>0.5295738</text:p>
          </table:table-cell>
          <table:table-cell office:value-type="float" office:value="0.495428" calcext:value-type="float">
            <text:p>0.495428</text:p>
          </table:table-cell>
          <table:table-cell office:value-type="float" office:value="0.496412" calcext:value-type="float">
            <text:p>0.496412</text:p>
          </table:table-cell>
          <table:table-cell office:value-type="float" office:value="0.571505" calcext:value-type="float">
            <text:p>0.571505</text:p>
          </table:table-cell>
          <table:table-cell office:value-type="float" office:value="3.832162" calcext:value-type="float">
            <text:p>3.832162</text:p>
          </table:table-cell>
          <table:table-cell office:value-type="float" office:value="0.578661" calcext:value-type="float">
            <text:p>0.578661</text:p>
          </table:table-cell>
          <table:table-cell office:value-type="float" office:value="6.912993" calcext:value-type="float">
            <text:p>6.912993</text:p>
          </table:table-cell>
          <table:table-cell office:value-type="float" office:value="12.553559" calcext:value-type="float">
            <text:p>12.553559</text:p>
          </table:table-cell>
          <table:table-cell office:value-type="float" office:value="6.754168" calcext:value-type="float">
            <text:p>6.754168</text:p>
          </table:table-cell>
          <table:table-cell office:value-type="float" office:value="6.701929" calcext:value-type="float">
            <text:p>6.701929</text:p>
          </table:table-cell>
          <table:table-cell office:value-type="float" office:value="0.5230932" calcext:value-type="float">
            <text:p>0.5230932</text:p>
          </table:table-cell>
          <table:table-cell office:value-type="float" office:value="0.51476" calcext:value-type="float">
            <text:p>0.51476</text:p>
          </table:table-cell>
        </table:table-row>
        <table:table-row table:style-name="ro1">
          <table:table-cell office:value-type="float" office:value="6.832346" calcext:value-type="float">
            <text:p>6.832346</text:p>
          </table:table-cell>
          <table:table-cell office:value-type="float" office:value="20.93384" calcext:value-type="float">
            <text:p>20.93384</text:p>
          </table:table-cell>
          <table:table-cell office:value-type="float" office:value="0.5300713" calcext:value-type="float">
            <text:p>0.5300713</text:p>
          </table:table-cell>
          <table:table-cell office:value-type="float" office:value="0.49597" calcext:value-type="float">
            <text:p>0.49597</text:p>
          </table:table-cell>
          <table:table-cell office:value-type="float" office:value="0.496642" calcext:value-type="float">
            <text:p>0.496642</text:p>
          </table:table-cell>
          <table:table-cell office:value-type="float" office:value="0.573181" calcext:value-type="float">
            <text:p>0.573181</text:p>
          </table:table-cell>
          <table:table-cell office:value-type="float" office:value="3.839531" calcext:value-type="float">
            <text:p>3.839531</text:p>
          </table:table-cell>
          <table:table-cell office:value-type="float" office:value="0.579416" calcext:value-type="float">
            <text:p>0.579416</text:p>
          </table:table-cell>
          <table:table-cell office:value-type="float" office:value="6.757277" calcext:value-type="float">
            <text:p>6.757277</text:p>
          </table:table-cell>
          <table:table-cell office:value-type="float" office:value="12.593256" calcext:value-type="float">
            <text:p>12.593256</text:p>
          </table:table-cell>
          <table:table-cell office:value-type="float" office:value="6.780764" calcext:value-type="float">
            <text:p>6.780764</text:p>
          </table:table-cell>
          <table:table-cell office:value-type="float" office:value="6.708903" calcext:value-type="float">
            <text:p>6.708903</text:p>
          </table:table-cell>
          <table:table-cell office:value-type="float" office:value="0.5231404" calcext:value-type="float">
            <text:p>0.5231404</text:p>
          </table:table-cell>
          <table:table-cell office:value-type="float" office:value="0.514765" calcext:value-type="float">
            <text:p>0.514765</text:p>
          </table:table-cell>
        </table:table-row>
        <table:table-row table:style-name="ro1">
          <table:table-cell office:value-type="float" office:value="6.893364" calcext:value-type="float">
            <text:p>6.893364</text:p>
          </table:table-cell>
          <table:table-cell office:value-type="float" office:value="20.98344" calcext:value-type="float">
            <text:p>20.98344</text:p>
          </table:table-cell>
          <table:table-cell office:value-type="float" office:value="0.5301247" calcext:value-type="float">
            <text:p>0.5301247</text:p>
          </table:table-cell>
          <table:table-cell office:value-type="float" office:value="0.496294" calcext:value-type="float">
            <text:p>0.496294</text:p>
          </table:table-cell>
          <table:table-cell office:value-type="float" office:value="0.497098" calcext:value-type="float">
            <text:p>0.497098</text:p>
          </table:table-cell>
          <table:table-cell office:value-type="float" office:value="0.579216" calcext:value-type="float">
            <text:p>0.579216</text:p>
          </table:table-cell>
          <table:table-cell office:value-type="float" office:value="3.840992" calcext:value-type="float">
            <text:p>3.840992</text:p>
          </table:table-cell>
          <table:table-cell office:value-type="float" office:value="0.631318" calcext:value-type="float">
            <text:p>0.631318</text:p>
          </table:table-cell>
          <table:table-cell office:value-type="float" office:value="6.80198" calcext:value-type="float">
            <text:p>6.80198</text:p>
          </table:table-cell>
          <table:table-cell office:value-type="float" office:value="12.7229" calcext:value-type="float">
            <text:p>12.7229</text:p>
          </table:table-cell>
          <table:table-cell office:value-type="float" office:value="6.801825" calcext:value-type="float">
            <text:p>6.801825</text:p>
          </table:table-cell>
          <table:table-cell office:value-type="float" office:value="6.751939" calcext:value-type="float">
            <text:p>6.751939</text:p>
          </table:table-cell>
          <table:table-cell office:value-type="float" office:value="0.5234176" calcext:value-type="float">
            <text:p>0.5234176</text:p>
          </table:table-cell>
          <table:table-cell office:value-type="float" office:value="0.514903" calcext:value-type="float">
            <text:p>0.514903</text:p>
          </table:table-cell>
        </table:table-row>
        <table:table-row table:style-name="ro1">
          <table:table-cell office:value-type="float" office:value="6.924197" calcext:value-type="float">
            <text:p>6.924197</text:p>
          </table:table-cell>
          <table:table-cell office:value-type="float" office:value="20.992169" calcext:value-type="float">
            <text:p>20.992169</text:p>
          </table:table-cell>
          <table:table-cell office:value-type="float" office:value="0.530322" calcext:value-type="float">
            <text:p>0.530322</text:p>
          </table:table-cell>
          <table:table-cell office:value-type="float" office:value="0.496506" calcext:value-type="float">
            <text:p>0.496506</text:p>
          </table:table-cell>
          <table:table-cell office:value-type="float" office:value="0.497403" calcext:value-type="float">
            <text:p>0.497403</text:p>
          </table:table-cell>
          <table:table-cell office:value-type="float" office:value="0.583552" calcext:value-type="float">
            <text:p>0.583552</text:p>
          </table:table-cell>
          <table:table-cell office:value-type="float" office:value="3.845216" calcext:value-type="float">
            <text:p>3.845216</text:p>
          </table:table-cell>
          <table:table-cell office:value-type="float" office:value="0.638101" calcext:value-type="float">
            <text:p>0.638101</text:p>
          </table:table-cell>
          <table:table-cell office:value-type="float" office:value="6.878963" calcext:value-type="float">
            <text:p>6.878963</text:p>
          </table:table-cell>
          <table:table-cell office:value-type="float" office:value="12.729717" calcext:value-type="float">
            <text:p>12.729717</text:p>
          </table:table-cell>
          <table:table-cell office:value-type="float" office:value="6.806049" calcext:value-type="float">
            <text:p>6.806049</text:p>
          </table:table-cell>
          <table:table-cell office:value-type="float" office:value="6.781432" calcext:value-type="float">
            <text:p>6.781432</text:p>
          </table:table-cell>
          <table:table-cell office:value-type="float" office:value="0.5238719" calcext:value-type="float">
            <text:p>0.5238719</text:p>
          </table:table-cell>
          <table:table-cell office:value-type="float" office:value="0.514927" calcext:value-type="float">
            <text:p>0.514927</text:p>
          </table:table-cell>
        </table:table-row>
        <table:table-row table:style-name="ro1">
          <table:table-cell office:value-type="float" office:value="6.955368" calcext:value-type="float">
            <text:p>6.955368</text:p>
          </table:table-cell>
          <table:table-cell table:style-name="ce3" office:value-type="float" office:value="21.03093" calcext:value-type="float">
            <text:p>21.03093</text:p>
          </table:table-cell>
          <table:table-cell office:value-type="float" office:value="0.530696" calcext:value-type="float">
            <text:p>0.530696</text:p>
          </table:table-cell>
          <table:table-cell office:value-type="float" office:value="0.496635" calcext:value-type="float">
            <text:p>0.496635</text:p>
          </table:table-cell>
          <table:table-cell office:value-type="float" office:value="0.497787" calcext:value-type="float">
            <text:p>0.497787</text:p>
          </table:table-cell>
          <table:table-cell office:value-type="float" office:value="0.593283" calcext:value-type="float">
            <text:p>0.593283</text:p>
          </table:table-cell>
          <table:table-cell office:value-type="float" office:value="3.845243" calcext:value-type="float">
            <text:p>3.845243</text:p>
          </table:table-cell>
          <table:table-cell office:value-type="float" office:value="0.650241" calcext:value-type="float">
            <text:p>0.650241</text:p>
          </table:table-cell>
          <table:table-cell office:value-type="float" office:value="6.881548" calcext:value-type="float">
            <text:p>6.881548</text:p>
          </table:table-cell>
          <table:table-cell office:value-type="float" office:value="12.758559" calcext:value-type="float">
            <text:p>12.758559</text:p>
          </table:table-cell>
          <table:table-cell office:value-type="float" office:value="6.808791" calcext:value-type="float">
            <text:p>6.808791</text:p>
          </table:table-cell>
          <table:table-cell office:value-type="float" office:value="6.825041" calcext:value-type="float">
            <text:p>6.825041</text:p>
          </table:table-cell>
          <table:table-cell office:value-type="float" office:value="0.5239383" calcext:value-type="float">
            <text:p>0.5239383</text:p>
          </table:table-cell>
          <table:table-cell office:value-type="float" office:value="0.515739" calcext:value-type="float">
            <text:p>0.515739</text:p>
          </table:table-cell>
        </table:table-row>
        <table:table-row table:style-name="ro1">
          <table:table-cell office:value-type="float" office:value="6.973488" calcext:value-type="float">
            <text:p>6.973488</text:p>
          </table:table-cell>
          <table:table-cell office:value-type="float" office:value="21.101184" calcext:value-type="float">
            <text:p>21.101184</text:p>
          </table:table-cell>
          <table:table-cell office:value-type="float" office:value="0.5313971" calcext:value-type="float">
            <text:p>0.5313971</text:p>
          </table:table-cell>
          <table:table-cell office:value-type="float" office:value="0.496718" calcext:value-type="float">
            <text:p>0.496718</text:p>
          </table:table-cell>
          <table:table-cell office:value-type="float" office:value="0.49783" calcext:value-type="float">
            <text:p>0.49783</text:p>
          </table:table-cell>
          <table:table-cell office:value-type="float" office:value="0.610624" calcext:value-type="float">
            <text:p>0.610624</text:p>
          </table:table-cell>
          <table:table-cell office:value-type="float" office:value="3.851506" calcext:value-type="float">
            <text:p>3.851506</text:p>
          </table:table-cell>
          <table:table-cell office:value-type="float" office:value="0.659893" calcext:value-type="float">
            <text:p>0.659893</text:p>
          </table:table-cell>
          <table:table-cell office:value-type="float" office:value="7.125535" calcext:value-type="float">
            <text:p>7.125535</text:p>
          </table:table-cell>
          <table:table-cell office:value-type="float" office:value="12.773515" calcext:value-type="float">
            <text:p>12.773515</text:p>
          </table:table-cell>
          <table:table-cell office:value-type="float" office:value="6.838251" calcext:value-type="float">
            <text:p>6.838251</text:p>
          </table:table-cell>
          <table:table-cell office:value-type="float" office:value="6.827883" calcext:value-type="float">
            <text:p>6.827883</text:p>
          </table:table-cell>
          <table:table-cell office:value-type="float" office:value="0.524495" calcext:value-type="float">
            <text:p>0.524495</text:p>
          </table:table-cell>
          <table:table-cell office:value-type="float" office:value="0.515842" calcext:value-type="float">
            <text:p>0.515842</text:p>
          </table:table-cell>
        </table:table-row>
        <table:table-row table:style-name="ro1">
          <table:table-cell office:value-type="float" office:value="6.988167" calcext:value-type="float">
            <text:p>6.988167</text:p>
          </table:table-cell>
          <table:table-cell office:value-type="float" office:value="21.216101" calcext:value-type="float">
            <text:p>21.216101</text:p>
          </table:table-cell>
          <table:table-cell office:value-type="float" office:value="0.5332437" calcext:value-type="float">
            <text:p>0.5332437</text:p>
          </table:table-cell>
          <table:table-cell office:value-type="float" office:value="0.496936" calcext:value-type="float">
            <text:p>0.496936</text:p>
          </table:table-cell>
          <table:table-cell office:value-type="float" office:value="0.498037" calcext:value-type="float">
            <text:p>0.498037</text:p>
          </table:table-cell>
          <table:table-cell office:value-type="float" office:value="0.637294" calcext:value-type="float">
            <text:p>0.637294</text:p>
          </table:table-cell>
          <table:table-cell office:value-type="float" office:value="3.857346" calcext:value-type="float">
            <text:p>3.857346</text:p>
          </table:table-cell>
          <table:table-cell office:value-type="float" office:value="0.663481" calcext:value-type="float">
            <text:p>0.663481</text:p>
          </table:table-cell>
          <table:table-cell office:value-type="float" office:value="6.822816" calcext:value-type="float">
            <text:p>6.822816</text:p>
          </table:table-cell>
          <table:table-cell office:value-type="float" office:value="12.780139" calcext:value-type="float">
            <text:p>12.780139</text:p>
          </table:table-cell>
          <table:table-cell office:value-type="float" office:value="6.841528" calcext:value-type="float">
            <text:p>6.841528</text:p>
          </table:table-cell>
          <table:table-cell office:value-type="float" office:value="6.845976" calcext:value-type="float">
            <text:p>6.845976</text:p>
          </table:table-cell>
          <table:table-cell office:value-type="float" office:value="0.5246035" calcext:value-type="float">
            <text:p>0.5246035</text:p>
          </table:table-cell>
          <table:table-cell office:value-type="float" office:value="0.516122" calcext:value-type="float">
            <text:p>0.516122</text:p>
          </table:table-cell>
        </table:table-row>
        <table:table-row table:style-name="ro1">
          <table:table-cell office:value-type="float" office:value="7.018664" calcext:value-type="float">
            <text:p>7.018664</text:p>
          </table:table-cell>
          <table:table-cell office:value-type="float" office:value="21.35826" calcext:value-type="float">
            <text:p>21.35826</text:p>
          </table:table-cell>
          <table:table-cell office:value-type="float" office:value="0.53396" calcext:value-type="float">
            <text:p>0.53396</text:p>
          </table:table-cell>
          <table:table-cell office:value-type="float" office:value="0.496958" calcext:value-type="float">
            <text:p>0.496958</text:p>
          </table:table-cell>
          <table:table-cell office:value-type="float" office:value="0.498233" calcext:value-type="float">
            <text:p>0.498233</text:p>
          </table:table-cell>
          <table:table-cell office:value-type="float" office:value="0.643339" calcext:value-type="float">
            <text:p>0.643339</text:p>
          </table:table-cell>
          <table:table-cell office:value-type="float" office:value="3.859678" calcext:value-type="float">
            <text:p>3.859678</text:p>
          </table:table-cell>
          <table:table-cell office:value-type="float" office:value="0.666711" calcext:value-type="float">
            <text:p>0.666711</text:p>
          </table:table-cell>
          <table:table-cell office:value-type="float" office:value="7.452559" calcext:value-type="float">
            <text:p>7.452559</text:p>
          </table:table-cell>
          <table:table-cell office:value-type="float" office:value="12.825753" calcext:value-type="float">
            <text:p>12.825753</text:p>
          </table:table-cell>
          <table:table-cell office:value-type="float" office:value="6.908546" calcext:value-type="float">
            <text:p>6.908546</text:p>
          </table:table-cell>
          <table:table-cell office:value-type="float" office:value="6.87716" calcext:value-type="float">
            <text:p>6.87716</text:p>
          </table:table-cell>
          <table:table-cell office:value-type="float" office:value="0.5250927" calcext:value-type="float">
            <text:p>0.5250927</text:p>
          </table:table-cell>
          <table:table-cell office:value-type="float" office:value="0.516261" calcext:value-type="float">
            <text:p>0.516261</text:p>
          </table:table-cell>
        </table:table-row>
        <table:table-row table:style-name="ro1">
          <table:table-cell office:value-type="float" office:value="7.03643" calcext:value-type="float">
            <text:p>7.03643</text:p>
          </table:table-cell>
          <table:table-cell office:value-type="float" office:value="21.37081" calcext:value-type="float">
            <text:p>21.37081</text:p>
          </table:table-cell>
          <table:table-cell office:value-type="float" office:value="0.5341604" calcext:value-type="float">
            <text:p>0.5341604</text:p>
          </table:table-cell>
          <table:table-cell office:value-type="float" office:value="0.497787" calcext:value-type="float">
            <text:p>0.497787</text:p>
          </table:table-cell>
          <table:table-cell office:value-type="float" office:value="0.498257" calcext:value-type="float">
            <text:p>0.498257</text:p>
          </table:table-cell>
          <table:table-cell office:value-type="float" office:value="0.655714" calcext:value-type="float">
            <text:p>0.655714</text:p>
          </table:table-cell>
          <table:table-cell office:value-type="float" office:value="3.871205" calcext:value-type="float">
            <text:p>3.871205</text:p>
          </table:table-cell>
          <table:table-cell office:value-type="float" office:value="0.668804" calcext:value-type="float">
            <text:p>0.668804</text:p>
          </table:table-cell>
          <table:table-cell office:value-type="float" office:value="7.000169" calcext:value-type="float">
            <text:p>7.000169</text:p>
          </table:table-cell>
          <table:table-cell office:value-type="float" office:value="12.829344" calcext:value-type="float">
            <text:p>12.829344</text:p>
          </table:table-cell>
          <table:table-cell office:value-type="float" office:value="6.918495" calcext:value-type="float">
            <text:p>6.918495</text:p>
          </table:table-cell>
          <table:table-cell office:value-type="float" office:value="6.887109" calcext:value-type="float">
            <text:p>6.887109</text:p>
          </table:table-cell>
          <table:table-cell office:value-type="float" office:value="0.5253992" calcext:value-type="float">
            <text:p>0.5253992</text:p>
          </table:table-cell>
          <table:table-cell office:value-type="float" office:value="0.516373" calcext:value-type="float">
            <text:p>0.516373</text:p>
          </table:table-cell>
        </table:table-row>
        <table:table-row table:style-name="ro1">
          <table:table-cell office:value-type="float" office:value="7.049746" calcext:value-type="float">
            <text:p>7.049746</text:p>
          </table:table-cell>
          <table:table-cell office:value-type="float" office:value="21.39958" calcext:value-type="float">
            <text:p>21.39958</text:p>
          </table:table-cell>
          <table:table-cell office:value-type="float" office:value="0.5350001" calcext:value-type="float">
            <text:p>0.5350001</text:p>
          </table:table-cell>
          <table:table-cell office:value-type="float" office:value="0.498479" calcext:value-type="float">
            <text:p>0.498479</text:p>
          </table:table-cell>
          <table:table-cell office:value-type="float" office:value="0.500205" calcext:value-type="float">
            <text:p>0.500205</text:p>
          </table:table-cell>
          <table:table-cell office:value-type="float" office:value="0.660424" calcext:value-type="float">
            <text:p>0.660424</text:p>
          </table:table-cell>
          <table:table-cell office:value-type="float" office:value="3.889054" calcext:value-type="float">
            <text:p>3.889054</text:p>
          </table:table-cell>
          <table:table-cell office:value-type="float" office:value="0.669575" calcext:value-type="float">
            <text:p>0.669575</text:p>
          </table:table-cell>
          <table:table-cell office:value-type="float" office:value="7.07282" calcext:value-type="float">
            <text:p>7.07282</text:p>
          </table:table-cell>
          <table:table-cell office:value-type="float" office:value="12.884619" calcext:value-type="float">
            <text:p>12.884619</text:p>
          </table:table-cell>
          <table:table-cell office:value-type="float" office:value="6.923066" calcext:value-type="float">
            <text:p>6.923066</text:p>
          </table:table-cell>
          <table:table-cell office:value-type="float" office:value="6.902552" calcext:value-type="float">
            <text:p>6.902552</text:p>
          </table:table-cell>
          <table:table-cell office:value-type="float" office:value="0.5255093" calcext:value-type="float">
            <text:p>0.5255093</text:p>
          </table:table-cell>
          <table:table-cell office:value-type="float" office:value="0.516605" calcext:value-type="float">
            <text:p>0.516605</text:p>
          </table:table-cell>
        </table:table-row>
        <table:table-row table:style-name="ro1">
          <table:table-cell office:value-type="float" office:value="7.0887" calcext:value-type="float">
            <text:p>7.0887</text:p>
          </table:table-cell>
          <table:table-cell office:value-type="float" office:value="21.43486" calcext:value-type="float">
            <text:p>21.43486</text:p>
          </table:table-cell>
          <table:table-cell office:value-type="float" office:value="0.5363837" calcext:value-type="float">
            <text:p>0.5363837</text:p>
          </table:table-cell>
          <table:table-cell office:value-type="float" office:value="0.498815" calcext:value-type="float">
            <text:p>0.498815</text:p>
          </table:table-cell>
          <table:table-cell office:value-type="float" office:value="0.500307" calcext:value-type="float">
            <text:p>0.500307</text:p>
          </table:table-cell>
          <table:table-cell office:value-type="float" office:value="0.663343" calcext:value-type="float">
            <text:p>0.663343</text:p>
          </table:table-cell>
          <table:table-cell office:value-type="float" office:value="3.897299" calcext:value-type="float">
            <text:p>3.897299</text:p>
          </table:table-cell>
          <table:table-cell office:value-type="float" office:value="0.670398" calcext:value-type="float">
            <text:p>0.670398</text:p>
          </table:table-cell>
          <table:table-cell office:value-type="float" office:value="7.243868" calcext:value-type="float">
            <text:p>7.243868</text:p>
          </table:table-cell>
          <table:table-cell office:value-type="float" office:value="12.897365" calcext:value-type="float">
            <text:p>12.897365</text:p>
          </table:table-cell>
          <table:table-cell office:value-type="float" office:value="6.942456" calcext:value-type="float">
            <text:p>6.942456</text:p>
          </table:table-cell>
          <table:table-cell office:value-type="float" office:value="6.937459" calcext:value-type="float">
            <text:p>6.937459</text:p>
          </table:table-cell>
          <table:table-cell office:value-type="float" office:value="0.5260748" calcext:value-type="float">
            <text:p>0.5260748</text:p>
          </table:table-cell>
          <table:table-cell office:value-type="float" office:value="0.51661" calcext:value-type="float">
            <text:p>0.51661</text:p>
          </table:table-cell>
        </table:table-row>
        <table:table-row table:style-name="ro1">
          <table:table-cell office:value-type="float" office:value="7.122432" calcext:value-type="float">
            <text:p>7.122432</text:p>
          </table:table-cell>
          <table:table-cell office:value-type="float" office:value="21.43754" calcext:value-type="float">
            <text:p>21.43754</text:p>
          </table:table-cell>
          <table:table-cell office:value-type="float" office:value="0.5381755" calcext:value-type="float">
            <text:p>0.5381755</text:p>
          </table:table-cell>
          <table:table-cell office:value-type="float" office:value="0.499142" calcext:value-type="float">
            <text:p>0.499142</text:p>
          </table:table-cell>
          <table:table-cell office:value-type="float" office:value="0.500572" calcext:value-type="float">
            <text:p>0.500572</text:p>
          </table:table-cell>
          <table:table-cell office:value-type="float" office:value="0.667127" calcext:value-type="float">
            <text:p>0.667127</text:p>
          </table:table-cell>
          <table:table-cell office:value-type="float" office:value="3.905725" calcext:value-type="float">
            <text:p>3.905725</text:p>
          </table:table-cell>
          <table:table-cell office:value-type="float" office:value="0.677354" calcext:value-type="float">
            <text:p>0.677354</text:p>
          </table:table-cell>
          <table:table-cell office:value-type="float" office:value="6.658448" calcext:value-type="float">
            <text:p>6.658448</text:p>
          </table:table-cell>
          <table:table-cell office:value-type="float" office:value="12.928499" calcext:value-type="float">
            <text:p>12.928499</text:p>
          </table:table-cell>
          <table:table-cell office:value-type="float" office:value="6.963404" calcext:value-type="float">
            <text:p>6.963404</text:p>
          </table:table-cell>
          <table:table-cell office:value-type="float" office:value="6.983218" calcext:value-type="float">
            <text:p>6.983218</text:p>
          </table:table-cell>
          <table:table-cell office:value-type="float" office:value="0.5261447" calcext:value-type="float">
            <text:p>0.5261447</text:p>
          </table:table-cell>
          <table:table-cell office:value-type="float" office:value="0.516621" calcext:value-type="float">
            <text:p>0.516621</text:p>
          </table:table-cell>
        </table:table-row>
        <table:table-row table:style-name="ro1">
          <table:table-cell office:value-type="float" office:value="7.131822" calcext:value-type="float">
            <text:p>7.131822</text:p>
          </table:table-cell>
          <table:table-cell office:value-type="float" office:value="21.51169" calcext:value-type="float">
            <text:p>21.51169</text:p>
          </table:table-cell>
          <table:table-cell office:value-type="float" office:value="0.5394081" calcext:value-type="float">
            <text:p>0.5394081</text:p>
          </table:table-cell>
          <table:table-cell office:value-type="float" office:value="0.499885" calcext:value-type="float">
            <text:p>0.499885</text:p>
          </table:table-cell>
          <table:table-cell office:value-type="float" office:value="0.501259" calcext:value-type="float">
            <text:p>0.501259</text:p>
          </table:table-cell>
          <table:table-cell office:value-type="float" office:value="0.669472" calcext:value-type="float">
            <text:p>0.669472</text:p>
          </table:table-cell>
          <table:table-cell office:value-type="float" office:value="3.911049" calcext:value-type="float">
            <text:p>3.911049</text:p>
          </table:table-cell>
          <table:table-cell office:value-type="float" office:value="0.677783" calcext:value-type="float">
            <text:p>0.677783</text:p>
          </table:table-cell>
          <table:table-cell office:value-type="float" office:value="7.356925" calcext:value-type="float">
            <text:p>7.356925</text:p>
          </table:table-cell>
          <table:table-cell office:value-type="float" office:value="12.994825" calcext:value-type="float">
            <text:p>12.994825</text:p>
          </table:table-cell>
          <table:table-cell office:value-type="float" office:value="7.000381" calcext:value-type="float">
            <text:p>7.000381</text:p>
          </table:table-cell>
          <table:table-cell office:value-type="float" office:value="6.995078" calcext:value-type="float">
            <text:p>6.995078</text:p>
          </table:table-cell>
          <table:table-cell office:value-type="float" office:value="0.5262042" calcext:value-type="float">
            <text:p>0.5262042</text:p>
          </table:table-cell>
          <table:table-cell office:value-type="float" office:value="0.517745" calcext:value-type="float">
            <text:p>0.517745</text:p>
          </table:table-cell>
        </table:table-row>
        <table:table-row table:style-name="ro1">
          <table:table-cell office:value-type="float" office:value="7.174173" calcext:value-type="float">
            <text:p>7.174173</text:p>
          </table:table-cell>
          <table:table-cell office:value-type="float" office:value="21.523244" calcext:value-type="float">
            <text:p>21.523244</text:p>
          </table:table-cell>
          <table:table-cell office:value-type="float" office:value="0.53946" calcext:value-type="float">
            <text:p>0.53946</text:p>
          </table:table-cell>
          <table:table-cell office:value-type="float" office:value="0.500496" calcext:value-type="float">
            <text:p>0.500496</text:p>
          </table:table-cell>
          <table:table-cell office:value-type="float" office:value="0.502016" calcext:value-type="float">
            <text:p>0.502016</text:p>
          </table:table-cell>
          <table:table-cell office:value-type="float" office:value="0.676655" calcext:value-type="float">
            <text:p>0.676655</text:p>
          </table:table-cell>
          <table:table-cell office:value-type="float" office:value="3.916357" calcext:value-type="float">
            <text:p>3.916357</text:p>
          </table:table-cell>
          <table:table-cell office:value-type="float" office:value="0.698673" calcext:value-type="float">
            <text:p>0.698673</text:p>
          </table:table-cell>
          <table:table-cell office:value-type="float" office:value="7.450418" calcext:value-type="float">
            <text:p>7.450418</text:p>
          </table:table-cell>
          <table:table-cell office:value-type="float" office:value="13.002711" calcext:value-type="float">
            <text:p>13.002711</text:p>
          </table:table-cell>
          <table:table-cell office:value-type="float" office:value="7.004175" calcext:value-type="float">
            <text:p>7.004175</text:p>
          </table:table-cell>
          <table:table-cell office:value-type="float" office:value="6.998852" calcext:value-type="float">
            <text:p>6.998852</text:p>
          </table:table-cell>
          <table:table-cell office:value-type="float" office:value="0.5267932" calcext:value-type="float">
            <text:p>0.5267932</text:p>
          </table:table-cell>
          <table:table-cell office:value-type="float" office:value="0.517934" calcext:value-type="float">
            <text:p>0.517934</text:p>
          </table:table-cell>
        </table:table-row>
        <table:table-row table:style-name="ro1">
          <table:table-cell office:value-type="float" office:value="7.202562" calcext:value-type="float">
            <text:p>7.202562</text:p>
          </table:table-cell>
          <table:table-cell office:value-type="float" office:value="21.574123" calcext:value-type="float">
            <text:p>21.574123</text:p>
          </table:table-cell>
          <table:table-cell office:value-type="float" office:value="0.540095" calcext:value-type="float">
            <text:p>0.540095</text:p>
          </table:table-cell>
          <table:table-cell office:value-type="float" office:value="0.500624" calcext:value-type="float">
            <text:p>0.500624</text:p>
          </table:table-cell>
          <table:table-cell office:value-type="float" office:value="0.50213" calcext:value-type="float">
            <text:p>0.50213</text:p>
          </table:table-cell>
          <table:table-cell office:value-type="float" office:value="0.680748" calcext:value-type="float">
            <text:p>0.680748</text:p>
          </table:table-cell>
          <table:table-cell office:value-type="float" office:value="3.925237" calcext:value-type="float">
            <text:p>3.925237</text:p>
          </table:table-cell>
          <table:table-cell office:value-type="float" office:value="0.701353" calcext:value-type="float">
            <text:p>0.701353</text:p>
          </table:table-cell>
          <table:table-cell office:value-type="float" office:value="7.120486" calcext:value-type="float">
            <text:p>7.120486</text:p>
          </table:table-cell>
          <table:table-cell office:value-type="float" office:value="13.023576" calcext:value-type="float">
            <text:p>13.023576</text:p>
          </table:table-cell>
          <table:table-cell office:value-type="float" office:value="7.007821" calcext:value-type="float">
            <text:p>7.007821</text:p>
          </table:table-cell>
          <table:table-cell office:value-type="float" office:value="7.013222" calcext:value-type="float">
            <text:p>7.013222</text:p>
          </table:table-cell>
          <table:table-cell office:value-type="float" office:value="0.5285455" calcext:value-type="float">
            <text:p>0.5285455</text:p>
          </table:table-cell>
          <table:table-cell office:value-type="float" office:value="0.518438" calcext:value-type="float">
            <text:p>0.518438</text:p>
          </table:table-cell>
        </table:table-row>
        <table:table-row table:style-name="ro1">
          <table:table-cell office:value-type="float" office:value="7.232983" calcext:value-type="float">
            <text:p>7.232983</text:p>
          </table:table-cell>
          <table:table-cell office:value-type="float" office:value="21.5857" calcext:value-type="float">
            <text:p>21.5857</text:p>
          </table:table-cell>
          <table:table-cell office:value-type="float" office:value="0.541458" calcext:value-type="float">
            <text:p>0.541458</text:p>
          </table:table-cell>
          <table:table-cell office:value-type="float" office:value="0.500853" calcext:value-type="float">
            <text:p>0.500853</text:p>
          </table:table-cell>
          <table:table-cell office:value-type="float" office:value="0.502142" calcext:value-type="float">
            <text:p>0.502142</text:p>
          </table:table-cell>
          <table:table-cell office:value-type="float" office:value="0.685789" calcext:value-type="float">
            <text:p>0.685789</text:p>
          </table:table-cell>
          <table:table-cell office:value-type="float" office:value="3.932306" calcext:value-type="float">
            <text:p>3.932306</text:p>
          </table:table-cell>
          <table:table-cell office:value-type="float" office:value="0.706085" calcext:value-type="float">
            <text:p>0.706085</text:p>
          </table:table-cell>
          <table:table-cell office:value-type="float" office:value="7.052243" calcext:value-type="float">
            <text:p>7.052243</text:p>
          </table:table-cell>
          <table:table-cell office:value-type="float" office:value="13.052295" calcext:value-type="float">
            <text:p>13.052295</text:p>
          </table:table-cell>
          <table:table-cell office:value-type="float" office:value="7.01205" calcext:value-type="float">
            <text:p>7.01205</text:p>
          </table:table-cell>
          <table:table-cell office:value-type="float" office:value="7.01868" calcext:value-type="float">
            <text:p>7.01868</text:p>
          </table:table-cell>
          <table:table-cell office:value-type="float" office:value="0.5295927" calcext:value-type="float">
            <text:p>0.5295927</text:p>
          </table:table-cell>
          <table:table-cell office:value-type="float" office:value="0.519949" calcext:value-type="float">
            <text:p>0.519949</text:p>
          </table:table-cell>
        </table:table-row>
        <table:table-row table:style-name="ro1">
          <table:table-cell office:value-type="float" office:value="7.237366" calcext:value-type="float">
            <text:p>7.237366</text:p>
          </table:table-cell>
          <table:table-cell office:value-type="float" office:value="21.92204" calcext:value-type="float">
            <text:p>21.92204</text:p>
          </table:table-cell>
          <table:table-cell office:value-type="float" office:value="0.5462223" calcext:value-type="float">
            <text:p>0.5462223</text:p>
          </table:table-cell>
          <table:table-cell office:value-type="float" office:value="0.501153" calcext:value-type="float">
            <text:p>0.501153</text:p>
          </table:table-cell>
          <table:table-cell office:value-type="float" office:value="0.502186" calcext:value-type="float">
            <text:p>0.502186</text:p>
          </table:table-cell>
          <table:table-cell office:value-type="float" office:value="0.686841" calcext:value-type="float">
            <text:p>0.686841</text:p>
          </table:table-cell>
          <table:table-cell office:value-type="float" office:value="3.933323" calcext:value-type="float">
            <text:p>3.933323</text:p>
          </table:table-cell>
          <table:table-cell office:value-type="float" office:value="0.707323" calcext:value-type="float">
            <text:p>0.707323</text:p>
          </table:table-cell>
          <table:table-cell office:value-type="float" office:value="7.0039" calcext:value-type="float">
            <text:p>7.0039</text:p>
          </table:table-cell>
          <table:table-cell office:value-type="float" office:value="13.080458" calcext:value-type="float">
            <text:p>13.080458</text:p>
          </table:table-cell>
          <table:table-cell office:value-type="float" office:value="7.025099" calcext:value-type="float">
            <text:p>7.025099</text:p>
          </table:table-cell>
          <table:table-cell office:value-type="float" office:value="7.022999" calcext:value-type="float">
            <text:p>7.022999</text:p>
          </table:table-cell>
          <table:table-cell office:value-type="float" office:value="0.5309916" calcext:value-type="float">
            <text:p>0.5309916</text:p>
          </table:table-cell>
          <table:table-cell office:value-type="float" office:value="0.520417" calcext:value-type="float">
            <text:p>0.520417</text:p>
          </table:table-cell>
        </table:table-row>
        <table:table-row table:style-name="ro1">
          <table:table-cell office:value-type="float" office:value="7.273418" calcext:value-type="float">
            <text:p>7.273418</text:p>
          </table:table-cell>
          <table:table-cell office:value-type="float" office:value="22.379445" calcext:value-type="float">
            <text:p>22.379445</text:p>
          </table:table-cell>
          <table:table-cell office:value-type="float" office:value="0.5482452" calcext:value-type="float">
            <text:p>0.5482452</text:p>
          </table:table-cell>
          <table:table-cell office:value-type="float" office:value="0.501998" calcext:value-type="float">
            <text:p>0.501998</text:p>
          </table:table-cell>
          <table:table-cell office:value-type="float" office:value="0.502653" calcext:value-type="float">
            <text:p>0.502653</text:p>
          </table:table-cell>
          <table:table-cell office:value-type="float" office:value="0.689991" calcext:value-type="float">
            <text:p>0.689991</text:p>
          </table:table-cell>
          <table:table-cell office:value-type="float" office:value="3.944398" calcext:value-type="float">
            <text:p>3.944398</text:p>
          </table:table-cell>
          <table:table-cell office:value-type="float" office:value="0.707862" calcext:value-type="float">
            <text:p>0.707862</text:p>
          </table:table-cell>
          <table:table-cell office:value-type="float" office:value="7.0152" calcext:value-type="float">
            <text:p>7.0152</text:p>
          </table:table-cell>
          <table:table-cell office:value-type="float" office:value="13.299607" calcext:value-type="float">
            <text:p>13.299607</text:p>
          </table:table-cell>
          <table:table-cell office:value-type="float" office:value="7.104799" calcext:value-type="float">
            <text:p>7.104799</text:p>
          </table:table-cell>
          <table:table-cell office:value-type="float" office:value="7.04606" calcext:value-type="float">
            <text:p>7.04606</text:p>
          </table:table-cell>
          <table:table-cell office:value-type="float" office:value="0.5311234" calcext:value-type="float">
            <text:p>0.5311234</text:p>
          </table:table-cell>
          <table:table-cell office:value-type="float" office:value="0.520855" calcext:value-type="float">
            <text:p>0.520855</text:p>
          </table:table-cell>
        </table:table-row>
        <table:table-row table:style-name="ro1">
          <table:table-cell office:value-type="float" office:value="7.284825" calcext:value-type="float">
            <text:p>7.284825</text:p>
          </table:table-cell>
          <table:table-cell office:value-type="float" office:value="22.623496" calcext:value-type="float">
            <text:p>22.623496</text:p>
          </table:table-cell>
          <table:table-cell office:value-type="float" office:value="0.5491751" calcext:value-type="float">
            <text:p>0.5491751</text:p>
          </table:table-cell>
          <table:table-cell office:value-type="float" office:value="0.502358" calcext:value-type="float">
            <text:p>0.502358</text:p>
          </table:table-cell>
          <table:table-cell office:value-type="float" office:value="0.504187" calcext:value-type="float">
            <text:p>0.504187</text:p>
          </table:table-cell>
          <table:table-cell office:value-type="float" office:value="0.701357" calcext:value-type="float">
            <text:p>0.701357</text:p>
          </table:table-cell>
          <table:table-cell office:value-type="float" office:value="3.953771" calcext:value-type="float">
            <text:p>3.953771</text:p>
          </table:table-cell>
          <table:table-cell office:value-type="float" office:value="0.714402" calcext:value-type="float">
            <text:p>0.714402</text:p>
          </table:table-cell>
          <table:table-cell office:value-type="float" office:value="7.406991" calcext:value-type="float">
            <text:p>7.406991</text:p>
          </table:table-cell>
          <table:table-cell office:value-type="float" office:value="13.357714" calcext:value-type="float">
            <text:p>13.357714</text:p>
          </table:table-cell>
          <table:table-cell office:value-type="float" office:value="7.123147" calcext:value-type="float">
            <text:p>7.123147</text:p>
          </table:table-cell>
          <table:table-cell office:value-type="float" office:value="7.064733" calcext:value-type="float">
            <text:p>7.064733</text:p>
          </table:table-cell>
          <table:table-cell office:value-type="float" office:value="0.5329504" calcext:value-type="float">
            <text:p>0.5329504</text:p>
          </table:table-cell>
          <table:table-cell office:value-type="float" office:value="0.523041" calcext:value-type="float">
            <text:p>0.523041</text:p>
          </table:table-cell>
        </table:table-row>
        <table:table-row table:style-name="ro1">
          <table:table-cell office:value-type="float" office:value="7.497014" calcext:value-type="float">
            <text:p>7.497014</text:p>
          </table:table-cell>
          <table:table-cell office:value-type="float" office:value="22.66727" calcext:value-type="float">
            <text:p>22.66727</text:p>
          </table:table-cell>
          <table:table-cell office:value-type="float" office:value="0.612675" calcext:value-type="float">
            <text:p>0.612675</text:p>
          </table:table-cell>
          <table:table-cell office:value-type="float" office:value="0.503831" calcext:value-type="float">
            <text:p>0.503831</text:p>
          </table:table-cell>
          <table:table-cell office:value-type="float" office:value="0.508489" calcext:value-type="float">
            <text:p>0.508489</text:p>
          </table:table-cell>
          <table:table-cell office:value-type="float" office:value="0.720017" calcext:value-type="float">
            <text:p>0.720017</text:p>
          </table:table-cell>
          <table:table-cell office:value-type="float" office:value="4.074381" calcext:value-type="float">
            <text:p>4.074381</text:p>
          </table:table-cell>
          <table:table-cell office:value-type="float" office:value="0.721034" calcext:value-type="float">
            <text:p>0.721034</text:p>
          </table:table-cell>
          <table:table-cell office:value-type="float" office:value="6.842571" calcext:value-type="float">
            <text:p>6.842571</text:p>
          </table:table-cell>
          <table:table-cell office:value-type="float" office:value="13.486058" calcext:value-type="float">
            <text:p>13.486058</text:p>
          </table:table-cell>
          <table:table-cell office:value-type="float" office:value="7.183459" calcext:value-type="float">
            <text:p>7.183459</text:p>
          </table:table-cell>
          <table:table-cell office:value-type="float" office:value="7.202283" calcext:value-type="float">
            <text:p>7.202283</text:p>
          </table:table-cell>
          <table:table-cell office:value-type="float" office:value="0.5351221" calcext:value-type="float">
            <text:p>0.5351221</text:p>
          </table:table-cell>
          <table:table-cell office:value-type="float" office:value="0.527764" calcext:value-type="float">
            <text:p>0.527764</text:p>
          </table:table-cell>
        </table:table-row>
        <table:table-row table:style-name="ro1">
          <table:table-cell office:value-type="float" office:value="7.90344" calcext:value-type="float">
            <text:p>7.90344</text:p>
          </table:table-cell>
          <table:table-cell office:value-type="float" office:value="22.716613" calcext:value-type="float">
            <text:p>22.716613</text:p>
          </table:table-cell>
          <table:table-cell office:value-type="float" office:value="0.6146761" calcext:value-type="float">
            <text:p>0.6146761</text:p>
          </table:table-cell>
          <table:table-cell office:value-type="float" office:value="0.504994" calcext:value-type="float">
            <text:p>0.504994</text:p>
          </table:table-cell>
          <table:table-cell office:value-type="float" office:value="0.51152" calcext:value-type="float">
            <text:p>0.51152</text:p>
          </table:table-cell>
          <table:table-cell office:value-type="float" office:value="0.724607" calcext:value-type="float">
            <text:p>0.724607</text:p>
          </table:table-cell>
          <table:table-cell office:value-type="float" office:value="4.1254711" calcext:value-type="float">
            <text:p>4.1254711</text:p>
          </table:table-cell>
          <table:table-cell office:value-type="float" office:value="0.7327" calcext:value-type="float">
            <text:p>0.7327</text:p>
          </table:table-cell>
          <table:table-cell office:value-type="float" office:value="7.148716" calcext:value-type="float">
            <text:p>7.148716</text:p>
          </table:table-cell>
          <table:table-cell office:value-type="float" office:value="13.514077" calcext:value-type="float">
            <text:p>13.514077</text:p>
          </table:table-cell>
          <table:table-cell office:value-type="float" office:value="7.224547" calcext:value-type="float">
            <text:p>7.224547</text:p>
          </table:table-cell>
          <table:table-cell office:value-type="float" office:value="7.27957" calcext:value-type="float">
            <text:p>7.27957</text:p>
          </table:table-cell>
          <table:table-cell office:value-type="float" office:value="0.5970769" calcext:value-type="float">
            <text:p>0.5970769</text:p>
          </table:table-cell>
          <table:table-cell office:value-type="float" office:value="0.530549" calcext:value-type="float">
            <text:p>0.530549</text:p>
          </table:table-cell>
        </table:table-row>
        <table:table-row table:style-name="ro1">
          <table:table-cell table:style-name="ce1" table:formula="of:=AVERAGE([.A72:.A101])" office:value-type="float" office:value="7.00681446666667" calcext:value-type="float">
            <text:p>7.00681446666667</text:p>
          </table:table-cell>
          <table:table-cell table:style-name="ce1" table:formula="of:=AVERAGE([.B72:.B101])" office:value-type="float" office:value="21.2252815666667" calcext:value-type="float">
            <text:p>21.2252815666667</text:p>
          </table:table-cell>
          <table:table-cell table:style-name="ce1" table:formula="of:=AVERAGE([.C72:.C101])" office:value-type="float" office:value="0.538827073333333" calcext:value-type="float">
            <text:p>0.538827073333333</text:p>
          </table:table-cell>
          <table:table-cell table:style-name="ce1" table:formula="of:=AVERAGE([.D72:.D101])" office:value-type="float" office:value="0.4970501" calcext:value-type="float">
            <text:p>0.4970501</text:p>
          </table:table-cell>
          <table:table-cell table:style-name="ce1" table:formula="of:=AVERAGE([.E72:.E101])" office:value-type="float" office:value="0.498648433333333" calcext:value-type="float">
            <text:p>0.498648433333333</text:p>
          </table:table-cell>
          <table:table-cell table:style-name="ce1" table:formula="of:=AVERAGE([.F72:.F101])" office:value-type="float" office:value="0.617029166666667" calcext:value-type="float">
            <text:p>0.617029166666667</text:p>
          </table:table-cell>
          <table:table-cell table:style-name="ce1" table:formula="of:=AVERAGE([.G72:.G101])" office:value-type="float" office:value="3.86238435" calcext:value-type="float">
            <text:p>3.86238435</text:p>
          </table:table-cell>
          <table:table-cell table:style-name="ce1" table:formula="of:=AVERAGE([.H72:.H101])" office:value-type="float" office:value="0.636848033333333" calcext:value-type="float">
            <text:p>0.636848033333333</text:p>
          </table:table-cell>
          <table:table-cell table:style-name="ce1" table:formula="of:=AVERAGE([.I72:.I101])" office:value-type="float" office:value="7.0297606" calcext:value-type="float">
            <text:p>7.0297606</text:p>
          </table:table-cell>
          <table:table-cell table:style-name="ce1" table:formula="of:=AVERAGE([.J72:.J101])" office:value-type="float" office:value="12.8009850666667" calcext:value-type="float">
            <text:p>12.8009850666667</text:p>
          </table:table-cell>
          <table:table-cell table:style-name="ce1" table:formula="of:=AVERAGE([.K72:.K101])" office:value-type="float" office:value="6.87278296666667" calcext:value-type="float">
            <text:p>6.87278296666667</text:p>
          </table:table-cell>
          <table:table-cell table:style-name="ce1" table:formula="of:=AVERAGE([.L72:.L101])" office:value-type="float" office:value="6.85139743333333" calcext:value-type="float">
            <text:p>6.85139743333333</text:p>
          </table:table-cell>
          <table:table-cell table:style-name="ce1" table:formula="of:=AVERAGE([.M72:.M101])" office:value-type="float" office:value="0.527040153333333" calcext:value-type="float">
            <text:p>0.527040153333333</text:p>
          </table:table-cell>
          <table:table-cell table:style-name="ce1" table:formula="of:=AVERAGE([.N72:.N101])" office:value-type="float" office:value="0.516046733333333" calcext:value-type="float">
            <text:p>0.516046733333333</text:p>
          </table:table-cell>
        </table:table-row>
        <table:table-row table:style-name="ro1">
          <table:table-cell table:style-name="ce1" table:formula="of:=STDEVPA([.A72:.A101])" office:value-type="float" office:value="0.270586742359849" calcext:value-type="float">
            <text:p>0.270586742359849</text:p>
          </table:table-cell>
          <table:table-cell table:style-name="ce1" table:formula="of:=STDEVPA([.B72:.B101])" office:value-type="float" office:value="0.712912655515699" calcext:value-type="float">
            <text:p>0.712912655515699</text:p>
          </table:table-cell>
          <table:table-cell table:style-name="ce1" table:formula="of:=STDEVPA([.C72:.C101])" office:value-type="float" office:value="0.0211233595699947" calcext:value-type="float">
            <text:p>0.021123359569995</text:p>
          </table:table-cell>
          <table:table-cell table:style-name="ce1" table:formula="of:=STDEVPA([.D72:.D101])" office:value-type="float" office:value="0.0042402965489849" calcext:value-type="float">
            <text:p>0.004240296548985</text:p>
          </table:table-cell>
          <table:table-cell table:style-name="ce1" table:formula="of:=STDEVPA([.E72:.E101])" office:value-type="float" office:value="0.00475632577860499" calcext:value-type="float">
            <text:p>0.004756325778605</text:p>
          </table:table-cell>
          <table:table-cell table:style-name="ce1" table:formula="of:=STDEVPA([.F72:.F101])" office:value-type="float" office:value="0.0659274236516102" calcext:value-type="float">
            <text:p>0.06592742365161</text:p>
          </table:table-cell>
          <table:table-cell table:style-name="ce1" table:formula="of:=STDEVPA([.G72:.G101])" office:value-type="float" office:value="0.0948364998216431" calcext:value-type="float">
            <text:p>0.094836499821643</text:p>
          </table:table-cell>
          <table:table-cell table:style-name="ce1" table:formula="of:=STDEVPA([.H72:.H101])" office:value-type="float" office:value="0.0643883991339451" calcext:value-type="float">
            <text:p>0.064388399133945</text:p>
          </table:table-cell>
          <table:table-cell table:style-name="ce1" table:formula="of:=STDEVPA([.I72:.I101])" office:value-type="float" office:value="0.211790929504169" calcext:value-type="float">
            <text:p>0.211790929504169</text:p>
          </table:table-cell>
          <table:table-cell table:style-name="ce1" table:formula="of:=STDEVPA([.J72:.J101])" office:value-type="float" office:value="0.357071071924524" calcext:value-type="float">
            <text:p>0.357071071924524</text:p>
          </table:table-cell>
          <table:table-cell table:style-name="ce1" table:formula="of:=STDEVPA([.K72:.K101])" office:value-type="float" office:value="0.163852909385315" calcext:value-type="float">
            <text:p>0.163852909385315</text:p>
          </table:table-cell>
          <table:table-cell table:style-name="ce1" table:formula="of:=STDEVPA([.L72:.L101])" office:value-type="float" office:value="0.180831816430569" calcext:value-type="float">
            <text:p>0.180831816430569</text:p>
          </table:table-cell>
          <table:table-cell table:style-name="ce1" table:formula="of:=STDEVPA([.M72:.M101])" office:value-type="float" office:value="0.0136981093576628" calcext:value-type="float">
            <text:p>0.013698109357663</text:p>
          </table:table-cell>
          <table:table-cell table:style-name="ce1" table:formula="of:=STDEVPA([.N72:.N101])" office:value-type="float" office:value="0.00527535589910502" calcext:value-type="float">
            <text:p>0.005275355899105</text:p>
          </table:table-cell>
        </table:table-row>
        <table:table-row table:style-name="ro1">
          <table:table-cell table:style-name="ce1" table:formula="of:=0.17*8" office:value-type="float" office:value="1.36" calcext:value-type="float">
            <text:p>1.36</text:p>
          </table:table-cell>
          <table:table-cell table:style-name="ce1" table:formula="of:=0.17*8" office:value-type="float" office:value="1.36" calcext:value-type="float">
            <text:p>1.3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table:formula="of:=0.34*2" office:value-type="float" office:value="0.68" calcext:value-type="float">
            <text:p>0.68</text:p>
          </table:table-cell>
          <table:table-cell table:style-name="ce1" table:formula="of:=0.34*2" office:value-type="float" office:value="0.68" calcext:value-type="float">
            <text:p>0.68</text:p>
          </table:table-cell>
          <table:table-cell table:style-name="ce1" table:formula="of:=0.34*4" office:value-type="float" office:value="1.36" calcext:value-type="float">
            <text:p>1.36</text:p>
          </table:table-cell>
          <table:table-cell table:style-name="ce1" table:formula="of:=0.34*4" office:value-type="float" office:value="1.36" calcext:value-type="float">
            <text:p>1.36</text:p>
          </table:table-cell>
          <table:table-cell table:style-name="ce1" table:formula="of:=0.34*4" office:value-type="float" office:value="1.36" calcext:value-type="float">
            <text:p>1.36</text:p>
          </table:table-cell>
          <table:table-cell table:style-name="ce1" table:formula="of:=0.34*8" office:value-type="float" office:value="2.72" calcext:value-type="float">
            <text:p>2.72</text:p>
          </table:table-cell>
          <table:table-cell table:style-name="ce1" table:formula="of:=0.34*8" office:value-type="float" office:value="2.72" calcext:value-type="float">
            <text:p>2.72</text:p>
          </table:table-cell>
          <table:table-cell table:style-name="ce1" table:formula="of:=0.34*8" office:value-type="float" office:value="2.72" calcext:value-type="float">
            <text:p>2.72</text:p>
          </table:table-cell>
          <table:table-cell table:style-name="ce1" table:formula="of:=0.34*8" office:value-type="float" office:value="2.72" calcext:value-type="float">
            <text:p>2.7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table:formula="of:=0.68*2" office:value-type="float" office:value="1.36" calcext:value-type="float">
            <text:p>1.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5.4xlarge_2_2</text:p>
          </table:table-cell>
          <table:table-cell office:value-type="string" calcext:value-type="string">
            <text:p>c5.4xlarge_1_4</text:p>
          </table:table-cell>
          <table:table-cell office:value-type="string" calcext:value-type="string">
            <text:p>c5.4xlarge_2_4</text:p>
          </table:table-cell>
          <table:table-cell office:value-type="string" calcext:value-type="string">
            <text:p>c5.4xlarge_4_4</text:p>
          </table:table-cell>
          <table:table-cell office:value-type="string" calcext:value-type="string">
            <text:p>c5.4xlarge_1_8</text:p>
          </table:table-cell>
          <table:table-cell office:value-type="string" calcext:value-type="string">
            <text:p>c5.4xlarge_2_8</text:p>
          </table:table-cell>
          <table:table-cell office:value-type="string" calcext:value-type="string">
            <text:p>c5.4xlarge_4_8</text:p>
          </table:table-cell>
          <table:table-cell office:value-type="string" calcext:value-type="string">
            <text:p>c5.4xlarge_8_8</text:p>
          </table:table-cell>
          <table:table-cell office:value-type="string" calcext:value-type="string">
            <text:p>c5d.large_1_1</text:p>
          </table:table-cell>
          <table:table-cell office:value-type="string" calcext:value-type="string">
            <text:p>c5d.large_1_2</text:p>
          </table:table-cell>
          <table:table-cell office:value-type="string" calcext:value-type="string">
            <text:p>c5d.large_2_2</text:p>
          </table:table-cell>
          <table:table-cell office:value-type="string" calcext:value-type="string">
            <text:p>c5d.large_1_4</text:p>
          </table:table-cell>
          <table:table-cell office:value-type="string" calcext:value-type="string">
            <text:p>c5d.large_2_4</text:p>
          </table:table-cell>
          <table:table-cell office:value-type="string" calcext:value-type="string">
            <text:p>c5d.xlarge_1_1</text:p>
          </table:table-cell>
        </table:table-row>
        <table:table-row table:style-name="ro1">
          <table:table-cell office:value-type="float" office:value="0.505387" calcext:value-type="float">
            <text:p>0.505387</text:p>
          </table:table-cell>
          <table:table-cell office:value-type="float" office:value="0.4654667" calcext:value-type="float">
            <text:p>0.4654667</text:p>
          </table:table-cell>
          <table:table-cell office:value-type="float" office:value="2.5033169" calcext:value-type="float">
            <text:p>2.5033169</text:p>
          </table:table-cell>
          <table:table-cell office:value-type="float" office:value="0.4643938" calcext:value-type="float">
            <text:p>0.4643938</text:p>
          </table:table-cell>
          <table:table-cell office:value-type="float" office:value="0.67116" calcext:value-type="float">
            <text:p>0.67116</text:p>
          </table:table-cell>
          <table:table-cell office:value-type="float" office:value="12.817191" calcext:value-type="float">
            <text:p>12.817191</text:p>
          </table:table-cell>
          <table:table-cell office:value-type="float" office:value="4.629443" calcext:value-type="float">
            <text:p>4.629443</text:p>
          </table:table-cell>
          <table:table-cell office:value-type="float" office:value="0.640435" calcext:value-type="float">
            <text:p>0.640435</text:p>
          </table:table-cell>
          <table:table-cell office:value-type="float" office:value="0.644536" calcext:value-type="float">
            <text:p>0.644536</text:p>
          </table:table-cell>
          <table:table-cell office:value-type="float" office:value="1.781647" calcext:value-type="float">
            <text:p>1.781647</text:p>
          </table:table-cell>
          <table:table-cell office:value-type="float" office:value="7.44298" calcext:value-type="float">
            <text:p>7.44298</text:p>
          </table:table-cell>
          <table:table-cell office:value-type="float" office:value="4.126398" calcext:value-type="float">
            <text:p>4.126398</text:p>
          </table:table-cell>
          <table:table-cell office:value-type="float" office:value="14.422635" calcext:value-type="float">
            <text:p>14.422635</text:p>
          </table:table-cell>
          <table:table-cell office:value-type="float" office:value="0.5415219" calcext:value-type="float">
            <text:p>0.5415219</text:p>
          </table:table-cell>
        </table:table-row>
        <table:table-row table:style-name="ro1">
          <table:table-cell office:value-type="float" office:value="0.508627" calcext:value-type="float">
            <text:p>0.508627</text:p>
          </table:table-cell>
          <table:table-cell office:value-type="float" office:value="0.4742119" calcext:value-type="float">
            <text:p>0.4742119</text:p>
          </table:table-cell>
          <table:table-cell office:value-type="float" office:value="2.5180143" calcext:value-type="float">
            <text:p>2.5180143</text:p>
          </table:table-cell>
          <table:table-cell office:value-type="float" office:value="0.4772001" calcext:value-type="float">
            <text:p>0.4772001</text:p>
          </table:table-cell>
          <table:table-cell office:value-type="float" office:value="0.695371" calcext:value-type="float">
            <text:p>0.695371</text:p>
          </table:table-cell>
          <table:table-cell office:value-type="float" office:value="12.999527" calcext:value-type="float">
            <text:p>12.999527</text:p>
          </table:table-cell>
          <table:table-cell office:value-type="float" office:value="4.6624431" calcext:value-type="float">
            <text:p>4.6624431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0.644574" calcext:value-type="float">
            <text:p>0.644574</text:p>
          </table:table-cell>
          <table:table-cell office:value-type="float" office:value="1.782511" calcext:value-type="float">
            <text:p>1.782511</text:p>
          </table:table-cell>
          <table:table-cell office:value-type="float" office:value="7.459771" calcext:value-type="float">
            <text:p>7.459771</text:p>
          </table:table-cell>
          <table:table-cell office:value-type="float" office:value="4.142519" calcext:value-type="float">
            <text:p>4.142519</text:p>
          </table:table-cell>
          <table:table-cell office:value-type="float" office:value="14.471468" calcext:value-type="float">
            <text:p>14.471468</text:p>
          </table:table-cell>
          <table:table-cell office:value-type="float" office:value="0.5438955" calcext:value-type="float">
            <text:p>0.5438955</text:p>
          </table:table-cell>
        </table:table-row>
        <table:table-row table:style-name="ro1">
          <table:table-cell office:value-type="float" office:value="0.510908" calcext:value-type="float">
            <text:p>0.510908</text:p>
          </table:table-cell>
          <table:table-cell office:value-type="float" office:value="0.4744095" calcext:value-type="float">
            <text:p>0.4744095</text:p>
          </table:table-cell>
          <table:table-cell office:value-type="float" office:value="2.5262859" calcext:value-type="float">
            <text:p>2.5262859</text:p>
          </table:table-cell>
          <table:table-cell office:value-type="float" office:value="0.4968442" calcext:value-type="float">
            <text:p>0.4968442</text:p>
          </table:table-cell>
          <table:table-cell office:value-type="float" office:value="0.703183" calcext:value-type="float">
            <text:p>0.703183</text:p>
          </table:table-cell>
          <table:table-cell office:value-type="float" office:value="13.030541" calcext:value-type="float">
            <text:p>13.030541</text:p>
          </table:table-cell>
          <table:table-cell office:value-type="float" office:value="4.6837473" calcext:value-type="float">
            <text:p>4.6837473</text:p>
          </table:table-cell>
          <table:table-cell office:value-type="float" office:value="0.688891" calcext:value-type="float">
            <text:p>0.688891</text:p>
          </table:table-cell>
          <table:table-cell office:value-type="float" office:value="0.646982" calcext:value-type="float">
            <text:p>0.646982</text:p>
          </table:table-cell>
          <table:table-cell office:value-type="float" office:value="1.794009" calcext:value-type="float">
            <text:p>1.794009</text:p>
          </table:table-cell>
          <table:table-cell office:value-type="float" office:value="7.505715" calcext:value-type="float">
            <text:p>7.505715</text:p>
          </table:table-cell>
          <table:table-cell office:value-type="float" office:value="4.145745" calcext:value-type="float">
            <text:p>4.145745</text:p>
          </table:table-cell>
          <table:table-cell office:value-type="float" office:value="14.573167" calcext:value-type="float">
            <text:p>14.573167</text:p>
          </table:table-cell>
          <table:table-cell office:value-type="float" office:value="0.5477648" calcext:value-type="float">
            <text:p>0.5477648</text:p>
          </table:table-cell>
        </table:table-row>
        <table:table-row table:style-name="ro1">
          <table:table-cell office:value-type="float" office:value="0.511274" calcext:value-type="float">
            <text:p>0.511274</text:p>
          </table:table-cell>
          <table:table-cell office:value-type="float" office:value="0.4768423" calcext:value-type="float">
            <text:p>0.4768423</text:p>
          </table:table-cell>
          <table:table-cell office:value-type="float" office:value="2.5283616" calcext:value-type="float">
            <text:p>2.5283616</text:p>
          </table:table-cell>
          <table:table-cell office:value-type="float" office:value="0.4979858" calcext:value-type="float">
            <text:p>0.4979858</text:p>
          </table:table-cell>
          <table:table-cell office:value-type="float" office:value="0.708743" calcext:value-type="float">
            <text:p>0.708743</text:p>
          </table:table-cell>
          <table:table-cell office:value-type="float" office:value="13.120143" calcext:value-type="float">
            <text:p>13.120143</text:p>
          </table:table-cell>
          <table:table-cell office:value-type="float" office:value="4.7011008" calcext:value-type="float">
            <text:p>4.7011008</text:p>
          </table:table-cell>
          <table:table-cell office:value-type="float" office:value="0.696189" calcext:value-type="float">
            <text:p>0.696189</text:p>
          </table:table-cell>
          <table:table-cell office:value-type="float" office:value="0.647568" calcext:value-type="float">
            <text:p>0.647568</text:p>
          </table:table-cell>
          <table:table-cell office:value-type="float" office:value="1.799667" calcext:value-type="float">
            <text:p>1.799667</text:p>
          </table:table-cell>
          <table:table-cell office:value-type="float" office:value="7.531996" calcext:value-type="float">
            <text:p>7.531996</text:p>
          </table:table-cell>
          <table:table-cell office:value-type="float" office:value="4.156115" calcext:value-type="float">
            <text:p>4.156115</text:p>
          </table:table-cell>
          <table:table-cell office:value-type="float" office:value="14.59777" calcext:value-type="float">
            <text:p>14.59777</text:p>
          </table:table-cell>
          <table:table-cell office:value-type="float" office:value="0.547854" calcext:value-type="float">
            <text:p>0.547854</text:p>
          </table:table-cell>
        </table:table-row>
        <table:table-row table:style-name="ro1">
          <table:table-cell office:value-type="float" office:value="0.511687" calcext:value-type="float">
            <text:p>0.511687</text:p>
          </table:table-cell>
          <table:table-cell office:value-type="float" office:value="0.4783454" calcext:value-type="float">
            <text:p>0.4783454</text:p>
          </table:table-cell>
          <table:table-cell office:value-type="float" office:value="2.5358355" calcext:value-type="float">
            <text:p>2.5358355</text:p>
          </table:table-cell>
          <table:table-cell office:value-type="float" office:value="0.5001254" calcext:value-type="float">
            <text:p>0.5001254</text:p>
          </table:table-cell>
          <table:table-cell office:value-type="float" office:value="0.722371" calcext:value-type="float">
            <text:p>0.722371</text:p>
          </table:table-cell>
          <table:table-cell office:value-type="float" office:value="13.138427" calcext:value-type="float">
            <text:p>13.138427</text:p>
          </table:table-cell>
          <table:table-cell office:value-type="float" office:value="4.7015131" calcext:value-type="float">
            <text:p>4.7015131</text:p>
          </table:table-cell>
          <table:table-cell office:value-type="float" office:value="0.701041" calcext:value-type="float">
            <text:p>0.701041</text:p>
          </table:table-cell>
          <table:table-cell office:value-type="float" office:value="0.647607" calcext:value-type="float">
            <text:p>0.647607</text:p>
          </table:table-cell>
          <table:table-cell office:value-type="float" office:value="1.800863" calcext:value-type="float">
            <text:p>1.800863</text:p>
          </table:table-cell>
          <table:table-cell office:value-type="float" office:value="7.587914" calcext:value-type="float">
            <text:p>7.587914</text:p>
          </table:table-cell>
          <table:table-cell office:value-type="float" office:value="4.163449" calcext:value-type="float">
            <text:p>4.163449</text:p>
          </table:table-cell>
          <table:table-cell office:value-type="float" office:value="14.638769" calcext:value-type="float">
            <text:p>14.638769</text:p>
          </table:table-cell>
          <table:table-cell office:value-type="float" office:value="0.5674529" calcext:value-type="float">
            <text:p>0.5674529</text:p>
          </table:table-cell>
        </table:table-row>
        <table:table-row table:style-name="ro1">
          <table:table-cell office:value-type="float" office:value="0.511997" calcext:value-type="float">
            <text:p>0.511997</text:p>
          </table:table-cell>
          <table:table-cell office:value-type="float" office:value="0.4799865" calcext:value-type="float">
            <text:p>0.4799865</text:p>
          </table:table-cell>
          <table:table-cell office:value-type="float" office:value="2.5393843" calcext:value-type="float">
            <text:p>2.5393843</text:p>
          </table:table-cell>
          <table:table-cell office:value-type="float" office:value="0.5006125" calcext:value-type="float">
            <text:p>0.5006125</text:p>
          </table:table-cell>
          <table:table-cell office:value-type="float" office:value="0.729788" calcext:value-type="float">
            <text:p>0.729788</text:p>
          </table:table-cell>
          <table:table-cell office:value-type="float" office:value="13.2507" calcext:value-type="float">
            <text:p>13.2507</text:p>
          </table:table-cell>
          <table:table-cell office:value-type="float" office:value="4.7231458" calcext:value-type="float">
            <text:p>4.7231458</text:p>
          </table:table-cell>
          <table:table-cell office:value-type="float" office:value="0.702605" calcext:value-type="float">
            <text:p>0.702605</text:p>
          </table:table-cell>
          <table:table-cell office:value-type="float" office:value="0.648107" calcext:value-type="float">
            <text:p>0.648107</text:p>
          </table:table-cell>
          <table:table-cell office:value-type="float" office:value="1.803008" calcext:value-type="float">
            <text:p>1.803008</text:p>
          </table:table-cell>
          <table:table-cell office:value-type="float" office:value="7.593105" calcext:value-type="float">
            <text:p>7.593105</text:p>
          </table:table-cell>
          <table:table-cell office:value-type="float" office:value="4.196342" calcext:value-type="float">
            <text:p>4.196342</text:p>
          </table:table-cell>
          <table:table-cell office:value-type="float" office:value="14.75255" calcext:value-type="float">
            <text:p>14.75255</text:p>
          </table:table-cell>
          <table:table-cell office:value-type="float" office:value="0.6125671" calcext:value-type="float">
            <text:p>0.6125671</text:p>
          </table:table-cell>
        </table:table-row>
        <table:table-row table:style-name="ro1">
          <table:table-cell office:value-type="float" office:value="0.512266" calcext:value-type="float">
            <text:p>0.512266</text:p>
          </table:table-cell>
          <table:table-cell office:value-type="float" office:value="0.4898535" calcext:value-type="float">
            <text:p>0.4898535</text:p>
          </table:table-cell>
          <table:table-cell office:value-type="float" office:value="2.5485346" calcext:value-type="float">
            <text:p>2.5485346</text:p>
          </table:table-cell>
          <table:table-cell office:value-type="float" office:value="0.501948" calcext:value-type="float">
            <text:p>0.501948</text:p>
          </table:table-cell>
          <table:table-cell office:value-type="float" office:value="0.734369" calcext:value-type="float">
            <text:p>0.734369</text:p>
          </table:table-cell>
          <table:table-cell office:value-type="float" office:value="13.298376" calcext:value-type="float">
            <text:p>13.298376</text:p>
          </table:table-cell>
          <table:table-cell office:value-type="float" office:value="4.7239163" calcext:value-type="float">
            <text:p>4.7239163</text:p>
          </table:table-cell>
          <table:table-cell office:value-type="float" office:value="0.708532" calcext:value-type="float">
            <text:p>0.708532</text:p>
          </table:table-cell>
          <table:table-cell office:value-type="float" office:value="0.648421" calcext:value-type="float">
            <text:p>0.648421</text:p>
          </table:table-cell>
          <table:table-cell office:value-type="float" office:value="1.803613" calcext:value-type="float">
            <text:p>1.803613</text:p>
          </table:table-cell>
          <table:table-cell office:value-type="float" office:value="7.620009" calcext:value-type="float">
            <text:p>7.620009</text:p>
          </table:table-cell>
          <table:table-cell office:value-type="float" office:value="4.21543" calcext:value-type="float">
            <text:p>4.21543</text:p>
          </table:table-cell>
          <table:table-cell office:value-type="float" office:value="14.75711" calcext:value-type="float">
            <text:p>14.75711</text:p>
          </table:table-cell>
          <table:table-cell office:value-type="float" office:value="0.6134204" calcext:value-type="float">
            <text:p>0.6134204</text:p>
          </table:table-cell>
        </table:table-row>
        <table:table-row table:style-name="ro1">
          <table:table-cell office:value-type="float" office:value="0.512312" calcext:value-type="float">
            <text:p>0.512312</text:p>
          </table:table-cell>
          <table:table-cell office:value-type="float" office:value="0.4914543" calcext:value-type="float">
            <text:p>0.4914543</text:p>
          </table:table-cell>
          <table:table-cell office:value-type="float" office:value="2.5613819" calcext:value-type="float">
            <text:p>2.5613819</text:p>
          </table:table-cell>
          <table:table-cell office:value-type="float" office:value="0.5063789" calcext:value-type="float">
            <text:p>0.5063789</text:p>
          </table:table-cell>
          <table:table-cell office:value-type="float" office:value="0.752413" calcext:value-type="float">
            <text:p>0.752413</text:p>
          </table:table-cell>
          <table:table-cell office:value-type="float" office:value="13.298731" calcext:value-type="float">
            <text:p>13.298731</text:p>
          </table:table-cell>
          <table:table-cell office:value-type="float" office:value="4.7505156" calcext:value-type="float">
            <text:p>4.7505156</text:p>
          </table:table-cell>
          <table:table-cell office:value-type="float" office:value="0.709932" calcext:value-type="float">
            <text:p>0.709932</text:p>
          </table:table-cell>
          <table:table-cell office:value-type="float" office:value="0.64954" calcext:value-type="float">
            <text:p>0.64954</text:p>
          </table:table-cell>
          <table:table-cell office:value-type="float" office:value="1.812949" calcext:value-type="float">
            <text:p>1.812949</text:p>
          </table:table-cell>
          <table:table-cell office:value-type="float" office:value="7.623046" calcext:value-type="float">
            <text:p>7.623046</text:p>
          </table:table-cell>
          <table:table-cell office:value-type="float" office:value="4.224292" calcext:value-type="float">
            <text:p>4.224292</text:p>
          </table:table-cell>
          <table:table-cell office:value-type="float" office:value="14.771954" calcext:value-type="float">
            <text:p>14.771954</text:p>
          </table:table-cell>
          <table:table-cell office:value-type="float" office:value="0.6161782" calcext:value-type="float">
            <text:p>0.6161782</text:p>
          </table:table-cell>
        </table:table-row>
        <table:table-row table:style-name="ro1">
          <table:table-cell office:value-type="float" office:value="0.512745" calcext:value-type="float">
            <text:p>0.512745</text:p>
          </table:table-cell>
          <table:table-cell office:value-type="float" office:value="0.4937086" calcext:value-type="float">
            <text:p>0.4937086</text:p>
          </table:table-cell>
          <table:table-cell office:value-type="float" office:value="2.5685664" calcext:value-type="float">
            <text:p>2.5685664</text:p>
          </table:table-cell>
          <table:table-cell office:value-type="float" office:value="0.5066671" calcext:value-type="float">
            <text:p>0.5066671</text:p>
          </table:table-cell>
          <table:table-cell office:value-type="float" office:value="0.760841" calcext:value-type="float">
            <text:p>0.760841</text:p>
          </table:table-cell>
          <table:table-cell office:value-type="float" office:value="13.299853" calcext:value-type="float">
            <text:p>13.299853</text:p>
          </table:table-cell>
          <table:table-cell office:value-type="float" office:value="4.7604614" calcext:value-type="float">
            <text:p>4.7604614</text:p>
          </table:table-cell>
          <table:table-cell office:value-type="float" office:value="0.742748" calcext:value-type="float">
            <text:p>0.742748</text:p>
          </table:table-cell>
          <table:table-cell office:value-type="float" office:value="0.649641" calcext:value-type="float">
            <text:p>0.649641</text:p>
          </table:table-cell>
          <table:table-cell office:value-type="float" office:value="1.813531" calcext:value-type="float">
            <text:p>1.813531</text:p>
          </table:table-cell>
          <table:table-cell office:value-type="float" office:value="7.625386" calcext:value-type="float">
            <text:p>7.625386</text:p>
          </table:table-cell>
          <table:table-cell office:value-type="float" office:value="4.230605" calcext:value-type="float">
            <text:p>4.230605</text:p>
          </table:table-cell>
          <table:table-cell office:value-type="float" office:value="14.785186" calcext:value-type="float">
            <text:p>14.785186</text:p>
          </table:table-cell>
          <table:table-cell office:value-type="float" office:value="0.6163356" calcext:value-type="float">
            <text:p>0.6163356</text:p>
          </table:table-cell>
        </table:table-row>
        <table:table-row table:style-name="ro1">
          <table:table-cell office:value-type="float" office:value="0.513171" calcext:value-type="float">
            <text:p>0.513171</text:p>
          </table:table-cell>
          <table:table-cell office:value-type="float" office:value="0.5025304" calcext:value-type="float">
            <text:p>0.5025304</text:p>
          </table:table-cell>
          <table:table-cell office:value-type="float" office:value="2.570462" calcext:value-type="float">
            <text:p>2.570462</text:p>
          </table:table-cell>
          <table:table-cell office:value-type="float" office:value="0.5107738" calcext:value-type="float">
            <text:p>0.5107738</text:p>
          </table:table-cell>
          <table:table-cell office:value-type="float" office:value="0.783261" calcext:value-type="float">
            <text:p>0.783261</text:p>
          </table:table-cell>
          <table:table-cell office:value-type="float" office:value="13.32267" calcext:value-type="float">
            <text:p>13.32267</text:p>
          </table:table-cell>
          <table:table-cell office:value-type="float" office:value="4.7687711" calcext:value-type="float">
            <text:p>4.7687711</text:p>
          </table:table-cell>
          <table:table-cell office:value-type="float" office:value="0.760903" calcext:value-type="float">
            <text:p>0.760903</text:p>
          </table:table-cell>
          <table:table-cell office:value-type="float" office:value="0.649851" calcext:value-type="float">
            <text:p>0.649851</text:p>
          </table:table-cell>
          <table:table-cell office:value-type="float" office:value="1.81709" calcext:value-type="float">
            <text:p>1.81709</text:p>
          </table:table-cell>
          <table:table-cell office:value-type="float" office:value="7.633269" calcext:value-type="float">
            <text:p>7.633269</text:p>
          </table:table-cell>
          <table:table-cell office:value-type="float" office:value="4.250404" calcext:value-type="float">
            <text:p>4.250404</text:p>
          </table:table-cell>
          <table:table-cell office:value-type="float" office:value="14.79236" calcext:value-type="float">
            <text:p>14.79236</text:p>
          </table:table-cell>
          <table:table-cell office:value-type="float" office:value="0.6169479" calcext:value-type="float">
            <text:p>0.6169479</text:p>
          </table:table-cell>
        </table:table-row>
        <table:table-row table:style-name="ro1">
          <table:table-cell office:value-type="float" office:value="0.513592" calcext:value-type="float">
            <text:p>0.513592</text:p>
          </table:table-cell>
          <table:table-cell office:value-type="float" office:value="0.5029728" calcext:value-type="float">
            <text:p>0.5029728</text:p>
          </table:table-cell>
          <table:table-cell office:value-type="float" office:value="2.5709694" calcext:value-type="float">
            <text:p>2.5709694</text:p>
          </table:table-cell>
          <table:table-cell office:value-type="float" office:value="0.5139485" calcext:value-type="float">
            <text:p>0.5139485</text:p>
          </table:table-cell>
          <table:table-cell office:value-type="float" office:value="0.783393" calcext:value-type="float">
            <text:p>0.783393</text:p>
          </table:table-cell>
          <table:table-cell office:value-type="float" office:value="13.424154" calcext:value-type="float">
            <text:p>13.424154</text:p>
          </table:table-cell>
          <table:table-cell office:value-type="float" office:value="4.7802507" calcext:value-type="float">
            <text:p>4.7802507</text:p>
          </table:table-cell>
          <table:table-cell office:value-type="float" office:value="0.772585" calcext:value-type="float">
            <text:p>0.772585</text:p>
          </table:table-cell>
          <table:table-cell office:value-type="float" office:value="0.65043" calcext:value-type="float">
            <text:p>0.65043</text:p>
          </table:table-cell>
          <table:table-cell office:value-type="float" office:value="1.825493" calcext:value-type="float">
            <text:p>1.825493</text:p>
          </table:table-cell>
          <table:table-cell office:value-type="float" office:value="7.643353" calcext:value-type="float">
            <text:p>7.643353</text:p>
          </table:table-cell>
          <table:table-cell office:value-type="float" office:value="4.258" calcext:value-type="float">
            <text:p>4.258</text:p>
          </table:table-cell>
          <table:table-cell office:value-type="float" office:value="14.848121" calcext:value-type="float">
            <text:p>14.848121</text:p>
          </table:table-cell>
          <table:table-cell office:value-type="float" office:value="0.6174422" calcext:value-type="float">
            <text:p>0.6174422</text:p>
          </table:table-cell>
        </table:table-row>
        <table:table-row table:style-name="ro1">
          <table:table-cell office:value-type="float" office:value="0.51387" calcext:value-type="float">
            <text:p>0.51387</text:p>
          </table:table-cell>
          <table:table-cell office:value-type="float" office:value="0.5042109" calcext:value-type="float">
            <text:p>0.5042109</text:p>
          </table:table-cell>
          <table:table-cell office:value-type="float" office:value="2.5768895" calcext:value-type="float">
            <text:p>2.5768895</text:p>
          </table:table-cell>
          <table:table-cell office:value-type="float" office:value="0.5155497" calcext:value-type="float">
            <text:p>0.5155497</text:p>
          </table:table-cell>
          <table:table-cell office:value-type="float" office:value="0.785383" calcext:value-type="float">
            <text:p>0.785383</text:p>
          </table:table-cell>
          <table:table-cell office:value-type="float" office:value="13.442606" calcext:value-type="float">
            <text:p>13.442606</text:p>
          </table:table-cell>
          <table:table-cell office:value-type="float" office:value="4.781535" calcext:value-type="float">
            <text:p>4.781535</text:p>
          </table:table-cell>
          <table:table-cell office:value-type="float" office:value="0.776085" calcext:value-type="float">
            <text:p>0.776085</text:p>
          </table:table-cell>
          <table:table-cell office:value-type="float" office:value="0.651552" calcext:value-type="float">
            <text:p>0.651552</text:p>
          </table:table-cell>
          <table:table-cell office:value-type="float" office:value="1.826312" calcext:value-type="float">
            <text:p>1.826312</text:p>
          </table:table-cell>
          <table:table-cell office:value-type="float" office:value="7.648157" calcext:value-type="float">
            <text:p>7.648157</text:p>
          </table:table-cell>
          <table:table-cell office:value-type="float" office:value="4.287234" calcext:value-type="float">
            <text:p>4.287234</text:p>
          </table:table-cell>
          <table:table-cell office:value-type="float" office:value="14.859755" calcext:value-type="float">
            <text:p>14.859755</text:p>
          </table:table-cell>
          <table:table-cell office:value-type="float" office:value="0.6179729" calcext:value-type="float">
            <text:p>0.6179729</text:p>
          </table:table-cell>
        </table:table-row>
        <table:table-row table:style-name="ro1">
          <table:table-cell office:value-type="float" office:value="0.514337" calcext:value-type="float">
            <text:p>0.514337</text:p>
          </table:table-cell>
          <table:table-cell office:value-type="float" office:value="0.5046069" calcext:value-type="float">
            <text:p>0.5046069</text:p>
          </table:table-cell>
          <table:table-cell office:value-type="float" office:value="2.5820469" calcext:value-type="float">
            <text:p>2.5820469</text:p>
          </table:table-cell>
          <table:table-cell office:value-type="float" office:value="0.5160137" calcext:value-type="float">
            <text:p>0.5160137</text:p>
          </table:table-cell>
          <table:table-cell office:value-type="float" office:value="0.79009" calcext:value-type="float">
            <text:p>0.79009</text:p>
          </table:table-cell>
          <table:table-cell office:value-type="float" office:value="13.518488" calcext:value-type="float">
            <text:p>13.518488</text:p>
          </table:table-cell>
          <table:table-cell office:value-type="float" office:value="4.7869058" calcext:value-type="float">
            <text:p>4.7869058</text:p>
          </table:table-cell>
          <table:table-cell office:value-type="float" office:value="0.782055" calcext:value-type="float">
            <text:p>0.782055</text:p>
          </table:table-cell>
          <table:table-cell office:value-type="float" office:value="0.6516" calcext:value-type="float">
            <text:p>0.6516</text:p>
          </table:table-cell>
          <table:table-cell office:value-type="float" office:value="1.827187" calcext:value-type="float">
            <text:p>1.827187</text:p>
          </table:table-cell>
          <table:table-cell office:value-type="float" office:value="7.651686" calcext:value-type="float">
            <text:p>7.651686</text:p>
          </table:table-cell>
          <table:table-cell office:value-type="float" office:value="4.299245" calcext:value-type="float">
            <text:p>4.299245</text:p>
          </table:table-cell>
          <table:table-cell office:value-type="float" office:value="14.892987" calcext:value-type="float">
            <text:p>14.892987</text:p>
          </table:table-cell>
          <table:table-cell office:value-type="float" office:value="0.6187025" calcext:value-type="float">
            <text:p>0.6187025</text:p>
          </table:table-cell>
        </table:table-row>
        <table:table-row table:style-name="ro1">
          <table:table-cell office:value-type="float" office:value="0.514639" calcext:value-type="float">
            <text:p>0.514639</text:p>
          </table:table-cell>
          <table:table-cell office:value-type="float" office:value="0.5057142" calcext:value-type="float">
            <text:p>0.5057142</text:p>
          </table:table-cell>
          <table:table-cell office:value-type="float" office:value="2.5832523" calcext:value-type="float">
            <text:p>2.5832523</text:p>
          </table:table-cell>
          <table:table-cell office:value-type="float" office:value="0.5166459" calcext:value-type="float">
            <text:p>0.5166459</text:p>
          </table:table-cell>
          <table:table-cell office:value-type="float" office:value="0.807683" calcext:value-type="float">
            <text:p>0.807683</text:p>
          </table:table-cell>
          <table:table-cell office:value-type="float" office:value="13.583739" calcext:value-type="float">
            <text:p>13.583739</text:p>
          </table:table-cell>
          <table:table-cell office:value-type="float" office:value="4.7964312" calcext:value-type="float">
            <text:p>4.7964312</text:p>
          </table:table-cell>
          <table:table-cell office:value-type="float" office:value="0.783366" calcext:value-type="float">
            <text:p>0.783366</text:p>
          </table:table-cell>
          <table:table-cell office:value-type="float" office:value="0.651649" calcext:value-type="float">
            <text:p>0.651649</text:p>
          </table:table-cell>
          <table:table-cell office:value-type="float" office:value="1.834697" calcext:value-type="float">
            <text:p>1.834697</text:p>
          </table:table-cell>
          <table:table-cell office:value-type="float" office:value="7.667631" calcext:value-type="float">
            <text:p>7.667631</text:p>
          </table:table-cell>
          <table:table-cell office:value-type="float" office:value="4.299914" calcext:value-type="float">
            <text:p>4.299914</text:p>
          </table:table-cell>
          <table:table-cell office:value-type="float" office:value="14.914804" calcext:value-type="float">
            <text:p>14.914804</text:p>
          </table:table-cell>
          <table:table-cell office:value-type="float" office:value="0.6203971" calcext:value-type="float">
            <text:p>0.6203971</text:p>
          </table:table-cell>
        </table:table-row>
        <table:table-row table:style-name="ro1">
          <table:table-cell office:value-type="float" office:value="0.51491" calcext:value-type="float">
            <text:p>0.51491</text:p>
          </table:table-cell>
          <table:table-cell office:value-type="float" office:value="0.5066601" calcext:value-type="float">
            <text:p>0.5066601</text:p>
          </table:table-cell>
          <table:table-cell office:value-type="float" office:value="2.5838942" calcext:value-type="float">
            <text:p>2.5838942</text:p>
          </table:table-cell>
          <table:table-cell office:value-type="float" office:value="0.5179762" calcext:value-type="float">
            <text:p>0.5179762</text:p>
          </table:table-cell>
          <table:table-cell office:value-type="float" office:value="0.809639" calcext:value-type="float">
            <text:p>0.809639</text:p>
          </table:table-cell>
          <table:table-cell office:value-type="float" office:value="13.584074" calcext:value-type="float">
            <text:p>13.584074</text:p>
          </table:table-cell>
          <table:table-cell office:value-type="float" office:value="4.7970438" calcext:value-type="float">
            <text:p>4.7970438</text:p>
          </table:table-cell>
          <table:table-cell office:value-type="float" office:value="0.788462" calcext:value-type="float">
            <text:p>0.788462</text:p>
          </table:table-cell>
          <table:table-cell office:value-type="float" office:value="0.6517" calcext:value-type="float">
            <text:p>0.6517</text:p>
          </table:table-cell>
          <table:table-cell office:value-type="float" office:value="1.835699" calcext:value-type="float">
            <text:p>1.835699</text:p>
          </table:table-cell>
          <table:table-cell office:value-type="float" office:value="7.67777" calcext:value-type="float">
            <text:p>7.67777</text:p>
          </table:table-cell>
          <table:table-cell office:value-type="float" office:value="4.300356" calcext:value-type="float">
            <text:p>4.300356</text:p>
          </table:table-cell>
          <table:table-cell office:value-type="float" office:value="14.955859" calcext:value-type="float">
            <text:p>14.955859</text:p>
          </table:table-cell>
          <table:table-cell office:value-type="float" office:value="0.6217627" calcext:value-type="float">
            <text:p>0.6217627</text:p>
          </table:table-cell>
        </table:table-row>
        <table:table-row table:style-name="ro1">
          <table:table-cell office:value-type="float" office:value="0.515504" calcext:value-type="float">
            <text:p>0.515504</text:p>
          </table:table-cell>
          <table:table-cell office:value-type="float" office:value="0.5109928" calcext:value-type="float">
            <text:p>0.5109928</text:p>
          </table:table-cell>
          <table:table-cell office:value-type="float" office:value="2.6038852" calcext:value-type="float">
            <text:p>2.6038852</text:p>
          </table:table-cell>
          <table:table-cell office:value-type="float" office:value="0.5189514" calcext:value-type="float">
            <text:p>0.5189514</text:p>
          </table:table-cell>
          <table:table-cell office:value-type="float" office:value="0.816725" calcext:value-type="float">
            <text:p>0.816725</text:p>
          </table:table-cell>
          <table:table-cell office:value-type="float" office:value="13.71561" calcext:value-type="float">
            <text:p>13.71561</text:p>
          </table:table-cell>
          <table:table-cell office:value-type="float" office:value="4.8003472" calcext:value-type="float">
            <text:p>4.8003472</text:p>
          </table:table-cell>
          <table:table-cell office:value-type="float" office:value="0.796319" calcext:value-type="float">
            <text:p>0.796319</text:p>
          </table:table-cell>
          <table:table-cell office:value-type="float" office:value="0.651938" calcext:value-type="float">
            <text:p>0.651938</text:p>
          </table:table-cell>
          <table:table-cell office:value-type="float" office:value="1.837519" calcext:value-type="float">
            <text:p>1.837519</text:p>
          </table:table-cell>
          <table:table-cell office:value-type="float" office:value="7.687756" calcext:value-type="float">
            <text:p>7.687756</text:p>
          </table:table-cell>
          <table:table-cell office:value-type="float" office:value="4.300791" calcext:value-type="float">
            <text:p>4.300791</text:p>
          </table:table-cell>
          <table:table-cell office:value-type="float" office:value="15.019778" calcext:value-type="float">
            <text:p>15.019778</text:p>
          </table:table-cell>
          <table:table-cell office:value-type="float" office:value="0.6223113" calcext:value-type="float">
            <text:p>0.6223113</text:p>
          </table:table-cell>
        </table:table-row>
        <table:table-row table:style-name="ro1">
          <table:table-cell office:value-type="float" office:value="0.515712" calcext:value-type="float">
            <text:p>0.515712</text:p>
          </table:table-cell>
          <table:table-cell office:value-type="float" office:value="0.5171248" calcext:value-type="float">
            <text:p>0.5171248</text:p>
          </table:table-cell>
          <table:table-cell office:value-type="float" office:value="2.610781" calcext:value-type="float">
            <text:p>2.610781</text:p>
          </table:table-cell>
          <table:table-cell office:value-type="float" office:value="0.5209999" calcext:value-type="float">
            <text:p>0.5209999</text:p>
          </table:table-cell>
          <table:table-cell office:value-type="float" office:value="0.82049" calcext:value-type="float">
            <text:p>0.82049</text:p>
          </table:table-cell>
          <table:table-cell office:value-type="float" office:value="13.75929" calcext:value-type="float">
            <text:p>13.75929</text:p>
          </table:table-cell>
          <table:table-cell office:value-type="float" office:value="4.8006512" calcext:value-type="float">
            <text:p>4.8006512</text:p>
          </table:table-cell>
          <table:table-cell office:value-type="float" office:value="0.799955" calcext:value-type="float">
            <text:p>0.799955</text:p>
          </table:table-cell>
          <table:table-cell office:value-type="float" office:value="0.652166" calcext:value-type="float">
            <text:p>0.652166</text:p>
          </table:table-cell>
          <table:table-cell office:value-type="float" office:value="1.840206" calcext:value-type="float">
            <text:p>1.840206</text:p>
          </table:table-cell>
          <table:table-cell office:value-type="float" office:value="7.69048" calcext:value-type="float">
            <text:p>7.69048</text:p>
          </table:table-cell>
          <table:table-cell office:value-type="float" office:value="4.307748" calcext:value-type="float">
            <text:p>4.307748</text:p>
          </table:table-cell>
          <table:table-cell office:value-type="float" office:value="15.042193" calcext:value-type="float">
            <text:p>15.042193</text:p>
          </table:table-cell>
          <table:table-cell office:value-type="float" office:value="0.6234924" calcext:value-type="float">
            <text:p>0.6234924</text:p>
          </table:table-cell>
        </table:table-row>
        <table:table-row table:style-name="ro1">
          <table:table-cell office:value-type="float" office:value="0.516003" calcext:value-type="float">
            <text:p>0.516003</text:p>
          </table:table-cell>
          <table:table-cell office:value-type="float" office:value="0.5196932" calcext:value-type="float">
            <text:p>0.5196932</text:p>
          </table:table-cell>
          <table:table-cell office:value-type="float" office:value="2.618454" calcext:value-type="float">
            <text:p>2.618454</text:p>
          </table:table-cell>
          <table:table-cell office:value-type="float" office:value="0.5221198" calcext:value-type="float">
            <text:p>0.5221198</text:p>
          </table:table-cell>
          <table:table-cell office:value-type="float" office:value="0.821442" calcext:value-type="float">
            <text:p>0.821442</text:p>
          </table:table-cell>
          <table:table-cell office:value-type="float" office:value="13.763455" calcext:value-type="float">
            <text:p>13.763455</text:p>
          </table:table-cell>
          <table:table-cell office:value-type="float" office:value="4.8012444" calcext:value-type="float">
            <text:p>4.8012444</text:p>
          </table:table-cell>
          <table:table-cell office:value-type="float" office:value="0.800518" calcext:value-type="float">
            <text:p>0.800518</text:p>
          </table:table-cell>
          <table:table-cell office:value-type="float" office:value="0.653171" calcext:value-type="float">
            <text:p>0.653171</text:p>
          </table:table-cell>
          <table:table-cell office:value-type="float" office:value="1.840704" calcext:value-type="float">
            <text:p>1.840704</text:p>
          </table:table-cell>
          <table:table-cell office:value-type="float" office:value="7.696266" calcext:value-type="float">
            <text:p>7.696266</text:p>
          </table:table-cell>
          <table:table-cell office:value-type="float" office:value="4.313448" calcext:value-type="float">
            <text:p>4.313448</text:p>
          </table:table-cell>
          <table:table-cell office:value-type="float" office:value="15.076563" calcext:value-type="float">
            <text:p>15.076563</text:p>
          </table:table-cell>
          <table:table-cell office:value-type="float" office:value="0.6254163" calcext:value-type="float">
            <text:p>0.6254163</text:p>
          </table:table-cell>
        </table:table-row>
        <table:table-row table:style-name="ro1">
          <table:table-cell office:value-type="float" office:value="0.516079" calcext:value-type="float">
            <text:p>0.516079</text:p>
          </table:table-cell>
          <table:table-cell office:value-type="float" office:value="0.5225992" calcext:value-type="float">
            <text:p>0.5225992</text:p>
          </table:table-cell>
          <table:table-cell office:value-type="float" office:value="2.6193317" calcext:value-type="float">
            <text:p>2.6193317</text:p>
          </table:table-cell>
          <table:table-cell office:value-type="float" office:value="0.5243023" calcext:value-type="float">
            <text:p>0.5243023</text:p>
          </table:table-cell>
          <table:table-cell office:value-type="float" office:value="0.821591" calcext:value-type="float">
            <text:p>0.821591</text:p>
          </table:table-cell>
          <table:table-cell office:value-type="float" office:value="13.764366" calcext:value-type="float">
            <text:p>13.764366</text:p>
          </table:table-cell>
          <table:table-cell office:value-type="float" office:value="4.8018119" calcext:value-type="float">
            <text:p>4.8018119</text:p>
          </table:table-cell>
          <table:table-cell office:value-type="float" office:value="0.80117" calcext:value-type="float">
            <text:p>0.80117</text:p>
          </table:table-cell>
          <table:table-cell office:value-type="float" office:value="0.653325" calcext:value-type="float">
            <text:p>0.653325</text:p>
          </table:table-cell>
          <table:table-cell office:value-type="float" office:value="1.841028" calcext:value-type="float">
            <text:p>1.841028</text:p>
          </table:table-cell>
          <table:table-cell office:value-type="float" office:value="7.71185" calcext:value-type="float">
            <text:p>7.71185</text:p>
          </table:table-cell>
          <table:table-cell office:value-type="float" office:value="4.314175" calcext:value-type="float">
            <text:p>4.314175</text:p>
          </table:table-cell>
          <table:table-cell office:value-type="float" office:value="15.082468" calcext:value-type="float">
            <text:p>15.082468</text:p>
          </table:table-cell>
          <table:table-cell office:value-type="float" office:value="0.6255716" calcext:value-type="float">
            <text:p>0.6255716</text:p>
          </table:table-cell>
        </table:table-row>
        <table:table-row table:style-name="ro1">
          <table:table-cell office:value-type="float" office:value="0.51739" calcext:value-type="float">
            <text:p>0.51739</text:p>
          </table:table-cell>
          <table:table-cell office:value-type="float" office:value="0.522813" calcext:value-type="float">
            <text:p>0.522813</text:p>
          </table:table-cell>
          <table:table-cell office:value-type="float" office:value="2.6310385" calcext:value-type="float">
            <text:p>2.6310385</text:p>
          </table:table-cell>
          <table:table-cell office:value-type="float" office:value="0.5251379" calcext:value-type="float">
            <text:p>0.5251379</text:p>
          </table:table-cell>
          <table:table-cell office:value-type="float" office:value="0.821809" calcext:value-type="float">
            <text:p>0.821809</text:p>
          </table:table-cell>
          <table:table-cell office:value-type="float" office:value="13.807129" calcext:value-type="float">
            <text:p>13.807129</text:p>
          </table:table-cell>
          <table:table-cell office:value-type="float" office:value="4.8050907" calcext:value-type="float">
            <text:p>4.8050907</text:p>
          </table:table-cell>
          <table:table-cell office:value-type="float" office:value="0.803589" calcext:value-type="float">
            <text:p>0.803589</text:p>
          </table:table-cell>
          <table:table-cell office:value-type="float" office:value="0.653392" calcext:value-type="float">
            <text:p>0.653392</text:p>
          </table:table-cell>
          <table:table-cell office:value-type="float" office:value="1.841743" calcext:value-type="float">
            <text:p>1.841743</text:p>
          </table:table-cell>
          <table:table-cell office:value-type="float" office:value="7.725492" calcext:value-type="float">
            <text:p>7.725492</text:p>
          </table:table-cell>
          <table:table-cell office:value-type="float" office:value="4.320292" calcext:value-type="float">
            <text:p>4.320292</text:p>
          </table:table-cell>
          <table:table-cell office:value-type="float" office:value="15.107449" calcext:value-type="float">
            <text:p>15.107449</text:p>
          </table:table-cell>
          <table:table-cell office:value-type="float" office:value="0.6266624" calcext:value-type="float">
            <text:p>0.6266624</text:p>
          </table:table-cell>
        </table:table-row>
        <table:table-row table:style-name="ro1">
          <table:table-cell office:value-type="float" office:value="0.518507" calcext:value-type="float">
            <text:p>0.518507</text:p>
          </table:table-cell>
          <table:table-cell office:value-type="float" office:value="0.5271903" calcext:value-type="float">
            <text:p>0.5271903</text:p>
          </table:table-cell>
          <table:table-cell office:value-type="float" office:value="2.6334887" calcext:value-type="float">
            <text:p>2.6334887</text:p>
          </table:table-cell>
          <table:table-cell office:value-type="float" office:value="0.5266766" calcext:value-type="float">
            <text:p>0.5266766</text:p>
          </table:table-cell>
          <table:table-cell office:value-type="float" office:value="0.822734" calcext:value-type="float">
            <text:p>0.822734</text:p>
          </table:table-cell>
          <table:table-cell office:value-type="float" office:value="13.85439" calcext:value-type="float">
            <text:p>13.85439</text:p>
          </table:table-cell>
          <table:table-cell office:value-type="float" office:value="4.833474" calcext:value-type="float">
            <text:p>4.833474</text:p>
          </table:table-cell>
          <table:table-cell office:value-type="float" office:value="0.806192" calcext:value-type="float">
            <text:p>0.806192</text:p>
          </table:table-cell>
          <table:table-cell office:value-type="float" office:value="0.653646" calcext:value-type="float">
            <text:p>0.653646</text:p>
          </table:table-cell>
          <table:table-cell office:value-type="float" office:value="1.841954" calcext:value-type="float">
            <text:p>1.841954</text:p>
          </table:table-cell>
          <table:table-cell office:value-type="float" office:value="7.728868" calcext:value-type="float">
            <text:p>7.728868</text:p>
          </table:table-cell>
          <table:table-cell office:value-type="float" office:value="4.335059" calcext:value-type="float">
            <text:p>4.335059</text:p>
          </table:table-cell>
          <table:table-cell office:value-type="float" office:value="15.12125" calcext:value-type="float">
            <text:p>15.12125</text:p>
          </table:table-cell>
          <table:table-cell office:value-type="float" office:value="0.6275346" calcext:value-type="float">
            <text:p>0.6275346</text:p>
          </table:table-cell>
        </table:table-row>
        <table:table-row table:style-name="ro1">
          <table:table-cell office:value-type="float" office:value="0.518972" calcext:value-type="float">
            <text:p>0.518972</text:p>
          </table:table-cell>
          <table:table-cell office:value-type="float" office:value="0.535689" calcext:value-type="float">
            <text:p>0.535689</text:p>
          </table:table-cell>
          <table:table-cell office:value-type="float" office:value="2.6384714" calcext:value-type="float">
            <text:p>2.6384714</text:p>
          </table:table-cell>
          <table:table-cell office:value-type="float" office:value="0.5271582" calcext:value-type="float">
            <text:p>0.5271582</text:p>
          </table:table-cell>
          <table:table-cell office:value-type="float" office:value="0.82373" calcext:value-type="float">
            <text:p>0.82373</text:p>
          </table:table-cell>
          <table:table-cell office:value-type="float" office:value="13.968078" calcext:value-type="float">
            <text:p>13.968078</text:p>
          </table:table-cell>
          <table:table-cell office:value-type="float" office:value="4.8338921" calcext:value-type="float">
            <text:p>4.8338921</text:p>
          </table:table-cell>
          <table:table-cell office:value-type="float" office:value="0.820462" calcext:value-type="float">
            <text:p>0.820462</text:p>
          </table:table-cell>
          <table:table-cell office:value-type="float" office:value="0.653822" calcext:value-type="float">
            <text:p>0.653822</text:p>
          </table:table-cell>
          <table:table-cell office:value-type="float" office:value="1.847307" calcext:value-type="float">
            <text:p>1.847307</text:p>
          </table:table-cell>
          <table:table-cell office:value-type="float" office:value="7.729844" calcext:value-type="float">
            <text:p>7.729844</text:p>
          </table:table-cell>
          <table:table-cell office:value-type="float" office:value="4.359015" calcext:value-type="float">
            <text:p>4.359015</text:p>
          </table:table-cell>
          <table:table-cell office:value-type="float" office:value="15.165021" calcext:value-type="float">
            <text:p>15.165021</text:p>
          </table:table-cell>
          <table:table-cell office:value-type="float" office:value="0.6277523" calcext:value-type="float">
            <text:p>0.6277523</text:p>
          </table:table-cell>
        </table:table-row>
        <table:table-row table:style-name="ro1">
          <table:table-cell office:value-type="float" office:value="0.519172" calcext:value-type="float">
            <text:p>0.519172</text:p>
          </table:table-cell>
          <table:table-cell office:value-type="float" office:value="0.5374646" calcext:value-type="float">
            <text:p>0.5374646</text:p>
          </table:table-cell>
          <table:table-cell office:value-type="float" office:value="2.6408431" calcext:value-type="float">
            <text:p>2.6408431</text:p>
          </table:table-cell>
          <table:table-cell office:value-type="float" office:value="0.5287807" calcext:value-type="float">
            <text:p>0.5287807</text:p>
          </table:table-cell>
          <table:table-cell office:value-type="float" office:value="0.830391" calcext:value-type="float">
            <text:p>0.830391</text:p>
          </table:table-cell>
          <table:table-cell office:value-type="float" office:value="14.024927" calcext:value-type="float">
            <text:p>14.024927</text:p>
          </table:table-cell>
          <table:table-cell office:value-type="float" office:value="4.8493037" calcext:value-type="float">
            <text:p>4.8493037</text:p>
          </table:table-cell>
          <table:table-cell office:value-type="float" office:value="0.829526" calcext:value-type="float">
            <text:p>0.829526</text:p>
          </table:table-cell>
          <table:table-cell office:value-type="float" office:value="0.654063" calcext:value-type="float">
            <text:p>0.654063</text:p>
          </table:table-cell>
          <table:table-cell office:value-type="float" office:value="1.852465" calcext:value-type="float">
            <text:p>1.852465</text:p>
          </table:table-cell>
          <table:table-cell office:value-type="float" office:value="7.742712" calcext:value-type="float">
            <text:p>7.742712</text:p>
          </table:table-cell>
          <table:table-cell office:value-type="float" office:value="4.363357" calcext:value-type="float">
            <text:p>4.363357</text:p>
          </table:table-cell>
          <table:table-cell office:value-type="float" office:value="15.167819" calcext:value-type="float">
            <text:p>15.167819</text:p>
          </table:table-cell>
          <table:table-cell office:value-type="float" office:value="0.6306991" calcext:value-type="float">
            <text:p>0.6306991</text:p>
          </table:table-cell>
        </table:table-row>
        <table:table-row table:style-name="ro1">
          <table:table-cell office:value-type="float" office:value="0.519454" calcext:value-type="float">
            <text:p>0.519454</text:p>
          </table:table-cell>
          <table:table-cell office:value-type="float" office:value="0.5375662" calcext:value-type="float">
            <text:p>0.5375662</text:p>
          </table:table-cell>
          <table:table-cell office:value-type="float" office:value="2.6525763" calcext:value-type="float">
            <text:p>2.6525763</text:p>
          </table:table-cell>
          <table:table-cell office:value-type="float" office:value="0.5304693" calcext:value-type="float">
            <text:p>0.5304693</text:p>
          </table:table-cell>
          <table:table-cell office:value-type="float" office:value="0.835472" calcext:value-type="float">
            <text:p>0.835472</text:p>
          </table:table-cell>
          <table:table-cell office:value-type="float" office:value="14.263115" calcext:value-type="float">
            <text:p>14.263115</text:p>
          </table:table-cell>
          <table:table-cell office:value-type="float" office:value="4.8509489" calcext:value-type="float">
            <text:p>4.8509489</text:p>
          </table:table-cell>
          <table:table-cell office:value-type="float" office:value="0.830634" calcext:value-type="float">
            <text:p>0.830634</text:p>
          </table:table-cell>
          <table:table-cell office:value-type="float" office:value="0.654648" calcext:value-type="float">
            <text:p>0.654648</text:p>
          </table:table-cell>
          <table:table-cell office:value-type="float" office:value="1.854697" calcext:value-type="float">
            <text:p>1.854697</text:p>
          </table:table-cell>
          <table:table-cell office:value-type="float" office:value="7.752588" calcext:value-type="float">
            <text:p>7.752588</text:p>
          </table:table-cell>
          <table:table-cell office:value-type="float" office:value="4.376226" calcext:value-type="float">
            <text:p>4.376226</text:p>
          </table:table-cell>
          <table:table-cell office:value-type="float" office:value="15.175367" calcext:value-type="float">
            <text:p>15.175367</text:p>
          </table:table-cell>
          <table:table-cell office:value-type="float" office:value="0.631012" calcext:value-type="float">
            <text:p>0.631012</text:p>
          </table:table-cell>
        </table:table-row>
        <table:table-row table:style-name="ro1">
          <table:table-cell office:value-type="float" office:value="0.520696" calcext:value-type="float">
            <text:p>0.520696</text:p>
          </table:table-cell>
          <table:table-cell office:value-type="float" office:value="0.5382698" calcext:value-type="float">
            <text:p>0.5382698</text:p>
          </table:table-cell>
          <table:table-cell office:value-type="float" office:value="2.6559056" calcext:value-type="float">
            <text:p>2.6559056</text:p>
          </table:table-cell>
          <table:table-cell office:value-type="float" office:value="0.5316161" calcext:value-type="float">
            <text:p>0.5316161</text:p>
          </table:table-cell>
          <table:table-cell office:value-type="float" office:value="0.837824" calcext:value-type="float">
            <text:p>0.837824</text:p>
          </table:table-cell>
          <table:table-cell office:value-type="float" office:value="14.300895" calcext:value-type="float">
            <text:p>14.300895</text:p>
          </table:table-cell>
          <table:table-cell office:value-type="float" office:value="4.8695392" calcext:value-type="float">
            <text:p>4.8695392</text:p>
          </table:table-cell>
          <table:table-cell office:value-type="float" office:value="0.832882" calcext:value-type="float">
            <text:p>0.832882</text:p>
          </table:table-cell>
          <table:table-cell office:value-type="float" office:value="0.654907" calcext:value-type="float">
            <text:p>0.654907</text:p>
          </table:table-cell>
          <table:table-cell office:value-type="float" office:value="1.860952" calcext:value-type="float">
            <text:p>1.860952</text:p>
          </table:table-cell>
          <table:table-cell office:value-type="float" office:value="7.760918" calcext:value-type="float">
            <text:p>7.760918</text:p>
          </table:table-cell>
          <table:table-cell office:value-type="float" office:value="4.402914" calcext:value-type="float">
            <text:p>4.402914</text:p>
          </table:table-cell>
          <table:table-cell office:value-type="float" office:value="15.286991" calcext:value-type="float">
            <text:p>15.286991</text:p>
          </table:table-cell>
          <table:table-cell office:value-type="float" office:value="0.6339671" calcext:value-type="float">
            <text:p>0.6339671</text:p>
          </table:table-cell>
        </table:table-row>
        <table:table-row table:style-name="ro1">
          <table:table-cell office:value-type="float" office:value="0.522628" calcext:value-type="float">
            <text:p>0.522628</text:p>
          </table:table-cell>
          <table:table-cell office:value-type="float" office:value="0.5398864" calcext:value-type="float">
            <text:p>0.5398864</text:p>
          </table:table-cell>
          <table:table-cell office:value-type="float" office:value="2.6763887" calcext:value-type="float">
            <text:p>2.6763887</text:p>
          </table:table-cell>
          <table:table-cell office:value-type="float" office:value="0.5363731" calcext:value-type="float">
            <text:p>0.5363731</text:p>
          </table:table-cell>
          <table:table-cell office:value-type="float" office:value="0.851292" calcext:value-type="float">
            <text:p>0.851292</text:p>
          </table:table-cell>
          <table:table-cell office:value-type="float" office:value="14.329042" calcext:value-type="float">
            <text:p>14.329042</text:p>
          </table:table-cell>
          <table:table-cell office:value-type="float" office:value="4.8993712" calcext:value-type="float">
            <text:p>4.8993712</text:p>
          </table:table-cell>
          <table:table-cell office:value-type="float" office:value="0.839978" calcext:value-type="float">
            <text:p>0.839978</text:p>
          </table:table-cell>
          <table:table-cell office:value-type="float" office:value="0.655051" calcext:value-type="float">
            <text:p>0.655051</text:p>
          </table:table-cell>
          <table:table-cell office:value-type="float" office:value="1.860993" calcext:value-type="float">
            <text:p>1.860993</text:p>
          </table:table-cell>
          <table:table-cell office:value-type="float" office:value="7.765141" calcext:value-type="float">
            <text:p>7.765141</text:p>
          </table:table-cell>
          <table:table-cell office:value-type="float" office:value="4.406516" calcext:value-type="float">
            <text:p>4.406516</text:p>
          </table:table-cell>
          <table:table-cell office:value-type="float" office:value="15.300895" calcext:value-type="float">
            <text:p>15.300895</text:p>
          </table:table-cell>
          <table:table-cell office:value-type="float" office:value="0.6355822" calcext:value-type="float">
            <text:p>0.6355822</text:p>
          </table:table-cell>
        </table:table-row>
        <table:table-row table:style-name="ro1">
          <table:table-cell office:value-type="float" office:value="0.5227" calcext:value-type="float">
            <text:p>0.5227</text:p>
          </table:table-cell>
          <table:table-cell office:value-type="float" office:value="0.5434019" calcext:value-type="float">
            <text:p>0.5434019</text:p>
          </table:table-cell>
          <table:table-cell office:value-type="float" office:value="2.6769157" calcext:value-type="float">
            <text:p>2.6769157</text:p>
          </table:table-cell>
          <table:table-cell office:value-type="float" office:value="0.5409925" calcext:value-type="float">
            <text:p>0.5409925</text:p>
          </table:table-cell>
          <table:table-cell office:value-type="float" office:value="0.861132" calcext:value-type="float">
            <text:p>0.861132</text:p>
          </table:table-cell>
          <table:table-cell office:value-type="float" office:value="14.36499" calcext:value-type="float">
            <text:p>14.36499</text:p>
          </table:table-cell>
          <table:table-cell office:value-type="float" office:value="4.9394273" calcext:value-type="float">
            <text:p>4.9394273</text:p>
          </table:table-cell>
          <table:table-cell office:value-type="float" office:value="0.854547" calcext:value-type="float">
            <text:p>0.854547</text:p>
          </table:table-cell>
          <table:table-cell office:value-type="float" office:value="0.655739" calcext:value-type="float">
            <text:p>0.655739</text:p>
          </table:table-cell>
          <table:table-cell office:value-type="float" office:value="1.867254" calcext:value-type="float">
            <text:p>1.867254</text:p>
          </table:table-cell>
          <table:table-cell office:value-type="float" office:value="7.831677" calcext:value-type="float">
            <text:p>7.831677</text:p>
          </table:table-cell>
          <table:table-cell office:value-type="float" office:value="4.409008" calcext:value-type="float">
            <text:p>4.409008</text:p>
          </table:table-cell>
          <table:table-cell office:value-type="float" office:value="15.634607" calcext:value-type="float">
            <text:p>15.634607</text:p>
          </table:table-cell>
          <table:table-cell office:value-type="float" office:value="0.6361564" calcext:value-type="float">
            <text:p>0.6361564</text:p>
          </table:table-cell>
        </table:table-row>
        <table:table-row table:style-name="ro1">
          <table:table-cell office:value-type="float" office:value="0.523239" calcext:value-type="float">
            <text:p>0.523239</text:p>
          </table:table-cell>
          <table:table-cell office:value-type="float" office:value="0.5448298" calcext:value-type="float">
            <text:p>0.5448298</text:p>
          </table:table-cell>
          <table:table-cell office:value-type="float" office:value="2.6840415" calcext:value-type="float">
            <text:p>2.6840415</text:p>
          </table:table-cell>
          <table:table-cell office:value-type="float" office:value="0.5462992" calcext:value-type="float">
            <text:p>0.5462992</text:p>
          </table:table-cell>
          <table:table-cell office:value-type="float" office:value="0.861144" calcext:value-type="float">
            <text:p>0.861144</text:p>
          </table:table-cell>
          <table:table-cell office:value-type="float" office:value="14.427375" calcext:value-type="float">
            <text:p>14.427375</text:p>
          </table:table-cell>
          <table:table-cell office:value-type="float" office:value="4.9424066" calcext:value-type="float">
            <text:p>4.9424066</text:p>
          </table:table-cell>
          <table:table-cell office:value-type="float" office:value="0.857105" calcext:value-type="float">
            <text:p>0.857105</text:p>
          </table:table-cell>
          <table:table-cell office:value-type="float" office:value="0.656696" calcext:value-type="float">
            <text:p>0.656696</text:p>
          </table:table-cell>
          <table:table-cell office:value-type="float" office:value="1.868758" calcext:value-type="float">
            <text:p>1.868758</text:p>
          </table:table-cell>
          <table:table-cell office:value-type="float" office:value="7.834258" calcext:value-type="float">
            <text:p>7.834258</text:p>
          </table:table-cell>
          <table:table-cell office:value-type="float" office:value="4.414267" calcext:value-type="float">
            <text:p>4.414267</text:p>
          </table:table-cell>
          <table:table-cell office:value-type="float" office:value="15.703782" calcext:value-type="float">
            <text:p>15.703782</text:p>
          </table:table-cell>
          <table:table-cell office:value-type="float" office:value="0.6371369" calcext:value-type="float">
            <text:p>0.6371369</text:p>
          </table:table-cell>
        </table:table-row>
        <table:table-row table:style-name="ro1">
          <table:table-cell office:value-type="float" office:value="0.52372" calcext:value-type="float">
            <text:p>0.52372</text:p>
          </table:table-cell>
          <table:table-cell office:value-type="float" office:value="0.5470755" calcext:value-type="float">
            <text:p>0.5470755</text:p>
          </table:table-cell>
          <table:table-cell office:value-type="float" office:value="2.7199549" calcext:value-type="float">
            <text:p>2.7199549</text:p>
          </table:table-cell>
          <table:table-cell office:value-type="float" office:value="0.5568714" calcext:value-type="float">
            <text:p>0.5568714</text:p>
          </table:table-cell>
          <table:table-cell office:value-type="float" office:value="0.881837" calcext:value-type="float">
            <text:p>0.881837</text:p>
          </table:table-cell>
          <table:table-cell office:value-type="float" office:value="14.622947" calcext:value-type="float">
            <text:p>14.622947</text:p>
          </table:table-cell>
          <table:table-cell office:value-type="float" office:value="4.9737047" calcext:value-type="float">
            <text:p>4.9737047</text:p>
          </table:table-cell>
          <table:table-cell office:value-type="float" office:value="0.858344" calcext:value-type="float">
            <text:p>0.858344</text:p>
          </table:table-cell>
          <table:table-cell office:value-type="float" office:value="0.657185" calcext:value-type="float">
            <text:p>0.657185</text:p>
          </table:table-cell>
          <table:table-cell office:value-type="float" office:value="1.870949" calcext:value-type="float">
            <text:p>1.870949</text:p>
          </table:table-cell>
          <table:table-cell office:value-type="float" office:value="7.849335" calcext:value-type="float">
            <text:p>7.849335</text:p>
          </table:table-cell>
          <table:table-cell office:value-type="float" office:value="4.433642" calcext:value-type="float">
            <text:p>4.433642</text:p>
          </table:table-cell>
          <table:table-cell office:value-type="float" office:value="15.731529" calcext:value-type="float">
            <text:p>15.731529</text:p>
          </table:table-cell>
          <table:table-cell office:value-type="float" office:value="0.6390948" calcext:value-type="float">
            <text:p>0.6390948</text:p>
          </table:table-cell>
        </table:table-row>
        <table:table-row table:style-name="ro1">
          <table:table-cell office:value-type="float" office:value="0.526724" calcext:value-type="float">
            <text:p>0.526724</text:p>
          </table:table-cell>
          <table:table-cell office:value-type="float" office:value="0.5508233" calcext:value-type="float">
            <text:p>0.5508233</text:p>
          </table:table-cell>
          <table:table-cell office:value-type="float" office:value="2.7352231" calcext:value-type="float">
            <text:p>2.7352231</text:p>
          </table:table-cell>
          <table:table-cell office:value-type="float" office:value="0.557577" calcext:value-type="float">
            <text:p>0.557577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14.963898" calcext:value-type="float">
            <text:p>14.963898</text:p>
          </table:table-cell>
          <table:table-cell office:value-type="float" office:value="5.0055237" calcext:value-type="float">
            <text:p>5.0055237</text:p>
          </table:table-cell>
          <table:table-cell office:value-type="float" office:value="0.860638" calcext:value-type="float">
            <text:p>0.860638</text:p>
          </table:table-cell>
          <table:table-cell office:value-type="float" office:value="0.65923" calcext:value-type="float">
            <text:p>0.65923</text:p>
          </table:table-cell>
          <table:table-cell office:value-type="float" office:value="1.922602" calcext:value-type="float">
            <text:p>1.922602</text:p>
          </table:table-cell>
          <table:table-cell office:value-type="float" office:value="7.963467" calcext:value-type="float">
            <text:p>7.963467</text:p>
          </table:table-cell>
          <table:table-cell office:value-type="float" office:value="4.467269" calcext:value-type="float">
            <text:p>4.467269</text:p>
          </table:table-cell>
          <table:table-cell office:value-type="float" office:value="16.113572" calcext:value-type="float">
            <text:p>16.113572</text:p>
          </table:table-cell>
          <table:table-cell office:value-type="float" office:value="0.647731" calcext:value-type="float">
            <text:p>0.647731</text:p>
          </table:table-cell>
        </table:table-row>
        <table:table-row table:style-name="ro1">
          <table:table-cell table:style-name="ce1" table:formula="of:=AVERAGE([.A107:.A136])" office:value-type="float" office:value="0.515940733333333" calcext:value-type="float">
            <text:p>0.515940733333333</text:p>
          </table:table-cell>
          <table:table-cell table:style-name="ce1" table:formula="of:=AVERAGE([.B107:.B136])" office:value-type="float" office:value="0.51154646" calcext:value-type="float">
            <text:p>0.51154646</text:p>
          </table:table-cell>
          <table:table-cell table:style-name="ce1" table:formula="of:=AVERAGE([.C107:.C136])" office:value-type="float" office:value="2.60314983666667" calcext:value-type="float">
            <text:p>2.60314983666667</text:p>
          </table:table-cell>
          <table:table-cell table:style-name="ce1" table:formula="of:=AVERAGE([.D107:.D136])" office:value-type="float" office:value="0.517912966666667" calcext:value-type="float">
            <text:p>0.517912966666667</text:p>
          </table:table-cell>
          <table:table-cell table:style-name="ce1" table:formula="of:=AVERAGE([.E107:.E136])" office:value-type="float" office:value="0.794338566666667" calcext:value-type="float">
            <text:p>0.794338566666667</text:p>
          </table:table-cell>
          <table:table-cell table:style-name="ce1" table:formula="of:=AVERAGE([.F107:.F136])" office:value-type="float" office:value="13.7019575666667" calcext:value-type="float">
            <text:p>13.7019575666667</text:p>
          </table:table-cell>
          <table:table-cell table:style-name="ce1" table:formula="of:=AVERAGE([.G107:.G136])" office:value-type="float" office:value="4.80179869333334" calcext:value-type="float">
            <text:p>4.80179869333334</text:p>
          </table:table-cell>
          <table:table-cell table:style-name="ce1" table:formula="of:=AVERAGE([.H107:.H136])" office:value-type="float" office:value="0.7773331" calcext:value-type="float">
            <text:p>0.7773331</text:p>
          </table:table-cell>
          <table:table-cell table:style-name="ce1" table:formula="of:=AVERAGE([.I107:.I136])" office:value-type="float" office:value="0.6517579" calcext:value-type="float">
            <text:p>0.6517579</text:p>
          </table:table-cell>
          <table:table-cell table:style-name="ce1" table:formula="of:=AVERAGE([.J107:.J136])" office:value-type="float" office:value="1.83358023333333" calcext:value-type="float">
            <text:p>1.83358023333333</text:p>
          </table:table-cell>
          <table:table-cell table:style-name="ce1" table:formula="of:=AVERAGE([.K107:.K136])" office:value-type="float" office:value="7.67941466666667" calcext:value-type="float">
            <text:p>7.67941466666667</text:p>
          </table:table-cell>
          <table:table-cell table:style-name="ce1" table:formula="of:=AVERAGE([.L107:.L136])" office:value-type="float" office:value="4.2939925" calcext:value-type="float">
            <text:p>4.2939925</text:p>
          </table:table-cell>
          <table:table-cell table:style-name="ce1" table:formula="of:=AVERAGE([.M107:.M136])" office:value-type="float" office:value="15.0254593" calcext:value-type="float">
            <text:p>15.0254593</text:p>
          </table:table-cell>
          <table:table-cell table:style-name="ce1" table:formula="of:=AVERAGE([.N107:.N136])" office:value-type="float" office:value="0.613011203333333" calcext:value-type="float">
            <text:p>0.613011203333333</text:p>
          </table:table-cell>
        </table:table-row>
        <table:table-row table:style-name="ro1">
          <table:table-cell table:style-name="ce1" table:formula="of:=STDEVPA([.A107:.A136])" office:value-type="float" office:value="0.00479346812466947" calcext:value-type="float">
            <text:p>0.004793468124669</text:p>
          </table:table-cell>
          <table:table-cell table:style-name="ce1" table:formula="of:=STDEVPA([.B107:.B136])" office:value-type="float" office:value="0.02494947914721" calcext:value-type="float">
            <text:p>0.02494947914721</text:p>
          </table:table-cell>
          <table:table-cell table:style-name="ce1" table:formula="of:=STDEVPA([.C107:.C136])" office:value-type="float" office:value="0.0593929185497816" calcext:value-type="float">
            <text:p>0.059392918549782</text:p>
          </table:table-cell>
          <table:table-cell table:style-name="ce1" table:formula="of:=STDEVPA([.D107:.D136])" office:value-type="float" office:value="0.0200730013904304" calcext:value-type="float">
            <text:p>0.02007300139043</text:p>
          </table:table-cell>
          <table:table-cell table:style-name="ce1" table:formula="of:=STDEVPA([.E107:.E136])" office:value-type="float" office:value="0.0563222770016053" calcext:value-type="float">
            <text:p>0.056322277001605</text:p>
          </table:table-cell>
          <table:table-cell table:style-name="ce1" table:formula="of:=STDEVPA([.F107:.F136])" office:value-type="float" office:value="0.520182970049237" calcext:value-type="float">
            <text:p>0.520182970049237</text:p>
          </table:table-cell>
          <table:table-cell table:style-name="ce1" table:formula="of:=STDEVPA([.G107:.G136])" office:value-type="float" office:value="0.0880694418718469" calcext:value-type="float">
            <text:p>0.088069441871847</text:p>
          </table:table-cell>
          <table:table-cell table:style-name="ce1" table:formula="of:=STDEVPA([.H107:.H136])" office:value-type="float" office:value="0.0605198788880425" calcext:value-type="float">
            <text:p>0.060519878888043</text:p>
          </table:table-cell>
          <table:table-cell table:style-name="ce1" table:formula="of:=STDEVPA([.I107:.I136])" office:value-type="float" office:value="0.00353930166699591" calcext:value-type="float">
            <text:p>0.003539301666996</text:p>
          </table:table-cell>
          <table:table-cell table:style-name="ce1" table:formula="of:=STDEVPA([.J107:.J136])" office:value-type="float" office:value="0.0298190927077304" calcext:value-type="float">
            <text:p>0.02981909270773</text:p>
          </table:table-cell>
          <table:table-cell table:style-name="ce1" table:formula="of:=STDEVPA([.K107:.K136])" office:value-type="float" office:value="0.111881586515188" calcext:value-type="float">
            <text:p>0.111881586515188</text:p>
          </table:table-cell>
          <table:table-cell table:style-name="ce1" table:formula="of:=STDEVPA([.L107:.L136])" office:value-type="float" office:value="0.0927248842453668" calcext:value-type="float">
            <text:p>0.092724884245367</text:p>
          </table:table-cell>
          <table:table-cell table:style-name="ce1" table:formula="of:=STDEVPA([.M107:.M136])" office:value-type="float" office:value="0.38148587559569" calcext:value-type="float">
            <text:p>0.38148587559569</text:p>
          </table:table-cell>
          <table:table-cell table:style-name="ce1" table:formula="of:=STDEVPA([.N107:.N136])" office:value-type="float" office:value="0.0296772528508675" calcext:value-type="float">
            <text:p>0.029677252850868</text:p>
          </table:table-cell>
        </table:table-row>
        <table:table-row table:style-name="ro1">
          <table:table-cell table:style-name="ce1" table:formula="of:=0.68*2" office:value-type="float" office:value="1.36" calcext:value-type="float">
            <text:p>1.36</text:p>
          </table:table-cell>
          <table:table-cell table:style-name="ce1" table:formula="of:=0.68*4" office:value-type="float" office:value="2.72" calcext:value-type="float">
            <text:p>2.72</text:p>
          </table:table-cell>
          <table:table-cell table:style-name="ce1" table:formula="of:=0.68*4" office:value-type="float" office:value="2.72" calcext:value-type="float">
            <text:p>2.72</text:p>
          </table:table-cell>
          <table:table-cell table:style-name="ce1" table:formula="of:=0.68*4" office:value-type="float" office:value="2.72" calcext:value-type="float">
            <text:p>2.72</text:p>
          </table:table-cell>
          <table:table-cell table:style-name="ce1" table:formula="of:=0.68*8" office:value-type="float" office:value="5.44" calcext:value-type="float">
            <text:p>5.44</text:p>
          </table:table-cell>
          <table:table-cell table:style-name="ce1" table:formula="of:=0.68*8" office:value-type="float" office:value="5.44" calcext:value-type="float">
            <text:p>5.44</text:p>
          </table:table-cell>
          <table:table-cell table:style-name="ce1" table:formula="of:=0.68*8" office:value-type="float" office:value="5.44" calcext:value-type="float">
            <text:p>5.44</text:p>
          </table:table-cell>
          <table:table-cell table:style-name="ce1" table:formula="of:=0.68*8" office:value-type="float" office:value="5.44" calcext:value-type="float">
            <text:p>5.44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table:formula="of:=0.096*2" office:value-type="float" office:value="0.192" calcext:value-type="float">
            <text:p>0.192</text:p>
          </table:table-cell>
          <table:table-cell table:style-name="ce1" table:formula="of:=0.096*2" office:value-type="float" office:value="0.192" calcext:value-type="float">
            <text:p>0.192</text:p>
          </table:table-cell>
          <table:table-cell table:style-name="ce1" table:formula="of:=0.096*4" office:value-type="float" office:value="0.384" calcext:value-type="float">
            <text:p>0.384</text:p>
          </table:table-cell>
          <table:table-cell table:style-name="ce1" table:formula="of:=0.096*4" office:value-type="float" office:value="0.384" calcext:value-type="float">
            <text:p>0.384</text:p>
          </table:table-cell>
          <table:table-cell table:style-name="ce1" office:value-type="float" office:value="0.192" calcext:value-type="float">
            <text:p>0.19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5d.xlarge_1_2</text:p>
          </table:table-cell>
          <table:table-cell office:value-type="string" calcext:value-type="string">
            <text:p>c5d.xlarge_2_2</text:p>
          </table:table-cell>
          <table:table-cell office:value-type="string" calcext:value-type="string">
            <text:p>c5d.xlarge_1_4</text:p>
          </table:table-cell>
          <table:table-cell office:value-type="string" calcext:value-type="string">
            <text:p>c5d.xlarge_2_4</text:p>
          </table:table-cell>
          <table:table-cell office:value-type="string" calcext:value-type="string">
            <text:p>r5.large_1_1</text:p>
          </table:table-cell>
          <table:table-cell office:value-type="string" calcext:value-type="string">
            <text:p>r5.large_1_2</text:p>
          </table:table-cell>
          <table:table-cell office:value-type="string" calcext:value-type="string">
            <text:p>r5.large_2_2</text:p>
          </table:table-cell>
          <table:table-cell office:value-type="string" calcext:value-type="string">
            <text:p>r5.large_1_4</text:p>
          </table:table-cell>
          <table:table-cell office:value-type="string" calcext:value-type="string">
            <text:p>r5.large_2_4</text:p>
          </table:table-cell>
          <table:table-cell office:value-type="string" calcext:value-type="string">
            <text:p>r5.xlarge_1_1</text:p>
          </table:table-cell>
          <table:table-cell office:value-type="string" calcext:value-type="string">
            <text:p>r5.xlarge_1_2</text:p>
          </table:table-cell>
          <table:table-cell office:value-type="string" calcext:value-type="string">
            <text:p>r5.xlarge_2_2</text:p>
          </table:table-cell>
          <table:table-cell office:value-type="string" calcext:value-type="string">
            <text:p>r5.xlarge_1_4</text:p>
          </table:table-cell>
          <table:table-cell office:value-type="string" calcext:value-type="string">
            <text:p>r5.xlarge_2_4</text:p>
          </table:table-cell>
        </table:table-row>
        <table:table-row table:style-name="ro1">
          <table:table-cell office:value-type="float" office:value="0.501433" calcext:value-type="float">
            <text:p>0.501433</text:p>
          </table:table-cell>
          <table:table-cell office:value-type="float" office:value="0.502452" calcext:value-type="float">
            <text:p>0.502452</text:p>
          </table:table-cell>
          <table:table-cell office:value-type="float" office:value="8.282095" calcext:value-type="float">
            <text:p>8.282095</text:p>
          </table:table-cell>
          <table:table-cell office:value-type="float" office:value="8.310647" calcext:value-type="float">
            <text:p>8.310647</text:p>
          </table:table-cell>
          <table:table-cell office:value-type="float" office:value="0.703705" calcext:value-type="float">
            <text:p>0.703705</text:p>
          </table:table-cell>
          <table:table-cell office:value-type="float" office:value="4.831693" calcext:value-type="float">
            <text:p>4.831693</text:p>
          </table:table-cell>
          <table:table-cell office:value-type="float" office:value="8.057975" calcext:value-type="float">
            <text:p>8.057975</text:p>
          </table:table-cell>
          <table:table-cell office:value-type="float" office:value="6.798314" calcext:value-type="float">
            <text:p>6.798314</text:p>
          </table:table-cell>
          <table:table-cell office:value-type="float" office:value="18.35155" calcext:value-type="float">
            <text:p>18.35155</text:p>
          </table:table-cell>
          <table:table-cell office:value-type="float" office:value="0.5522388" calcext:value-type="float">
            <text:p>0.5522388</text:p>
          </table:table-cell>
          <table:table-cell office:value-type="float" office:value="0.542601" calcext:value-type="float">
            <text:p>0.542601</text:p>
          </table:table-cell>
          <table:table-cell office:value-type="float" office:value="0.541885" calcext:value-type="float">
            <text:p>0.541885</text:p>
          </table:table-cell>
          <table:table-cell office:value-type="float" office:value="3.995114" calcext:value-type="float">
            <text:p>3.995114</text:p>
          </table:table-cell>
          <table:table-cell office:value-type="float" office:value="3.984285" calcext:value-type="float">
            <text:p>3.984285</text:p>
          </table:table-cell>
        </table:table-row>
        <table:table-row table:style-name="ro1">
          <table:table-cell office:value-type="float" office:value="0.502266" calcext:value-type="float">
            <text:p>0.502266</text:p>
          </table:table-cell>
          <table:table-cell office:value-type="float" office:value="0.503322" calcext:value-type="float">
            <text:p>0.503322</text:p>
          </table:table-cell>
          <table:table-cell office:value-type="float" office:value="8.513132" calcext:value-type="float">
            <text:p>8.513132</text:p>
          </table:table-cell>
          <table:table-cell office:value-type="float" office:value="8.716175" calcext:value-type="float">
            <text:p>8.716175</text:p>
          </table:table-cell>
          <table:table-cell office:value-type="float" office:value="0.704784" calcext:value-type="float">
            <text:p>0.704784</text:p>
          </table:table-cell>
          <table:table-cell office:value-type="float" office:value="4.840659" calcext:value-type="float">
            <text:p>4.840659</text:p>
          </table:table-cell>
          <table:table-cell office:value-type="float" office:value="8.077468" calcext:value-type="float">
            <text:p>8.077468</text:p>
          </table:table-cell>
          <table:table-cell office:value-type="float" office:value="6.89385" calcext:value-type="float">
            <text:p>6.89385</text:p>
          </table:table-cell>
          <table:table-cell office:value-type="float" office:value="18.5925" calcext:value-type="float">
            <text:p>18.5925</text:p>
          </table:table-cell>
          <table:table-cell office:value-type="float" office:value="0.5529721" calcext:value-type="float">
            <text:p>0.5529721</text:p>
          </table:table-cell>
          <table:table-cell office:value-type="float" office:value="0.543858" calcext:value-type="float">
            <text:p>0.543858</text:p>
          </table:table-cell>
          <table:table-cell office:value-type="float" office:value="0.54201" calcext:value-type="float">
            <text:p>0.54201</text:p>
          </table:table-cell>
          <table:table-cell office:value-type="float" office:value="4.014242" calcext:value-type="float">
            <text:p>4.014242</text:p>
          </table:table-cell>
          <table:table-cell office:value-type="float" office:value="4.046362" calcext:value-type="float">
            <text:p>4.046362</text:p>
          </table:table-cell>
        </table:table-row>
        <table:table-row table:style-name="ro1">
          <table:table-cell office:value-type="float" office:value="0.502651" calcext:value-type="float">
            <text:p>0.502651</text:p>
          </table:table-cell>
          <table:table-cell office:value-type="float" office:value="0.503331" calcext:value-type="float">
            <text:p>0.503331</text:p>
          </table:table-cell>
          <table:table-cell office:value-type="float" office:value="8.627124" calcext:value-type="float">
            <text:p>8.627124</text:p>
          </table:table-cell>
          <table:table-cell office:value-type="float" office:value="9.056338" calcext:value-type="float">
            <text:p>9.056338</text:p>
          </table:table-cell>
          <table:table-cell office:value-type="float" office:value="0.706586" calcext:value-type="float">
            <text:p>0.706586</text:p>
          </table:table-cell>
          <table:table-cell office:value-type="float" office:value="4.846427" calcext:value-type="float">
            <text:p>4.846427</text:p>
          </table:table-cell>
          <table:table-cell office:value-type="float" office:value="8.080912" calcext:value-type="float">
            <text:p>8.080912</text:p>
          </table:table-cell>
          <table:table-cell office:value-type="float" office:value="6.908944" calcext:value-type="float">
            <text:p>6.908944</text:p>
          </table:table-cell>
          <table:table-cell office:value-type="float" office:value="18.65892" calcext:value-type="float">
            <text:p>18.65892</text:p>
          </table:table-cell>
          <table:table-cell office:value-type="float" office:value="0.5559658" calcext:value-type="float">
            <text:p>0.5559658</text:p>
          </table:table-cell>
          <table:table-cell office:value-type="float" office:value="0.546543" calcext:value-type="float">
            <text:p>0.546543</text:p>
          </table:table-cell>
          <table:table-cell office:value-type="float" office:value="0.542489" calcext:value-type="float">
            <text:p>0.542489</text:p>
          </table:table-cell>
          <table:table-cell office:value-type="float" office:value="4.033327" calcext:value-type="float">
            <text:p>4.033327</text:p>
          </table:table-cell>
          <table:table-cell office:value-type="float" office:value="4.050821" calcext:value-type="float">
            <text:p>4.050821</text:p>
          </table:table-cell>
        </table:table-row>
        <table:table-row table:style-name="ro1">
          <table:table-cell office:value-type="float" office:value="0.503073" calcext:value-type="float">
            <text:p>0.503073</text:p>
          </table:table-cell>
          <table:table-cell office:value-type="float" office:value="0.503722" calcext:value-type="float">
            <text:p>0.503722</text:p>
          </table:table-cell>
          <table:table-cell office:value-type="float" office:value="8.657558" calcext:value-type="float">
            <text:p>8.657558</text:p>
          </table:table-cell>
          <table:table-cell office:value-type="float" office:value="9.062679" calcext:value-type="float">
            <text:p>9.062679</text:p>
          </table:table-cell>
          <table:table-cell office:value-type="float" office:value="0.70814" calcext:value-type="float">
            <text:p>0.70814</text:p>
          </table:table-cell>
          <table:table-cell office:value-type="float" office:value="4.848754" calcext:value-type="float">
            <text:p>4.848754</text:p>
          </table:table-cell>
          <table:table-cell office:value-type="float" office:value="8.105088" calcext:value-type="float">
            <text:p>8.105088</text:p>
          </table:table-cell>
          <table:table-cell office:value-type="float" office:value="6.918352" calcext:value-type="float">
            <text:p>6.918352</text:p>
          </table:table-cell>
          <table:table-cell office:value-type="float" office:value="18.84961" calcext:value-type="float">
            <text:p>18.84961</text:p>
          </table:table-cell>
          <table:table-cell office:value-type="float" office:value="0.556575" calcext:value-type="float">
            <text:p>0.556575</text:p>
          </table:table-cell>
          <table:table-cell office:value-type="float" office:value="0.546746" calcext:value-type="float">
            <text:p>0.546746</text:p>
          </table:table-cell>
          <table:table-cell office:value-type="float" office:value="0.544079" calcext:value-type="float">
            <text:p>0.544079</text:p>
          </table:table-cell>
          <table:table-cell office:value-type="float" office:value="4.072197" calcext:value-type="float">
            <text:p>4.072197</text:p>
          </table:table-cell>
          <table:table-cell office:value-type="float" office:value="4.065356" calcext:value-type="float">
            <text:p>4.065356</text:p>
          </table:table-cell>
        </table:table-row>
        <table:table-row table:style-name="ro1">
          <table:table-cell office:value-type="float" office:value="0.503848" calcext:value-type="float">
            <text:p>0.503848</text:p>
          </table:table-cell>
          <table:table-cell office:value-type="float" office:value="0.505794" calcext:value-type="float">
            <text:p>0.505794</text:p>
          </table:table-cell>
          <table:table-cell office:value-type="float" office:value="8.733016" calcext:value-type="float">
            <text:p>8.733016</text:p>
          </table:table-cell>
          <table:table-cell office:value-type="float" office:value="9.067529" calcext:value-type="float">
            <text:p>9.067529</text:p>
          </table:table-cell>
          <table:table-cell office:value-type="float" office:value="0.709714" calcext:value-type="float">
            <text:p>0.709714</text:p>
          </table:table-cell>
          <table:table-cell office:value-type="float" office:value="4.867733" calcext:value-type="float">
            <text:p>4.867733</text:p>
          </table:table-cell>
          <table:table-cell office:value-type="float" office:value="8.176751" calcext:value-type="float">
            <text:p>8.176751</text:p>
          </table:table-cell>
          <table:table-cell office:value-type="float" office:value="6.975345" calcext:value-type="float">
            <text:p>6.975345</text:p>
          </table:table-cell>
          <table:table-cell office:value-type="float" office:value="19.05017" calcext:value-type="float">
            <text:p>19.05017</text:p>
          </table:table-cell>
          <table:table-cell office:value-type="float" office:value="0.5980211" calcext:value-type="float">
            <text:p>0.5980211</text:p>
          </table:table-cell>
          <table:table-cell office:value-type="float" office:value="0.547204" calcext:value-type="float">
            <text:p>0.547204</text:p>
          </table:table-cell>
          <table:table-cell office:value-type="float" office:value="0.545119" calcext:value-type="float">
            <text:p>0.545119</text:p>
          </table:table-cell>
          <table:table-cell office:value-type="float" office:value="4.083878" calcext:value-type="float">
            <text:p>4.083878</text:p>
          </table:table-cell>
          <table:table-cell office:value-type="float" office:value="4.073047" calcext:value-type="float">
            <text:p>4.073047</text:p>
          </table:table-cell>
        </table:table-row>
        <table:table-row table:style-name="ro1">
          <table:table-cell office:value-type="float" office:value="0.504211" calcext:value-type="float">
            <text:p>0.504211</text:p>
          </table:table-cell>
          <table:table-cell office:value-type="float" office:value="0.505871" calcext:value-type="float">
            <text:p>0.505871</text:p>
          </table:table-cell>
          <table:table-cell office:value-type="float" office:value="8.741893" calcext:value-type="float">
            <text:p>8.741893</text:p>
          </table:table-cell>
          <table:table-cell office:value-type="float" office:value="9.077356" calcext:value-type="float">
            <text:p>9.077356</text:p>
          </table:table-cell>
          <table:table-cell office:value-type="float" office:value="0.709729" calcext:value-type="float">
            <text:p>0.709729</text:p>
          </table:table-cell>
          <table:table-cell office:value-type="float" office:value="4.919208" calcext:value-type="float">
            <text:p>4.919208</text:p>
          </table:table-cell>
          <table:table-cell office:value-type="float" office:value="8.18909" calcext:value-type="float">
            <text:p>8.18909</text:p>
          </table:table-cell>
          <table:table-cell office:value-type="float" office:value="6.991521" calcext:value-type="float">
            <text:p>6.991521</text:p>
          </table:table-cell>
          <table:table-cell office:value-type="float" office:value="19.11726" calcext:value-type="float">
            <text:p>19.11726</text:p>
          </table:table-cell>
          <table:table-cell office:value-type="float" office:value="0.6076152" calcext:value-type="float">
            <text:p>0.6076152</text:p>
          </table:table-cell>
          <table:table-cell office:value-type="float" office:value="0.547239" calcext:value-type="float">
            <text:p>0.547239</text:p>
          </table:table-cell>
          <table:table-cell office:value-type="float" office:value="0.545953" calcext:value-type="float">
            <text:p>0.545953</text:p>
          </table:table-cell>
          <table:table-cell office:value-type="float" office:value="4.097587" calcext:value-type="float">
            <text:p>4.097587</text:p>
          </table:table-cell>
          <table:table-cell office:value-type="float" office:value="4.078056" calcext:value-type="float">
            <text:p>4.078056</text:p>
          </table:table-cell>
        </table:table-row>
        <table:table-row table:style-name="ro1">
          <table:table-cell office:value-type="float" office:value="0.504387" calcext:value-type="float">
            <text:p>0.504387</text:p>
          </table:table-cell>
          <table:table-cell office:value-type="float" office:value="0.506164" calcext:value-type="float">
            <text:p>0.506164</text:p>
          </table:table-cell>
          <table:table-cell office:value-type="float" office:value="8.754523" calcext:value-type="float">
            <text:p>8.754523</text:p>
          </table:table-cell>
          <table:table-cell office:value-type="float" office:value="9.096212" calcext:value-type="float">
            <text:p>9.096212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4.921748" calcext:value-type="float">
            <text:p>4.921748</text:p>
          </table:table-cell>
          <table:table-cell office:value-type="float" office:value="8.275834" calcext:value-type="float">
            <text:p>8.275834</text:p>
          </table:table-cell>
          <table:table-cell office:value-type="float" office:value="7.002515" calcext:value-type="float">
            <text:p>7.002515</text:p>
          </table:table-cell>
          <table:table-cell office:value-type="float" office:value="19.18576" calcext:value-type="float">
            <text:p>19.18576</text:p>
          </table:table-cell>
          <table:table-cell office:value-type="float" office:value="0.6151208" calcext:value-type="float">
            <text:p>0.6151208</text:p>
          </table:table-cell>
          <table:table-cell office:value-type="float" office:value="0.547343" calcext:value-type="float">
            <text:p>0.547343</text:p>
          </table:table-cell>
          <table:table-cell office:value-type="float" office:value="0.54651" calcext:value-type="float">
            <text:p>0.54651</text:p>
          </table:table-cell>
          <table:table-cell office:value-type="float" office:value="4.114541" calcext:value-type="float">
            <text:p>4.114541</text:p>
          </table:table-cell>
          <table:table-cell office:value-type="float" office:value="4.093195" calcext:value-type="float">
            <text:p>4.093195</text:p>
          </table:table-cell>
        </table:table-row>
        <table:table-row table:style-name="ro1">
          <table:table-cell office:value-type="float" office:value="0.504692" calcext:value-type="float">
            <text:p>0.504692</text:p>
          </table:table-cell>
          <table:table-cell office:value-type="float" office:value="0.507675" calcext:value-type="float">
            <text:p>0.507675</text:p>
          </table:table-cell>
          <table:table-cell office:value-type="float" office:value="8.756167" calcext:value-type="float">
            <text:p>8.756167</text:p>
          </table:table-cell>
          <table:table-cell office:value-type="float" office:value="9.312314" calcext:value-type="float">
            <text:p>9.312314</text:p>
          </table:table-cell>
          <table:table-cell office:value-type="float" office:value="0.710577" calcext:value-type="float">
            <text:p>0.710577</text:p>
          </table:table-cell>
          <table:table-cell office:value-type="float" office:value="4.924391" calcext:value-type="float">
            <text:p>4.924391</text:p>
          </table:table-cell>
          <table:table-cell office:value-type="float" office:value="8.313355" calcext:value-type="float">
            <text:p>8.313355</text:p>
          </table:table-cell>
          <table:table-cell office:value-type="float" office:value="7.012723" calcext:value-type="float">
            <text:p>7.012723</text:p>
          </table:table-cell>
          <table:table-cell office:value-type="float" office:value="19.29935" calcext:value-type="float">
            <text:p>19.29935</text:p>
          </table:table-cell>
          <table:table-cell office:value-type="float" office:value="0.6327623" calcext:value-type="float">
            <text:p>0.6327623</text:p>
          </table:table-cell>
          <table:table-cell office:value-type="float" office:value="0.549024" calcext:value-type="float">
            <text:p>0.549024</text:p>
          </table:table-cell>
          <table:table-cell office:value-type="float" office:value="0.546617" calcext:value-type="float">
            <text:p>0.546617</text:p>
          </table:table-cell>
          <table:table-cell office:value-type="float" office:value="4.142362" calcext:value-type="float">
            <text:p>4.142362</text:p>
          </table:table-cell>
          <table:table-cell office:value-type="float" office:value="4.093668" calcext:value-type="float">
            <text:p>4.093668</text:p>
          </table:table-cell>
        </table:table-row>
        <table:table-row table:style-name="ro1">
          <table:table-cell office:value-type="float" office:value="0.504917" calcext:value-type="float">
            <text:p>0.504917</text:p>
          </table:table-cell>
          <table:table-cell office:value-type="float" office:value="0.50817" calcext:value-type="float">
            <text:p>0.50817</text:p>
          </table:table-cell>
          <table:table-cell office:value-type="float" office:value="8.957636" calcext:value-type="float">
            <text:p>8.957636</text:p>
          </table:table-cell>
          <table:table-cell office:value-type="float" office:value="9.431148" calcext:value-type="float">
            <text:p>9.431148</text:p>
          </table:table-cell>
          <table:table-cell office:value-type="float" office:value="0.710626" calcext:value-type="float">
            <text:p>0.710626</text:p>
          </table:table-cell>
          <table:table-cell office:value-type="float" office:value="4.94853" calcext:value-type="float">
            <text:p>4.94853</text:p>
          </table:table-cell>
          <table:table-cell office:value-type="float" office:value="8.349171" calcext:value-type="float">
            <text:p>8.349171</text:p>
          </table:table-cell>
          <table:table-cell office:value-type="float" office:value="7.014277" calcext:value-type="float">
            <text:p>7.014277</text:p>
          </table:table-cell>
          <table:table-cell office:value-type="float" office:value="19.38973" calcext:value-type="float">
            <text:p>19.38973</text:p>
          </table:table-cell>
          <table:table-cell office:value-type="float" office:value="0.6374626" calcext:value-type="float">
            <text:p>0.6374626</text:p>
          </table:table-cell>
          <table:table-cell office:value-type="float" office:value="0.549458" calcext:value-type="float">
            <text:p>0.549458</text:p>
          </table:table-cell>
          <table:table-cell office:value-type="float" office:value="0.549656" calcext:value-type="float">
            <text:p>0.549656</text:p>
          </table:table-cell>
          <table:table-cell office:value-type="float" office:value="4.143704" calcext:value-type="float">
            <text:p>4.143704</text:p>
          </table:table-cell>
          <table:table-cell office:value-type="float" office:value="4.098323" calcext:value-type="float">
            <text:p>4.098323</text:p>
          </table:table-cell>
        </table:table-row>
        <table:table-row table:style-name="ro1">
          <table:table-cell office:value-type="float" office:value="0.505902" calcext:value-type="float">
            <text:p>0.505902</text:p>
          </table:table-cell>
          <table:table-cell office:value-type="float" office:value="0.508378" calcext:value-type="float">
            <text:p>0.508378</text:p>
          </table:table-cell>
          <table:table-cell office:value-type="float" office:value="8.961344" calcext:value-type="float">
            <text:p>8.961344</text:p>
          </table:table-cell>
          <table:table-cell office:value-type="float" office:value="9.441883" calcext:value-type="float">
            <text:p>9.441883</text:p>
          </table:table-cell>
          <table:table-cell office:value-type="float" office:value="0.711011" calcext:value-type="float">
            <text:p>0.711011</text:p>
          </table:table-cell>
          <table:table-cell office:value-type="float" office:value="4.971461" calcext:value-type="float">
            <text:p>4.971461</text:p>
          </table:table-cell>
          <table:table-cell office:value-type="float" office:value="8.364978" calcext:value-type="float">
            <text:p>8.364978</text:p>
          </table:table-cell>
          <table:table-cell office:value-type="float" office:value="7.02753" calcext:value-type="float">
            <text:p>7.02753</text:p>
          </table:table-cell>
          <table:table-cell office:value-type="float" office:value="19.48567" calcext:value-type="float">
            <text:p>19.48567</text:p>
          </table:table-cell>
          <table:table-cell office:value-type="float" office:value="0.6416566" calcext:value-type="float">
            <text:p>0.6416566</text:p>
          </table:table-cell>
          <table:table-cell office:value-type="float" office:value="0.54966" calcext:value-type="float">
            <text:p>0.54966</text:p>
          </table:table-cell>
          <table:table-cell office:value-type="float" office:value="0.550929" calcext:value-type="float">
            <text:p>0.550929</text:p>
          </table:table-cell>
          <table:table-cell office:value-type="float" office:value="4.150539" calcext:value-type="float">
            <text:p>4.150539</text:p>
          </table:table-cell>
          <table:table-cell office:value-type="float" office:value="4.107135" calcext:value-type="float">
            <text:p>4.107135</text:p>
          </table:table-cell>
        </table:table-row>
        <table:table-row table:style-name="ro1">
          <table:table-cell office:value-type="float" office:value="0.506264" calcext:value-type="float">
            <text:p>0.506264</text:p>
          </table:table-cell>
          <table:table-cell office:value-type="float" office:value="0.508851" calcext:value-type="float">
            <text:p>0.508851</text:p>
          </table:table-cell>
          <table:table-cell office:value-type="float" office:value="8.972666" calcext:value-type="float">
            <text:p>8.972666</text:p>
          </table:table-cell>
          <table:table-cell office:value-type="float" office:value="9.460698" calcext:value-type="float">
            <text:p>9.460698</text:p>
          </table:table-cell>
          <table:table-cell office:value-type="float" office:value="0.711037" calcext:value-type="float">
            <text:p>0.711037</text:p>
          </table:table-cell>
          <table:table-cell office:value-type="float" office:value="4.980602" calcext:value-type="float">
            <text:p>4.980602</text:p>
          </table:table-cell>
          <table:table-cell office:value-type="float" office:value="8.370453" calcext:value-type="float">
            <text:p>8.370453</text:p>
          </table:table-cell>
          <table:table-cell office:value-type="float" office:value="7.070564" calcext:value-type="float">
            <text:p>7.070564</text:p>
          </table:table-cell>
          <table:table-cell office:value-type="float" office:value="19.51274" calcext:value-type="float">
            <text:p>19.51274</text:p>
          </table:table-cell>
          <table:table-cell office:value-type="float" office:value="0.6422106" calcext:value-type="float">
            <text:p>0.6422106</text:p>
          </table:table-cell>
          <table:table-cell office:value-type="float" office:value="0.550249" calcext:value-type="float">
            <text:p>0.550249</text:p>
          </table:table-cell>
          <table:table-cell office:value-type="float" office:value="0.550953" calcext:value-type="float">
            <text:p>0.550953</text:p>
          </table:table-cell>
          <table:table-cell office:value-type="float" office:value="4.156189" calcext:value-type="float">
            <text:p>4.156189</text:p>
          </table:table-cell>
          <table:table-cell office:value-type="float" office:value="4.128729" calcext:value-type="float">
            <text:p>4.128729</text:p>
          </table:table-cell>
        </table:table-row>
        <table:table-row table:style-name="ro1">
          <table:table-cell office:value-type="float" office:value="0.506966" calcext:value-type="float">
            <text:p>0.506966</text:p>
          </table:table-cell>
          <table:table-cell office:value-type="float" office:value="0.509163" calcext:value-type="float">
            <text:p>0.509163</text:p>
          </table:table-cell>
          <table:table-cell office:value-type="float" office:value="9.001029" calcext:value-type="float">
            <text:p>9.001029</text:p>
          </table:table-cell>
          <table:table-cell office:value-type="float" office:value="9.47167" calcext:value-type="float">
            <text:p>9.47167</text:p>
          </table:table-cell>
          <table:table-cell office:value-type="float" office:value="0.7111" calcext:value-type="float">
            <text:p>0.7111</text:p>
          </table:table-cell>
          <table:table-cell office:value-type="float" office:value="5.016188" calcext:value-type="float">
            <text:p>5.016188</text:p>
          </table:table-cell>
          <table:table-cell office:value-type="float" office:value="8.40114" calcext:value-type="float">
            <text:p>8.40114</text:p>
          </table:table-cell>
          <table:table-cell office:value-type="float" office:value="7.094112" calcext:value-type="float">
            <text:p>7.094112</text:p>
          </table:table-cell>
          <table:table-cell office:value-type="float" office:value="19.58982" calcext:value-type="float">
            <text:p>19.58982</text:p>
          </table:table-cell>
          <table:table-cell office:value-type="float" office:value="0.6436592" calcext:value-type="float">
            <text:p>0.6436592</text:p>
          </table:table-cell>
          <table:table-cell office:value-type="float" office:value="0.550422" calcext:value-type="float">
            <text:p>0.550422</text:p>
          </table:table-cell>
          <table:table-cell office:value-type="float" office:value="0.551218" calcext:value-type="float">
            <text:p>0.551218</text:p>
          </table:table-cell>
          <table:table-cell office:value-type="float" office:value="4.159752" calcext:value-type="float">
            <text:p>4.159752</text:p>
          </table:table-cell>
          <table:table-cell office:value-type="float" office:value="4.161994" calcext:value-type="float">
            <text:p>4.161994</text:p>
          </table:table-cell>
        </table:table-row>
        <table:table-row table:style-name="ro1">
          <table:table-cell office:value-type="float" office:value="0.50701" calcext:value-type="float">
            <text:p>0.50701</text:p>
          </table:table-cell>
          <table:table-cell office:value-type="float" office:value="0.50933" calcext:value-type="float">
            <text:p>0.50933</text:p>
          </table:table-cell>
          <table:table-cell office:value-type="float" office:value="9.030515" calcext:value-type="float">
            <text:p>9.030515</text:p>
          </table:table-cell>
          <table:table-cell office:value-type="float" office:value="9.476094" calcext:value-type="float">
            <text:p>9.476094</text:p>
          </table:table-cell>
          <table:table-cell office:value-type="float" office:value="0.71112" calcext:value-type="float">
            <text:p>0.71112</text:p>
          </table:table-cell>
          <table:table-cell office:value-type="float" office:value="5.037533" calcext:value-type="float">
            <text:p>5.037533</text:p>
          </table:table-cell>
          <table:table-cell office:value-type="float" office:value="8.402958" calcext:value-type="float">
            <text:p>8.402958</text:p>
          </table:table-cell>
          <table:table-cell office:value-type="float" office:value="7.113073" calcext:value-type="float">
            <text:p>7.113073</text:p>
          </table:table-cell>
          <table:table-cell office:value-type="float" office:value="19.61124" calcext:value-type="float">
            <text:p>19.61124</text:p>
          </table:table-cell>
          <table:table-cell office:value-type="float" office:value="0.6441072" calcext:value-type="float">
            <text:p>0.6441072</text:p>
          </table:table-cell>
          <table:table-cell office:value-type="float" office:value="0.550528" calcext:value-type="float">
            <text:p>0.550528</text:p>
          </table:table-cell>
          <table:table-cell office:value-type="float" office:value="0.551944" calcext:value-type="float">
            <text:p>0.551944</text:p>
          </table:table-cell>
          <table:table-cell office:value-type="float" office:value="4.163284" calcext:value-type="float">
            <text:p>4.163284</text:p>
          </table:table-cell>
          <table:table-cell office:value-type="float" office:value="4.196831" calcext:value-type="float">
            <text:p>4.196831</text:p>
          </table:table-cell>
        </table:table-row>
        <table:table-row table:style-name="ro1">
          <table:table-cell office:value-type="float" office:value="0.507294" calcext:value-type="float">
            <text:p>0.507294</text:p>
          </table:table-cell>
          <table:table-cell office:value-type="float" office:value="0.509416" calcext:value-type="float">
            <text:p>0.509416</text:p>
          </table:table-cell>
          <table:table-cell office:value-type="float" office:value="9.045227" calcext:value-type="float">
            <text:p>9.045227</text:p>
          </table:table-cell>
          <table:table-cell office:value-type="float" office:value="9.511727" calcext:value-type="float">
            <text:p>9.511727</text:p>
          </table:table-cell>
          <table:table-cell office:value-type="float" office:value="0.712209" calcext:value-type="float">
            <text:p>0.712209</text:p>
          </table:table-cell>
          <table:table-cell office:value-type="float" office:value="5.052886" calcext:value-type="float">
            <text:p>5.052886</text:p>
          </table:table-cell>
          <table:table-cell office:value-type="float" office:value="8.409096" calcext:value-type="float">
            <text:p>8.409096</text:p>
          </table:table-cell>
          <table:table-cell office:value-type="float" office:value="7.152208" calcext:value-type="float">
            <text:p>7.152208</text:p>
          </table:table-cell>
          <table:table-cell office:value-type="float" office:value="19.74379" calcext:value-type="float">
            <text:p>19.74379</text:p>
          </table:table-cell>
          <table:table-cell office:value-type="float" office:value="0.6445388" calcext:value-type="float">
            <text:p>0.6445388</text:p>
          </table:table-cell>
          <table:table-cell office:value-type="float" office:value="0.551613" calcext:value-type="float">
            <text:p>0.551613</text:p>
          </table:table-cell>
          <table:table-cell office:value-type="float" office:value="0.551992" calcext:value-type="float">
            <text:p>0.551992</text:p>
          </table:table-cell>
          <table:table-cell office:value-type="float" office:value="4.164769" calcext:value-type="float">
            <text:p>4.164769</text:p>
          </table:table-cell>
          <table:table-cell office:value-type="float" office:value="4.199637" calcext:value-type="float">
            <text:p>4.199637</text:p>
          </table:table-cell>
        </table:table-row>
        <table:table-row table:style-name="ro1">
          <table:table-cell office:value-type="float" office:value="0.507419" calcext:value-type="float">
            <text:p>0.507419</text:p>
          </table:table-cell>
          <table:table-cell office:value-type="float" office:value="0.509702" calcext:value-type="float">
            <text:p>0.509702</text:p>
          </table:table-cell>
          <table:table-cell office:value-type="float" office:value="9.113004" calcext:value-type="float">
            <text:p>9.113004</text:p>
          </table:table-cell>
          <table:table-cell office:value-type="float" office:value="9.639871" calcext:value-type="float">
            <text:p>9.639871</text:p>
          </table:table-cell>
          <table:table-cell office:value-type="float" office:value="0.712786" calcext:value-type="float">
            <text:p>0.712786</text:p>
          </table:table-cell>
          <table:table-cell office:value-type="float" office:value="5.053953" calcext:value-type="float">
            <text:p>5.053953</text:p>
          </table:table-cell>
          <table:table-cell office:value-type="float" office:value="8.422881" calcext:value-type="float">
            <text:p>8.422881</text:p>
          </table:table-cell>
          <table:table-cell office:value-type="float" office:value="7.155141" calcext:value-type="float">
            <text:p>7.155141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0.6449711" calcext:value-type="float">
            <text:p>0.6449711</text:p>
          </table:table-cell>
          <table:table-cell office:value-type="float" office:value="0.552122" calcext:value-type="float">
            <text:p>0.552122</text:p>
          </table:table-cell>
          <table:table-cell office:value-type="float" office:value="0.552153" calcext:value-type="float">
            <text:p>0.552153</text:p>
          </table:table-cell>
          <table:table-cell office:value-type="float" office:value="4.172172" calcext:value-type="float">
            <text:p>4.172172</text:p>
          </table:table-cell>
          <table:table-cell office:value-type="float" office:value="4.215906" calcext:value-type="float">
            <text:p>4.215906</text:p>
          </table:table-cell>
        </table:table-row>
        <table:table-row table:style-name="ro1">
          <table:table-cell office:value-type="float" office:value="0.509173" calcext:value-type="float">
            <text:p>0.509173</text:p>
          </table:table-cell>
          <table:table-cell office:value-type="float" office:value="0.510105" calcext:value-type="float">
            <text:p>0.510105</text:p>
          </table:table-cell>
          <table:table-cell office:value-type="float" office:value="9.13565" calcext:value-type="float">
            <text:p>9.13565</text:p>
          </table:table-cell>
          <table:table-cell office:value-type="float" office:value="9.67008" calcext:value-type="float">
            <text:p>9.67008</text:p>
          </table:table-cell>
          <table:table-cell office:value-type="float" office:value="0.71286" calcext:value-type="float">
            <text:p>0.71286</text:p>
          </table:table-cell>
          <table:table-cell office:value-type="float" office:value="5.061379" calcext:value-type="float">
            <text:p>5.061379</text:p>
          </table:table-cell>
          <table:table-cell office:value-type="float" office:value="8.427226" calcext:value-type="float">
            <text:p>8.427226</text:p>
          </table:table-cell>
          <table:table-cell office:value-type="float" office:value="7.186854" calcext:value-type="float">
            <text:p>7.186854</text:p>
          </table:table-cell>
          <table:table-cell office:value-type="float" office:value="19.78185" calcext:value-type="float">
            <text:p>19.78185</text:p>
          </table:table-cell>
          <table:table-cell office:value-type="float" office:value="0.6458247" calcext:value-type="float">
            <text:p>0.6458247</text:p>
          </table:table-cell>
          <table:table-cell office:value-type="float" office:value="0.553642" calcext:value-type="float">
            <text:p>0.553642</text:p>
          </table:table-cell>
          <table:table-cell office:value-type="float" office:value="0.553358" calcext:value-type="float">
            <text:p>0.553358</text:p>
          </table:table-cell>
          <table:table-cell office:value-type="float" office:value="4.188743" calcext:value-type="float">
            <text:p>4.188743</text:p>
          </table:table-cell>
          <table:table-cell office:value-type="float" office:value="4.222805" calcext:value-type="float">
            <text:p>4.222805</text:p>
          </table:table-cell>
        </table:table-row>
        <table:table-row table:style-name="ro1">
          <table:table-cell office:value-type="float" office:value="0.509824" calcext:value-type="float">
            <text:p>0.509824</text:p>
          </table:table-cell>
          <table:table-cell office:value-type="float" office:value="0.511634" calcext:value-type="float">
            <text:p>0.511634</text:p>
          </table:table-cell>
          <table:table-cell office:value-type="float" office:value="9.175342" calcext:value-type="float">
            <text:p>9.175342</text:p>
          </table:table-cell>
          <table:table-cell office:value-type="float" office:value="9.673202" calcext:value-type="float">
            <text:p>9.673202</text:p>
          </table:table-cell>
          <table:table-cell office:value-type="float" office:value="0.713253" calcext:value-type="float">
            <text:p>0.713253</text:p>
          </table:table-cell>
          <table:table-cell office:value-type="float" office:value="5.086093" calcext:value-type="float">
            <text:p>5.086093</text:p>
          </table:table-cell>
          <table:table-cell office:value-type="float" office:value="8.433953" calcext:value-type="float">
            <text:p>8.433953</text:p>
          </table:table-cell>
          <table:table-cell office:value-type="float" office:value="7.194396" calcext:value-type="float">
            <text:p>7.194396</text:p>
          </table:table-cell>
          <table:table-cell office:value-type="float" office:value="19.86435" calcext:value-type="float">
            <text:p>19.86435</text:p>
          </table:table-cell>
          <table:table-cell office:value-type="float" office:value="0.6460484" calcext:value-type="float">
            <text:p>0.6460484</text:p>
          </table:table-cell>
          <table:table-cell office:value-type="float" office:value="0.555012" calcext:value-type="float">
            <text:p>0.555012</text:p>
          </table:table-cell>
          <table:table-cell office:value-type="float" office:value="0.553726" calcext:value-type="float">
            <text:p>0.553726</text:p>
          </table:table-cell>
          <table:table-cell office:value-type="float" office:value="4.215326" calcext:value-type="float">
            <text:p>4.215326</text:p>
          </table:table-cell>
          <table:table-cell office:value-type="float" office:value="4.249572" calcext:value-type="float">
            <text:p>4.249572</text:p>
          </table:table-cell>
        </table:table-row>
        <table:table-row table:style-name="ro1">
          <table:table-cell office:value-type="float" office:value="0.510818" calcext:value-type="float">
            <text:p>0.510818</text:p>
          </table:table-cell>
          <table:table-cell office:value-type="float" office:value="0.512318" calcext:value-type="float">
            <text:p>0.512318</text:p>
          </table:table-cell>
          <table:table-cell office:value-type="float" office:value="9.177936" calcext:value-type="float">
            <text:p>9.177936</text:p>
          </table:table-cell>
          <table:table-cell office:value-type="float" office:value="9.722299" calcext:value-type="float">
            <text:p>9.722299</text:p>
          </table:table-cell>
          <table:table-cell office:value-type="float" office:value="0.713819" calcext:value-type="float">
            <text:p>0.713819</text:p>
          </table:table-cell>
          <table:table-cell office:value-type="float" office:value="5.116562" calcext:value-type="float">
            <text:p>5.116562</text:p>
          </table:table-cell>
          <table:table-cell office:value-type="float" office:value="8.435259" calcext:value-type="float">
            <text:p>8.435259</text:p>
          </table:table-cell>
          <table:table-cell office:value-type="float" office:value="7.248771" calcext:value-type="float">
            <text:p>7.248771</text:p>
          </table:table-cell>
          <table:table-cell office:value-type="float" office:value="19.89564" calcext:value-type="float">
            <text:p>19.89564</text:p>
          </table:table-cell>
          <table:table-cell office:value-type="float" office:value="0.6461022" calcext:value-type="float">
            <text:p>0.6461022</text:p>
          </table:table-cell>
          <table:table-cell office:value-type="float" office:value="0.555081" calcext:value-type="float">
            <text:p>0.555081</text:p>
          </table:table-cell>
          <table:table-cell office:value-type="float" office:value="0.55469" calcext:value-type="float">
            <text:p>0.55469</text:p>
          </table:table-cell>
          <table:table-cell office:value-type="float" office:value="4.224424" calcext:value-type="float">
            <text:p>4.224424</text:p>
          </table:table-cell>
          <table:table-cell office:value-type="float" office:value="4.249674" calcext:value-type="float">
            <text:p>4.249674</text:p>
          </table:table-cell>
        </table:table-row>
        <table:table-row table:style-name="ro1">
          <table:table-cell office:value-type="float" office:value="0.511183" calcext:value-type="float">
            <text:p>0.511183</text:p>
          </table:table-cell>
          <table:table-cell office:value-type="float" office:value="0.512863" calcext:value-type="float">
            <text:p>0.512863</text:p>
          </table:table-cell>
          <table:table-cell office:value-type="float" office:value="9.21537" calcext:value-type="float">
            <text:p>9.21537</text:p>
          </table:table-cell>
          <table:table-cell office:value-type="float" office:value="9.730609" calcext:value-type="float">
            <text:p>9.730609</text:p>
          </table:table-cell>
          <table:table-cell office:value-type="float" office:value="0.713842" calcext:value-type="float">
            <text:p>0.713842</text:p>
          </table:table-cell>
          <table:table-cell office:value-type="float" office:value="5.117722" calcext:value-type="float">
            <text:p>5.117722</text:p>
          </table:table-cell>
          <table:table-cell office:value-type="float" office:value="8.440783" calcext:value-type="float">
            <text:p>8.440783</text:p>
          </table:table-cell>
          <table:table-cell office:value-type="float" office:value="7.259156" calcext:value-type="float">
            <text:p>7.259156</text:p>
          </table:table-cell>
          <table:table-cell office:value-type="float" office:value="19.9059" calcext:value-type="float">
            <text:p>19.9059</text:p>
          </table:table-cell>
          <table:table-cell office:value-type="float" office:value="0.6467298" calcext:value-type="float">
            <text:p>0.6467298</text:p>
          </table:table-cell>
          <table:table-cell office:value-type="float" office:value="0.556709" calcext:value-type="float">
            <text:p>0.556709</text:p>
          </table:table-cell>
          <table:table-cell office:value-type="float" office:value="0.556535" calcext:value-type="float">
            <text:p>0.556535</text:p>
          </table:table-cell>
          <table:table-cell office:value-type="float" office:value="4.235281" calcext:value-type="float">
            <text:p>4.235281</text:p>
          </table:table-cell>
          <table:table-cell office:value-type="float" office:value="4.256548" calcext:value-type="float">
            <text:p>4.256548</text:p>
          </table:table-cell>
        </table:table-row>
        <table:table-row table:style-name="ro1">
          <table:table-cell office:value-type="float" office:value="0.511554" calcext:value-type="float">
            <text:p>0.511554</text:p>
          </table:table-cell>
          <table:table-cell office:value-type="float" office:value="0.513572" calcext:value-type="float">
            <text:p>0.513572</text:p>
          </table:table-cell>
          <table:table-cell office:value-type="float" office:value="9.242707" calcext:value-type="float">
            <text:p>9.242707</text:p>
          </table:table-cell>
          <table:table-cell office:value-type="float" office:value="9.741359" calcext:value-type="float">
            <text:p>9.741359</text:p>
          </table:table-cell>
          <table:table-cell office:value-type="float" office:value="0.713885" calcext:value-type="float">
            <text:p>0.713885</text:p>
          </table:table-cell>
          <table:table-cell office:value-type="float" office:value="5.149995" calcext:value-type="float">
            <text:p>5.149995</text:p>
          </table:table-cell>
          <table:table-cell office:value-type="float" office:value="8.46107" calcext:value-type="float">
            <text:p>8.46107</text:p>
          </table:table-cell>
          <table:table-cell office:value-type="float" office:value="7.271097" calcext:value-type="float">
            <text:p>7.271097</text:p>
          </table:table-cell>
          <table:table-cell office:value-type="float" office:value="19.9425" calcext:value-type="float">
            <text:p>19.9425</text:p>
          </table:table-cell>
          <table:table-cell office:value-type="float" office:value="0.6469307" calcext:value-type="float">
            <text:p>0.6469307</text:p>
          </table:table-cell>
          <table:table-cell office:value-type="float" office:value="0.561168" calcext:value-type="float">
            <text:p>0.561168</text:p>
          </table:table-cell>
          <table:table-cell office:value-type="float" office:value="0.559846" calcext:value-type="float">
            <text:p>0.559846</text:p>
          </table:table-cell>
          <table:table-cell office:value-type="float" office:value="4.243568" calcext:value-type="float">
            <text:p>4.243568</text:p>
          </table:table-cell>
          <table:table-cell office:value-type="float" office:value="4.262159" calcext:value-type="float">
            <text:p>4.262159</text:p>
          </table:table-cell>
        </table:table-row>
        <table:table-row table:style-name="ro1">
          <table:table-cell office:value-type="float" office:value="0.511973" calcext:value-type="float">
            <text:p>0.511973</text:p>
          </table:table-cell>
          <table:table-cell office:value-type="float" office:value="0.51374" calcext:value-type="float">
            <text:p>0.51374</text:p>
          </table:table-cell>
          <table:table-cell office:value-type="float" office:value="9.243886" calcext:value-type="float">
            <text:p>9.243886</text:p>
          </table:table-cell>
          <table:table-cell office:value-type="float" office:value="9.779314" calcext:value-type="float">
            <text:p>9.779314</text:p>
          </table:table-cell>
          <table:table-cell office:value-type="float" office:value="0.714028" calcext:value-type="float">
            <text:p>0.714028</text:p>
          </table:table-cell>
          <table:table-cell office:value-type="float" office:value="5.176765" calcext:value-type="float">
            <text:p>5.176765</text:p>
          </table:table-cell>
          <table:table-cell office:value-type="float" office:value="8.464345" calcext:value-type="float">
            <text:p>8.464345</text:p>
          </table:table-cell>
          <table:table-cell office:value-type="float" office:value="7.27581" calcext:value-type="float">
            <text:p>7.27581</text:p>
          </table:table-cell>
          <table:table-cell office:value-type="float" office:value="19.99693" calcext:value-type="float">
            <text:p>19.99693</text:p>
          </table:table-cell>
          <table:table-cell office:value-type="float" office:value="0.6475806" calcext:value-type="float">
            <text:p>0.6475806</text:p>
          </table:table-cell>
          <table:table-cell office:value-type="float" office:value="0.563583" calcext:value-type="float">
            <text:p>0.563583</text:p>
          </table:table-cell>
          <table:table-cell office:value-type="float" office:value="0.566652" calcext:value-type="float">
            <text:p>0.566652</text:p>
          </table:table-cell>
          <table:table-cell office:value-type="float" office:value="4.250065" calcext:value-type="float">
            <text:p>4.250065</text:p>
          </table:table-cell>
          <table:table-cell office:value-type="float" office:value="4.27103" calcext:value-type="float">
            <text:p>4.27103</text:p>
          </table:table-cell>
        </table:table-row>
        <table:table-row table:style-name="ro1">
          <table:table-cell office:value-type="float" office:value="0.512309" calcext:value-type="float">
            <text:p>0.512309</text:p>
          </table:table-cell>
          <table:table-cell office:value-type="float" office:value="0.529325" calcext:value-type="float">
            <text:p>0.529325</text:p>
          </table:table-cell>
          <table:table-cell office:value-type="float" office:value="9.298121" calcext:value-type="float">
            <text:p>9.298121</text:p>
          </table:table-cell>
          <table:table-cell office:value-type="float" office:value="9.781857" calcext:value-type="float">
            <text:p>9.781857</text:p>
          </table:table-cell>
          <table:table-cell office:value-type="float" office:value="0.714202" calcext:value-type="float">
            <text:p>0.714202</text:p>
          </table:table-cell>
          <table:table-cell office:value-type="float" office:value="5.178972" calcext:value-type="float">
            <text:p>5.178972</text:p>
          </table:table-cell>
          <table:table-cell office:value-type="float" office:value="8.491461" calcext:value-type="float">
            <text:p>8.491461</text:p>
          </table:table-cell>
          <table:table-cell office:value-type="float" office:value="7.293424" calcext:value-type="float">
            <text:p>7.293424</text:p>
          </table:table-cell>
          <table:table-cell office:value-type="float" office:value="20.05775" calcext:value-type="float">
            <text:p>20.05775</text:p>
          </table:table-cell>
          <table:table-cell office:value-type="float" office:value="0.6477193" calcext:value-type="float">
            <text:p>0.6477193</text:p>
          </table:table-cell>
          <table:table-cell office:value-type="float" office:value="0.564236" calcext:value-type="float">
            <text:p>0.564236</text:p>
          </table:table-cell>
          <table:table-cell office:value-type="float" office:value="0.567501" calcext:value-type="float">
            <text:p>0.567501</text:p>
          </table:table-cell>
          <table:table-cell office:value-type="float" office:value="4.264693" calcext:value-type="float">
            <text:p>4.264693</text:p>
          </table:table-cell>
          <table:table-cell office:value-type="float" office:value="4.275211" calcext:value-type="float">
            <text:p>4.275211</text:p>
          </table:table-cell>
        </table:table-row>
        <table:table-row table:style-name="ro1">
          <table:table-cell office:value-type="float" office:value="0.516257" calcext:value-type="float">
            <text:p>0.516257</text:p>
          </table:table-cell>
          <table:table-cell office:value-type="float" office:value="0.530698" calcext:value-type="float">
            <text:p>0.530698</text:p>
          </table:table-cell>
          <table:table-cell office:value-type="float" office:value="9.481746" calcext:value-type="float">
            <text:p>9.481746</text:p>
          </table:table-cell>
          <table:table-cell office:value-type="float" office:value="9.803217" calcext:value-type="float">
            <text:p>9.803217</text:p>
          </table:table-cell>
          <table:table-cell office:value-type="float" office:value="0.716101" calcext:value-type="float">
            <text:p>0.716101</text:p>
          </table:table-cell>
          <table:table-cell office:value-type="float" office:value="5.209472" calcext:value-type="float">
            <text:p>5.209472</text:p>
          </table:table-cell>
          <table:table-cell office:value-type="float" office:value="8.509953" calcext:value-type="float">
            <text:p>8.509953</text:p>
          </table:table-cell>
          <table:table-cell office:value-type="float" office:value="7.327577" calcext:value-type="float">
            <text:p>7.327577</text:p>
          </table:table-cell>
          <table:table-cell office:value-type="float" office:value="20.20772" calcext:value-type="float">
            <text:p>20.20772</text:p>
          </table:table-cell>
          <table:table-cell office:value-type="float" office:value="0.6484424" calcext:value-type="float">
            <text:p>0.6484424</text:p>
          </table:table-cell>
          <table:table-cell office:value-type="float" office:value="0.571656" calcext:value-type="float">
            <text:p>0.571656</text:p>
          </table:table-cell>
          <table:table-cell office:value-type="float" office:value="0.570223" calcext:value-type="float">
            <text:p>0.570223</text:p>
          </table:table-cell>
          <table:table-cell office:value-type="float" office:value="4.265161" calcext:value-type="float">
            <text:p>4.265161</text:p>
          </table:table-cell>
          <table:table-cell office:value-type="float" office:value="4.282991" calcext:value-type="float">
            <text:p>4.282991</text:p>
          </table:table-cell>
        </table:table-row>
        <table:table-row table:style-name="ro1">
          <table:table-cell office:value-type="float" office:value="0.516717" calcext:value-type="float">
            <text:p>0.516717</text:p>
          </table:table-cell>
          <table:table-cell office:value-type="float" office:value="0.532376" calcext:value-type="float">
            <text:p>0.532376</text:p>
          </table:table-cell>
          <table:table-cell office:value-type="float" office:value="9.684598" calcext:value-type="float">
            <text:p>9.684598</text:p>
          </table:table-cell>
          <table:table-cell office:value-type="float" office:value="9.828659" calcext:value-type="float">
            <text:p>9.828659</text:p>
          </table:table-cell>
          <table:table-cell office:value-type="float" office:value="0.716536" calcext:value-type="float">
            <text:p>0.716536</text:p>
          </table:table-cell>
          <table:table-cell office:value-type="float" office:value="5.227026" calcext:value-type="float">
            <text:p>5.227026</text:p>
          </table:table-cell>
          <table:table-cell office:value-type="float" office:value="8.513731" calcext:value-type="float">
            <text:p>8.513731</text:p>
          </table:table-cell>
          <table:table-cell office:value-type="float" office:value="7.339052" calcext:value-type="float">
            <text:p>7.339052</text:p>
          </table:table-cell>
          <table:table-cell office:value-type="float" office:value="20.40798" calcext:value-type="float">
            <text:p>20.40798</text:p>
          </table:table-cell>
          <table:table-cell office:value-type="float" office:value="0.6491308" calcext:value-type="float">
            <text:p>0.6491308</text:p>
          </table:table-cell>
          <table:table-cell office:value-type="float" office:value="0.572302" calcext:value-type="float">
            <text:p>0.572302</text:p>
          </table:table-cell>
          <table:table-cell office:value-type="float" office:value="0.573187" calcext:value-type="float">
            <text:p>0.573187</text:p>
          </table:table-cell>
          <table:table-cell office:value-type="float" office:value="4.277709" calcext:value-type="float">
            <text:p>4.277709</text:p>
          </table:table-cell>
          <table:table-cell office:value-type="float" office:value="4.284905" calcext:value-type="float">
            <text:p>4.284905</text:p>
          </table:table-cell>
        </table:table-row>
        <table:table-row table:style-name="ro1">
          <table:table-cell office:value-type="float" office:value="0.523497" calcext:value-type="float">
            <text:p>0.523497</text:p>
          </table:table-cell>
          <table:table-cell office:value-type="float" office:value="0.535087" calcext:value-type="float">
            <text:p>0.535087</text:p>
          </table:table-cell>
          <table:table-cell office:value-type="float" office:value="9.80808" calcext:value-type="float">
            <text:p>9.80808</text:p>
          </table:table-cell>
          <table:table-cell office:value-type="float" office:value="9.864473" calcext:value-type="float">
            <text:p>9.864473</text:p>
          </table:table-cell>
          <table:table-cell office:value-type="float" office:value="0.716586" calcext:value-type="float">
            <text:p>0.716586</text:p>
          </table:table-cell>
          <table:table-cell office:value-type="float" office:value="5.265703" calcext:value-type="float">
            <text:p>5.265703</text:p>
          </table:table-cell>
          <table:table-cell office:value-type="float" office:value="8.554488" calcext:value-type="float">
            <text:p>8.554488</text:p>
          </table:table-cell>
          <table:table-cell office:value-type="float" office:value="7.34024" calcext:value-type="float">
            <text:p>7.34024</text:p>
          </table:table-cell>
          <table:table-cell office:value-type="float" office:value="20.52982" calcext:value-type="float">
            <text:p>20.52982</text:p>
          </table:table-cell>
          <table:table-cell office:value-type="float" office:value="0.6492386" calcext:value-type="float">
            <text:p>0.6492386</text:p>
          </table:table-cell>
          <table:table-cell office:value-type="float" office:value="0.57328" calcext:value-type="float">
            <text:p>0.57328</text:p>
          </table:table-cell>
          <table:table-cell office:value-type="float" office:value="0.575251" calcext:value-type="float">
            <text:p>0.575251</text:p>
          </table:table-cell>
          <table:table-cell office:value-type="float" office:value="4.292682" calcext:value-type="float">
            <text:p>4.292682</text:p>
          </table:table-cell>
          <table:table-cell office:value-type="float" office:value="4.286227" calcext:value-type="float">
            <text:p>4.286227</text:p>
          </table:table-cell>
        </table:table-row>
        <table:table-row table:style-name="ro1">
          <table:table-cell office:value-type="float" office:value="0.528247" calcext:value-type="float">
            <text:p>0.528247</text:p>
          </table:table-cell>
          <table:table-cell office:value-type="float" office:value="0.539009" calcext:value-type="float">
            <text:p>0.539009</text:p>
          </table:table-cell>
          <table:table-cell office:value-type="float" office:value="9.857169" calcext:value-type="float">
            <text:p>9.857169</text:p>
          </table:table-cell>
          <table:table-cell office:value-type="float" office:value="9.884071" calcext:value-type="float">
            <text:p>9.884071</text:p>
          </table:table-cell>
          <table:table-cell office:value-type="float" office:value="0.716655" calcext:value-type="float">
            <text:p>0.716655</text:p>
          </table:table-cell>
          <table:table-cell office:value-type="float" office:value="5.266169" calcext:value-type="float">
            <text:p>5.266169</text:p>
          </table:table-cell>
          <table:table-cell office:value-type="float" office:value="8.560423" calcext:value-type="float">
            <text:p>8.560423</text:p>
          </table:table-cell>
          <table:table-cell office:value-type="float" office:value="7.353057" calcext:value-type="float">
            <text:p>7.353057</text:p>
          </table:table-cell>
          <table:table-cell office:value-type="float" office:value="20.79554" calcext:value-type="float">
            <text:p>20.79554</text:p>
          </table:table-cell>
          <table:table-cell office:value-type="float" office:value="0.6494559" calcext:value-type="float">
            <text:p>0.6494559</text:p>
          </table:table-cell>
          <table:table-cell office:value-type="float" office:value="0.57422" calcext:value-type="float">
            <text:p>0.57422</text:p>
          </table:table-cell>
          <table:table-cell office:value-type="float" office:value="0.583782" calcext:value-type="float">
            <text:p>0.583782</text:p>
          </table:table-cell>
          <table:table-cell office:value-type="float" office:value="4.294811" calcext:value-type="float">
            <text:p>4.294811</text:p>
          </table:table-cell>
          <table:table-cell office:value-type="float" office:value="4.298347" calcext:value-type="float">
            <text:p>4.298347</text:p>
          </table:table-cell>
        </table:table-row>
        <table:table-row table:style-name="ro1">
          <table:table-cell office:value-type="float" office:value="0.536573" calcext:value-type="float">
            <text:p>0.536573</text:p>
          </table:table-cell>
          <table:table-cell office:value-type="float" office:value="0.541998" calcext:value-type="float">
            <text:p>0.541998</text:p>
          </table:table-cell>
          <table:table-cell office:value-type="float" office:value="9.888223" calcext:value-type="float">
            <text:p>9.888223</text:p>
          </table:table-cell>
          <table:table-cell office:value-type="float" office:value="9.897857" calcext:value-type="float">
            <text:p>9.897857</text:p>
          </table:table-cell>
          <table:table-cell office:value-type="float" office:value="0.718526" calcext:value-type="float">
            <text:p>0.718526</text:p>
          </table:table-cell>
          <table:table-cell office:value-type="float" office:value="5.297069" calcext:value-type="float">
            <text:p>5.297069</text:p>
          </table:table-cell>
          <table:table-cell office:value-type="float" office:value="8.56383" calcext:value-type="float">
            <text:p>8.56383</text:p>
          </table:table-cell>
          <table:table-cell office:value-type="float" office:value="7.445229" calcext:value-type="float">
            <text:p>7.445229</text:p>
          </table:table-cell>
          <table:table-cell office:value-type="float" office:value="21.0158" calcext:value-type="float">
            <text:p>21.0158</text:p>
          </table:table-cell>
          <table:table-cell office:value-type="float" office:value="0.6499457" calcext:value-type="float">
            <text:p>0.6499457</text:p>
          </table:table-cell>
          <table:table-cell office:value-type="float" office:value="0.588387" calcext:value-type="float">
            <text:p>0.588387</text:p>
          </table:table-cell>
          <table:table-cell office:value-type="float" office:value="0.584816" calcext:value-type="float">
            <text:p>0.584816</text:p>
          </table:table-cell>
          <table:table-cell office:value-type="float" office:value="4.313551" calcext:value-type="float">
            <text:p>4.313551</text:p>
          </table:table-cell>
          <table:table-cell office:value-type="float" office:value="4.330838" calcext:value-type="float">
            <text:p>4.330838</text:p>
          </table:table-cell>
        </table:table-row>
        <table:table-row table:style-name="ro1">
          <table:table-cell office:value-type="float" office:value="0.540057" calcext:value-type="float">
            <text:p>0.540057</text:p>
          </table:table-cell>
          <table:table-cell office:value-type="float" office:value="0.54697" calcext:value-type="float">
            <text:p>0.54697</text:p>
          </table:table-cell>
          <table:table-cell office:value-type="float" office:value="9.92452" calcext:value-type="float">
            <text:p>9.92452</text:p>
          </table:table-cell>
          <table:table-cell office:value-type="float" office:value="9.901416" calcext:value-type="float">
            <text:p>9.901416</text:p>
          </table:table-cell>
          <table:table-cell office:value-type="float" office:value="0.718681" calcext:value-type="float">
            <text:p>0.718681</text:p>
          </table:table-cell>
          <table:table-cell office:value-type="float" office:value="5.307264" calcext:value-type="float">
            <text:p>5.307264</text:p>
          </table:table-cell>
          <table:table-cell office:value-type="float" office:value="8.574541" calcext:value-type="float">
            <text:p>8.574541</text:p>
          </table:table-cell>
          <table:table-cell office:value-type="float" office:value="7.484634" calcext:value-type="float">
            <text:p>7.484634</text:p>
          </table:table-cell>
          <table:table-cell office:value-type="float" office:value="21.43791" calcext:value-type="float">
            <text:p>21.43791</text:p>
          </table:table-cell>
          <table:table-cell office:value-type="float" office:value="0.652924" calcext:value-type="float">
            <text:p>0.652924</text:p>
          </table:table-cell>
          <table:table-cell office:value-type="float" office:value="0.596589" calcext:value-type="float">
            <text:p>0.596589</text:p>
          </table:table-cell>
          <table:table-cell office:value-type="float" office:value="0.58966" calcext:value-type="float">
            <text:p>0.58966</text:p>
          </table:table-cell>
          <table:table-cell office:value-type="float" office:value="4.313856" calcext:value-type="float">
            <text:p>4.313856</text:p>
          </table:table-cell>
          <table:table-cell office:value-type="float" office:value="4.379237" calcext:value-type="float">
            <text:p>4.379237</text:p>
          </table:table-cell>
        </table:table-row>
        <table:table-row table:style-name="ro1">
          <table:table-cell office:value-type="float" office:value="0.544082" calcext:value-type="float">
            <text:p>0.544082</text:p>
          </table:table-cell>
          <table:table-cell office:value-type="float" office:value="0.555642" calcext:value-type="float">
            <text:p>0.555642</text:p>
          </table:table-cell>
          <table:table-cell office:value-type="float" office:value="10.082491" calcext:value-type="float">
            <text:p>10.082491</text:p>
          </table:table-cell>
          <table:table-cell office:value-type="float" office:value="9.971853" calcext:value-type="float">
            <text:p>9.971853</text:p>
          </table:table-cell>
          <table:table-cell office:value-type="float" office:value="0.718987" calcext:value-type="float">
            <text:p>0.718987</text:p>
          </table:table-cell>
          <table:table-cell office:value-type="float" office:value="5.410109" calcext:value-type="float">
            <text:p>5.410109</text:p>
          </table:table-cell>
          <table:table-cell office:value-type="float" office:value="8.666084" calcext:value-type="float">
            <text:p>8.666084</text:p>
          </table:table-cell>
          <table:table-cell office:value-type="float" office:value="7.559833" calcext:value-type="float">
            <text:p>7.559833</text:p>
          </table:table-cell>
          <table:table-cell office:value-type="float" office:value="21.63417" calcext:value-type="float">
            <text:p>21.63417</text:p>
          </table:table-cell>
          <table:table-cell office:value-type="float" office:value="0.6542337" calcext:value-type="float">
            <text:p>0.6542337</text:p>
          </table:table-cell>
          <table:table-cell office:value-type="float" office:value="0.601655" calcext:value-type="float">
            <text:p>0.601655</text:p>
          </table:table-cell>
          <table:table-cell office:value-type="float" office:value="0.595777" calcext:value-type="float">
            <text:p>0.595777</text:p>
          </table:table-cell>
          <table:table-cell office:value-type="float" office:value="4.325624" calcext:value-type="float">
            <text:p>4.325624</text:p>
          </table:table-cell>
          <table:table-cell office:value-type="float" office:value="4.468325" calcext:value-type="float">
            <text:p>4.468325</text:p>
          </table:table-cell>
        </table:table-row>
        <table:table-row table:style-name="ro1">
          <table:table-cell office:value-type="float" office:value="0.58879" calcext:value-type="float">
            <text:p>0.58879</text:p>
          </table:table-cell>
          <table:table-cell office:value-type="float" office:value="0.561245" calcext:value-type="float">
            <text:p>0.561245</text:p>
          </table:table-cell>
          <table:table-cell office:value-type="float" office:value="10.104941" calcext:value-type="float">
            <text:p>10.104941</text:p>
          </table:table-cell>
          <table:table-cell office:value-type="float" office:value="10.285431" calcext:value-type="float">
            <text:p>10.285431</text:p>
          </table:table-cell>
          <table:table-cell office:value-type="float" office:value="0.729293" calcext:value-type="float">
            <text:p>0.729293</text:p>
          </table:table-cell>
          <table:table-cell office:value-type="float" office:value="5.52491" calcext:value-type="float">
            <text:p>5.52491</text:p>
          </table:table-cell>
          <table:table-cell office:value-type="float" office:value="8.729008" calcext:value-type="float">
            <text:p>8.729008</text:p>
          </table:table-cell>
          <table:table-cell office:value-type="float" office:value="7.576897" calcext:value-type="float">
            <text:p>7.576897</text:p>
          </table:table-cell>
          <table:table-cell office:value-type="float" office:value="22.10638" calcext:value-type="float">
            <text:p>22.10638</text:p>
          </table:table-cell>
          <table:table-cell office:value-type="float" office:value="0.654846" calcext:value-type="float">
            <text:p>0.654846</text:p>
          </table:table-cell>
          <table:table-cell office:value-type="float" office:value="0.658168" calcext:value-type="float">
            <text:p>0.658168</text:p>
          </table:table-cell>
          <table:table-cell office:value-type="float" office:value="0.608976" calcext:value-type="float">
            <text:p>0.608976</text:p>
          </table:table-cell>
          <table:table-cell office:value-type="float" office:value="4.374152" calcext:value-type="float">
            <text:p>4.374152</text:p>
          </table:table-cell>
          <table:table-cell office:value-type="float" office:value="4.480791" calcext:value-type="float">
            <text:p>4.480791</text:p>
          </table:table-cell>
        </table:table-row>
        <table:table-row table:style-name="ro1">
          <table:table-cell table:style-name="ce1" table:formula="of:=AVERAGE([.A142:.A171])" office:value-type="float" office:value="0.514779566666667" calcext:value-type="float">
            <text:p>0.514779566666667</text:p>
          </table:table-cell>
          <table:table-cell table:style-name="ce1" table:formula="of:=AVERAGE([.B142:.B171])" office:value-type="float" office:value="0.5182641" calcext:value-type="float">
            <text:p>0.5182641</text:p>
          </table:table-cell>
          <table:table-cell table:style-name="ce1" table:formula="of:=AVERAGE([.C142:.C171])" office:value-type="float" office:value="9.18225696666667" calcext:value-type="float">
            <text:p>9.18225696666667</text:p>
          </table:table-cell>
          <table:table-cell table:style-name="ce1" table:formula="of:=AVERAGE([.D142:.D171])" office:value-type="float" office:value="9.52226793333333" calcext:value-type="float">
            <text:p>9.52226793333333</text:p>
          </table:table-cell>
          <table:table-cell table:style-name="ce1" table:formula="of:=AVERAGE([.E142:.E171])" office:value-type="float" office:value="0.7130224" calcext:value-type="float">
            <text:p>0.7130224</text:p>
          </table:table-cell>
          <table:table-cell table:style-name="ce1" table:formula="of:=AVERAGE([.F142:.F171])" office:value-type="float" office:value="5.0818992" calcext:value-type="float">
            <text:p>5.0818992</text:p>
          </table:table-cell>
          <table:table-cell table:style-name="ce1" table:formula="of:=AVERAGE([.G142:.G171])" office:value-type="float" office:value="8.39411016666667" calcext:value-type="float">
            <text:p>8.39411016666667</text:p>
          </table:table-cell>
          <table:table-cell table:style-name="ce1" table:formula="of:=AVERAGE([.H142:.H171])" office:value-type="float" office:value="7.17614986666667" calcext:value-type="float">
            <text:p>7.17614986666667</text:p>
          </table:table-cell>
          <table:table-cell table:style-name="ce1" table:formula="of:=AVERAGE([.I142:.I171])" office:value-type="float" office:value="19.859835" calcext:value-type="float">
            <text:p>19.859835</text:p>
          </table:table-cell>
          <table:table-cell table:style-name="ce1" table:formula="of:=AVERAGE([.J142:.J171])" office:value-type="float" office:value="0.630167666666667" calcext:value-type="float">
            <text:p>0.630167666666667</text:p>
          </table:table-cell>
          <table:table-cell table:style-name="ce1" table:formula="of:=AVERAGE([.K142:.K171])" office:value-type="float" office:value="0.562343266666667" calcext:value-type="float">
            <text:p>0.562343266666667</text:p>
          </table:table-cell>
          <table:table-cell table:style-name="ce1" table:formula="of:=AVERAGE([.L142:.L171])" office:value-type="float" office:value="0.560249566666667" calcext:value-type="float">
            <text:p>0.560249566666667</text:p>
          </table:table-cell>
          <table:table-cell table:style-name="ce1" table:formula="of:=AVERAGE([.M142:.M171])" office:value-type="float" office:value="4.19144343333333" calcext:value-type="float">
            <text:p>4.19144343333333</text:p>
          </table:table-cell>
          <table:table-cell table:style-name="ce1" table:formula="of:=AVERAGE([.N142:.N171])" office:value-type="float" office:value="4.20640016666667" calcext:value-type="float">
            <text:p>4.20640016666667</text:p>
          </table:table-cell>
        </table:table-row>
        <table:table-row table:style-name="ro1">
          <table:table-cell table:style-name="ce1" table:formula="of:=STDEVPA([.A142:.A171])" office:value-type="float" office:value="0.0176658206256853" calcext:value-type="float">
            <text:p>0.017665820625685</text:p>
          </table:table-cell>
          <table:table-cell table:style-name="ce1" table:formula="of:=STDEVPA([.B142:.B171])" office:value-type="float" office:value="0.0164485621323973" calcext:value-type="float">
            <text:p>0.016448562132397</text:p>
          </table:table-cell>
          <table:table-cell table:style-name="ce1" table:formula="of:=STDEVPA([.C142:.C171])" office:value-type="float" office:value="0.474302949989876" calcext:value-type="float">
            <text:p>0.474302949989876</text:p>
          </table:table-cell>
          <table:table-cell table:style-name="ce1" table:formula="of:=STDEVPA([.D142:.D171])" office:value-type="float" office:value="0.408792451949147" calcext:value-type="float">
            <text:p>0.408792451949147</text:p>
          </table:table-cell>
          <table:table-cell table:style-name="ce1" table:formula="of:=STDEVPA([.E142:.E171])" office:value-type="float" office:value="0.00480207590249605" calcext:value-type="float">
            <text:p>0.004802075902496</text:p>
          </table:table-cell>
          <table:table-cell table:style-name="ce1" table:formula="of:=STDEVPA([.F142:.F171])" office:value-type="float" office:value="0.176415919734851" calcext:value-type="float">
            <text:p>0.176415919734851</text:p>
          </table:table-cell>
          <table:table-cell table:style-name="ce1" table:formula="of:=STDEVPA([.G142:.G171])" office:value-type="float" office:value="0.169638677256315" calcext:value-type="float">
            <text:p>0.169638677256315</text:p>
          </table:table-cell>
          <table:table-cell table:style-name="ce1" table:formula="of:=STDEVPA([.H142:.H171])" office:value-type="float" office:value="0.199258622153009" calcext:value-type="float">
            <text:p>0.199258622153009</text:p>
          </table:table-cell>
          <table:table-cell table:style-name="ce1" table:formula="of:=STDEVPA([.I142:.I171])" office:value-type="float" office:value="0.871739403922794" calcext:value-type="float">
            <text:p>0.871739403922794</text:p>
          </table:table-cell>
          <table:table-cell table:style-name="ce1" table:formula="of:=STDEVPA([.J142:.J171])" office:value-type="float" office:value="0.032303563152985" calcext:value-type="float">
            <text:p>0.032303563152985</text:p>
          </table:table-cell>
          <table:table-cell table:style-name="ce1" table:formula="of:=STDEVPA([.K142:.K171])" office:value-type="float" office:value="0.0233127184571474" calcext:value-type="float">
            <text:p>0.023312718457147</text:p>
          </table:table-cell>
          <table:table-cell table:style-name="ce1" table:formula="of:=STDEVPA([.L142:.L171])" office:value-type="float" office:value="0.0173241021213863" calcext:value-type="float">
            <text:p>0.017324102121386</text:p>
          </table:table-cell>
          <table:table-cell table:style-name="ce1" table:formula="of:=STDEVPA([.M142:.M171])" office:value-type="float" office:value="0.0959412835834791" calcext:value-type="float">
            <text:p>0.095941283583479</text:p>
          </table:table-cell>
          <table:table-cell table:style-name="ce1" table:formula="of:=STDEVPA([.N142:.N171])" office:value-type="float" office:value="0.121551213498696" calcext:value-type="float">
            <text:p>0.121551213498696</text:p>
          </table:table-cell>
        </table:table-row>
        <table:table-row table:style-name="ro1">
          <table:table-cell table:style-name="ce1" table:formula="of:=0.192*2" office:value-type="float" office:value="0.384" calcext:value-type="float">
            <text:p>0.384</text:p>
          </table:table-cell>
          <table:table-cell table:style-name="ce1" table:formula="of:=0.192*2" office:value-type="float" office:value="0.384" calcext:value-type="float">
            <text:p>0.384</text:p>
          </table:table-cell>
          <table:table-cell table:style-name="ce1" table:formula="of:=0.192*4" office:value-type="float" office:value="0.768" calcext:value-type="float">
            <text:p>0.768</text:p>
          </table:table-cell>
          <table:table-cell table:style-name="ce1" table:formula="of:=0.192*4" office:value-type="float" office:value="0.768" calcext:value-type="float">
            <text:p>0.768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table:formula="of:=0.126*2" office:value-type="float" office:value="0.252" calcext:value-type="float">
            <text:p>0.252</text:p>
          </table:table-cell>
          <table:table-cell table:style-name="ce1" table:formula="of:=0.126*2" office:value-type="float" office:value="0.252" calcext:value-type="float">
            <text:p>0.252</text:p>
          </table:table-cell>
          <table:table-cell table:style-name="ce1" table:formula="of:=0.126*4" office:value-type="float" office:value="0.504" calcext:value-type="float">
            <text:p>0.504</text:p>
          </table:table-cell>
          <table:table-cell table:style-name="ce1" table:formula="of:=0.126*4" office:value-type="float" office:value="0.504" calcext:value-type="float">
            <text:p>0.504</text:p>
          </table:table-cell>
          <table:table-cell table:style-name="ce1" office:value-type="float" office:value="0.252" calcext:value-type="float">
            <text:p>0.252</text:p>
          </table:table-cell>
          <table:table-cell table:style-name="ce1" table:formula="of:=0.252*2" office:value-type="float" office:value="0.504" calcext:value-type="float">
            <text:p>0.504</text:p>
          </table:table-cell>
          <table:table-cell table:style-name="ce1" table:formula="of:=0.252*2" office:value-type="float" office:value="0.504" calcext:value-type="float">
            <text:p>0.504</text:p>
          </table:table-cell>
          <table:table-cell table:style-name="ce1" table:formula="of:=0.252*4" office:value-type="float" office:value="1.008" calcext:value-type="float">
            <text:p>1.008</text:p>
          </table:table-cell>
          <table:table-cell table:style-name="ce1" table:formula="of:=0.252*4" office:value-type="float" office:value="1.008" calcext:value-type="float">
            <text:p>1.008</text:p>
          </table:table-cell>
        </table:table-row>
      </table:table>
      <table:table table:name="Gráfico" table:style-name="ta1">
        <table:shapes>
          <draw:frame draw:z-index="0" draw:style-name="gr1" draw:text-style-name="P1" svg:width="415.28mm" svg:height="176.37mm" svg:x="3.85mm" svg:y="147.95mm">
            <draw:object draw:notify-on-update-of-ranges="Gráfico.B2:Gráfico.B2 Gráfico.B1:Gráfico.B1 Gráfico.B3:Gráfico.B3 Gráfico.C2:Gráfico.C2 Gráfico.C1:Gráfico.C1 Gráfico.C3:Gráfico.C3 Gráfico.D2:Gráfico.D2 Gráfico.D1:Gráfico.D1 Gráfico.D3:Gráfico.D3 Gráfico.E2:Gráfico.E2 Gráfico.E1:Gráfico.E1 Gráfico.E3:Gráfico.E3 Gráfico.F2:Gráfico.F2 Gráfico.F1:Gráfico.F1 Gráfico.F3:Gráfico.F3 Gráfico.G2:Gráfico.G2 Gráfico.G1:Gráfico.G1 Gráfico.G3:Gráfico.G3 Gráfico.H2:Gráfico.H2 Gráfico.H1:Gráfico.H1 Gráfico.H3:Gráfico.H3 Gráfico.I2:Gráfico.I2 Gráfico.I1:Gráfico.I1 Gráfico.I3:Gráfico.I3 Gráfico.J2:Gráfico.J2 Gráfico.J1:Gráfico.J1 Gráfico.J3:Gráfico.J3 Gráfico.K2:Gráfico.K2 Gráfico.K1:Gráfico.K1 Gráfico.K3:Gráfico.K3 Gráfico.L2:Gráfico.L2 Gráfico.L1:Gráfico.L1 Gráfico.L3:Gráfico.L3 Gráfico.M2:Gráfico.M2 Gráfico.M1:Gráfico.M1 Gráfico.M3:Gráfico.M3 Gráfico.N2:Gráfico.N2 Gráfico.N1:Gráfico.N1 Gráfico.N3:Gráfico.N3 Gráfico.O2:Gráfico.O2 Gráfico.O1:Gráfico.O1 Gráfico.O3:Gráfico.O3 Gráfico.P2:Gráfico.P2 Gráfico.P1:Gráfico.P1 Gráfico.P3:Gráfico.P3 Gráfico.Q2:Gráfico.Q2 Gráfico.Q1:Gráfico.Q1 Gráfico.Q3:Gráfico.Q3 Gráfico.R2:Gráfico.R2 Gráfico.R1:Gráfico.R1 Gráfico.R3:Gráfico.R3 Gráfico.S2:Gráfico.S2 Gráfico.S1:Gráfico.S1 Gráfico.S3:Gráfico.S3 Gráfico.T2:Gráfico.T2 Gráfico.T1:Gráfico.T1 Gráfico.T3:Gráfico.T3 Gráfico.U2:Gráfico.U2 Gráfico.U1:Gráfico.U1 Gráfico.U3:Gráfico.U3 Gráfico.V2:Gráfico.V2 Gráfico.V1:Gráfico.V1 Gráfico.V3:Gráfico.V3 Gráfico.W2:Gráfico.W2 Gráfico.W1:Gráfico.W1 Gráfico.W3:Gráfico.W3 Gráfico.X2:Gráfico.X2 Gráfico.X1:Gráfico.X1 Gráfico.X3:Gráfico.X3 Gráfico.Y2:Gráfico.Y2 Gráfico.Y1:Gráfico.Y1 Gráfico.Y3:Gráfico.Y3 Gráfico.Z2:Gráfico.Z2 Gráfico.Z1:Gráfico.Z1 Gráfico.Z3:Gráfico.Z3 Gráfico.AA2:Gráfico.AA2 Gráfico.AA1:Gráfico.AA1 Gráfico.AA3:Gráfico.AA3 Gráfico.AB2:Gráfico.AB2 Gráfico.AB1:Gráfico.AB1 Gráfico.AB3:Gráfico.AB3 Gráfico.AC2:Gráfico.AC2 Gráfico.AC1:Gráfico.AC1 Gráfico.AC3:Gráfico.AC3 Gráfico.AD2:Gráfico.AD2 Gráfico.AD1:Gráfico.AD1 Gráfico.AD3:Gráfico.AD3 Gráfico.AE2:Gráfico.AE2 Gráfico.AE1:Gráfico.AE1 Gráfico.AE3:Gráfico.AE3 Gráfico.AF2:Gráfico.AF2 Gráfico.AF1:Gráfico.AF1 Gráfico.AF3:Gráfico.AF3 Gráfico.AG2:Gráfico.AG2 Gráfico.AG1:Gráfico.AG1 Gráfico.AG3:Gráfico.AG3 Gráfico.AH2:Gráfico.AH2 Gráfico.AH1:Gráfico.AH1 Gráfico.AH3:Gráfico.AH3 Gráfico.AI2:Gráfico.AI2 Gráfico.AI1:Gráfico.AI1 Gráfico.AI3:Gráfico.AI3 Gráfico.AJ2:Gráfico.AJ2 Gráfico.AJ1:Gráfico.AJ1 Gráfico.AJ3:Gráfico.AJ3 Gráfico.AK2:Gráfico.AK2 Gráfico.AK1:Gráfico.AK1 Gráfico.AK3:Gráfico.AK3 Gráfico.AL2:Gráfico.AL2 Gráfico.AL1:Gráfico.AL1 Gráfico.AL3:Gráfico.AL3 Gráfico.AM2:Gráfico.AM2 Gráfico.AM1:Gráfico.AM1 Gráfico.AM3:Gráfico.AM3 Gráfico.AN2:Gráfico.AN2 Gráfico.AN1:Gráfico.AN1 Gráfico.AN3:Gráfico.AN3 Gráfico.AO2:Gráfico.AO2 Gráfico.AO1:Gráfico.AO1 Gráfico.AO3:Gráfico.AO3 Gráfico.AP2:Gráfico.AP2 Gráfico.AP1:Gráfico.AP1 Gráfico.AP3:Gráfico.AP3 Gráfico.A2:Gráfico.A3 Gráfico.AQ1:Gráfico.AQ1 Gráfico.AQ3:Gráfico.AQ3 Gráfico.AR2:Gráfico.AR2 Gráfico.AR1:Gráfico.AR1 Gráfico.AR3:Gráfico.AR3 Gráfico.AS2:Gráfico.AS2 Gráfico.AS1:Gráfico.AS1 Gráfico.AS3:Gráfico.AS3 Gráfico.AT2:Gráfico.AT2 Gráfico.AT1:Gráfico.AT1 Gráfico.AT3:Gráfico.AT3 Gráfico.AU2:Gráfico.AU2 Gráfico.AU1:Gráfico.AU1 Gráfico.AU3:Gráfico.AU3 Gráfico.AV2:Gráfico.AV2 Gráfico.AV1:Gráfico.AV1 Gráfico.AV3:Gráfico.AV3 Gráfico.AW2:Gráfico.AW2 Gráfico.AW1:Gráfico.AW1 Gráfico.AW3:Gráfico.AW3 Gráfico.AX2:Gráfico.AX2 Gráfico.AX1:Gráfico.AX1 Gráfico.AX3:Gráfico.AX3 Gráfico.AY2:Gráfico.AY2 Gráfico.AY1:Gráfico.AY1 Gráfico.AY3:Gráfico.AY3 Gráfico.AZ2:Gráfico.AZ2 Gráfico.AZ1:Gráfico.AZ1 Gráfico.AZ3:Gráfico.AZ3 Gráfico.BA2:Gráfico.BA2 Gráfico.BA1:Gráfico.BA1 Gráfico.BA3:Gráfico.BA3 Gráfico.BB2:Gráfico.BB2 Gráfico.BB1:Gráfico.BB1 Gráfico.BB3:Gráfico.BB3 Gráfico.BC2:Gráfico.BC2 Gráfico.BC1:Gráfico.BC1 Gráfico.BC3:Gráfico.BC3 Gráfico.BD2:Gráfico.BD2 Gráfico.BD1:Gráfico.BD1 Gráfico.BD3:Gráfico.BD3 Gráfico.BE2:Gráfico.BE2 Gráfico.BE1:Gráfico.BE1 Gráfico.BE3:Gráfico.BE3 Gráfico.BF2:Gráfico.BF2 Gráfico.BF1:Gráfico.BF1 Gráfico.BF3:Gráfico.BF3 Gráfico.BG2:Gráfico.BG2 Gráfico.BG1:Gráfico.BG1 Gráfico.BG3:Gráfico.BG3 Gráfico.BH2:Gráfico.BH2 Gráfico.BH1:Gráfico.BH1 Gráfico.BH3:Gráfico.BH3 Gráfico.BI2:Gráfico.BI2 Gráfico.BI1:Gráfico.BI1 Gráfico.BI3:Gráfico.BI3 Gráfico.BJ2:Gráfico.BJ2 Gráfico.BJ1:Gráfico.BJ1 Gráfico.BJ3:Gráfico.BJ3 Gráfico.BK2:Gráfico.BK2 Gráfico.BK1:Gráfico.BK1 Gráfico.BK3:Gráfico.BK3 Gráfico.BL2:Gráfico.BL2 Gráfico.BL1:Gráfico.BL1 Gráfico.BL3:Gráfico.BL3 Gráfico.BM2:Gráfico.BM2 Gráfico.BM1:Gráfico.BM1 Gráfico.BM3:Gráfico.BM3 Gráfico.BN2:Gráfico.BN2 Gráfico.BN1:Gráfico.BN1 Gráfico.BN3:Gráfico.BN3 Gráfico.BO2:Gráfico.BO2 Gráfico.BO1:Gráfico.BO1 Gráfico.BO3:Gráfico.BO3 Gráfico.BP2:Gráfico.BP2 Gráfico.BP1:Gráfico.BP1 Gráfico.BP3:Gráfico.BP3 Gráfico.BQ2:Gráfico.BQ2 Gráfico.BQ1:Gráfico.BQ1 Gráfico.BQ3:Gráfico.BQ3 Gráfico.BR2:Gráfico.BR2 Gráfico.BR1:Gráfico.BR1 Gráfico.BR3:Gráfico.BR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1.16mm" svg:height="97.46mm" svg:x="4.37mm" svg:y="46.29mm">
            <draw:object draw:notify-on-update-of-ranges="Gráfico.C2:Gráfico.C2 Gráfico.C1:Gráfico.C1 Gráfico.C3:Gráfico.C3 Gráfico.E2:Gráfico.E2 Gráfico.E1:Gráfico.E1 Gráfico.E3:Gráfico.E3 Gráfico.O2:Gráfico.O2 Gráfico.O1:Gráfico.O1 Gráfico.O3:Gráfico.O3 Gráfico.V2:Gráfico.V2 Gráfico.V1:Gráfico.V1 Gráfico.V3:Gráfico.V3 Gráfico.X2:Gráfico.X2 Gráfico.X1:Gráfico.X1 Gráfico.X3:Gráfico.X3 Gráfico.AE2:Gráfico.AE2 Gráfico.AE1:Gráfico.AE1 Gráfico.AE3:Gráfico.AE3 Gráfico.AG2:Gráfico.AG2 Gráfico.AG1:Gráfico.AG1 Gráfico.AG3:Gráfico.AG3 Gráfico.AO2:Gráfico.AO2 Gráfico.AO1:Gráfico.AO1 Gráfico.AO3:Gráfico.AO3 Gráfico.A2:Gráfico.A3 Gráfico.AQ1:Gráfico.AQ1 Gráfico.AQ3:Gráfico.AQ3 Gráfico.AY2:Gráfico.AY2 Gráfico.AY1:Gráfico.AY1 Gráfico.AY3:Gráfico.AY3 Gráfico.BD2:Gráfico.BD2 Gráfico.BD1:Gráfico.BD1 Gráfico.BD3:Gráfico.BD3 Gráfico.BF2:Gráfico.BF2 Gráfico.BF1:Gráfico.BF1 Gráfico.BF3:Gráfico.BF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0" table:default-cell-style-name="Default"/>
        <table:table-row table:style-name="ro1" table:number-rows-repeated="5">
          <table:table-cell table:number-columns-repeated="70"/>
        </table:table-row>
        <table:table-row table:style-name="ro1">
          <table:table-cell table:formula="of:=[.A3]*[.A2]/3600" office:value-type="float" office:value="0" calcext:value-type="float">
            <text:p>0</text:p>
          </table:table-cell>
          <table:table-cell table:formula="of:=[.B3]*[.B2]/3600" office:value-type="float" office:value="0" calcext:value-type="float">
            <text:p>0</text:p>
          </table:table-cell>
          <table:table-cell table:formula="of:=[.C3]*[.C2]/3600" office:value-type="float" office:value="0" calcext:value-type="float">
            <text:p>0</text:p>
          </table:table-cell>
          <table:table-cell table:formula="of:=[.D3]*[.D2]/3600" office:value-type="float" office:value="0" calcext:value-type="float">
            <text:p>0</text:p>
          </table:table-cell>
          <table:table-cell table:formula="of:=[.E3]*[.E2]/3600" office:value-type="float" office:value="0" calcext:value-type="float">
            <text:p>0</text:p>
          </table:table-cell>
          <table:table-cell table:formula="of:=[.F3]*[.F2]/3600" office:value-type="float" office:value="0" calcext:value-type="float">
            <text:p>0</text:p>
          </table:table-cell>
          <table:table-cell table:formula="of:=[.G3]*[.G2]/3600" office:value-type="float" office:value="0" calcext:value-type="float">
            <text:p>0</text:p>
          </table:table-cell>
          <table:table-cell table:formula="of:=[.H3]*[.H2]/3600" office:value-type="float" office:value="0" calcext:value-type="float">
            <text:p>0</text:p>
          </table:table-cell>
          <table:table-cell table:formula="of:=[.I3]*[.I2]/3600" office:value-type="float" office:value="0" calcext:value-type="float">
            <text:p>0</text:p>
          </table:table-cell>
          <table:table-cell table:formula="of:=[.J3]*[.J2]/3600" office:value-type="float" office:value="0" calcext:value-type="float">
            <text:p>0</text:p>
          </table:table-cell>
          <table:table-cell table:formula="of:=[.K3]*[.K2]/3600" office:value-type="float" office:value="0" calcext:value-type="float">
            <text:p>0</text:p>
          </table:table-cell>
          <table:table-cell table:formula="of:=[.L3]*[.L2]/3600" office:value-type="float" office:value="0" calcext:value-type="float">
            <text:p>0</text:p>
          </table:table-cell>
          <table:table-cell table:formula="of:=[.M3]*[.M2]/3600" office:value-type="float" office:value="0" calcext:value-type="float">
            <text:p>0</text:p>
          </table:table-cell>
          <table:table-cell table:formula="of:=[.N3]*[.N2]/3600" office:value-type="float" office:value="0" calcext:value-type="float">
            <text:p>0</text:p>
          </table:table-cell>
          <table:table-cell table:formula="of:=[.O3]*[.O2]/3600" office:value-type="float" office:value="0" calcext:value-type="float">
            <text:p>0</text:p>
          </table:table-cell>
          <table:table-cell table:formula="of:=[.P3]*[.P2]/3600" office:value-type="float" office:value="0" calcext:value-type="float">
            <text:p>0</text:p>
          </table:table-cell>
          <table:table-cell table:formula="of:=[.Q3]*[.Q2]/3600" office:value-type="float" office:value="0" calcext:value-type="float">
            <text:p>0</text:p>
          </table:table-cell>
          <table:table-cell table:formula="of:=[.R3]*[.R2]/3600" office:value-type="float" office:value="0" calcext:value-type="float">
            <text:p>0</text:p>
          </table:table-cell>
          <table:table-cell table:formula="of:=[.S3]*[.S2]/3600" office:value-type="float" office:value="0" calcext:value-type="float">
            <text:p>0</text:p>
          </table:table-cell>
          <table:table-cell table:formula="of:=[.T3]*[.T2]/3600" office:value-type="float" office:value="0" calcext:value-type="float">
            <text:p>0</text:p>
          </table:table-cell>
          <table:table-cell table:formula="of:=[.U3]*[.U2]/3600" office:value-type="float" office:value="0" calcext:value-type="float">
            <text:p>0</text:p>
          </table:table-cell>
          <table:table-cell table:formula="of:=[.V3]*[.V2]/3600" office:value-type="float" office:value="0" calcext:value-type="float">
            <text:p>0</text:p>
          </table:table-cell>
          <table:table-cell table:formula="of:=[.W3]*[.W2]/3600" office:value-type="float" office:value="0" calcext:value-type="float">
            <text:p>0</text:p>
          </table:table-cell>
          <table:table-cell table:formula="of:=[.X3]*[.X2]/3600" office:value-type="float" office:value="0" calcext:value-type="float">
            <text:p>0</text:p>
          </table:table-cell>
          <table:table-cell table:formula="of:=[.Y3]*[.Y2]/3600" office:value-type="float" office:value="0" calcext:value-type="float">
            <text:p>0</text:p>
          </table:table-cell>
          <table:table-cell table:formula="of:=[.Z3]*[.Z2]/3600" office:value-type="float" office:value="0" calcext:value-type="float">
            <text:p>0</text:p>
          </table:table-cell>
          <table:table-cell table:formula="of:=[.AA3]*[.AA2]/3600" office:value-type="float" office:value="0" calcext:value-type="float">
            <text:p>0</text:p>
          </table:table-cell>
          <table:table-cell table:formula="of:=[.AB3]*[.AB2]/3600" office:value-type="float" office:value="0" calcext:value-type="float">
            <text:p>0</text:p>
          </table:table-cell>
          <table:table-cell table:formula="of:=[.AC3]*[.AC2]/3600" office:value-type="float" office:value="0" calcext:value-type="float">
            <text:p>0</text:p>
          </table:table-cell>
          <table:table-cell table:formula="of:=[.AD3]*[.AD2]/3600" office:value-type="float" office:value="0" calcext:value-type="float">
            <text:p>0</text:p>
          </table:table-cell>
          <table:table-cell table:formula="of:=[.AE3]*[.AE2]/3600" office:value-type="float" office:value="0" calcext:value-type="float">
            <text:p>0</text:p>
          </table:table-cell>
          <table:table-cell table:formula="of:=[.AF3]*[.AF2]/3600" office:value-type="float" office:value="0" calcext:value-type="float">
            <text:p>0</text:p>
          </table:table-cell>
          <table:table-cell table:formula="of:=[.AG3]*[.AG2]/3600" office:value-type="float" office:value="0" calcext:value-type="float">
            <text:p>0</text:p>
          </table:table-cell>
          <table:table-cell table:formula="of:=[.AH3]*[.AH2]/3600" office:value-type="float" office:value="0" calcext:value-type="float">
            <text:p>0</text:p>
          </table:table-cell>
          <table:table-cell table:formula="of:=[.AI3]*[.AI2]/3600" office:value-type="float" office:value="0" calcext:value-type="float">
            <text:p>0</text:p>
          </table:table-cell>
          <table:table-cell table:formula="of:=[.AJ3]*[.AJ2]/3600" office:value-type="float" office:value="0" calcext:value-type="float">
            <text:p>0</text:p>
          </table:table-cell>
          <table:table-cell table:formula="of:=[.AK3]*[.AK2]/3600" office:value-type="float" office:value="0" calcext:value-type="float">
            <text:p>0</text:p>
          </table:table-cell>
          <table:table-cell table:formula="of:=[.AL3]*[.AL2]/3600" office:value-type="float" office:value="0" calcext:value-type="float">
            <text:p>0</text:p>
          </table:table-cell>
          <table:table-cell table:formula="of:=[.AM3]*[.AM2]/3600" office:value-type="float" office:value="0" calcext:value-type="float">
            <text:p>0</text:p>
          </table:table-cell>
          <table:table-cell table:formula="of:=[.AN3]*[.AN2]/3600" office:value-type="float" office:value="0" calcext:value-type="float">
            <text:p>0</text:p>
          </table:table-cell>
          <table:table-cell table:formula="of:=[.AO3]*[.AO2]/3600" office:value-type="float" office:value="0" calcext:value-type="float">
            <text:p>0</text:p>
          </table:table-cell>
          <table:table-cell table:formula="of:=[.AP3]*[.AP2]/3600" office:value-type="float" office:value="0" calcext:value-type="float">
            <text:p>0</text:p>
          </table:table-cell>
          <table:table-cell table:formula="of:=[.AQ3]*[.AQ2]/3600" office:value-type="float" office:value="0" calcext:value-type="float">
            <text:p>0</text:p>
          </table:table-cell>
          <table:table-cell table:formula="of:=[.AR3]*[.AR2]/3600" office:value-type="float" office:value="0" calcext:value-type="float">
            <text:p>0</text:p>
          </table:table-cell>
          <table:table-cell table:formula="of:=[.AS3]*[.AS2]/3600" office:value-type="float" office:value="0" calcext:value-type="float">
            <text:p>0</text:p>
          </table:table-cell>
          <table:table-cell table:formula="of:=[.AT3]*[.AT2]/3600" office:value-type="float" office:value="0" calcext:value-type="float">
            <text:p>0</text:p>
          </table:table-cell>
          <table:table-cell table:formula="of:=[.AU3]*[.AU2]/3600" office:value-type="float" office:value="0" calcext:value-type="float">
            <text:p>0</text:p>
          </table:table-cell>
          <table:table-cell table:formula="of:=[.AV3]*[.AV2]/3600" office:value-type="float" office:value="0" calcext:value-type="float">
            <text:p>0</text:p>
          </table:table-cell>
          <table:table-cell table:formula="of:=[.AW3]*[.AW2]/3600" office:value-type="float" office:value="0" calcext:value-type="float">
            <text:p>0</text:p>
          </table:table-cell>
          <table:table-cell table:formula="of:=[.AX3]*[.AX2]/3600" office:value-type="float" office:value="0" calcext:value-type="float">
            <text:p>0</text:p>
          </table:table-cell>
          <table:table-cell table:formula="of:=[.AY3]*[.AY2]/3600" office:value-type="float" office:value="0" calcext:value-type="float">
            <text:p>0</text:p>
          </table:table-cell>
          <table:table-cell table:formula="of:=[.AZ3]*[.AZ2]/3600" office:value-type="float" office:value="0" calcext:value-type="float">
            <text:p>0</text:p>
          </table:table-cell>
          <table:table-cell table:formula="of:=[.BA3]*[.BA2]/3600" office:value-type="float" office:value="0" calcext:value-type="float">
            <text:p>0</text:p>
          </table:table-cell>
          <table:table-cell table:formula="of:=[.BB3]*[.BB2]/3600" office:value-type="float" office:value="0" calcext:value-type="float">
            <text:p>0</text:p>
          </table:table-cell>
          <table:table-cell table:formula="of:=[.BC3]*[.BC2]/3600" office:value-type="float" office:value="0" calcext:value-type="float">
            <text:p>0</text:p>
          </table:table-cell>
          <table:table-cell table:formula="of:=[.BD3]*[.BD2]/3600" office:value-type="float" office:value="0" calcext:value-type="float">
            <text:p>0</text:p>
          </table:table-cell>
          <table:table-cell table:formula="of:=[.BE3]*[.BE2]/3600" office:value-type="float" office:value="0" calcext:value-type="float">
            <text:p>0</text:p>
          </table:table-cell>
          <table:table-cell table:formula="of:=[.BF3]*[.BF2]/3600" office:value-type="float" office:value="0" calcext:value-type="float">
            <text:p>0</text:p>
          </table:table-cell>
          <table:table-cell table:formula="of:=[.BG3]*[.BG2]/3600" office:value-type="float" office:value="0" calcext:value-type="float">
            <text:p>0</text:p>
          </table:table-cell>
          <table:table-cell table:formula="of:=[.BH3]*[.BH2]/3600" office:value-type="float" office:value="0" calcext:value-type="float">
            <text:p>0</text:p>
          </table:table-cell>
          <table:table-cell table:formula="of:=[.BI3]*[.BI2]/3600" office:value-type="float" office:value="0" calcext:value-type="float">
            <text:p>0</text:p>
          </table:table-cell>
          <table:table-cell table:formula="of:=[.BJ3]*[.BJ2]/3600" office:value-type="float" office:value="0" calcext:value-type="float">
            <text:p>0</text:p>
          </table:table-cell>
          <table:table-cell table:formula="of:=[.BK3]*[.BK2]/3600" office:value-type="float" office:value="0" calcext:value-type="float">
            <text:p>0</text:p>
          </table:table-cell>
          <table:table-cell table:formula="of:=[.BL3]*[.BL2]/3600" office:value-type="float" office:value="0" calcext:value-type="float">
            <text:p>0</text:p>
          </table:table-cell>
          <table:table-cell table:formula="of:=[.BM3]*[.BM2]/3600" office:value-type="float" office:value="0" calcext:value-type="float">
            <text:p>0</text:p>
          </table:table-cell>
          <table:table-cell table:formula="of:=[.BN3]*[.BN2]/3600" office:value-type="float" office:value="0" calcext:value-type="float">
            <text:p>0</text:p>
          </table:table-cell>
          <table:table-cell table:formula="of:=[.BO3]*[.BO2]/3600" office:value-type="float" office:value="0" calcext:value-type="float">
            <text:p>0</text:p>
          </table:table-cell>
          <table:table-cell table:formula="of:=[.BP3]*[.BP2]/3600" office:value-type="float" office:value="0" calcext:value-type="float">
            <text:p>0</text:p>
          </table:table-cell>
          <table:table-cell table:formula="of:=[.BQ3]*[.BQ2]/3600" office:value-type="float" office:value="0" calcext:value-type="float">
            <text:p>0</text:p>
          </table:table-cell>
          <table:table-cell table:formula="of:=[.BR3]*[.BR2]/3600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Dados.H2:Dados.H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00:12:22.488767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2:54:55.979609688</meta:creation-date>
    <dc:date>2019-06-27T00:14:24.308654149</dc:date>
    <meta:editing-duration>PT4H12M9S</meta:editing-duration>
    <meta:editing-cycles>13</meta:editing-cycles>
    <meta:generator>LibreOffice/6.0.7.3$Linux_X86_64 LibreOffice_project/00m0$Build-3</meta:generator>
    <meta:document-statistic meta:table-count="2" meta:cell-count="24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52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5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5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5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5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5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5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5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6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6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6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6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6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65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6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6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6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1" style:family="chart">
      <style:graphic-properties draw:stroke="solid" svg:stroke-color="#b3b3b3" draw:fill="none" draw:fill-color="#e6e6e6"/>
    </style:style>
    <style:style style:name="ch72" style:family="chart">
      <style:graphic-properties svg:stroke-color="#b3b3b3" draw:fill-color="#cccccc"/>
    </style:style>
  </office:automatic-styles>
  <office:body>
    <office:chart>
      <chart:chart svg:width="41.529cm" svg:height="17.638cm" xlink:href=".." xlink:type="simple" chart:class="chart:scatter" chart:style-name="ch1">
        <chart:legend chart:legend-position="end" svg:x="40.017cm" svg:y="0.054cm" style:legend-expansion="high" chart:style-name="ch2"/>
        <chart:plot-area chart:style-name="ch3" table:cell-range-address="Gráfico.B1:Gráfico.B3 Gráfico.C1:Gráfico.BR1 Gráfico.C3:Gráfico.BR3" chart:data-source-has-labels="row" svg:x="1.985cm" svg:y="0.352cm" svg:width="37.202cm" svg:height="15.809cm">
          <chartooo:coordinate-region svg:x="2.421cm" svg:y="0.551cm" svg:width="36.394cm" svg:height="14.963cm"/>
          <chart:axis chart:dimension="x" chart:name="primary-x" chart:style-name="ch4">
            <chart:title svg:x="19.293cm" svg:y="16.513cm" chart:style-name="ch5">
              <text:p>Custo (US$)</text:p>
            </chart:title>
          </chart:axis>
          <chart:axis chart:dimension="y" chart:name="primary-y" chart:style-name="ch4">
            <chart:title svg:x="0.451cm" svg:y="9.338cm" chart:style-name="ch6">
              <text:p>Tempo (s)</text:p>
            </chart:title>
            <chart:grid chart:style-name="ch7" chart:class="major"/>
          </chart:axis>
          <chart:series chart:style-name="ch8" chart:values-cell-range-address="Gráfico.B3:Gráfico.B3" chart:label-cell-address="Gráfico.B1:Gráfico.B1" chart:class="chart:scatter">
            <chart:domain table:cell-range-address="Gráfico.B2:Gráfico.B2"/>
            <chart:data-point/>
          </chart:series>
          <chart:series chart:style-name="ch9" chart:values-cell-range-address="Gráfico.C3:Gráfico.C3" chart:label-cell-address="Gráfico.C1:Gráfico.C1" chart:class="chart:scatter">
            <chart:domain table:cell-range-address="Gráfico.C2:Gráfico.C2"/>
            <chart:data-point/>
          </chart:series>
          <chart:series chart:style-name="ch10" chart:values-cell-range-address="Gráfico.D3:Gráfico.D3" chart:label-cell-address="Gráfico.D1:Gráfico.D1" chart:class="chart:scatter">
            <chart:domain table:cell-range-address="Gráfico.D2:Gráfico.D2"/>
            <chart:data-point/>
          </chart:series>
          <chart:series chart:style-name="ch11" chart:values-cell-range-address="Gráfico.E3:Gráfico.E3" chart:label-cell-address="Gráfico.E1:Gráfico.E1" chart:class="chart:scatter">
            <chart:domain table:cell-range-address="Gráfico.E2:Gráfico.E2"/>
            <chart:data-point/>
          </chart:series>
          <chart:series chart:style-name="ch12" chart:values-cell-range-address="Gráfico.F3:Gráfico.F3" chart:label-cell-address="Gráfico.F1:Gráfico.F1" chart:class="chart:scatter">
            <chart:domain table:cell-range-address="Gráfico.F2:Gráfico.F2"/>
            <chart:data-point/>
          </chart:series>
          <chart:series chart:style-name="ch13" chart:values-cell-range-address="Gráfico.G3:Gráfico.G3" chart:label-cell-address="Gráfico.G1:Gráfico.G1" chart:class="chart:scatter">
            <chart:domain table:cell-range-address="Gráfico.G2:Gráfico.G2"/>
            <chart:data-point/>
          </chart:series>
          <chart:series chart:style-name="ch14" chart:values-cell-range-address="Gráfico.H3:Gráfico.H3" chart:label-cell-address="Gráfico.H1:Gráfico.H1" chart:class="chart:scatter">
            <chart:domain table:cell-range-address="Gráfico.H2:Gráfico.H2"/>
            <chart:data-point/>
          </chart:series>
          <chart:series chart:style-name="ch15" chart:values-cell-range-address="Gráfico.I3:Gráfico.I3" chart:label-cell-address="Gráfico.I1:Gráfico.I1" chart:class="chart:scatter">
            <chart:domain table:cell-range-address="Gráfico.I2:Gráfico.I2"/>
            <chart:data-point/>
          </chart:series>
          <chart:series chart:style-name="ch16" chart:values-cell-range-address="Gráfico.J3:Gráfico.J3" chart:label-cell-address="Gráfico.J1:Gráfico.J1" chart:class="chart:scatter">
            <chart:domain table:cell-range-address="Gráfico.J2:Gráfico.J2"/>
            <chart:data-point/>
          </chart:series>
          <chart:series chart:style-name="ch17" chart:values-cell-range-address="Gráfico.K3:Gráfico.K3" chart:label-cell-address="Gráfico.K1:Gráfico.K1" chart:class="chart:scatter">
            <chart:domain table:cell-range-address="Gráfico.K2:Gráfico.K2"/>
            <chart:data-point/>
          </chart:series>
          <chart:series chart:style-name="ch18" chart:values-cell-range-address="Gráfico.L3:Gráfico.L3" chart:label-cell-address="Gráfico.L1:Gráfico.L1" chart:class="chart:scatter">
            <chart:domain table:cell-range-address="Gráfico.L2:Gráfico.L2"/>
            <chart:data-point/>
          </chart:series>
          <chart:series chart:style-name="ch19" chart:values-cell-range-address="Gráfico.M3:Gráfico.M3" chart:label-cell-address="Gráfico.M1:Gráfico.M1" chart:class="chart:scatter">
            <chart:domain table:cell-range-address="Gráfico.M2:Gráfico.M2"/>
            <chart:data-point/>
          </chart:series>
          <chart:series chart:style-name="ch20" chart:values-cell-range-address="Gráfico.N3:Gráfico.N3" chart:label-cell-address="Gráfico.N1:Gráfico.N1" chart:class="chart:scatter">
            <chart:domain table:cell-range-address="Gráfico.N2:Gráfico.N2"/>
            <chart:data-point/>
          </chart:series>
          <chart:series chart:style-name="ch21" chart:values-cell-range-address="Gráfico.O3:Gráfico.O3" chart:label-cell-address="Gráfico.O1:Gráfico.O1" chart:class="chart:scatter">
            <chart:domain table:cell-range-address="Gráfico.O2:Gráfico.O2"/>
            <chart:data-point/>
          </chart:series>
          <chart:series chart:style-name="ch22" chart:values-cell-range-address="Gráfico.P3:Gráfico.P3" chart:label-cell-address="Gráfico.P1:Gráfico.P1" chart:class="chart:scatter">
            <chart:domain table:cell-range-address="Gráfico.P2:Gráfico.P2"/>
            <chart:data-point/>
          </chart:series>
          <chart:series chart:style-name="ch23" chart:values-cell-range-address="Gráfico.Q3:Gráfico.Q3" chart:label-cell-address="Gráfico.Q1:Gráfico.Q1" chart:class="chart:scatter">
            <chart:domain table:cell-range-address="Gráfico.Q2:Gráfico.Q2"/>
            <chart:data-point/>
          </chart:series>
          <chart:series chart:style-name="ch24" chart:values-cell-range-address="Gráfico.R3:Gráfico.R3" chart:label-cell-address="Gráfico.R1:Gráfico.R1" chart:class="chart:scatter">
            <chart:domain table:cell-range-address="Gráfico.R2:Gráfico.R2"/>
            <chart:data-point/>
          </chart:series>
          <chart:series chart:style-name="ch25" chart:values-cell-range-address="Gráfico.S3:Gráfico.S3" chart:label-cell-address="Gráfico.S1:Gráfico.S1" chart:class="chart:scatter">
            <chart:domain table:cell-range-address="Gráfico.S2:Gráfico.S2"/>
            <chart:data-point/>
          </chart:series>
          <chart:series chart:style-name="ch26" chart:values-cell-range-address="Gráfico.T3:Gráfico.T3" chart:label-cell-address="Gráfico.T1:Gráfico.T1" chart:class="chart:scatter">
            <chart:domain table:cell-range-address="Gráfico.T2:Gráfico.T2"/>
            <chart:data-point/>
          </chart:series>
          <chart:series chart:style-name="ch27" chart:values-cell-range-address="Gráfico.U3:Gráfico.U3" chart:label-cell-address="Gráfico.U1:Gráfico.U1" chart:class="chart:scatter">
            <chart:domain table:cell-range-address="Gráfico.U2:Gráfico.U2"/>
            <chart:data-point/>
          </chart:series>
          <chart:series chart:style-name="ch28" chart:values-cell-range-address="Gráfico.V3:Gráfico.V3" chart:label-cell-address="Gráfico.V1:Gráfico.V1" chart:class="chart:scatter">
            <chart:domain table:cell-range-address="Gráfico.V2:Gráfico.V2"/>
            <chart:data-point/>
          </chart:series>
          <chart:series chart:style-name="ch29" chart:values-cell-range-address="Gráfico.W3:Gráfico.W3" chart:label-cell-address="Gráfico.W1:Gráfico.W1" chart:class="chart:scatter">
            <chart:domain table:cell-range-address="Gráfico.W2:Gráfico.W2"/>
            <chart:data-point/>
          </chart:series>
          <chart:series chart:style-name="ch30" chart:values-cell-range-address="Gráfico.X3:Gráfico.X3" chart:label-cell-address="Gráfico.X1:Gráfico.X1" chart:class="chart:scatter">
            <chart:domain table:cell-range-address="Gráfico.X2:Gráfico.X2"/>
            <chart:data-point/>
          </chart:series>
          <chart:series chart:style-name="ch31" chart:values-cell-range-address="Gráfico.Y3:Gráfico.Y3" chart:label-cell-address="Gráfico.Y1:Gráfico.Y1" chart:class="chart:scatter">
            <chart:domain table:cell-range-address="Gráfico.Y2:Gráfico.Y2"/>
            <chart:data-point/>
          </chart:series>
          <chart:series chart:style-name="ch32" chart:values-cell-range-address="Gráfico.Z3:Gráfico.Z3" chart:label-cell-address="Gráfico.Z1:Gráfico.Z1" chart:class="chart:scatter">
            <chart:domain table:cell-range-address="Gráfico.Z2:Gráfico.Z2"/>
            <chart:data-point/>
          </chart:series>
          <chart:series chart:style-name="ch33" chart:values-cell-range-address="Gráfico.AA3:Gráfico.AA3" chart:label-cell-address="Gráfico.AA1:Gráfico.AA1" chart:class="chart:scatter">
            <chart:domain table:cell-range-address="Gráfico.AA2:Gráfico.AA2"/>
            <chart:data-point/>
          </chart:series>
          <chart:series chart:style-name="ch34" chart:values-cell-range-address="Gráfico.AB3:Gráfico.AB3" chart:label-cell-address="Gráfico.AB1:Gráfico.AB1" chart:class="chart:scatter">
            <chart:domain table:cell-range-address="Gráfico.AB2:Gráfico.AB2"/>
            <chart:data-point/>
          </chart:series>
          <chart:series chart:style-name="ch35" chart:values-cell-range-address="Gráfico.AC3:Gráfico.AC3" chart:label-cell-address="Gráfico.AC1:Gráfico.AC1" chart:class="chart:scatter">
            <chart:domain table:cell-range-address="Gráfico.AC2:Gráfico.AC2"/>
            <chart:data-point/>
          </chart:series>
          <chart:series chart:style-name="ch36" chart:values-cell-range-address="Gráfico.AD3:Gráfico.AD3" chart:label-cell-address="Gráfico.AD1:Gráfico.AD1" chart:class="chart:scatter">
            <chart:domain table:cell-range-address="Gráfico.AD2:Gráfico.AD2"/>
            <chart:data-point/>
          </chart:series>
          <chart:series chart:style-name="ch37" chart:values-cell-range-address="Gráfico.AE3:Gráfico.AE3" chart:label-cell-address="Gráfico.AE1:Gráfico.AE1" chart:class="chart:scatter">
            <chart:domain table:cell-range-address="Gráfico.AE2:Gráfico.AE2"/>
            <chart:data-point/>
          </chart:series>
          <chart:series chart:style-name="ch38" chart:values-cell-range-address="Gráfico.AF3:Gráfico.AF3" chart:label-cell-address="Gráfico.AF1:Gráfico.AF1" chart:class="chart:scatter">
            <chart:domain table:cell-range-address="Gráfico.AF2:Gráfico.AF2"/>
            <chart:data-point/>
          </chart:series>
          <chart:series chart:style-name="ch39" chart:values-cell-range-address="Gráfico.AG3:Gráfico.AG3" chart:label-cell-address="Gráfico.AG1:Gráfico.AG1" chart:class="chart:scatter">
            <chart:domain table:cell-range-address="Gráfico.AG2:Gráfico.AG2"/>
            <chart:data-point/>
          </chart:series>
          <chart:series chart:style-name="ch40" chart:values-cell-range-address="Gráfico.AH3:Gráfico.AH3" chart:label-cell-address="Gráfico.AH1:Gráfico.AH1" chart:class="chart:scatter">
            <chart:domain table:cell-range-address="Gráfico.AH2:Gráfico.AH2"/>
            <chart:data-point/>
          </chart:series>
          <chart:series chart:style-name="ch41" chart:values-cell-range-address="Gráfico.AI3:Gráfico.AI3" chart:label-cell-address="Gráfico.AI1:Gráfico.AI1" chart:class="chart:scatter">
            <chart:domain table:cell-range-address="Gráfico.AI2:Gráfico.AI2"/>
            <chart:data-point/>
          </chart:series>
          <chart:series chart:style-name="ch42" chart:values-cell-range-address="Gráfico.AJ3:Gráfico.AJ3" chart:label-cell-address="Gráfico.AJ1:Gráfico.AJ1" chart:class="chart:scatter">
            <chart:domain table:cell-range-address="Gráfico.AJ2:Gráfico.AJ2"/>
            <chart:data-point/>
          </chart:series>
          <chart:series chart:style-name="ch43" chart:values-cell-range-address="Gráfico.AK3:Gráfico.AK3" chart:label-cell-address="Gráfico.AK1:Gráfico.AK1" chart:class="chart:scatter">
            <chart:domain table:cell-range-address="Gráfico.AK2:Gráfico.AK2"/>
            <chart:data-point/>
          </chart:series>
          <chart:series chart:style-name="ch44" chart:values-cell-range-address="Gráfico.AL3:Gráfico.AL3" chart:label-cell-address="Gráfico.AL1:Gráfico.AL1" chart:class="chart:scatter">
            <chart:domain table:cell-range-address="Gráfico.AL2:Gráfico.AL2"/>
            <chart:data-point/>
          </chart:series>
          <chart:series chart:style-name="ch45" chart:values-cell-range-address="Gráfico.AM3:Gráfico.AM3" chart:label-cell-address="Gráfico.AM1:Gráfico.AM1" chart:class="chart:scatter">
            <chart:domain table:cell-range-address="Gráfico.AM2:Gráfico.AM2"/>
            <chart:data-point/>
          </chart:series>
          <chart:series chart:style-name="ch46" chart:values-cell-range-address="Gráfico.AN3:Gráfico.AN3" chart:label-cell-address="Gráfico.AN1:Gráfico.AN1" chart:class="chart:scatter">
            <chart:domain table:cell-range-address="Gráfico.AN2:Gráfico.AN2"/>
            <chart:data-point/>
          </chart:series>
          <chart:series chart:style-name="ch47" chart:values-cell-range-address="Gráfico.AO3:Gráfico.AO3" chart:label-cell-address="Gráfico.AO1:Gráfico.AO1" chart:class="chart:scatter">
            <chart:domain table:cell-range-address="Gráfico.AO2:Gráfico.AO2"/>
            <chart:data-point/>
          </chart:series>
          <chart:series chart:style-name="ch48" chart:values-cell-range-address="Gráfico.AP3:Gráfico.AP3" chart:label-cell-address="Gráfico.AP1:Gráfico.AP1" chart:class="chart:scatter">
            <chart:domain table:cell-range-address="Gráfico.AP2:Gráfico.AP2"/>
            <chart:data-point/>
          </chart:series>
          <chart:series chart:style-name="ch49" chart:values-cell-range-address="Gráfico.AQ3:Gráfico.AQ3" chart:label-cell-address="Gráfico.AQ1:Gráfico.AQ1" chart:class="chart:scatter">
            <chart:domain table:cell-range-address="Gráfico.A2:Gráfico.A3"/>
            <chart:data-point chart:repeated="2"/>
          </chart:series>
          <chart:series chart:style-name="ch50" chart:values-cell-range-address="Gráfico.AR3:Gráfico.AR3" chart:label-cell-address="Gráfico.AR1:Gráfico.AR1" chart:class="chart:scatter">
            <chart:domain table:cell-range-address="Gráfico.AR2:Gráfico.AR2"/>
            <chart:data-point/>
          </chart:series>
          <chart:series chart:style-name="ch51" chart:values-cell-range-address="Gráfico.AS3:Gráfico.AS3" chart:label-cell-address="Gráfico.AS1:Gráfico.AS1" chart:class="chart:scatter">
            <chart:domain table:cell-range-address="Gráfico.AS2:Gráfico.AS2"/>
            <chart:data-point/>
          </chart:series>
          <chart:series chart:style-name="ch52" chart:values-cell-range-address="Gráfico.AT3:Gráfico.AT3" chart:label-cell-address="Gráfico.AT1:Gráfico.AT1" chart:class="chart:scatter">
            <chart:domain table:cell-range-address="Gráfico.AT2:Gráfico.AT2"/>
            <chart:data-point/>
          </chart:series>
          <chart:series chart:style-name="ch53" chart:values-cell-range-address="Gráfico.AU3:Gráfico.AU3" chart:label-cell-address="Gráfico.AU1:Gráfico.AU1" chart:class="chart:scatter">
            <chart:domain table:cell-range-address="Gráfico.AU2:Gráfico.AU2"/>
            <chart:data-point/>
          </chart:series>
          <chart:series chart:style-name="ch54" chart:values-cell-range-address="Gráfico.AV3:Gráfico.AV3" chart:label-cell-address="Gráfico.AV1:Gráfico.AV1" chart:class="chart:scatter">
            <chart:domain table:cell-range-address="Gráfico.AV2:Gráfico.AV2"/>
            <chart:data-point/>
          </chart:series>
          <chart:series chart:style-name="ch55" chart:values-cell-range-address="Gráfico.AW3:Gráfico.AW3" chart:label-cell-address="Gráfico.AW1:Gráfico.AW1" chart:class="chart:scatter">
            <chart:domain table:cell-range-address="Gráfico.AW2:Gráfico.AW2"/>
            <chart:data-point/>
          </chart:series>
          <chart:series chart:style-name="ch56" chart:values-cell-range-address="Gráfico.AX3:Gráfico.AX3" chart:label-cell-address="Gráfico.AX1:Gráfico.AX1" chart:class="chart:scatter">
            <chart:domain table:cell-range-address="Gráfico.AX2:Gráfico.AX2"/>
            <chart:data-point/>
          </chart:series>
          <chart:series chart:style-name="ch57" chart:values-cell-range-address="Gráfico.AY3:Gráfico.AY3" chart:label-cell-address="Gráfico.AY1:Gráfico.AY1" chart:class="chart:scatter">
            <chart:domain table:cell-range-address="Gráfico.AY2:Gráfico.AY2"/>
            <chart:data-point/>
          </chart:series>
          <chart:series chart:style-name="ch58" chart:values-cell-range-address="Gráfico.AZ3:Gráfico.AZ3" chart:label-cell-address="Gráfico.AZ1:Gráfico.AZ1" chart:class="chart:scatter">
            <chart:domain table:cell-range-address="Gráfico.AZ2:Gráfico.AZ2"/>
            <chart:data-point/>
          </chart:series>
          <chart:series chart:style-name="ch59" chart:values-cell-range-address="Gráfico.BA3:Gráfico.BA3" chart:label-cell-address="Gráfico.BA1:Gráfico.BA1" chart:class="chart:scatter">
            <chart:domain table:cell-range-address="Gráfico.BA2:Gráfico.BA2"/>
            <chart:data-point/>
          </chart:series>
          <chart:series chart:style-name="ch60" chart:values-cell-range-address="Gráfico.BB3:Gráfico.BB3" chart:label-cell-address="Gráfico.BB1:Gráfico.BB1" chart:class="chart:scatter">
            <chart:domain table:cell-range-address="Gráfico.BB2:Gráfico.BB2"/>
            <chart:data-point/>
          </chart:series>
          <chart:series chart:style-name="ch61" chart:values-cell-range-address="Gráfico.BC3:Gráfico.BC3" chart:label-cell-address="Gráfico.BC1:Gráfico.BC1" chart:class="chart:scatter">
            <chart:domain table:cell-range-address="Gráfico.BC2:Gráfico.BC2"/>
            <chart:data-point/>
          </chart:series>
          <chart:series chart:style-name="ch62" chart:values-cell-range-address="Gráfico.BD3:Gráfico.BD3" chart:label-cell-address="Gráfico.BD1:Gráfico.BD1" chart:class="chart:scatter">
            <chart:domain table:cell-range-address="Gráfico.BD2:Gráfico.BD2"/>
            <chart:data-point/>
          </chart:series>
          <chart:series chart:style-name="ch63" chart:values-cell-range-address="Gráfico.BE3:Gráfico.BE3" chart:label-cell-address="Gráfico.BE1:Gráfico.BE1" chart:class="chart:scatter">
            <chart:domain table:cell-range-address="Gráfico.BE2:Gráfico.BE2"/>
            <chart:data-point/>
          </chart:series>
          <chart:series chart:style-name="ch64" chart:values-cell-range-address="Gráfico.BF3:Gráfico.BF3" chart:label-cell-address="Gráfico.BF1:Gráfico.BF1" chart:class="chart:scatter">
            <chart:domain table:cell-range-address="Gráfico.BF2:Gráfico.BF2"/>
            <chart:data-point/>
          </chart:series>
          <chart:series chart:style-name="ch65" chart:values-cell-range-address="Gráfico.BG3:Gráfico.BG3" chart:label-cell-address="Gráfico.BG1:Gráfico.BG1" chart:class="chart:scatter">
            <chart:domain table:cell-range-address="Gráfico.BG2:Gráfico.BG2"/>
            <chart:data-point/>
          </chart:series>
          <chart:series chart:style-name="ch66" chart:values-cell-range-address="Gráfico.BH3:Gráfico.BH3" chart:label-cell-address="Gráfico.BH1:Gráfico.BH1" chart:class="chart:scatter">
            <chart:domain table:cell-range-address="Gráfico.BH2:Gráfico.BH2"/>
            <chart:data-point/>
          </chart:series>
          <chart:series chart:style-name="ch67" chart:values-cell-range-address="Gráfico.BI3:Gráfico.BI3" chart:label-cell-address="Gráfico.BI1:Gráfico.BI1" chart:class="chart:scatter">
            <chart:domain table:cell-range-address="Gráfico.BI2:Gráfico.BI2"/>
            <chart:data-point/>
          </chart:series>
          <chart:series chart:style-name="ch68" chart:values-cell-range-address="Gráfico.BJ3:Gráfico.BJ3" chart:label-cell-address="Gráfico.BJ1:Gráfico.BJ1" chart:class="chart:scatter">
            <chart:domain table:cell-range-address="Gráfico.BJ2:Gráfico.BJ2"/>
            <chart:data-point/>
          </chart:series>
          <chart:series chart:style-name="ch69" chart:values-cell-range-address="Gráfico.BK3:Gráfico.BK3" chart:label-cell-address="Gráfico.BK1:Gráfico.BK1" chart:class="chart:scatter">
            <chart:domain table:cell-range-address="Gráfico.BK2:Gráfico.BK2"/>
            <chart:data-point/>
          </chart:series>
          <chart:series chart:style-name="ch70" chart:values-cell-range-address="Gráfico.BL3:Gráfico.BL3" chart:label-cell-address="Gráfico.BL1:Gráfico.BL1" chart:class="chart:scatter">
            <chart:domain table:cell-range-address="Gráfico.BL2:Gráfico.BL2"/>
            <chart:data-point/>
          </chart:series>
          <chart:series chart:style-name="ch11" chart:values-cell-range-address="Gráfico.BM3:Gráfico.BM3" chart:label-cell-address="Gráfico.BM1:Gráfico.BM1" chart:class="chart:scatter">
            <chart:domain table:cell-range-address="Gráfico.BM2:Gráfico.BM2"/>
            <chart:data-point/>
          </chart:series>
          <chart:series chart:style-name="ch12" chart:values-cell-range-address="Gráfico.BN3:Gráfico.BN3" chart:label-cell-address="Gráfico.BN1:Gráfico.BN1" chart:class="chart:scatter">
            <chart:domain table:cell-range-address="Gráfico.BN2:Gráfico.BN2"/>
            <chart:data-point/>
          </chart:series>
          <chart:series chart:style-name="ch13" chart:values-cell-range-address="Gráfico.BO3:Gráfico.BO3" chart:label-cell-address="Gráfico.BO1:Gráfico.BO1" chart:class="chart:scatter">
            <chart:domain table:cell-range-address="Gráfico.BO2:Gráfico.BO2"/>
            <chart:data-point/>
          </chart:series>
          <chart:series chart:style-name="ch14" chart:values-cell-range-address="Gráfico.BP3:Gráfico.BP3" chart:label-cell-address="Gráfico.BP1:Gráfico.BP1" chart:class="chart:scatter">
            <chart:domain table:cell-range-address="Gráfico.BP2:Gráfico.BP2"/>
            <chart:data-point/>
          </chart:series>
          <chart:series chart:style-name="ch15" chart:values-cell-range-address="Gráfico.BQ3:Gráfico.BQ3" chart:label-cell-address="Gráfico.BQ1:Gráfico.BQ1" chart:class="chart:scatter">
            <chart:domain table:cell-range-address="Gráfico.BQ2:Gráfico.BQ2"/>
            <chart:data-point/>
          </chart:series>
          <chart:series chart:style-name="ch16" chart:values-cell-range-address="Gráfico.BR3:Gráfico.BR3" chart:label-cell-address="Gráfico.BR1:Gráfico.BR1" chart:class="chart:scatter">
            <chart:domain table:cell-range-address="Gráfico.BR2:Gráfico.BR2"/>
            <chart:data-point/>
          </chart:series>
          <chart:wall chart:style-name="ch71"/>
          <chart:floor chart:style-name="ch7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1:Gráfico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C1:Gráfico.C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D1:Gráfico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E1:Gráfico.E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F1:Gráfico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G1:Gráfico.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H1:Gráfico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I1:Gráfico.I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J1:Gráfico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K1:Gráfico.K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L1:Gráfico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M1:Gráfico.M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N1:Gráfico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O1:Gráfico.O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P1:Gráfico.P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Q1:Gráfico.Q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R1:Gráfico.R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S1:Gráfico.S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T1:Gráfico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U1:Gráfico.U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V1:Gráfico.V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W1:Gráfico.W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X1:Gráfico.X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Y1:Gráfico.Y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Z1:Gráfico.Z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A1:Gráfico.AA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B1:Gráfico.A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C1:Gráfico.AC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D1:Gráfico.A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E1:Gráfico.AE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F1:Gráfico.A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G1:Gráfico.A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H1:Gráfico.A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I1:Gráfico.AI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J1:Gráfico.A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K1:Gráfico.AK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L1:Gráfico.A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M1:Gráfico.AM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N1:Gráfico.A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O1:Gráfico.AO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P1:Gráfico.AP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Gráfico.AQ1:Gráfico.AQ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R1:Gráfico.AR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S1:Gráfico.AS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T1:Gráfico.A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U1:Gráfico.AU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V1:Gráfico.AV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W1:Gráfico.AW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X1:Gráfico.AX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Y1:Gráfico.AY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Z1:Gráfico.AZ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A1:Gráfico.BA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B1:Gráfico.B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C1:Gráfico.BC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D1:Gráfico.B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E1:Gráfico.BE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F1:Gráfico.B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G1:Gráfico.B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H1:Gráfico.B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I1:Gráfico.BI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J1:Gráfico.B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K1:Gráfico.BK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L1:Gráfico.B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M1:Gráfico.BM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N1:Gráfico.B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O1:Gráfico.BO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P1:Gráfico.BP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Q1:Gráfico.BQ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R1:Gráfico.BR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Gráfico.B2:Gráfico.B2</svg:desc>
                </draw:g>
              </table:table-cell>
              <table:table-cell office:value-type="float" office:value="NaN">
                <text:p>NaN</text:p>
                <draw:g>
                  <svg:desc>Gráfico.B3:Gráfico.B3</svg:desc>
                </draw:g>
              </table:table-cell>
              <table:table-cell office:value-type="float" office:value="NaN">
                <text:p>NaN</text:p>
                <draw:g>
                  <svg:desc>Gráfico.C2:Gráfico.C2</svg:desc>
                </draw:g>
              </table:table-cell>
              <table:table-cell office:value-type="float" office:value="NaN">
                <text:p>NaN</text:p>
                <draw:g>
                  <svg:desc>Gráfico.C3:Gráfico.C3</svg:desc>
                </draw:g>
              </table:table-cell>
              <table:table-cell office:value-type="float" office:value="NaN">
                <text:p>NaN</text:p>
                <draw:g>
                  <svg:desc>Gráfico.D2:Gráfico.D2</svg:desc>
                </draw:g>
              </table:table-cell>
              <table:table-cell office:value-type="float" office:value="NaN">
                <text:p>NaN</text:p>
                <draw:g>
                  <svg:desc>Gráfico.D3:Gráfico.D3</svg:desc>
                </draw:g>
              </table:table-cell>
              <table:table-cell office:value-type="float" office:value="NaN">
                <text:p>NaN</text:p>
                <draw:g>
                  <svg:desc>Gráfico.E2:Gráfico.E2</svg:desc>
                </draw:g>
              </table:table-cell>
              <table:table-cell office:value-type="float" office:value="NaN">
                <text:p>NaN</text:p>
                <draw:g>
                  <svg:desc>Gráfico.E3:Gráfico.E3</svg:desc>
                </draw:g>
              </table:table-cell>
              <table:table-cell office:value-type="float" office:value="NaN">
                <text:p>NaN</text:p>
                <draw:g>
                  <svg:desc>Gráfico.F2:Gráfico.F2</svg:desc>
                </draw:g>
              </table:table-cell>
              <table:table-cell office:value-type="float" office:value="NaN">
                <text:p>NaN</text:p>
                <draw:g>
                  <svg:desc>Gráfico.F3:Gráfico.F3</svg:desc>
                </draw:g>
              </table:table-cell>
              <table:table-cell office:value-type="float" office:value="NaN">
                <text:p>NaN</text:p>
                <draw:g>
                  <svg:desc>Gráfico.G2:Gráfico.G2</svg:desc>
                </draw:g>
              </table:table-cell>
              <table:table-cell office:value-type="float" office:value="NaN">
                <text:p>NaN</text:p>
                <draw:g>
                  <svg:desc>Gráfico.G3:Gráfico.G3</svg:desc>
                </draw:g>
              </table:table-cell>
              <table:table-cell office:value-type="float" office:value="NaN">
                <text:p>NaN</text:p>
                <draw:g>
                  <svg:desc>Gráfico.H2:Gráfico.H2</svg:desc>
                </draw:g>
              </table:table-cell>
              <table:table-cell office:value-type="float" office:value="NaN">
                <text:p>NaN</text:p>
                <draw:g>
                  <svg:desc>Gráfico.H3:Gráfico.H3</svg:desc>
                </draw:g>
              </table:table-cell>
              <table:table-cell office:value-type="float" office:value="NaN">
                <text:p>NaN</text:p>
                <draw:g>
                  <svg:desc>Gráfico.I2:Gráfico.I2</svg:desc>
                </draw:g>
              </table:table-cell>
              <table:table-cell office:value-type="float" office:value="NaN">
                <text:p>NaN</text:p>
                <draw:g>
                  <svg:desc>Gráfico.I3:Gráfico.I3</svg:desc>
                </draw:g>
              </table:table-cell>
              <table:table-cell office:value-type="float" office:value="NaN">
                <text:p>NaN</text:p>
                <draw:g>
                  <svg:desc>Gráfico.J2:Gráfico.J2</svg:desc>
                </draw:g>
              </table:table-cell>
              <table:table-cell office:value-type="float" office:value="NaN">
                <text:p>NaN</text:p>
                <draw:g>
                  <svg:desc>Gráfico.J3:Gráfico.J3</svg:desc>
                </draw:g>
              </table:table-cell>
              <table:table-cell office:value-type="float" office:value="NaN">
                <text:p>NaN</text:p>
                <draw:g>
                  <svg:desc>Gráfico.K2:Gráfico.K2</svg:desc>
                </draw:g>
              </table:table-cell>
              <table:table-cell office:value-type="float" office:value="NaN">
                <text:p>NaN</text:p>
                <draw:g>
                  <svg:desc>Gráfico.K3:Gráfico.K3</svg:desc>
                </draw:g>
              </table:table-cell>
              <table:table-cell office:value-type="float" office:value="NaN">
                <text:p>NaN</text:p>
                <draw:g>
                  <svg:desc>Gráfico.L2:Gráfico.L2</svg:desc>
                </draw:g>
              </table:table-cell>
              <table:table-cell office:value-type="float" office:value="NaN">
                <text:p>NaN</text:p>
                <draw:g>
                  <svg:desc>Gráfico.L3:Gráfico.L3</svg:desc>
                </draw:g>
              </table:table-cell>
              <table:table-cell office:value-type="float" office:value="NaN">
                <text:p>NaN</text:p>
                <draw:g>
                  <svg:desc>Gráfico.M2:Gráfico.M2</svg:desc>
                </draw:g>
              </table:table-cell>
              <table:table-cell office:value-type="float" office:value="NaN">
                <text:p>NaN</text:p>
                <draw:g>
                  <svg:desc>Gráfico.M3:Gráfico.M3</svg:desc>
                </draw:g>
              </table:table-cell>
              <table:table-cell office:value-type="float" office:value="NaN">
                <text:p>NaN</text:p>
                <draw:g>
                  <svg:desc>Gráfico.N2:Gráfico.N2</svg:desc>
                </draw:g>
              </table:table-cell>
              <table:table-cell office:value-type="float" office:value="NaN">
                <text:p>NaN</text:p>
                <draw:g>
                  <svg:desc>Gráfico.N3:Gráfico.N3</svg:desc>
                </draw:g>
              </table:table-cell>
              <table:table-cell office:value-type="float" office:value="NaN">
                <text:p>NaN</text:p>
                <draw:g>
                  <svg:desc>Gráfico.O2:Gráfico.O2</svg:desc>
                </draw:g>
              </table:table-cell>
              <table:table-cell office:value-type="float" office:value="NaN">
                <text:p>NaN</text:p>
                <draw:g>
                  <svg:desc>Gráfico.O3:Gráfico.O3</svg:desc>
                </draw:g>
              </table:table-cell>
              <table:table-cell office:value-type="float" office:value="NaN">
                <text:p>NaN</text:p>
                <draw:g>
                  <svg:desc>Gráfico.P2:Gráfico.P2</svg:desc>
                </draw:g>
              </table:table-cell>
              <table:table-cell office:value-type="float" office:value="NaN">
                <text:p>NaN</text:p>
                <draw:g>
                  <svg:desc>Gráfico.P3:Gráfico.P3</svg:desc>
                </draw:g>
              </table:table-cell>
              <table:table-cell office:value-type="float" office:value="NaN">
                <text:p>NaN</text:p>
                <draw:g>
                  <svg:desc>Gráfico.Q2:Gráfico.Q2</svg:desc>
                </draw:g>
              </table:table-cell>
              <table:table-cell office:value-type="float" office:value="NaN">
                <text:p>NaN</text:p>
                <draw:g>
                  <svg:desc>Gráfico.Q3:Gráfico.Q3</svg:desc>
                </draw:g>
              </table:table-cell>
              <table:table-cell office:value-type="float" office:value="NaN">
                <text:p>NaN</text:p>
                <draw:g>
                  <svg:desc>Gráfico.R2:Gráfico.R2</svg:desc>
                </draw:g>
              </table:table-cell>
              <table:table-cell office:value-type="float" office:value="NaN">
                <text:p>NaN</text:p>
                <draw:g>
                  <svg:desc>Gráfico.R3:Gráfico.R3</svg:desc>
                </draw:g>
              </table:table-cell>
              <table:table-cell office:value-type="float" office:value="NaN">
                <text:p>NaN</text:p>
                <draw:g>
                  <svg:desc>Gráfico.S2:Gráfico.S2</svg:desc>
                </draw:g>
              </table:table-cell>
              <table:table-cell office:value-type="float" office:value="NaN">
                <text:p>NaN</text:p>
                <draw:g>
                  <svg:desc>Gráfico.S3:Gráfico.S3</svg:desc>
                </draw:g>
              </table:table-cell>
              <table:table-cell office:value-type="float" office:value="NaN">
                <text:p>NaN</text:p>
                <draw:g>
                  <svg:desc>Gráfico.T2:Gráfico.T2</svg:desc>
                </draw:g>
              </table:table-cell>
              <table:table-cell office:value-type="float" office:value="NaN">
                <text:p>NaN</text:p>
                <draw:g>
                  <svg:desc>Gráfico.T3:Gráfico.T3</svg:desc>
                </draw:g>
              </table:table-cell>
              <table:table-cell office:value-type="float" office:value="NaN">
                <text:p>NaN</text:p>
                <draw:g>
                  <svg:desc>Gráfico.U2:Gráfico.U2</svg:desc>
                </draw:g>
              </table:table-cell>
              <table:table-cell office:value-type="float" office:value="NaN">
                <text:p>NaN</text:p>
                <draw:g>
                  <svg:desc>Gráfico.U3:Gráfico.U3</svg:desc>
                </draw:g>
              </table:table-cell>
              <table:table-cell office:value-type="float" office:value="NaN">
                <text:p>NaN</text:p>
                <draw:g>
                  <svg:desc>Gráfico.V2:Gráfico.V2</svg:desc>
                </draw:g>
              </table:table-cell>
              <table:table-cell office:value-type="float" office:value="NaN">
                <text:p>NaN</text:p>
                <draw:g>
                  <svg:desc>Gráfico.V3:Gráfico.V3</svg:desc>
                </draw:g>
              </table:table-cell>
              <table:table-cell office:value-type="float" office:value="NaN">
                <text:p>NaN</text:p>
                <draw:g>
                  <svg:desc>Gráfico.W2:Gráfico.W2</svg:desc>
                </draw:g>
              </table:table-cell>
              <table:table-cell office:value-type="float" office:value="NaN">
                <text:p>NaN</text:p>
                <draw:g>
                  <svg:desc>Gráfico.W3:Gráfico.W3</svg:desc>
                </draw:g>
              </table:table-cell>
              <table:table-cell office:value-type="float" office:value="NaN">
                <text:p>NaN</text:p>
                <draw:g>
                  <svg:desc>Gráfico.X2:Gráfico.X2</svg:desc>
                </draw:g>
              </table:table-cell>
              <table:table-cell office:value-type="float" office:value="NaN">
                <text:p>NaN</text:p>
                <draw:g>
                  <svg:desc>Gráfico.X3:Gráfico.X3</svg:desc>
                </draw:g>
              </table:table-cell>
              <table:table-cell office:value-type="float" office:value="NaN">
                <text:p>NaN</text:p>
                <draw:g>
                  <svg:desc>Gráfico.Y2:Gráfico.Y2</svg:desc>
                </draw:g>
              </table:table-cell>
              <table:table-cell office:value-type="float" office:value="NaN">
                <text:p>NaN</text:p>
                <draw:g>
                  <svg:desc>Gráfico.Y3:Gráfico.Y3</svg:desc>
                </draw:g>
              </table:table-cell>
              <table:table-cell office:value-type="float" office:value="NaN">
                <text:p>NaN</text:p>
                <draw:g>
                  <svg:desc>Gráfico.Z2:Gráfico.Z2</svg:desc>
                </draw:g>
              </table:table-cell>
              <table:table-cell office:value-type="float" office:value="NaN">
                <text:p>NaN</text:p>
                <draw:g>
                  <svg:desc>Gráfico.Z3:Gráfico.Z3</svg:desc>
                </draw:g>
              </table:table-cell>
              <table:table-cell office:value-type="float" office:value="NaN">
                <text:p>NaN</text:p>
                <draw:g>
                  <svg:desc>Gráfico.AA2:Gráfico.AA2</svg:desc>
                </draw:g>
              </table:table-cell>
              <table:table-cell office:value-type="float" office:value="NaN">
                <text:p>NaN</text:p>
                <draw:g>
                  <svg:desc>Gráfico.AA3:Gráfico.AA3</svg:desc>
                </draw:g>
              </table:table-cell>
              <table:table-cell office:value-type="float" office:value="NaN">
                <text:p>NaN</text:p>
                <draw:g>
                  <svg:desc>Gráfico.AB2:Gráfico.AB2</svg:desc>
                </draw:g>
              </table:table-cell>
              <table:table-cell office:value-type="float" office:value="NaN">
                <text:p>NaN</text:p>
                <draw:g>
                  <svg:desc>Gráfico.AB3:Gráfico.AB3</svg:desc>
                </draw:g>
              </table:table-cell>
              <table:table-cell office:value-type="float" office:value="NaN">
                <text:p>NaN</text:p>
                <draw:g>
                  <svg:desc>Gráfico.AC2:Gráfico.AC2</svg:desc>
                </draw:g>
              </table:table-cell>
              <table:table-cell office:value-type="float" office:value="NaN">
                <text:p>NaN</text:p>
                <draw:g>
                  <svg:desc>Gráfico.AC3:Gráfico.AC3</svg:desc>
                </draw:g>
              </table:table-cell>
              <table:table-cell office:value-type="float" office:value="NaN">
                <text:p>NaN</text:p>
                <draw:g>
                  <svg:desc>Gráfico.AD2:Gráfico.AD2</svg:desc>
                </draw:g>
              </table:table-cell>
              <table:table-cell office:value-type="float" office:value="NaN">
                <text:p>NaN</text:p>
                <draw:g>
                  <svg:desc>Gráfico.AD3:Gráfico.AD3</svg:desc>
                </draw:g>
              </table:table-cell>
              <table:table-cell office:value-type="float" office:value="NaN">
                <text:p>NaN</text:p>
                <draw:g>
                  <svg:desc>Gráfico.AE2:Gráfico.AE2</svg:desc>
                </draw:g>
              </table:table-cell>
              <table:table-cell office:value-type="float" office:value="NaN">
                <text:p>NaN</text:p>
                <draw:g>
                  <svg:desc>Gráfico.AE3:Gráfico.AE3</svg:desc>
                </draw:g>
              </table:table-cell>
              <table:table-cell office:value-type="float" office:value="NaN">
                <text:p>NaN</text:p>
                <draw:g>
                  <svg:desc>Gráfico.AF2:Gráfico.AF2</svg:desc>
                </draw:g>
              </table:table-cell>
              <table:table-cell office:value-type="float" office:value="NaN">
                <text:p>NaN</text:p>
                <draw:g>
                  <svg:desc>Gráfico.AF3:Gráfico.AF3</svg:desc>
                </draw:g>
              </table:table-cell>
              <table:table-cell office:value-type="float" office:value="NaN">
                <text:p>NaN</text:p>
                <draw:g>
                  <svg:desc>Gráfico.AG2:Gráfico.AG2</svg:desc>
                </draw:g>
              </table:table-cell>
              <table:table-cell office:value-type="float" office:value="NaN">
                <text:p>NaN</text:p>
                <draw:g>
                  <svg:desc>Gráfico.AG3:Gráfico.AG3</svg:desc>
                </draw:g>
              </table:table-cell>
              <table:table-cell office:value-type="float" office:value="NaN">
                <text:p>NaN</text:p>
                <draw:g>
                  <svg:desc>Gráfico.AH2:Gráfico.AH2</svg:desc>
                </draw:g>
              </table:table-cell>
              <table:table-cell office:value-type="float" office:value="NaN">
                <text:p>NaN</text:p>
                <draw:g>
                  <svg:desc>Gráfico.AH3:Gráfico.AH3</svg:desc>
                </draw:g>
              </table:table-cell>
              <table:table-cell office:value-type="float" office:value="NaN">
                <text:p>NaN</text:p>
                <draw:g>
                  <svg:desc>Gráfico.AI2:Gráfico.AI2</svg:desc>
                </draw:g>
              </table:table-cell>
              <table:table-cell office:value-type="float" office:value="NaN">
                <text:p>NaN</text:p>
                <draw:g>
                  <svg:desc>Gráfico.AI3:Gráfico.AI3</svg:desc>
                </draw:g>
              </table:table-cell>
              <table:table-cell office:value-type="float" office:value="NaN">
                <text:p>NaN</text:p>
                <draw:g>
                  <svg:desc>Gráfico.AJ2:Gráfico.AJ2</svg:desc>
                </draw:g>
              </table:table-cell>
              <table:table-cell office:value-type="float" office:value="NaN">
                <text:p>NaN</text:p>
                <draw:g>
                  <svg:desc>Gráfico.AJ3:Gráfico.AJ3</svg:desc>
                </draw:g>
              </table:table-cell>
              <table:table-cell office:value-type="float" office:value="NaN">
                <text:p>NaN</text:p>
                <draw:g>
                  <svg:desc>Gráfico.AK2:Gráfico.AK2</svg:desc>
                </draw:g>
              </table:table-cell>
              <table:table-cell office:value-type="float" office:value="NaN">
                <text:p>NaN</text:p>
                <draw:g>
                  <svg:desc>Gráfico.AK3:Gráfico.AK3</svg:desc>
                </draw:g>
              </table:table-cell>
              <table:table-cell office:value-type="float" office:value="NaN">
                <text:p>NaN</text:p>
                <draw:g>
                  <svg:desc>Gráfico.AL2:Gráfico.AL2</svg:desc>
                </draw:g>
              </table:table-cell>
              <table:table-cell office:value-type="float" office:value="NaN">
                <text:p>NaN</text:p>
                <draw:g>
                  <svg:desc>Gráfico.AL3:Gráfico.AL3</svg:desc>
                </draw:g>
              </table:table-cell>
              <table:table-cell office:value-type="float" office:value="NaN">
                <text:p>NaN</text:p>
                <draw:g>
                  <svg:desc>Gráfico.AM2:Gráfico.AM2</svg:desc>
                </draw:g>
              </table:table-cell>
              <table:table-cell office:value-type="float" office:value="NaN">
                <text:p>NaN</text:p>
                <draw:g>
                  <svg:desc>Gráfico.AM3:Gráfico.AM3</svg:desc>
                </draw:g>
              </table:table-cell>
              <table:table-cell office:value-type="float" office:value="NaN">
                <text:p>NaN</text:p>
                <draw:g>
                  <svg:desc>Gráfico.AN2:Gráfico.AN2</svg:desc>
                </draw:g>
              </table:table-cell>
              <table:table-cell office:value-type="float" office:value="NaN">
                <text:p>NaN</text:p>
                <draw:g>
                  <svg:desc>Gráfico.AN3:Gráfico.AN3</svg:desc>
                </draw:g>
              </table:table-cell>
              <table:table-cell office:value-type="float" office:value="NaN">
                <text:p>NaN</text:p>
                <draw:g>
                  <svg:desc>Gráfico.AO2:Gráfico.AO2</svg:desc>
                </draw:g>
              </table:table-cell>
              <table:table-cell office:value-type="float" office:value="NaN">
                <text:p>NaN</text:p>
                <draw:g>
                  <svg:desc>Gráfico.AO3:Gráfico.AO3</svg:desc>
                </draw:g>
              </table:table-cell>
              <table:table-cell office:value-type="float" office:value="NaN">
                <text:p>NaN</text:p>
                <draw:g>
                  <svg:desc>Gráfico.AP2:Gráfico.AP2</svg:desc>
                </draw:g>
              </table:table-cell>
              <table:table-cell office:value-type="float" office:value="NaN">
                <text:p>NaN</text:p>
                <draw:g>
                  <svg:desc>Gráfico.AP3:Gráfico.AP3</svg:desc>
                </draw:g>
              </table:table-cell>
              <table:table-cell office:value-type="float" office:value="NaN">
                <text:p>NaN</text:p>
                <draw:g>
                  <svg:desc>Gráfico.A2:Gráfico.A3</svg:desc>
                </draw:g>
              </table:table-cell>
              <table:table-cell office:value-type="float" office:value="NaN">
                <text:p>NaN</text:p>
                <draw:g>
                  <svg:desc>Gráfico.AQ3:Gráfico.AQ3</svg:desc>
                </draw:g>
              </table:table-cell>
              <table:table-cell office:value-type="float" office:value="NaN">
                <text:p>NaN</text:p>
                <draw:g>
                  <svg:desc>Gráfico.AR2:Gráfico.AR2</svg:desc>
                </draw:g>
              </table:table-cell>
              <table:table-cell office:value-type="float" office:value="NaN">
                <text:p>NaN</text:p>
                <draw:g>
                  <svg:desc>Gráfico.AR3:Gráfico.AR3</svg:desc>
                </draw:g>
              </table:table-cell>
              <table:table-cell office:value-type="float" office:value="NaN">
                <text:p>NaN</text:p>
                <draw:g>
                  <svg:desc>Gráfico.AS2:Gráfico.AS2</svg:desc>
                </draw:g>
              </table:table-cell>
              <table:table-cell office:value-type="float" office:value="NaN">
                <text:p>NaN</text:p>
                <draw:g>
                  <svg:desc>Gráfico.AS3:Gráfico.AS3</svg:desc>
                </draw:g>
              </table:table-cell>
              <table:table-cell office:value-type="float" office:value="NaN">
                <text:p>NaN</text:p>
                <draw:g>
                  <svg:desc>Gráfico.AT2:Gráfico.AT2</svg:desc>
                </draw:g>
              </table:table-cell>
              <table:table-cell office:value-type="float" office:value="NaN">
                <text:p>NaN</text:p>
                <draw:g>
                  <svg:desc>Gráfico.AT3:Gráfico.AT3</svg:desc>
                </draw:g>
              </table:table-cell>
              <table:table-cell office:value-type="float" office:value="NaN">
                <text:p>NaN</text:p>
                <draw:g>
                  <svg:desc>Gráfico.AU2:Gráfico.AU2</svg:desc>
                </draw:g>
              </table:table-cell>
              <table:table-cell office:value-type="float" office:value="NaN">
                <text:p>NaN</text:p>
                <draw:g>
                  <svg:desc>Gráfico.AU3:Gráfico.AU3</svg:desc>
                </draw:g>
              </table:table-cell>
              <table:table-cell office:value-type="float" office:value="NaN">
                <text:p>NaN</text:p>
                <draw:g>
                  <svg:desc>Gráfico.AV2:Gráfico.AV2</svg:desc>
                </draw:g>
              </table:table-cell>
              <table:table-cell office:value-type="float" office:value="NaN">
                <text:p>NaN</text:p>
                <draw:g>
                  <svg:desc>Gráfico.AV3:Gráfico.AV3</svg:desc>
                </draw:g>
              </table:table-cell>
              <table:table-cell office:value-type="float" office:value="NaN">
                <text:p>NaN</text:p>
                <draw:g>
                  <svg:desc>Gráfico.AW2:Gráfico.AW2</svg:desc>
                </draw:g>
              </table:table-cell>
              <table:table-cell office:value-type="float" office:value="NaN">
                <text:p>NaN</text:p>
                <draw:g>
                  <svg:desc>Gráfico.AW3:Gráfico.AW3</svg:desc>
                </draw:g>
              </table:table-cell>
              <table:table-cell office:value-type="float" office:value="NaN">
                <text:p>NaN</text:p>
                <draw:g>
                  <svg:desc>Gráfico.AX2:Gráfico.AX2</svg:desc>
                </draw:g>
              </table:table-cell>
              <table:table-cell office:value-type="float" office:value="NaN">
                <text:p>NaN</text:p>
                <draw:g>
                  <svg:desc>Gráfico.AX3:Gráfico.AX3</svg:desc>
                </draw:g>
              </table:table-cell>
              <table:table-cell office:value-type="float" office:value="NaN">
                <text:p>NaN</text:p>
                <draw:g>
                  <svg:desc>Gráfico.AY2:Gráfico.AY2</svg:desc>
                </draw:g>
              </table:table-cell>
              <table:table-cell office:value-type="float" office:value="NaN">
                <text:p>NaN</text:p>
                <draw:g>
                  <svg:desc>Gráfico.AY3:Gráfico.AY3</svg:desc>
                </draw:g>
              </table:table-cell>
              <table:table-cell office:value-type="float" office:value="NaN">
                <text:p>NaN</text:p>
                <draw:g>
                  <svg:desc>Gráfico.AZ2:Gráfico.AZ2</svg:desc>
                </draw:g>
              </table:table-cell>
              <table:table-cell office:value-type="float" office:value="NaN">
                <text:p>NaN</text:p>
                <draw:g>
                  <svg:desc>Gráfico.AZ3:Gráfico.AZ3</svg:desc>
                </draw:g>
              </table:table-cell>
              <table:table-cell office:value-type="float" office:value="NaN">
                <text:p>NaN</text:p>
                <draw:g>
                  <svg:desc>Gráfico.BA2:Gráfico.BA2</svg:desc>
                </draw:g>
              </table:table-cell>
              <table:table-cell office:value-type="float" office:value="NaN">
                <text:p>NaN</text:p>
                <draw:g>
                  <svg:desc>Gráfico.BA3:Gráfico.BA3</svg:desc>
                </draw:g>
              </table:table-cell>
              <table:table-cell office:value-type="float" office:value="NaN">
                <text:p>NaN</text:p>
                <draw:g>
                  <svg:desc>Gráfico.BB2:Gráfico.BB2</svg:desc>
                </draw:g>
              </table:table-cell>
              <table:table-cell office:value-type="float" office:value="NaN">
                <text:p>NaN</text:p>
                <draw:g>
                  <svg:desc>Gráfico.BB3:Gráfico.BB3</svg:desc>
                </draw:g>
              </table:table-cell>
              <table:table-cell office:value-type="float" office:value="NaN">
                <text:p>NaN</text:p>
                <draw:g>
                  <svg:desc>Gráfico.BC2:Gráfico.BC2</svg:desc>
                </draw:g>
              </table:table-cell>
              <table:table-cell office:value-type="float" office:value="NaN">
                <text:p>NaN</text:p>
                <draw:g>
                  <svg:desc>Gráfico.BC3:Gráfico.BC3</svg:desc>
                </draw:g>
              </table:table-cell>
              <table:table-cell office:value-type="float" office:value="NaN">
                <text:p>NaN</text:p>
                <draw:g>
                  <svg:desc>Gráfico.BD2:Gráfico.BD2</svg:desc>
                </draw:g>
              </table:table-cell>
              <table:table-cell office:value-type="float" office:value="NaN">
                <text:p>NaN</text:p>
                <draw:g>
                  <svg:desc>Gráfico.BD3:Gráfico.BD3</svg:desc>
                </draw:g>
              </table:table-cell>
              <table:table-cell office:value-type="float" office:value="NaN">
                <text:p>NaN</text:p>
                <draw:g>
                  <svg:desc>Gráfico.BE2:Gráfico.BE2</svg:desc>
                </draw:g>
              </table:table-cell>
              <table:table-cell office:value-type="float" office:value="NaN">
                <text:p>NaN</text:p>
                <draw:g>
                  <svg:desc>Gráfico.BE3:Gráfico.BE3</svg:desc>
                </draw:g>
              </table:table-cell>
              <table:table-cell office:value-type="float" office:value="NaN">
                <text:p>NaN</text:p>
                <draw:g>
                  <svg:desc>Gráfico.BF2:Gráfico.BF2</svg:desc>
                </draw:g>
              </table:table-cell>
              <table:table-cell office:value-type="float" office:value="NaN">
                <text:p>NaN</text:p>
                <draw:g>
                  <svg:desc>Gráfico.BF3:Gráfico.BF3</svg:desc>
                </draw:g>
              </table:table-cell>
              <table:table-cell office:value-type="float" office:value="NaN">
                <text:p>NaN</text:p>
                <draw:g>
                  <svg:desc>Gráfico.BG2:Gráfico.BG2</svg:desc>
                </draw:g>
              </table:table-cell>
              <table:table-cell office:value-type="float" office:value="NaN">
                <text:p>NaN</text:p>
                <draw:g>
                  <svg:desc>Gráfico.BG3:Gráfico.BG3</svg:desc>
                </draw:g>
              </table:table-cell>
              <table:table-cell office:value-type="float" office:value="NaN">
                <text:p>NaN</text:p>
                <draw:g>
                  <svg:desc>Gráfico.BH2:Gráfico.BH2</svg:desc>
                </draw:g>
              </table:table-cell>
              <table:table-cell office:value-type="float" office:value="NaN">
                <text:p>NaN</text:p>
                <draw:g>
                  <svg:desc>Gráfico.BH3:Gráfico.BH3</svg:desc>
                </draw:g>
              </table:table-cell>
              <table:table-cell office:value-type="float" office:value="NaN">
                <text:p>NaN</text:p>
                <draw:g>
                  <svg:desc>Gráfico.BI2:Gráfico.BI2</svg:desc>
                </draw:g>
              </table:table-cell>
              <table:table-cell office:value-type="float" office:value="NaN">
                <text:p>NaN</text:p>
                <draw:g>
                  <svg:desc>Gráfico.BI3:Gráfico.BI3</svg:desc>
                </draw:g>
              </table:table-cell>
              <table:table-cell office:value-type="float" office:value="NaN">
                <text:p>NaN</text:p>
                <draw:g>
                  <svg:desc>Gráfico.BJ2:Gráfico.BJ2</svg:desc>
                </draw:g>
              </table:table-cell>
              <table:table-cell office:value-type="float" office:value="NaN">
                <text:p>NaN</text:p>
                <draw:g>
                  <svg:desc>Gráfico.BJ3:Gráfico.BJ3</svg:desc>
                </draw:g>
              </table:table-cell>
              <table:table-cell office:value-type="float" office:value="NaN">
                <text:p>NaN</text:p>
                <draw:g>
                  <svg:desc>Gráfico.BK2:Gráfico.BK2</svg:desc>
                </draw:g>
              </table:table-cell>
              <table:table-cell office:value-type="float" office:value="NaN">
                <text:p>NaN</text:p>
                <draw:g>
                  <svg:desc>Gráfico.BK3:Gráfico.BK3</svg:desc>
                </draw:g>
              </table:table-cell>
              <table:table-cell office:value-type="float" office:value="NaN">
                <text:p>NaN</text:p>
                <draw:g>
                  <svg:desc>Gráfico.BL2:Gráfico.BL2</svg:desc>
                </draw:g>
              </table:table-cell>
              <table:table-cell office:value-type="float" office:value="NaN">
                <text:p>NaN</text:p>
                <draw:g>
                  <svg:desc>Gráfico.BL3:Gráfico.BL3</svg:desc>
                </draw:g>
              </table:table-cell>
              <table:table-cell office:value-type="float" office:value="NaN">
                <text:p>NaN</text:p>
                <draw:g>
                  <svg:desc>Gráfico.BM2:Gráfico.BM2</svg:desc>
                </draw:g>
              </table:table-cell>
              <table:table-cell office:value-type="float" office:value="NaN">
                <text:p>NaN</text:p>
                <draw:g>
                  <svg:desc>Gráfico.BM3:Gráfico.BM3</svg:desc>
                </draw:g>
              </table:table-cell>
              <table:table-cell office:value-type="float" office:value="NaN">
                <text:p>NaN</text:p>
                <draw:g>
                  <svg:desc>Gráfico.BN2:Gráfico.BN2</svg:desc>
                </draw:g>
              </table:table-cell>
              <table:table-cell office:value-type="float" office:value="NaN">
                <text:p>NaN</text:p>
                <draw:g>
                  <svg:desc>Gráfico.BN3:Gráfico.BN3</svg:desc>
                </draw:g>
              </table:table-cell>
              <table:table-cell office:value-type="float" office:value="NaN">
                <text:p>NaN</text:p>
                <draw:g>
                  <svg:desc>Gráfico.BO2:Gráfico.BO2</svg:desc>
                </draw:g>
              </table:table-cell>
              <table:table-cell office:value-type="float" office:value="NaN">
                <text:p>NaN</text:p>
                <draw:g>
                  <svg:desc>Gráfico.BO3:Gráfico.BO3</svg:desc>
                </draw:g>
              </table:table-cell>
              <table:table-cell office:value-type="float" office:value="NaN">
                <text:p>NaN</text:p>
                <draw:g>
                  <svg:desc>Gráfico.BP2:Gráfico.BP2</svg:desc>
                </draw:g>
              </table:table-cell>
              <table:table-cell office:value-type="float" office:value="NaN">
                <text:p>NaN</text:p>
                <draw:g>
                  <svg:desc>Gráfico.BP3:Gráfico.BP3</svg:desc>
                </draw:g>
              </table:table-cell>
              <table:table-cell office:value-type="float" office:value="NaN">
                <text:p>NaN</text:p>
                <draw:g>
                  <svg:desc>Gráfico.BQ2:Gráfico.BQ2</svg:desc>
                </draw:g>
              </table:table-cell>
              <table:table-cell office:value-type="float" office:value="NaN">
                <text:p>NaN</text:p>
                <draw:g>
                  <svg:desc>Gráfico.BQ3:Gráfico.BQ3</svg:desc>
                </draw:g>
              </table:table-cell>
              <table:table-cell office:value-type="float" office:value="NaN">
                <text:p>NaN</text:p>
                <draw:g>
                  <svg:desc>Gráfico.BR2:Gráfico.BR2</svg:desc>
                </draw:g>
              </table:table-cell>
              <table:table-cell office:value-type="float" office:value="NaN">
                <text:p>NaN</text:p>
                <draw:g>
                  <svg:desc>Gráfico.BR3:Gráfico.BR3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7.117cm" svg:height="9.747cm" xlink:href=".." xlink:type="simple" chart:class="chart:scatter" chart:style-name="ch1">
        <chart:legend chart:legend-position="end" svg:x="16.256cm" svg:y="1.835cm" style:legend-expansion="high" chart:style-name="ch2"/>
        <chart:plot-area chart:style-name="ch3" table:cell-range-address="Gráfico.C1:Gráfico.C3 Gráfico.E1:Gráfico.E1 Gráfico.E3:Gráfico.E3 Gráfico.O1:Gráfico.O1 Gráfico.O3:Gráfico.O3 Gráfico.V1:Gráfico.V1 Gráfico.V3:Gráfico.V3 Gráfico.X1:Gráfico.X1 Gráfico.X3:Gráfico.X3 Gráfico.AE1:Gráfico.AE1 Gráfico.AE3:Gráfico.AE3 Gráfico.AG1:Gráfico.AG1 Gráfico.AG3:Gráfico.AG3 Gráfico.AO1:Gráfico.AO1 Gráfico.AO3:Gráfico.AO3 Gráfico.AQ1:Gráfico.AQ1 Gráfico.AQ3:Gráfico.AQ3 Gráfico.AY1:Gráfico.AY1 Gráfico.AY3:Gráfico.AY3 Gráfico.BD1:Gráfico.BD1 Gráfico.BD3:Gráfico.BD3 Gráfico.BF1:Gráfico.BF1 Gráfico.BF3:Gráfico.BF3" chart:data-source-has-labels="row" svg:x="1.497cm" svg:y="0.194cm" svg:width="14.417cm" svg:height="8.234cm">
          <chartooo:coordinate-region svg:x="1.933cm" svg:y="0.393cm" svg:width="13.609cm" svg:height="7.388cm"/>
          <chart:axis chart:dimension="x" chart:name="primary-x" chart:style-name="ch4">
            <chart:title svg:x="7.412cm" svg:y="8.622cm" chart:style-name="ch5">
              <text:p>Custo (US$)</text:p>
            </chart:title>
          </chart:axis>
          <chart:axis chart:dimension="y" chart:name="primary-y" chart:style-name="ch4">
            <chart:title svg:x="0.451cm" svg:y="5.393cm" chart:style-name="ch6">
              <text:p>Tempo (s)</text:p>
            </chart:title>
            <chart:grid chart:style-name="ch7" chart:class="major"/>
          </chart:axis>
          <chart:series chart:style-name="ch8" chart:values-cell-range-address="Gráfico.C3:Gráfico.C3" chart:label-cell-address="Gráfico.C1:Gráfico.C1" chart:class="chart:scatter">
            <chart:domain table:cell-range-address="Gráfico.C2:Gráfico.C2"/>
            <chart:data-point/>
          </chart:series>
          <chart:series chart:style-name="ch9" chart:values-cell-range-address="Gráfico.E3:Gráfico.E3" chart:label-cell-address="Gráfico.E1:Gráfico.E1" chart:class="chart:scatter">
            <chart:domain table:cell-range-address="Gráfico.E2:Gráfico.E2"/>
            <chart:data-point/>
          </chart:series>
          <chart:series chart:style-name="ch10" chart:values-cell-range-address="Gráfico.O3:Gráfico.O3" chart:label-cell-address="Gráfico.O1:Gráfico.O1" chart:class="chart:scatter">
            <chart:domain table:cell-range-address="Gráfico.O2:Gráfico.O2"/>
            <chart:data-point/>
          </chart:series>
          <chart:series chart:style-name="ch11" chart:values-cell-range-address="Gráfico.V3:Gráfico.V3" chart:label-cell-address="Gráfico.V1:Gráfico.V1" chart:class="chart:scatter">
            <chart:domain table:cell-range-address="Gráfico.V2:Gráfico.V2"/>
            <chart:data-point/>
          </chart:series>
          <chart:series chart:style-name="ch12" chart:values-cell-range-address="Gráfico.X3:Gráfico.X3" chart:label-cell-address="Gráfico.X1:Gráfico.X1" chart:class="chart:scatter">
            <chart:domain table:cell-range-address="Gráfico.X2:Gráfico.X2"/>
            <chart:data-point/>
          </chart:series>
          <chart:series chart:style-name="ch13" chart:values-cell-range-address="Gráfico.AE3:Gráfico.AE3" chart:label-cell-address="Gráfico.AE1:Gráfico.AE1" chart:class="chart:scatter">
            <chart:domain table:cell-range-address="Gráfico.AE2:Gráfico.AE2"/>
            <chart:data-point/>
          </chart:series>
          <chart:series chart:style-name="ch14" chart:values-cell-range-address="Gráfico.AG3:Gráfico.AG3" chart:label-cell-address="Gráfico.AG1:Gráfico.AG1" chart:class="chart:scatter">
            <chart:domain table:cell-range-address="Gráfico.AG2:Gráfico.AG2"/>
            <chart:data-point/>
          </chart:series>
          <chart:series chart:style-name="ch15" chart:values-cell-range-address="Gráfico.AO3:Gráfico.AO3" chart:label-cell-address="Gráfico.AO1:Gráfico.AO1" chart:class="chart:scatter">
            <chart:domain table:cell-range-address="Gráfico.AO2:Gráfico.AO2"/>
            <chart:data-point/>
          </chart:series>
          <chart:series chart:style-name="ch16" chart:values-cell-range-address="Gráfico.AQ3:Gráfico.AQ3" chart:label-cell-address="Gráfico.AQ1:Gráfico.AQ1" chart:class="chart:scatter">
            <chart:domain table:cell-range-address="Gráfico.A2:Gráfico.A3"/>
            <chart:data-point chart:repeated="2"/>
          </chart:series>
          <chart:series chart:style-name="ch17" chart:values-cell-range-address="Gráfico.AY3:Gráfico.AY3" chart:label-cell-address="Gráfico.AY1:Gráfico.AY1" chart:class="chart:scatter">
            <chart:domain table:cell-range-address="Gráfico.AY2:Gráfico.AY2"/>
            <chart:data-point/>
          </chart:series>
          <chart:series chart:style-name="ch18" chart:values-cell-range-address="Gráfico.BD3:Gráfico.BD3" chart:label-cell-address="Gráfico.BD1:Gráfico.BD1" chart:class="chart:scatter">
            <chart:domain table:cell-range-address="Gráfico.BD2:Gráfico.BD2"/>
            <chart:data-point/>
          </chart:series>
          <chart:series chart:style-name="ch19" chart:values-cell-range-address="Gráfico.BF3:Gráfico.BF3" chart:label-cell-address="Gráfico.BF1:Gráfico.BF1" chart:class="chart:scatter">
            <chart:domain table:cell-range-address="Gráfico.BF2:Gráfico.BF2"/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C1:Gráfico.C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E1:Gráfico.E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O1:Gráfico.O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V1:Gráfico.V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X1:Gráfico.X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E1:Gráfico.AE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G1:Gráfico.A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O1:Gráfico.AO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Gráfico.AQ1:Gráfico.AQ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AY1:Gráfico.AY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D1:Gráfico.B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  <draw:g>
                  <svg:desc>Gráfico.BF1:Gráfico.B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Gráfico.C2:Gráfico.C2</svg:desc>
                </draw:g>
              </table:table-cell>
              <table:table-cell office:value-type="float" office:value="NaN">
                <text:p>NaN</text:p>
                <draw:g>
                  <svg:desc>Gráfico.C3:Gráfico.C3</svg:desc>
                </draw:g>
              </table:table-cell>
              <table:table-cell office:value-type="float" office:value="NaN">
                <text:p>NaN</text:p>
                <draw:g>
                  <svg:desc>Gráfico.E2:Gráfico.E2</svg:desc>
                </draw:g>
              </table:table-cell>
              <table:table-cell office:value-type="float" office:value="NaN">
                <text:p>NaN</text:p>
                <draw:g>
                  <svg:desc>Gráfico.E3:Gráfico.E3</svg:desc>
                </draw:g>
              </table:table-cell>
              <table:table-cell office:value-type="float" office:value="NaN">
                <text:p>NaN</text:p>
                <draw:g>
                  <svg:desc>Gráfico.O2:Gráfico.O2</svg:desc>
                </draw:g>
              </table:table-cell>
              <table:table-cell office:value-type="float" office:value="NaN">
                <text:p>NaN</text:p>
                <draw:g>
                  <svg:desc>Gráfico.O3:Gráfico.O3</svg:desc>
                </draw:g>
              </table:table-cell>
              <table:table-cell office:value-type="float" office:value="NaN">
                <text:p>NaN</text:p>
                <draw:g>
                  <svg:desc>Gráfico.V2:Gráfico.V2</svg:desc>
                </draw:g>
              </table:table-cell>
              <table:table-cell office:value-type="float" office:value="NaN">
                <text:p>NaN</text:p>
                <draw:g>
                  <svg:desc>Gráfico.V3:Gráfico.V3</svg:desc>
                </draw:g>
              </table:table-cell>
              <table:table-cell office:value-type="float" office:value="NaN">
                <text:p>NaN</text:p>
                <draw:g>
                  <svg:desc>Gráfico.X2:Gráfico.X2</svg:desc>
                </draw:g>
              </table:table-cell>
              <table:table-cell office:value-type="float" office:value="NaN">
                <text:p>NaN</text:p>
                <draw:g>
                  <svg:desc>Gráfico.X3:Gráfico.X3</svg:desc>
                </draw:g>
              </table:table-cell>
              <table:table-cell office:value-type="float" office:value="NaN">
                <text:p>NaN</text:p>
                <draw:g>
                  <svg:desc>Gráfico.AE2:Gráfico.AE2</svg:desc>
                </draw:g>
              </table:table-cell>
              <table:table-cell office:value-type="float" office:value="NaN">
                <text:p>NaN</text:p>
                <draw:g>
                  <svg:desc>Gráfico.AE3:Gráfico.AE3</svg:desc>
                </draw:g>
              </table:table-cell>
              <table:table-cell office:value-type="float" office:value="NaN">
                <text:p>NaN</text:p>
                <draw:g>
                  <svg:desc>Gráfico.AG2:Gráfico.AG2</svg:desc>
                </draw:g>
              </table:table-cell>
              <table:table-cell office:value-type="float" office:value="NaN">
                <text:p>NaN</text:p>
                <draw:g>
                  <svg:desc>Gráfico.AG3:Gráfico.AG3</svg:desc>
                </draw:g>
              </table:table-cell>
              <table:table-cell office:value-type="float" office:value="NaN">
                <text:p>NaN</text:p>
                <draw:g>
                  <svg:desc>Gráfico.AO2:Gráfico.AO2</svg:desc>
                </draw:g>
              </table:table-cell>
              <table:table-cell office:value-type="float" office:value="NaN">
                <text:p>NaN</text:p>
                <draw:g>
                  <svg:desc>Gráfico.AO3:Gráfico.AO3</svg:desc>
                </draw:g>
              </table:table-cell>
              <table:table-cell office:value-type="float" office:value="NaN">
                <text:p>NaN</text:p>
                <draw:g>
                  <svg:desc>Gráfico.A2:Gráfico.A3</svg:desc>
                </draw:g>
              </table:table-cell>
              <table:table-cell office:value-type="float" office:value="NaN">
                <text:p>NaN</text:p>
                <draw:g>
                  <svg:desc>Gráfico.AQ3:Gráfico.AQ3</svg:desc>
                </draw:g>
              </table:table-cell>
              <table:table-cell office:value-type="float" office:value="NaN">
                <text:p>NaN</text:p>
                <draw:g>
                  <svg:desc>Gráfico.AY2:Gráfico.AY2</svg:desc>
                </draw:g>
              </table:table-cell>
              <table:table-cell office:value-type="float" office:value="NaN">
                <text:p>NaN</text:p>
                <draw:g>
                  <svg:desc>Gráfico.AY3:Gráfico.AY3</svg:desc>
                </draw:g>
              </table:table-cell>
              <table:table-cell office:value-type="float" office:value="NaN">
                <text:p>NaN</text:p>
                <draw:g>
                  <svg:desc>Gráfico.BD2:Gráfico.BD2</svg:desc>
                </draw:g>
              </table:table-cell>
              <table:table-cell office:value-type="float" office:value="NaN">
                <text:p>NaN</text:p>
                <draw:g>
                  <svg:desc>Gráfico.BD3:Gráfico.BD3</svg:desc>
                </draw:g>
              </table:table-cell>
              <table:table-cell office:value-type="float" office:value="NaN">
                <text:p>NaN</text:p>
                <draw:g>
                  <svg:desc>Gráfico.BF2:Gráfico.BF2</svg:desc>
                </draw:g>
              </table:table-cell>
              <table:table-cell office:value-type="float" office:value="NaN">
                <text:p>NaN</text:p>
                <draw:g>
                  <svg:desc>Gráfico.BF3:Gráfico.BF3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